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7.094cm" table:align="left"/>
    </style:style>
    <style:style style:name="Tableau1.A" style:family="table-column">
      <style:table-column-properties style:column-width="1.289cm"/>
    </style:style>
    <style:style style:name="Tableau1.B" style:family="table-column">
      <style:table-column-properties style:column-width="5.805cm"/>
    </style:style>
    <style:style style:name="Tableau1.A1" style:family="table-cell">
      <style:table-cell-properties style:vertical-align="middle" fo:padding="0.049cm" fo:border="none"/>
    </style:style>
    <style:style style:name="Tableau2" style:family="table">
      <style:table-properties style:width="5.549cm" table:align="left"/>
    </style:style>
    <style:style style:name="Tableau2.A" style:family="table-column">
      <style:table-column-properties style:column-width="1.782cm"/>
    </style:style>
    <style:style style:name="Tableau2.B" style:family="table-column">
      <style:table-column-properties style:column-width="3.768cm"/>
    </style:style>
    <style:style style:name="Tableau2.A1" style:family="table-cell">
      <style:table-cell-properties style:vertical-align="middle" fo:padding="0.049cm" fo:border="none"/>
    </style:style>
    <style:style style:name="Tableau3" style:family="table">
      <style:table-properties style:width="13.564cm" table:align="left"/>
    </style:style>
    <style:style style:name="Tableau3.A" style:family="table-column">
      <style:table-column-properties style:column-width="3.302cm"/>
    </style:style>
    <style:style style:name="Tableau3.B" style:family="table-column">
      <style:table-column-properties style:column-width="3.126cm"/>
    </style:style>
    <style:style style:name="Tableau3.C" style:family="table-column">
      <style:table-column-properties style:column-width="2.695cm"/>
    </style:style>
    <style:style style:name="Tableau3.D" style:family="table-column">
      <style:table-column-properties style:column-width="4.441cm"/>
    </style:style>
    <style:style style:name="Tableau3.A1" style:family="table-cell">
      <style:table-cell-properties style:vertical-align="middle" fo:padding="0.049cm" fo:border="none"/>
    </style:style>
    <style:style style:name="Tableau4" style:family="table">
      <style:table-properties style:width="3.022cm" table:align="left"/>
    </style:style>
    <style:style style:name="Tableau4.A" style:family="table-column">
      <style:table-column-properties style:column-width="0.399cm"/>
    </style:style>
    <style:style style:name="Tableau4.B" style:family="table-column">
      <style:table-column-properties style:column-width="0.372cm"/>
    </style:style>
    <style:style style:name="Tableau4.D" style:family="table-column">
      <style:table-column-properties style:column-width="0.293cm"/>
    </style:style>
    <style:style style:name="Tableau4.H" style:family="table-column">
      <style:table-column-properties style:column-width="0.549cm"/>
    </style:style>
    <style:style style:name="Tableau4.A1" style:family="table-cell">
      <style:table-cell-properties style:vertical-align="middle" fo:padding="0.049cm" fo:border="none"/>
    </style:style>
    <style:style style:name="Tableau5" style:family="table">
      <style:table-properties style:width="4.927cm" table:align="left"/>
    </style:style>
    <style:style style:name="Tableau5.A" style:family="table-column">
      <style:table-column-properties style:column-width="0.399cm"/>
    </style:style>
    <style:style style:name="Tableau5.B" style:family="table-column">
      <style:table-column-properties style:column-width="0.346cm"/>
    </style:style>
    <style:style style:name="Tableau5.C" style:family="table-column">
      <style:table-column-properties style:column-width="0.319cm"/>
    </style:style>
    <style:style style:name="Tableau5.D" style:family="table-column">
      <style:table-column-properties style:column-width="0.231cm"/>
    </style:style>
    <style:style style:name="Tableau5.E" style:family="table-column">
      <style:table-column-properties style:column-width="0.372cm"/>
    </style:style>
    <style:style style:name="Tableau5.F" style:family="table-column">
      <style:table-column-properties style:column-width="0.293cm"/>
    </style:style>
    <style:style style:name="Tableau5.J" style:family="table-column">
      <style:table-column-properties style:column-width="0.469cm"/>
    </style:style>
    <style:style style:name="Tableau5.M" style:family="table-column">
      <style:table-column-properties style:column-width="0.549cm"/>
    </style:style>
    <style:style style:name="Tableau5.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1.933cm"/>
    </style:style>
    <style:style style:name="Tableau8.B" style:family="table-column">
      <style:table-column-properties style:column-width="6.683cm"/>
    </style:style>
    <style:style style:name="Tableau8.C" style:family="table-column">
      <style:table-column-properties style:column-width="1.819cm"/>
    </style:style>
    <style:style style:name="Tableau8.D" style:family="table-column">
      <style:table-column-properties style:column-width="6.565cm"/>
    </style:style>
    <style:style style:name="Tableau8.A1" style:family="table-cell">
      <style:table-cell-properties style:vertical-align="middle" fo:padding="0.049cm" fo:border="none"/>
    </style:style>
    <style:style style:name="Tableau9" style:family="table">
      <style:table-properties style:width="9.447cm" table:align="left"/>
    </style:style>
    <style:style style:name="Tableau9.A" style:family="table-column">
      <style:table-column-properties style:column-width="0.743cm"/>
    </style:style>
    <style:style style:name="Tableau9.B" style:family="table-column">
      <style:table-column-properties style:column-width="0.557cm"/>
    </style:style>
    <style:style style:name="Tableau9.E" style:family="table-column">
      <style:table-column-properties style:column-width="0.478cm"/>
    </style:style>
    <style:style style:name="Tableau9.F" style:family="table-column">
      <style:table-column-properties style:column-width="0.663cm"/>
    </style:style>
    <style:style style:name="Tableau9.G" style:family="table-column">
      <style:table-column-properties style:column-width="0.637cm"/>
    </style:style>
    <style:style style:name="Tableau9.H" style:family="table-column">
      <style:table-column-properties style:column-width="0.531cm"/>
    </style:style>
    <style:style style:name="Tableau9.I" style:family="table-column">
      <style:table-column-properties style:column-width="0.788cm"/>
    </style:style>
    <style:style style:name="Tableau9.J" style:family="table-column">
      <style:table-column-properties style:column-width="1.027cm"/>
    </style:style>
    <style:style style:name="Tableau9.L" style:family="table-column">
      <style:table-column-properties style:column-width="2.166cm"/>
    </style:style>
    <style:style style:name="Tableau9.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2.845cm"/>
    </style:style>
    <style:style style:name="Tableau13.B" style:family="table-column">
      <style:table-column-properties style:column-width="2.462cm"/>
    </style:style>
    <style:style style:name="Tableau13.C" style:family="table-column">
      <style:table-column-properties style:column-width="5.211cm"/>
    </style:style>
    <style:style style:name="Tableau13.D" style:family="table-column">
      <style:table-column-properties style:column-width="6.482cm"/>
    </style:style>
    <style:style style:name="Tableau13.A1" style:family="table-cell">
      <style:table-cell-properties style:vertical-align="middle" fo:padding="0.049cm" fo:border="none"/>
    </style:style>
    <style:style style:name="Tableau15" style:family="table">
      <style:table-properties style:width="14.153cm" table:align="left"/>
    </style:style>
    <style:style style:name="Tableau15.A" style:family="table-column">
      <style:table-column-properties style:column-width="3.657cm"/>
    </style:style>
    <style:style style:name="Tableau15.B" style:family="table-column">
      <style:table-column-properties style:column-width="1.771cm"/>
    </style:style>
    <style:style style:name="Tableau15.C" style:family="table-column">
      <style:table-column-properties style:column-width="2.383cm"/>
    </style:style>
    <style:style style:name="Tableau15.D" style:family="table-column">
      <style:table-column-properties style:column-width="1.748cm"/>
    </style:style>
    <style:style style:name="Tableau15.E" style:family="table-column">
      <style:table-column-properties style:column-width="1.529cm"/>
    </style:style>
    <style:style style:name="Tableau15.G" style:family="table-column">
      <style:table-column-properties style:column-width="1.536cm"/>
    </style:style>
    <style:style style:name="Tableau15.A1" style:family="table-cell">
      <style:table-cell-properties style:vertical-align="middle" fo:padding="0.049cm" fo:border="none"/>
    </style:style>
    <style:style style:name="Tableau16" style:family="table">
      <style:table-properties style:width="15.72cm" table:align="left"/>
    </style:style>
    <style:style style:name="Tableau16.A" style:family="table-column">
      <style:table-column-properties style:column-width="3.657cm"/>
    </style:style>
    <style:style style:name="Tableau16.B" style:family="table-column">
      <style:table-column-properties style:column-width="2.171cm"/>
    </style:style>
    <style:style style:name="Tableau16.C" style:family="table-column">
      <style:table-column-properties style:column-width="2.383cm"/>
    </style:style>
    <style:style style:name="Tableau16.D" style:family="table-column">
      <style:table-column-properties style:column-width="1.529cm"/>
    </style:style>
    <style:style style:name="Tableau16.F" style:family="table-column">
      <style:table-column-properties style:column-width="0.822cm"/>
    </style:style>
    <style:style style:name="Tableau16.G" style:family="table-column">
      <style:table-column-properties style:column-width="1.88cm"/>
    </style:style>
    <style:style style:name="Tableau16.H" style:family="table-column">
      <style:table-column-properties style:column-width="1.748cm"/>
    </style:style>
    <style:style style:name="Tableau16.A1" style:family="table-cell">
      <style:table-cell-properties style:vertical-align="middle" fo:padding="0.049cm" fo:border="none"/>
    </style:style>
    <style:style style:name="Tableau17" style:family="table">
      <style:table-properties style:width="9.862cm" table:align="left"/>
    </style:style>
    <style:style style:name="Tableau17.A" style:family="table-column">
      <style:table-column-properties style:column-width="7.347cm"/>
    </style:style>
    <style:style style:name="Tableau17.B" style:family="table-column">
      <style:table-column-properties style:column-width="2.515cm"/>
    </style:style>
    <style:style style:name="Tableau17.A1" style:family="table-cell">
      <style:table-cell-properties style:vertical-align="middle" fo:padding="0.049cm" fo:border="none"/>
    </style:style>
    <style:style style:name="Tableau18" style:family="table">
      <style:table-properties style:width="9.523cm" table:align="left"/>
    </style:style>
    <style:style style:name="Tableau18.A" style:family="table-column">
      <style:table-column-properties style:column-width="6.976cm"/>
    </style:style>
    <style:style style:name="Tableau18.B" style:family="table-column">
      <style:table-column-properties style:column-width="2.547cm"/>
    </style:style>
    <style:style style:name="Tableau18.A1" style:family="table-cell">
      <style:table-cell-properties style:vertical-align="middle" fo:padding="0.049cm" fo:border="none"/>
    </style:style>
    <style:style style:name="Tableau19" style:family="table">
      <style:table-properties style:width="10.709cm" table:align="left"/>
    </style:style>
    <style:style style:name="Tableau19.A" style:family="table-column">
      <style:table-column-properties style:column-width="7.654cm"/>
    </style:style>
    <style:style style:name="Tableau19.B" style:family="table-column">
      <style:table-column-properties style:column-width="3.055cm"/>
    </style:style>
    <style:style style:name="Tableau19.A1" style:family="table-cell">
      <style:table-cell-properties style:vertical-align="middle" fo:padding="0.049cm" fo:border="none"/>
    </style:style>
    <style:style style:name="Tableau20" style:family="table">
      <style:table-properties style:width="9.523cm" table:align="left"/>
    </style:style>
    <style:style style:name="Tableau20.A" style:family="table-column">
      <style:table-column-properties style:column-width="6.484cm"/>
    </style:style>
    <style:style style:name="Tableau20.B" style:family="table-column">
      <style:table-column-properties style:column-width="3.039cm"/>
    </style:style>
    <style:style style:name="Tableau20.A1" style:family="table-cell">
      <style:table-cell-properties style:vertical-align="middle" fo:padding="0.049cm" fo:border="none"/>
    </style:style>
    <style:style style:name="Tableau21" style:family="table">
      <style:table-properties style:width="5.161cm" table:align="left"/>
    </style:style>
    <style:style style:name="Tableau21.A" style:family="table-column">
      <style:table-column-properties style:column-width="5.161cm"/>
    </style:style>
    <style:style style:name="Tableau21.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end" style:justify-single-word="false"/>
      <style:text-properties style:font-name="Courier 10 Pitch" fo:font-size="10pt" fo:font-weight="bold"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size="12pt" style:font-size-asian="12pt" style:font-size-complex="12pt"/>
    </style:style>
    <style:style style:name="P7" style:family="paragraph" style:parent-style-name="Text_20_body">
      <style:paragraph-properties fo:margin-top="0cm" fo:margin-bottom="0cm" loext:contextual-spacing="false" fo:text-align="end" style:justify-single-word="false"/>
      <style:text-properties fo:font-size="12pt" fo:font-style="italic" style:font-size-asian="12pt" style:font-style-asian="italic" style:font-size-complex="12pt" style:font-style-complex="italic"/>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Heading_20_1">
      <style:paragraph-properties fo:text-align="center" style:justify-single-word="false"/>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Text_20_body">
      <style:paragraph-properties fo:break-before="pag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Contents_20_Heading">
      <style:paragraph-properties fo:break-before="page"/>
    </style:style>
    <style:style style:name="P16" style:family="paragraph" style:parent-style-name="Sender">
      <style:text-properties fo:font-weight="bold"/>
    </style:style>
    <style:style style:name="P17" style:family="paragraph" style:parent-style-name="List_20_Heading">
      <style:paragraph-properties fo:margin-top="0cm" fo:margin-bottom="0.499cm" loext:contextual-spacing="false" fo:break-before="page"/>
    </style:style>
    <style:style style:name="P18" style:family="paragraph" style:parent-style-name="List_20_Contents">
      <style:paragraph-properties fo:margin-top="0cm" fo:margin-bottom="0.499cm" loext:contextual-spacing="false" fo:break-before="page"/>
    </style:style>
    <style:style style:name="P19" style:family="paragraph" style:parent-style-name="List_20_Contents">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fo:font-weight="bold"/>
    </style:style>
    <style:style style:name="P22" style:family="paragraph" style:parent-style-name="Preformatted_20_Text">
      <style:paragraph-properties fo:margin-top="0cm" fo:margin-bottom="0.499cm" loext:contextual-spacing="false"/>
      <style:text-properties officeooo:paragraph-rsid="001a958d"/>
    </style:style>
    <style:style style:name="P23" style:family="paragraph" style:parent-style-name="Preformatted_20_Text">
      <style:text-properties fo:font-weight="bold"/>
    </style:style>
    <style:style style:name="P24" style:family="paragraph" style:parent-style-name="Preformatted_20_Text">
      <style:text-properties officeooo:paragraph-rsid="001a958d"/>
    </style:style>
    <style:style style:name="P25" style:family="paragraph" style:parent-style-name="Preformatted_20_Text">
      <style:paragraph-properties fo:margin-left="1cm" fo:margin-right="0cm" fo:text-indent="0cm" style:auto-text-indent="false"/>
    </style:style>
    <style:style style:name="P26" style:family="paragraph" style:parent-style-name="Preformatted_20_Text">
      <style:paragraph-properties fo:margin-left="1cm" fo:margin-right="0cm" fo:margin-top="0cm" fo:margin-bottom="0.499cm" loext:contextual-spacing="false" fo:text-indent="0cm" style:auto-text-indent="false"/>
    </style:style>
    <style:style style:name="P27" style:family="paragraph" style:parent-style-name="Table_20_Contents">
      <style:text-properties fo:font-weight="bold"/>
    </style:style>
    <style:style style:name="P28" style:family="paragraph" style:parent-style-name="Table_20_Heading">
      <style:text-properties fo:font-size="10pt" style:font-size-asian="10pt" style:font-size-complex="10pt"/>
    </style:style>
    <style:style style:name="P29" style:family="paragraph" style:parent-style-name="List_20_Heading">
      <style:text-properties officeooo:paragraph-rsid="00211d87"/>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P73" style:family="paragraph" style:parent-style-name="Text_20_body" style:list-style-name="L42"/>
    <style:style style:name="P74" style:family="paragraph" style:parent-style-name="Text_20_body" style:list-style-name="L43"/>
    <style:style style:name="P75" style:family="paragraph" style:parent-style-name="Text_20_body" style:list-style-name="L44"/>
    <style:style style:name="P76" style:family="paragraph" style:parent-style-name="Text_20_body" style:list-style-name="L45"/>
    <style:style style:name="P77" style:family="paragraph" style:parent-style-name="Text_20_body" style:list-style-name="L46"/>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1"/>
    <style:style style:name="P93" style:family="paragraph" style:parent-style-name="Text_20_body" style:list-style-name="L62"/>
    <style:style style:name="P94" style:family="paragraph" style:parent-style-name="Text_20_body" style:list-style-name="L63"/>
    <style:style style:name="P95" style:family="paragraph" style:parent-style-name="Text_20_body" style:list-style-name="L64"/>
    <style:style style:name="P96" style:family="paragraph" style:parent-style-name="Text_20_body" style:list-style-name="L65"/>
    <style:style style:name="P97" style:family="paragraph" style:parent-style-name="Text_20_body" style:list-style-name="L66"/>
    <style:style style:name="P98" style:family="paragraph" style:parent-style-name="Text_20_body" style:list-style-name="L67"/>
    <style:style style:name="P99" style:family="paragraph" style:parent-style-name="Text_20_body" style:list-style-name="L68"/>
    <style:style style:name="P100" style:family="paragraph" style:parent-style-name="Text_20_body" style:list-style-name="L69"/>
    <style:style style:name="P101" style:family="paragraph" style:parent-style-name="Text_20_body" style:list-style-name="L70"/>
    <style:style style:name="P102" style:family="paragraph" style:parent-style-name="Text_20_body" style:list-style-name="L71"/>
    <style:style style:name="P103" style:family="paragraph" style:parent-style-name="Text_20_body" style:list-style-name="L72"/>
    <style:style style:name="P104" style:family="paragraph" style:parent-style-name="Text_20_body" style:list-style-name="L73"/>
    <style:style style:name="P105" style:family="paragraph" style:parent-style-name="Text_20_body" style:list-style-name="L74"/>
    <style:style style:name="P106" style:family="paragraph" style:parent-style-name="Text_20_body" style:list-style-name="L75"/>
    <style:style style:name="P107" style:family="paragraph" style:parent-style-name="Text_20_body" style:list-style-name="L76"/>
    <style:style style:name="P108" style:family="paragraph" style:parent-style-name="Text_20_body" style:list-style-name="L77"/>
    <style:style style:name="P109" style:family="paragraph" style:parent-style-name="Text_20_body" style:list-style-name="L78"/>
    <style:style style:name="P110" style:family="paragraph" style:parent-style-name="Text_20_body" style:list-style-name="L79"/>
    <style:style style:name="P111" style:family="paragraph" style:parent-style-name="Text_20_body" style:list-style-name="L80"/>
    <style:style style:name="P112" style:family="paragraph" style:parent-style-name="Text_20_body" style:list-style-name="L81"/>
    <style:style style:name="P113" style:family="paragraph" style:parent-style-name="Text_20_body" style:list-style-name="L82"/>
    <style:style style:name="P114" style:family="paragraph" style:parent-style-name="Text_20_body" style:list-style-name="L83"/>
    <style:style style:name="P115" style:family="paragraph" style:parent-style-name="Text_20_body" style:list-style-name="L84"/>
    <style:style style:name="P116" style:family="paragraph" style:parent-style-name="Text_20_body" style:list-style-name="L85"/>
    <style:style style:name="P117" style:family="paragraph" style:parent-style-name="Text_20_body" style:list-style-name="L86"/>
    <style:style style:name="P118" style:family="paragraph" style:parent-style-name="Text_20_body" style:list-style-name="L87"/>
    <style:style style:name="P119" style:family="paragraph" style:parent-style-name="Text_20_body" style:list-style-name="L88"/>
    <style:style style:name="P120" style:family="paragraph" style:parent-style-name="Text_20_body" style:list-style-name="L89"/>
    <style:style style:name="P121" style:family="paragraph" style:parent-style-name="Text_20_body" style:list-style-name="L90"/>
    <style:style style:name="P122" style:family="paragraph" style:parent-style-name="Text_20_body" style:list-style-name="L91"/>
    <style:style style:name="P123" style:family="paragraph" style:parent-style-name="Text_20_body" style:list-style-name="L92"/>
    <style:style style:name="P124" style:family="paragraph" style:parent-style-name="Text_20_body" style:list-style-name="L93"/>
    <style:style style:name="P125" style:family="paragraph" style:parent-style-name="Text_20_body" style:list-style-name="L94"/>
    <style:style style:name="P126" style:family="paragraph" style:parent-style-name="Text_20_body" style:list-style-name="L95"/>
    <style:style style:name="P127" style:family="paragraph" style:parent-style-name="Text_20_body" style:list-style-name="L96"/>
    <style:style style:name="P128" style:family="paragraph" style:parent-style-name="Text_20_body" style:list-style-name="L97"/>
    <style:style style:name="P129" style:family="paragraph" style:parent-style-name="Text_20_body" style:list-style-name="L98"/>
    <style:style style:name="P130" style:family="paragraph" style:parent-style-name="Text_20_body" style:list-style-name="L99"/>
    <style:style style:name="P131" style:family="paragraph" style:parent-style-name="Text_20_body" style:list-style-name="L100"/>
    <style:style style:name="P132" style:family="paragraph" style:parent-style-name="Text_20_body" style:list-style-name="L101"/>
    <style:style style:name="P133" style:family="paragraph" style:parent-style-name="Text_20_body" style:list-style-name="L102"/>
    <style:style style:name="P134" style:family="paragraph" style:parent-style-name="Text_20_body" style:list-style-name="L103"/>
    <style:style style:name="P135" style:family="paragraph" style:parent-style-name="Text_20_body" style:list-style-name="L1">
      <style:paragraph-properties fo:margin-top="0cm" fo:margin-bottom="0cm" loext:contextual-spacing="false"/>
    </style:style>
    <style:style style:name="P136" style:family="paragraph" style:parent-style-name="Text_20_body" style:list-style-name="L2">
      <style:paragraph-properties fo:margin-top="0cm" fo:margin-bottom="0cm" loext:contextual-spacing="false"/>
    </style:style>
    <style:style style:name="P137" style:family="paragraph" style:parent-style-name="Text_20_body" style:list-style-name="L3">
      <style:paragraph-properties fo:margin-top="0cm" fo:margin-bottom="0cm" loext:contextual-spacing="false"/>
    </style:style>
    <style:style style:name="P138" style:family="paragraph" style:parent-style-name="Text_20_body" style:list-style-name="L4">
      <style:paragraph-properties fo:margin-top="0cm" fo:margin-bottom="0cm" loext:contextual-spacing="false"/>
    </style:style>
    <style:style style:name="P139" style:family="paragraph" style:parent-style-name="Text_20_body" style:list-style-name="L5">
      <style:paragraph-properties fo:margin-top="0cm" fo:margin-bottom="0cm" loext:contextual-spacing="false"/>
    </style:style>
    <style:style style:name="P140" style:family="paragraph" style:parent-style-name="Text_20_body" style:list-style-name="L6">
      <style:paragraph-properties fo:margin-top="0cm" fo:margin-bottom="0cm" loext:contextual-spacing="false"/>
    </style:style>
    <style:style style:name="P141" style:family="paragraph" style:parent-style-name="Text_20_body" style:list-style-name="L7">
      <style:paragraph-properties fo:margin-top="0cm" fo:margin-bottom="0cm" loext:contextual-spacing="false"/>
    </style:style>
    <style:style style:name="P142" style:family="paragraph" style:parent-style-name="Text_20_body" style:list-style-name="L8">
      <style:paragraph-properties fo:margin-top="0cm" fo:margin-bottom="0cm" loext:contextual-spacing="false"/>
    </style:style>
    <style:style style:name="P143" style:family="paragraph" style:parent-style-name="Text_20_body" style:list-style-name="L9">
      <style:paragraph-properties fo:margin-top="0cm" fo:margin-bottom="0cm" loext:contextual-spacing="false"/>
    </style:style>
    <style:style style:name="P144" style:family="paragraph" style:parent-style-name="Text_20_body" style:list-style-name="L10">
      <style:paragraph-properties fo:margin-top="0cm" fo:margin-bottom="0cm" loext:contextual-spacing="false"/>
    </style:style>
    <style:style style:name="P145" style:family="paragraph" style:parent-style-name="Text_20_body" style:list-style-name="L11">
      <style:paragraph-properties fo:margin-top="0cm" fo:margin-bottom="0cm" loext:contextual-spacing="false"/>
    </style:style>
    <style:style style:name="P146" style:family="paragraph" style:parent-style-name="Text_20_body" style:list-style-name="L12">
      <style:paragraph-properties fo:margin-top="0cm" fo:margin-bottom="0cm" loext:contextual-spacing="false"/>
    </style:style>
    <style:style style:name="P147" style:family="paragraph" style:parent-style-name="Text_20_body" style:list-style-name="L13">
      <style:paragraph-properties fo:margin-top="0cm" fo:margin-bottom="0cm" loext:contextual-spacing="false"/>
    </style:style>
    <style:style style:name="P148" style:family="paragraph" style:parent-style-name="Text_20_body" style:list-style-name="L14">
      <style:paragraph-properties fo:margin-top="0cm" fo:margin-bottom="0cm" loext:contextual-spacing="false"/>
    </style:style>
    <style:style style:name="P149" style:family="paragraph" style:parent-style-name="Text_20_body" style:list-style-name="L15">
      <style:paragraph-properties fo:margin-top="0cm" fo:margin-bottom="0cm" loext:contextual-spacing="false"/>
    </style:style>
    <style:style style:name="P150" style:family="paragraph" style:parent-style-name="Text_20_body" style:list-style-name="L16">
      <style:paragraph-properties fo:margin-top="0cm" fo:margin-bottom="0cm" loext:contextual-spacing="false"/>
    </style:style>
    <style:style style:name="P151" style:family="paragraph" style:parent-style-name="Text_20_body" style:list-style-name="L17">
      <style:paragraph-properties fo:margin-top="0cm" fo:margin-bottom="0cm" loext:contextual-spacing="false"/>
    </style:style>
    <style:style style:name="P152" style:family="paragraph" style:parent-style-name="Text_20_body" style:list-style-name="L18">
      <style:paragraph-properties fo:margin-top="0cm" fo:margin-bottom="0cm" loext:contextual-spacing="false"/>
    </style:style>
    <style:style style:name="P153" style:family="paragraph" style:parent-style-name="Text_20_body" style:list-style-name="L19">
      <style:paragraph-properties fo:margin-top="0cm" fo:margin-bottom="0cm" loext:contextual-spacing="false"/>
    </style:style>
    <style:style style:name="P154" style:family="paragraph" style:parent-style-name="Text_20_body" style:list-style-name="L20">
      <style:paragraph-properties fo:margin-top="0cm" fo:margin-bottom="0cm" loext:contextual-spacing="false"/>
    </style:style>
    <style:style style:name="P155" style:family="paragraph" style:parent-style-name="Text_20_body" style:list-style-name="L21">
      <style:paragraph-properties fo:margin-top="0cm" fo:margin-bottom="0cm" loext:contextual-spacing="false"/>
    </style:style>
    <style:style style:name="P156" style:family="paragraph" style:parent-style-name="Text_20_body" style:list-style-name="L22">
      <style:paragraph-properties fo:margin-top="0cm" fo:margin-bottom="0cm" loext:contextual-spacing="false"/>
    </style:style>
    <style:style style:name="P157" style:family="paragraph" style:parent-style-name="Text_20_body" style:list-style-name="L23">
      <style:paragraph-properties fo:margin-top="0cm" fo:margin-bottom="0cm" loext:contextual-spacing="false"/>
    </style:style>
    <style:style style:name="P158" style:family="paragraph" style:parent-style-name="Text_20_body" style:list-style-name="L24">
      <style:paragraph-properties fo:margin-top="0cm" fo:margin-bottom="0cm" loext:contextual-spacing="false"/>
    </style:style>
    <style:style style:name="P159" style:family="paragraph" style:parent-style-name="Text_20_body" style:list-style-name="L25">
      <style:paragraph-properties fo:margin-top="0cm" fo:margin-bottom="0cm" loext:contextual-spacing="false"/>
    </style:style>
    <style:style style:name="P160" style:family="paragraph" style:parent-style-name="Text_20_body" style:list-style-name="L26">
      <style:paragraph-properties fo:margin-top="0cm" fo:margin-bottom="0cm" loext:contextual-spacing="false"/>
    </style:style>
    <style:style style:name="P161" style:family="paragraph" style:parent-style-name="Text_20_body" style:list-style-name="L27">
      <style:paragraph-properties fo:margin-top="0cm" fo:margin-bottom="0cm" loext:contextual-spacing="false"/>
    </style:style>
    <style:style style:name="P162" style:family="paragraph" style:parent-style-name="Text_20_body" style:list-style-name="L28">
      <style:paragraph-properties fo:margin-top="0cm" fo:margin-bottom="0cm" loext:contextual-spacing="false"/>
    </style:style>
    <style:style style:name="P163" style:family="paragraph" style:parent-style-name="Text_20_body" style:list-style-name="L29">
      <style:paragraph-properties fo:margin-top="0cm" fo:margin-bottom="0cm" loext:contextual-spacing="false"/>
    </style:style>
    <style:style style:name="P164" style:family="paragraph" style:parent-style-name="Text_20_body" style:list-style-name="L30">
      <style:paragraph-properties fo:margin-top="0cm" fo:margin-bottom="0cm" loext:contextual-spacing="false"/>
    </style:style>
    <style:style style:name="P165" style:family="paragraph" style:parent-style-name="Text_20_body" style:list-style-name="L31">
      <style:paragraph-properties fo:margin-top="0cm" fo:margin-bottom="0cm" loext:contextual-spacing="false"/>
    </style:style>
    <style:style style:name="P166" style:family="paragraph" style:parent-style-name="Text_20_body" style:list-style-name="L32">
      <style:paragraph-properties fo:margin-top="0cm" fo:margin-bottom="0cm" loext:contextual-spacing="false"/>
    </style:style>
    <style:style style:name="P167" style:family="paragraph" style:parent-style-name="Text_20_body" style:list-style-name="L33">
      <style:paragraph-properties fo:margin-top="0cm" fo:margin-bottom="0cm" loext:contextual-spacing="false"/>
    </style:style>
    <style:style style:name="P168" style:family="paragraph" style:parent-style-name="Text_20_body" style:list-style-name="L34">
      <style:paragraph-properties fo:margin-top="0cm" fo:margin-bottom="0cm" loext:contextual-spacing="false"/>
    </style:style>
    <style:style style:name="P169" style:family="paragraph" style:parent-style-name="Text_20_body" style:list-style-name="L35">
      <style:paragraph-properties fo:margin-top="0cm" fo:margin-bottom="0cm" loext:contextual-spacing="false"/>
    </style:style>
    <style:style style:name="P170" style:family="paragraph" style:parent-style-name="Text_20_body" style:list-style-name="L36">
      <style:paragraph-properties fo:margin-top="0cm" fo:margin-bottom="0cm" loext:contextual-spacing="false"/>
    </style:style>
    <style:style style:name="P171" style:family="paragraph" style:parent-style-name="Text_20_body" style:list-style-name="L37">
      <style:paragraph-properties fo:margin-top="0cm" fo:margin-bottom="0cm" loext:contextual-spacing="false"/>
    </style:style>
    <style:style style:name="P172" style:family="paragraph" style:parent-style-name="Text_20_body" style:list-style-name="L38">
      <style:paragraph-properties fo:margin-top="0cm" fo:margin-bottom="0cm" loext:contextual-spacing="false"/>
    </style:style>
    <style:style style:name="P173" style:family="paragraph" style:parent-style-name="Text_20_body" style:list-style-name="L39">
      <style:paragraph-properties fo:margin-top="0cm" fo:margin-bottom="0cm" loext:contextual-spacing="false"/>
    </style:style>
    <style:style style:name="P174" style:family="paragraph" style:parent-style-name="Text_20_body" style:list-style-name="L40">
      <style:paragraph-properties fo:margin-top="0cm" fo:margin-bottom="0cm" loext:contextual-spacing="false"/>
    </style:style>
    <style:style style:name="P175" style:family="paragraph" style:parent-style-name="Text_20_body" style:list-style-name="L41">
      <style:paragraph-properties fo:margin-top="0cm" fo:margin-bottom="0cm" loext:contextual-spacing="false"/>
    </style:style>
    <style:style style:name="P176" style:family="paragraph" style:parent-style-name="Text_20_body" style:list-style-name="L42">
      <style:paragraph-properties fo:margin-top="0cm" fo:margin-bottom="0cm" loext:contextual-spacing="false"/>
    </style:style>
    <style:style style:name="P177" style:family="paragraph" style:parent-style-name="Text_20_body" style:list-style-name="L43">
      <style:paragraph-properties fo:margin-top="0cm" fo:margin-bottom="0cm" loext:contextual-spacing="false"/>
    </style:style>
    <style:style style:name="P178" style:family="paragraph" style:parent-style-name="Text_20_body" style:list-style-name="L44">
      <style:paragraph-properties fo:margin-top="0cm" fo:margin-bottom="0cm" loext:contextual-spacing="false"/>
    </style:style>
    <style:style style:name="P179" style:family="paragraph" style:parent-style-name="Text_20_body" style:list-style-name="L45">
      <style:paragraph-properties fo:margin-top="0cm" fo:margin-bottom="0cm" loext:contextual-spacing="false"/>
    </style:style>
    <style:style style:name="P180" style:family="paragraph" style:parent-style-name="Text_20_body" style:list-style-name="L46">
      <style:paragraph-properties fo:margin-top="0cm" fo:margin-bottom="0cm" loext:contextual-spacing="false"/>
    </style:style>
    <style:style style:name="P181" style:family="paragraph" style:parent-style-name="Text_20_body" style:list-style-name="L47">
      <style:paragraph-properties fo:margin-top="0cm" fo:margin-bottom="0cm" loext:contextual-spacing="false"/>
    </style:style>
    <style:style style:name="P182" style:family="paragraph" style:parent-style-name="Text_20_body" style:list-style-name="L48">
      <style:paragraph-properties fo:margin-top="0cm" fo:margin-bottom="0cm" loext:contextual-spacing="false"/>
    </style:style>
    <style:style style:name="P183" style:family="paragraph" style:parent-style-name="Text_20_body" style:list-style-name="L49">
      <style:paragraph-properties fo:margin-top="0cm" fo:margin-bottom="0cm" loext:contextual-spacing="false"/>
    </style:style>
    <style:style style:name="P184" style:family="paragraph" style:parent-style-name="Text_20_body" style:list-style-name="L50">
      <style:paragraph-properties fo:margin-top="0cm" fo:margin-bottom="0cm" loext:contextual-spacing="false"/>
    </style:style>
    <style:style style:name="P185" style:family="paragraph" style:parent-style-name="Text_20_body" style:list-style-name="L51">
      <style:paragraph-properties fo:margin-top="0cm" fo:margin-bottom="0cm" loext:contextual-spacing="false"/>
    </style:style>
    <style:style style:name="P186" style:family="paragraph" style:parent-style-name="Text_20_body" style:list-style-name="L52">
      <style:paragraph-properties fo:margin-top="0cm" fo:margin-bottom="0cm" loext:contextual-spacing="false"/>
    </style:style>
    <style:style style:name="P187" style:family="paragraph" style:parent-style-name="Text_20_body" style:list-style-name="L53">
      <style:paragraph-properties fo:margin-top="0cm" fo:margin-bottom="0cm" loext:contextual-spacing="false"/>
    </style:style>
    <style:style style:name="P188" style:family="paragraph" style:parent-style-name="Text_20_body" style:list-style-name="L54">
      <style:paragraph-properties fo:margin-top="0cm" fo:margin-bottom="0cm" loext:contextual-spacing="false"/>
    </style:style>
    <style:style style:name="P189" style:family="paragraph" style:parent-style-name="Text_20_body" style:list-style-name="L55">
      <style:paragraph-properties fo:margin-top="0cm" fo:margin-bottom="0cm" loext:contextual-spacing="false"/>
    </style:style>
    <style:style style:name="P190" style:family="paragraph" style:parent-style-name="Text_20_body" style:list-style-name="L56">
      <style:paragraph-properties fo:margin-top="0cm" fo:margin-bottom="0cm" loext:contextual-spacing="false"/>
    </style:style>
    <style:style style:name="P191" style:family="paragraph" style:parent-style-name="Text_20_body" style:list-style-name="L57">
      <style:paragraph-properties fo:margin-top="0cm" fo:margin-bottom="0cm" loext:contextual-spacing="false"/>
    </style:style>
    <style:style style:name="P192" style:family="paragraph" style:parent-style-name="Text_20_body" style:list-style-name="L58">
      <style:paragraph-properties fo:margin-top="0cm" fo:margin-bottom="0cm" loext:contextual-spacing="false"/>
    </style:style>
    <style:style style:name="P193" style:family="paragraph" style:parent-style-name="Text_20_body" style:list-style-name="L59">
      <style:paragraph-properties fo:margin-top="0cm" fo:margin-bottom="0cm" loext:contextual-spacing="false"/>
    </style:style>
    <style:style style:name="P194" style:family="paragraph" style:parent-style-name="Text_20_body" style:list-style-name="L60">
      <style:paragraph-properties fo:margin-top="0cm" fo:margin-bottom="0cm" loext:contextual-spacing="false"/>
    </style:style>
    <style:style style:name="P195" style:family="paragraph" style:parent-style-name="Text_20_body" style:list-style-name="L61">
      <style:paragraph-properties fo:margin-top="0cm" fo:margin-bottom="0cm" loext:contextual-spacing="false"/>
    </style:style>
    <style:style style:name="P196" style:family="paragraph" style:parent-style-name="Text_20_body" style:list-style-name="L62">
      <style:paragraph-properties fo:margin-top="0cm" fo:margin-bottom="0cm" loext:contextual-spacing="false"/>
    </style:style>
    <style:style style:name="P197" style:family="paragraph" style:parent-style-name="Text_20_body" style:list-style-name="L63">
      <style:paragraph-properties fo:margin-top="0cm" fo:margin-bottom="0cm" loext:contextual-spacing="false"/>
    </style:style>
    <style:style style:name="P198" style:family="paragraph" style:parent-style-name="Text_20_body" style:list-style-name="L64">
      <style:paragraph-properties fo:margin-top="0cm" fo:margin-bottom="0cm" loext:contextual-spacing="false"/>
    </style:style>
    <style:style style:name="P199" style:family="paragraph" style:parent-style-name="Text_20_body" style:list-style-name="L65">
      <style:paragraph-properties fo:margin-top="0cm" fo:margin-bottom="0cm" loext:contextual-spacing="false"/>
    </style:style>
    <style:style style:name="P200" style:family="paragraph" style:parent-style-name="Text_20_body" style:list-style-name="L66">
      <style:paragraph-properties fo:margin-top="0cm" fo:margin-bottom="0cm" loext:contextual-spacing="false"/>
    </style:style>
    <style:style style:name="P201" style:family="paragraph" style:parent-style-name="Text_20_body" style:list-style-name="L67">
      <style:paragraph-properties fo:margin-top="0cm" fo:margin-bottom="0cm" loext:contextual-spacing="false"/>
      <style:text-properties fo:font-weight="bold" style:font-weight-asian="bold" style:font-weight-complex="bold"/>
    </style:style>
    <style:style style:name="P202" style:family="paragraph" style:parent-style-name="Text_20_body" style:list-style-name="L68">
      <style:paragraph-properties fo:margin-top="0cm" fo:margin-bottom="0cm" loext:contextual-spacing="false"/>
    </style:style>
    <style:style style:name="P203" style:family="paragraph" style:parent-style-name="Text_20_body" style:list-style-name="L69">
      <style:paragraph-properties fo:margin-top="0cm" fo:margin-bottom="0cm" loext:contextual-spacing="false"/>
    </style:style>
    <style:style style:name="P204" style:family="paragraph" style:parent-style-name="Text_20_body" style:list-style-name="L70">
      <style:paragraph-properties fo:margin-top="0cm" fo:margin-bottom="0cm" loext:contextual-spacing="false"/>
    </style:style>
    <style:style style:name="P205" style:family="paragraph" style:parent-style-name="Text_20_body" style:list-style-name="L71">
      <style:paragraph-properties fo:margin-top="0cm" fo:margin-bottom="0cm" loext:contextual-spacing="false"/>
    </style:style>
    <style:style style:name="P206" style:family="paragraph" style:parent-style-name="Text_20_body" style:list-style-name="L72">
      <style:paragraph-properties fo:margin-top="0cm" fo:margin-bottom="0cm" loext:contextual-spacing="false"/>
    </style:style>
    <style:style style:name="P207" style:family="paragraph" style:parent-style-name="Text_20_body" style:list-style-name="L73">
      <style:paragraph-properties fo:margin-top="0cm" fo:margin-bottom="0cm" loext:contextual-spacing="false"/>
    </style:style>
    <style:style style:name="P208" style:family="paragraph" style:parent-style-name="Text_20_body" style:list-style-name="L74">
      <style:paragraph-properties fo:margin-top="0cm" fo:margin-bottom="0cm" loext:contextual-spacing="false"/>
    </style:style>
    <style:style style:name="P209" style:family="paragraph" style:parent-style-name="Text_20_body" style:list-style-name="L75">
      <style:paragraph-properties fo:margin-top="0cm" fo:margin-bottom="0cm" loext:contextual-spacing="false"/>
    </style:style>
    <style:style style:name="P210" style:family="paragraph" style:parent-style-name="Text_20_body" style:list-style-name="L76">
      <style:paragraph-properties fo:margin-top="0cm" fo:margin-bottom="0cm" loext:contextual-spacing="false"/>
    </style:style>
    <style:style style:name="P211" style:family="paragraph" style:parent-style-name="Text_20_body" style:list-style-name="L77">
      <style:paragraph-properties fo:margin-top="0cm" fo:margin-bottom="0cm" loext:contextual-spacing="false"/>
    </style:style>
    <style:style style:name="P212" style:family="paragraph" style:parent-style-name="Text_20_body" style:list-style-name="L78">
      <style:paragraph-properties fo:margin-top="0cm" fo:margin-bottom="0cm" loext:contextual-spacing="false"/>
    </style:style>
    <style:style style:name="P213" style:family="paragraph" style:parent-style-name="Text_20_body" style:list-style-name="L79">
      <style:paragraph-properties fo:margin-top="0cm" fo:margin-bottom="0cm" loext:contextual-spacing="false"/>
    </style:style>
    <style:style style:name="P214" style:family="paragraph" style:parent-style-name="Text_20_body" style:list-style-name="L80">
      <style:paragraph-properties fo:margin-top="0cm" fo:margin-bottom="0cm" loext:contextual-spacing="false"/>
    </style:style>
    <style:style style:name="P215" style:family="paragraph" style:parent-style-name="Text_20_body" style:list-style-name="L81">
      <style:paragraph-properties fo:margin-top="0cm" fo:margin-bottom="0cm" loext:contextual-spacing="false"/>
    </style:style>
    <style:style style:name="P216" style:family="paragraph" style:parent-style-name="Text_20_body" style:list-style-name="L82">
      <style:paragraph-properties fo:margin-top="0cm" fo:margin-bottom="0cm" loext:contextual-spacing="false"/>
    </style:style>
    <style:style style:name="P217" style:family="paragraph" style:parent-style-name="Text_20_body" style:list-style-name="L83">
      <style:paragraph-properties fo:margin-top="0cm" fo:margin-bottom="0cm" loext:contextual-spacing="false"/>
    </style:style>
    <style:style style:name="P218" style:family="paragraph" style:parent-style-name="Text_20_body" style:list-style-name="L84">
      <style:paragraph-properties fo:margin-top="0cm" fo:margin-bottom="0cm" loext:contextual-spacing="false"/>
    </style:style>
    <style:style style:name="P219" style:family="paragraph" style:parent-style-name="Text_20_body" style:list-style-name="L85">
      <style:paragraph-properties fo:margin-top="0cm" fo:margin-bottom="0cm" loext:contextual-spacing="false"/>
    </style:style>
    <style:style style:name="P220" style:family="paragraph" style:parent-style-name="Text_20_body" style:list-style-name="L86">
      <style:paragraph-properties fo:margin-top="0cm" fo:margin-bottom="0cm" loext:contextual-spacing="false"/>
    </style:style>
    <style:style style:name="P221" style:family="paragraph" style:parent-style-name="Text_20_body" style:list-style-name="L87">
      <style:paragraph-properties fo:margin-top="0cm" fo:margin-bottom="0cm" loext:contextual-spacing="false"/>
    </style:style>
    <style:style style:name="P222" style:family="paragraph" style:parent-style-name="Text_20_body" style:list-style-name="L88">
      <style:paragraph-properties fo:margin-top="0cm" fo:margin-bottom="0cm" loext:contextual-spacing="false"/>
    </style:style>
    <style:style style:name="P223" style:family="paragraph" style:parent-style-name="Text_20_body" style:list-style-name="L90">
      <style:paragraph-properties fo:margin-top="0cm" fo:margin-bottom="0cm" loext:contextual-spacing="false"/>
    </style:style>
    <style:style style:name="P224" style:family="paragraph" style:parent-style-name="Text_20_body" style:list-style-name="L91">
      <style:paragraph-properties fo:margin-top="0cm" fo:margin-bottom="0cm" loext:contextual-spacing="false"/>
    </style:style>
    <style:style style:name="P225" style:family="paragraph" style:parent-style-name="Text_20_body" style:list-style-name="L92">
      <style:paragraph-properties fo:margin-top="0cm" fo:margin-bottom="0cm" loext:contextual-spacing="false"/>
    </style:style>
    <style:style style:name="P226" style:family="paragraph" style:parent-style-name="Text_20_body" style:list-style-name="L93">
      <style:paragraph-properties fo:margin-top="0cm" fo:margin-bottom="0cm" loext:contextual-spacing="false"/>
    </style:style>
    <style:style style:name="P227" style:family="paragraph" style:parent-style-name="Text_20_body" style:list-style-name="L95">
      <style:paragraph-properties fo:margin-top="0cm" fo:margin-bottom="0cm" loext:contextual-spacing="false"/>
    </style:style>
    <style:style style:name="P228" style:family="paragraph" style:parent-style-name="Text_20_body" style:list-style-name="L96">
      <style:paragraph-properties fo:margin-top="0cm" fo:margin-bottom="0cm" loext:contextual-spacing="false"/>
    </style:style>
    <style:style style:name="P229" style:family="paragraph" style:parent-style-name="Text_20_body" style:list-style-name="L97">
      <style:paragraph-properties fo:margin-top="0cm" fo:margin-bottom="0cm" loext:contextual-spacing="false"/>
    </style:style>
    <style:style style:name="P230" style:family="paragraph" style:parent-style-name="Text_20_body" style:list-style-name="L98">
      <style:paragraph-properties fo:margin-top="0cm" fo:margin-bottom="0cm" loext:contextual-spacing="false"/>
    </style:style>
    <style:style style:name="P231" style:family="paragraph" style:parent-style-name="Text_20_body" style:list-style-name="L99">
      <style:paragraph-properties fo:margin-top="0cm" fo:margin-bottom="0cm" loext:contextual-spacing="false"/>
    </style:style>
    <style:style style:name="P232" style:family="paragraph" style:parent-style-name="Text_20_body" style:list-style-name="L100">
      <style:paragraph-properties fo:margin-top="0cm" fo:margin-bottom="0cm" loext:contextual-spacing="false"/>
    </style:style>
    <style:style style:name="P233" style:family="paragraph" style:parent-style-name="Text_20_body" style:list-style-name="L101">
      <style:paragraph-properties fo:margin-top="0cm" fo:margin-bottom="0cm" loext:contextual-spacing="false"/>
    </style:style>
    <style:style style:name="P234" style:family="paragraph" style:parent-style-name="Text_20_body" style:list-style-name="L102">
      <style:paragraph-properties fo:margin-top="0cm" fo:margin-bottom="0cm" loext:contextual-spacing="false"/>
    </style:style>
    <style:style style:name="P235" style:family="paragraph" style:parent-style-name="Text_20_body" style:list-style-name="L103">
      <style:paragraph-properties fo:margin-top="0cm" fo:margin-bottom="0cm" loext:contextual-spacing="false"/>
    </style:style>
    <style:style style:name="P236" style:family="paragraph" style:parent-style-name="List_20_Heading" style:list-style-name="L89"/>
    <style:style style:name="P237" style:family="paragraph" style:parent-style-name="List_20_Contents" style:list-style-name="L89"/>
    <style:style style:name="P238" style:family="paragraph" style:parent-style-name="List_20_Contents" style:list-style-name="L89">
      <style:paragraph-properties fo:margin-top="0cm" fo:margin-bottom="0.499cm" loext:contextual-spacing="false"/>
    </style:style>
    <style:style style:name="P239" style:family="paragraph" style:parent-style-name="Preformatted_20_Text" style:list-style-name="L34"/>
    <style:style style:name="P240" style:family="paragraph" style:parent-style-name="Preformatted_20_Text" style:list-style-name="L34">
      <style:paragraph-properties fo:margin-top="0cm" fo:margin-bottom="0.499cm" loext:contextual-spacing="false"/>
    </style:style>
    <style:style style:name="P241" style:family="paragraph" style:parent-style-name="Preformatted_20_Text" style:list-style-name="L89">
      <style:paragraph-properties fo:margin-left="1cm" fo:margin-right="0cm" fo:text-indent="0cm" style:auto-text-indent="false"/>
    </style:style>
    <style:style style:name="P242" style:family="paragraph" style:parent-style-name="Preformatted_20_Text" style:list-style-name="L89">
      <style:paragraph-properties fo:margin-left="1cm" fo:margin-right="0cm" fo:margin-top="0cm" fo:margin-bottom="0.499cm" loext:contextual-spacing="false" fo:text-indent="0cm" style:auto-text-indent="false"/>
    </style:style>
    <style:style style:name="T1" style:family="text">
      <style:text-properties fo:font-size="8pt" style:font-size-asian="8pt" style:font-size-complex="8pt"/>
    </style:style>
    <style:style style:name="T2" style:family="text">
      <style:text-properties fo:font-size="8pt" officeooo:rsid="00137065" style:font-size-asian="8pt" style:font-size-complex="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style:text-position="33% 80%"/>
    </style:style>
    <style:style style:name="T7" style:family="text">
      <style:text-properties fo:font-size="12pt" style:font-size-asian="12pt" style:font-size-complex="12pt"/>
    </style:style>
    <style:style style:name="T8" style:family="text">
      <style:text-properties fo:font-size="12pt" officeooo:rsid="00137065" style:font-size-asian="12pt" style:font-size-complex="12pt"/>
    </style:style>
    <style:style style:name="T9" style:family="text">
      <style:text-properties fo:font-size="12pt" officeooo:rsid="0021ecb5" style:font-size-asian="12pt" style:font-size-complex="12pt"/>
    </style:style>
    <style:style style:name="T10" style:family="text">
      <style:text-properties fo:font-size="12pt" officeooo:rsid="0022b5cf" style:font-size-asian="12pt" style:font-size-complex="12pt"/>
    </style:style>
    <style:style style:name="T11" style:family="text">
      <style:text-properties fo:font-size="12pt" officeooo:rsid="0023a63a" style:font-size-asian="12pt" style:font-size-complex="12pt"/>
    </style:style>
    <style:style style:name="T12" style:family="text">
      <style:text-properties fo:font-size="10pt" style:font-size-asian="10pt" style:font-size-complex="10pt"/>
    </style:style>
    <style:style style:name="T13" style:family="text">
      <style:text-properties officeooo:rsid="00137065"/>
    </style:style>
    <style:style style:name="T14" style:family="text">
      <style:text-properties officeooo:rsid="0018e93b"/>
    </style:style>
    <style:style style:name="T15" style:family="text">
      <style:text-properties officeooo:rsid="001a958d"/>
    </style:style>
    <style:style style:name="T16" style:family="text">
      <style:text-properties officeooo:rsid="00211d87"/>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u">
        <text:h text:style-name="P9" text:outline-level="1"/>
        <text:h text:style-name="P9" text:outline-level="1"/>
        <text:h text:style-name="P9" text:outline-level="1"/>
        <text:h text:style-name="P9" text:outline-level="1"><text:bookmark-start text:name="__RefHeading__15838_1021975873"/>Introduction au C++ <text:bookmark-end text:name="__RefHeading__15838_1021975873"/></text:h>
        <text:h text:style-name="P9" text:outline-level="1"><text:bookmark-start text:name="__RefHeading__15840_1021975873"/>et <text:bookmark-end text:name="__RefHeading__15840_1021975873"/></text:h>
        <text:h text:style-name="P9" text:outline-level="1"><text:bookmark-start text:name="__RefHeading__15842_1021975873"/>à la programmation objet <text:bookmark-end text:name="__RefHeading__15842_102197587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7">Version 1</text:span></text:span><text:span text:style-name="Strong_20_Emphasis"><text:span text:style-name="T8">6.</text:span></text:span><text:span text:style-name="Strong_20_Emphasis"><text:span text:style-name="T9">2.</text:span></text:span><text:span text:style-name="Strong_20_Emphasis"><text:span text:style-name="T10">1</text:span></text:span><text:span text:style-name="T7"><text:line-break/></text:span><text:span text:style-name="Emphasis"><text:span text:style-name="T7">(Ma</text:span></text:span><text:span text:style-name="Emphasis"><text:span text:style-name="T8">i 201</text:span></text:span><text:span text:style-name="Emphasis"><text:span text:style-name="T11">7</text:span></text:span><text:span text:style-name="Emphasis"><text:span text:style-name="T7">)</text:span></text:span></text:p>
        <text:p text:style-name="P6"/>
        <text:p text:style-name="P4"/>
        <text:p text:style-name="P4"/>
        <text:p text:style-name="P4"/>
        <text:p text:style-name="P4"/>
        <text:p text:style-name="P4"/>
        <text:p text:style-name="P4"/>
        <text:p text:style-name="P4"/>
        <text:p text:style-name="P4"/>
        <text:p text:style-name="P4"/>
        <text:p text:style-name="P4"/>
        <text:p text:style-name="P7">par Emmanuel Courcelle</text:p>
        <text:p text:style-name="P5">emmanuel.courcelle@<text:span text:style-name="T13">inp-</text:span>toulouse.fr</text:p>
        <text:p text:style-name="P6"/>
      </text:section>
      <text:p text:style-name="P10"/>
      <text:p text:style-name="P10"/>
      <text:section text:style-name="Sect1" text:name="Section3">
        <text:section text:style-name="Sect1" text:name="Section2">
          <text:h text:style-name="Heading_20_1" text:outline-level="1"><text:bookmark text:name="contenu"/><text:bookmark-start text:name="__RefHeading__16240_2073142818"/>Introduction<text:bookmark-end text:name="__RefHeading__16240_2073142818"/></text:h>
          <text:h text:style-name="Heading_20_2" text:outline-level="2"><text:bookmark text:name="copyleft"/><text:bookmark-start text:name="__RefHeading__16242_2073142818"/>A propos de ce cours<text:bookmark-end text:name="__RefHeading__16242_2073142818"/></text:h>
          <text:p text:style-name="Text_20_body">Vous pouvez <text:a xlink:type="simple" xlink:href="https://www.calmip.univ-toulouse.fr/c++" text:style-name="Internet_20_link" text:visited-style-name="Visited_20_Internet_20_Link">télécharger</text:a> l'ensemble des fichiers constituant ce cours. Vous pourrez alors l'installer sur votre machine personnelle et le lire avec tout navigateur. Il vous suffira d'ouvrir le fichier <text:span text:style-name="Source_20_Text">index.html</text:span></text:p>
          <text:p text:style-name="Text_20_body">Vous pouvez aussi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me contacter.</text:p>
          <text:h text:style-name="Heading_20_2" text:outline-level="2"><text:bookmark text:name="symboles"/><text:bookmark-start text:name="__RefHeading__16244_2073142818"/>Symboles et conventions utilisés dans ce cours<text:bookmark-end text:name="__RefHeading__16244_2073142818"/></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19">Avant de programmer, allez donc voir si le projet BOOST n'aurait pas un objet tout fait à vous proposer! </text:p>
          <text:p text:style-name="Text_20_body"><draw:frame draw:style-name="fr2" draw:name="images6" text:anchor-type="as-char" svg:width="0.529cm" svg:height="0.529cm" draw:z-index="110"><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20">};</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3" draw:name="images7" text:anchor-type="as-char" svg:width="0.291cm" svg:height="0.344cm" draw:z-index="111"><draw:image xlink:href="../../html/apres.gif" xlink:type="simple" xlink:show="embed" xlink:actuate="onLoad"/><svg:title>apres</svg:title></draw:frame></draw:a></text:p>
          <text:p text:style-name="Text_20_body"><draw:frame draw:style-name="fr2" draw:name="images8" text:anchor-type="as-char" svg:width="0.397cm" svg:height="0.397cm" draw:z-index="112"><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2" draw:name="images9" text:anchor-type="as-char" svg:width="0.503cm" svg:height="0.503cm" draw:z-index="113"><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draw:frame draw:style-name="fr2" draw:name="images10" text:anchor-type="as-char" svg:width="0.529cm" svg:height="0.529cm" draw:z-index="114"><draw:image xlink:href="../../html/dechirure.gif" xlink:type="simple" xlink:show="embed" xlink:actuate="onLoad"/><svg:title>Les autres ?</svg:title></draw:frame>Et chez les autres, comment ça se dit ? Derrière cette icône sont regroupées quelques comparaisons avec d'autres <text:soft-page-break/>langages objets: certaines notions se retrouvent (mais se disent différemment), alors que d'autres notions sont absentes de certains langages.</text:p>
          <text:p text:style-name="Text_20_body"><text:a xlink:type="simple" xlink:href="../../html/intro.html#" text:style-name="Internet_20_link" text:visited-style-name="Visited_20_Internet_20_Link"/></text:p>
          <text:h text:style-name="Heading_20_2" text:outline-level="2"><text:bookmark text:name="impasses"/><text:bookmark-start text:name="__RefHeading__16246_2073142818"/>Impasses...<text:bookmark-end text:name="__RefHeading__16246_2073142818"/></text:h>
          <text:p text:style-name="Text_20_body">J'ai volontairement fait l'impasse sur plusieurs aspects du langage:</text:p>
          <text:p text:style-name="List_20_Heading"><text:span text:style-name="T3">Fichiers sources</text:span> </text:p>
          <text:p text:style-name="List_20_Contents">Le découpage en fichiers <text:span text:style-name="Source_20_Text">.h</text:span> et <text:span text:style-name="Source_20_Text">.cpp</text:span> n'est pas abordé. </text:p>
          <text:p text:style-name="List_20_Heading"><text:span text:style-name="T3">Fonctions </text:span><text:span text:style-name="Source_20_Text"><text:span text:style-name="T3">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3">Héritage privé ou protégé</text:span> </text:p>
          <text:p text:style-name="List_20_Contents">L'héritage privé ou protégé n'est pas abordé. </text:p>
          <text:p text:style-name="List_20_Heading"><text:span text:style-name="T3">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3">C++11</text:span> </text:p>
          <text:p text:style-name="P19">Les innovations de la nouvelle norme du C++, ne sont que très partiellement évoquées. </text:p>
          <text:h text:style-name="Heading_20_2" text:outline-level="2"><text:bookmark text:name="historique"/><text:bookmark-start text:name="__RefHeading__16248_2073142818"/>Un peu d'histoire.<text:bookmark-end text:name="__RefHeading__16248_2073142818"/></text:h>
          <text:p text:style-name="Text_20_body">Le C++ est apparu durant les années 80; il s'agit d'une création de Bjarne Stroustrup, un informaticien qui travaillait chez ATT sur de gros projets d'informatique distribuée. Quelques dates:</text:p>
          <text:list xml:id="list8061623331541653959" text:style-name="L1">
            <text:list-item>
              <text:p text:style-name="P135">1965-1970 Le langage BCPL est largement utilisé pour la programmation système, en particulier chez ATT </text:p>
            </text:list-item>
            <text:list-item>
              <text:p text:style-name="P135">1969-1972 Naissance du langage B, une évolution de BCPL, puis du langage C, lui-même une évolution de B </text:p>
            </text:list-item>
            <text:list-item>
              <text:p text:style-name="P135">1978 The C Programming Language par Richie et Kernighan, ce livre a tenu lieu de manuel de référence du langage pendant plusieurs années. </text:p>
            </text:list-item>
            <text:list-item>
              <text:p text:style-name="P135">1979 Bjorne Stroustrup commence à travailler sur un nouveau C ("C with Classes") </text:p>
            </text:list-item>
            <text:list-item>
              <text:p text:style-name="P135">1983 La première version du C++ est utilisée en interne chez ATT </text:p>
            </text:list-item>
            <text:list-item>
              <text:p text:style-name="P135">1983 Mise en place de la commission de normalisation du C par l'ANSI </text:p>
            </text:list-item>
            <text:list-item>
              <text:p text:style-name="P135">1985 Première implémentation commerciale du C++ </text:p>
            </text:list-item>
            <text:list-item>
              <text:p text:style-name="P135">1985 Normalisation du C ("C Ansi") </text:p>
            </text:list-item>
            <text:list-item>
              <text:p text:style-name="P135">1989 Premiers travaux de normalisation du C++ </text:p>
            </text:list-item>
            <text:list-item>
              <text:p text:style-name="P135">Nov 1997 - Approbation du nouveau standard (Ansi C++) par le comité de normalisation. Aussi appelé C++98 ou C++03 </text:p>
            </text:list-item>
            <text:list-item>
              <text:p text:style-name="P135">1998-2011 - Reprise des travaux de normalisation </text:p>
            </text:list-item>
            <text:list-item>
              <text:p text:style-name="P135">Juillet 2011 - Approbation du dernier standard à ce jour: C++11, appelé dans un premier temps C++0x. Ce document porte essentiellement sur le C++98, cependant certaines innovations du C++11 ont été ajoutées et seront signalées. </text:p>
            </text:list-item>
            <text:list-item>
              <text:p text:style-name="P32"><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4888084243835822226" text:style-name="L2">
            <text:list-item>
              <text:p text:style-name="P136">La notion de pointeur ne présente aucune difficulté à implémenter </text:p>
            </text:list-item>
            <text:list-item>
              <text:p text:style-name="P33">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931217892378613601" text:style-name="L3">
            <text:list-item>
              <text:p text:style-name="P137">Les opérateurs mettant en jeu des pointeurs, conçus pour des machines sur 18 bits, deviennent très inefficaces avec la nouvelle machine. </text:p>
            </text:list-item>
            <text:list-item>
              <text:p text:style-name="P34">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text:bookmark-start text:name="__RefHeading__16250_2073142818"/>Langage proche de la machine ou abstraction de données ?<text:bookmark-end text:name="__RefHeading__16250_2073142818"/></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section>
        <text:section text:style-name="Sect1" text:name="Section5">
          <text:h text:style-name="P11" text:outline-level="1"/>
          <text:h text:style-name="P11" text:outline-level="1"><text:bookmark text:name="contenu1"/><text:bookmark-start text:name="__RefHeading__16252_2073142818"/>La programmation objet<text:bookmark-end text:name="__RefHeading__16252_2073142818"/></text:h>
          <text:h text:style-name="Heading_20_2" text:outline-level="2"><text:bookmark text:name="probl"/><text:bookmark-start text:name="__RefHeading__16254_2073142818"/>Poser un problème<text:bookmark-end text:name="__RefHeading__16254_2073142818"/></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 text:name="prog"/><text:bookmark-start text:name="__RefHeading__16256_2073142818"/>La programmation objets expliquée aux programmeurs<text:bookmark-end text:name="__RefHeading__16256_2073142818"/></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2" draw:name="images17" text:anchor-type="as-char" svg:width="0.529cm" svg:height="0.529cm" draw:z-index="115"><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html/progobj.html#normaux"><draw:frame draw:style-name="fr4" draw:name="images18" text:anchor-type="as-char" svg:width="0.291cm" svg:height="0.344cm" draw:z-index="116"><draw:image xlink:href="../../html/apres.gif" xlink:type="simple" xlink:show="embed" xlink:actuate="onLoad"/><svg:title>apres</svg:title></draw:frame></draw:a> </text:p>
          <text:h text:style-name="Heading_20_2" text:outline-level="2"><text:bookmark text:name="proc"/><text:bookmark-start text:name="__RefHeading__16258_2073142818"/>L'approche procédurale<text:bookmark-end text:name="__RefHeading__16258_2073142818"/></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 text:name="fonct"/><text:bookmark-start text:name="__RefHeading__16260_2073142818"/>Qu'est-ce qu'une fonction ? <text:bookmark-end text:name="__RefHeading__16260_2073142818"/></text:h>
          <text:p text:style-name="Text_20_body">Une fonction est un sous-programme caractérisé par:</text:p>
          <text:list xml:id="list8157407616849885916" text:style-name="L4">
            <text:list-item>
              <text:p text:style-name="P138">Son nom </text:p>
            </text:list-item>
            <text:list-item>
              <text:p text:style-name="P138">Des données en entrée (les paramètres) </text:p>
            </text:list-item>
            <text:list-item>
              <text:p text:style-name="P138">Une valeur de retour </text:p>
            </text:list-item>
            <text:list-item>
              <text:p text:style-name="P35">Une action sur le système, représentée par un algorithme </text:p>
            </text:list-item>
          </text:list>
          <text:h text:style-name="Heading_20_3" text:outline-level="3"><text:bookmark text:name="loca-glo"/><text:bookmark-start text:name="__RefHeading__16262_2073142818"/>Variables locales ou globales<text:bookmark-end text:name="__RefHeading__16262_2073142818"/></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 text:name="modul"/><text:bookmark-start text:name="__RefHeading__16264_2073142818"/>L'approche modulaire<text:bookmark-end text:name="__RefHeading__16264_2073142818"/></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3536508722860971243" text:style-name="L5">
            <text:list-item>
              <text:p text:style-name="P139">Une <text:span text:style-name="Emphasis">interface</text:span> qui spécifie exactement les fonctions qui seront visibles depuis l'extérieur. </text:p>
            </text:list-item>
            <text:list-item>
              <text:p text:style-name="P36">Une <text:span text:style-name="Emphasis">implémentation</text:span> qui contient des variables d'une part, du code d'autre part. </text:p>
            </text:list-item>
          </text:list>
          <text:h text:style-name="Heading_20_3" text:outline-level="3"><text:bookmark text:name="interf"/><text:bookmark-start text:name="__RefHeading__16266_2073142818"/>Interface publique...<text:bookmark-end text:name="__RefHeading__16266_2073142818"/></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 text:name="impl"/><text:bookmark-start text:name="__RefHeading__16268_2073142818"/>...Implémentation cachée<text:bookmark-end text:name="__RefHeading__16268_2073142818"/></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 text:name="encaps"/><text:bookmark-start text:name="__RefHeading__16270_2073142818"/>Encapsulation des données<text:bookmark-end text:name="__RefHeading__16270_2073142818"/></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20">}</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 text:name="proto"/><text:bookmark-start text:name="__RefHeading__16272_2073142818"/>Prototypage<text:bookmark-end text:name="__RefHeading__16272_2073142818"/></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 text:name="obj"/><text:bookmark-start text:name="__RefHeading__16274_2073142818"/>L'approche objets<text:bookmark-end text:name="__RefHeading__16274_2073142818"/></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20">void push (char);</text:p>
          <text:p text:style-name="Text_20_body">On peut dire qu'un tel module est un "archéo-objet". Mais nous aimerions répondre aux trois questions suivantes:</text:p>
          <text:list xml:id="list690365505527963256" text:style-name="L6">
            <text:list-item>
              <text:p text:style-name="P140">Comment faire si nous avons besoin de plusieurs piles dans notre programme ? </text:p>
            </text:list-item>
            <text:list-item>
              <text:p text:style-name="P140">Comment classer nos objets par "familles d'objets" ? </text:p>
            </text:list-item>
            <text:list-item>
              <text:p text:style-name="P37">Comment faire si nous avons besoin de piles d'entiers ? </text:p>
            </text:list-item>
          </text:list>
          <text:h text:style-name="Heading_20_3" text:outline-level="3"><text:bookmark text:name="obj-typ"/><text:bookmark-start text:name="__RefHeading__16276_2073142818"/>Des objets intégrés au système de typage<text:bookmark-end text:name="__RefHeading__16276_2073142818"/></text:h>
          <text:h text:style-name="Heading_20_4" text:outline-level="4"><text:bookmark-start text:name="__RefHeading__16278_2073142818"/>Donner un numéro d'identification aux piles:<text:bookmark-end text:name="__RefHeading__16278_2073142818"/></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20">void push(int Id, char c);</text:p>
          <text:h text:style-name="Heading_20_4" text:outline-level="4"><text:bookmark-start text:name="__RefHeading__16280_2073142818"/>La solution du C++<text:bookmark-end text:name="__RefHeading__16280_2073142818"/></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3" draw:name="images19" text:anchor-type="as-char" svg:width="0.291cm" svg:height="0.344cm" draw:z-index="117"><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20">C.push(B.pop());</text:p>
          <text:h text:style-name="Heading_20_4" text:outline-level="4"><text:bookmark-start text:name="__RefHeading__16282_2073142818"/>Opérations sur les objets<text:bookmark-end text:name="__RefHeading__16282_2073142818"/></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20">stack[10] Stacks;</text:p>
          <text:p text:style-name="Text_20_body">Une variable pourra être initialisée:</text:p>
          <text:p text:style-name="P20">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20">B=A;</text:p>
          <text:p text:style-name="Text_20_body">On pourra faire un transtypage (cast) d'un type dans un autre:</text:p>
          <text:p text:style-name="Preformatted_20_Text">stack A;</text:p>
          <text:p text:style-name="Preformatted_20_Text">int B;</text:p>
          <text:p text:style-name="Preformatted_20_Text">...</text:p>
          <text:p text:style-name="P20">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 text:name="class-obj"/><text:bookmark-start text:name="__RefHeading__16284_2073142818"/>Classer les objets<text:bookmark-end text:name="__RefHeading__16284_2073142818"/></text:h>
          <text:p text:style-name="Text_20_body">Nous avons maintenant à notre disposition autant de types de variables que nous voulons. Nous allons avoir rapidement besoin de définir une classification.</text:p>
          <text:h text:style-name="Heading_20_4" text:outline-level="4"><text:bookmark-start text:name="__RefHeading__16286_2073142818"/>Un exemple tiré de la vie quotidienne<text:bookmark-end text:name="__RefHeading__16286_2073142818"/></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bookmark-start text:name="__RefHeading__16288_2073142818"/><text:soft-page-break/>Un objet de type "shape"<text:bookmark-end text:name="__RefHeading__16288_2073142818"/></text:h>
          <text:p text:style-name="Text_20_body">Suposons que nous voulions définir une série d'objets permettant de dessiner des formes à l'écran ("circle", "triangle", "square"). Nous pouvons procéder de plusieurs manières:</text:p>
          <text:h text:style-name="Heading_20_5" text:outline-level="5"><text:bookmark-start text:name="__RefHeading__16290_2073142818"/>La méthode "tout à plat"<text:bookmark-end text:name="__RefHeading__16290_2073142818"/></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20">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text:bookmark-start text:name="__RefHeading__16292_2073142818"/>La méthode étiquette<text:bookmark-end text:name="__RefHeading__16292_2073142818"/></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20">};</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2078755980547516319" text:style-name="L7">
            <text:list-item>
              <text:p text:style-name="P141">Plus le nombre de formes sera grand, plus la fonction draw sera longue. </text:p>
            </text:list-item>
            <text:list-item>
              <text:p text:style-name="P38">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text:bookmark-start text:name="__RefHeading__16294_2073142818"/>La méthode par l'héritage<text:bookmark-end text:name="__RefHeading__16294_2073142818"/></text:h>
          <text:p text:style-name="Text_20_body">L'héritage <draw:a xlink:type="simple" xlink:href="../../html/heritage.html"><draw:frame draw:style-name="fr4" draw:name="images20" text:anchor-type="as-char" svg:width="0.291cm" svg:height="0.344cm" draw:z-index="118"><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20">}</text:p>
          <text:h text:style-name="Heading_20_6" text:outline-level="6"><text:bookmark-start text:name="__RefHeading__16296_2073142818"/>La classe de base<text:bookmark-end text:name="__RefHeading__16296_2073142818"/></text:h>
          <text:p text:style-name="Text_20_body">La déclaration de fonction <draw:a xlink:type="simple" xlink:href="../../html/heritage.html#fct-virt"><draw:frame draw:style-name="fr3" draw:name="images21" text:anchor-type="as-char" svg:width="0.291cm" svg:height="0.344cm" draw:z-index="119"><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20">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20">void arriere_plan (shape s);</text:p>
          <text:p text:style-name="Text_20_body">Je ne peux pas dire "Bien, aujourd'hui je vais créer un machin", mais n'importe qui a le droit de demander son machin à un ami...</text:p>
          <text:h text:style-name="Heading_20_6" text:outline-level="6"><text:bookmark-start text:name="__RefHeading__16298_2073142818"/>Les classes dérivées<text:bookmark-end text:name="__RefHeading__16298_2073142818"/></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20"/>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 text:name="piles"/><text:bookmark-start text:name="__RefHeading__16300_2073142818"/>Définir des piles de n'importe quoi<text:bookmark-end text:name="__RefHeading__16300_2073142818"/></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5">modèles</text:span>. On pourra par exemple définir des piles de formes en déclarant: <draw:a xlink:type="simple" xlink:href="../../html/modeles.html"><draw:frame draw:style-name="fr3" draw:name="images22" text:anchor-type="as-char" svg:width="0.291cm" svg:height="0.344cm" draw:z-index="120"><draw:image xlink:href="../../html/apres.gif" xlink:type="simple" xlink:show="embed" xlink:actuate="onLoad"/><svg:title>apres</svg:title></draw:frame></draw:a></text:p>
          <text:p text:style-name="P20">stack&lt;shape&gt; pile-de-formes;</text:p>
          <text:h text:style-name="Heading_20_3" text:outline-level="3"><text:bookmark text:name="heritcor"/><text:bookmark-start text:name="__RefHeading__16302_2073142818"/>Héritage correct: faire du neuf avec du vieux<text:bookmark-end text:name="__RefHeading__16302_2073142818"/></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2" draw:name="images23" text:anchor-type="as-char" svg:width="0.397cm" svg:height="0.397cm" draw:z-index="121"><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 text:name="biblio"/><text:bookmark-start text:name="__RefHeading__16304_2073142818"/>Des bibliothèques d'objets<text:bookmark-end text:name="__RefHeading__16304_2073142818"/></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 text:name="normaux"/><text:bookmark-start text:name="__RefHeading__16306_2073142818"/>La programmation objets expliquée aux gens normaux<text:bookmark-end text:name="__RefHeading__16306_2073142818"/></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html/progobj.html#prog"><draw:frame draw:style-name="fr3" draw:name="images24" text:anchor-type="as-char" svg:width="0.291cm" svg:height="0.344cm" draw:z-index="122"><draw:image xlink:href="../../html/avant.gif" xlink:type="simple" xlink:show="embed" xlink:actuate="onLoad"/><svg:title>avant</svg:title></draw:frame></draw:a></text:p>
          <text:h text:style-name="Heading_20_3" text:outline-level="3"><text:bookmark text:name="cafeteria"/><text:bookmark-start text:name="__RefHeading__16308_2073142818"/>Une cafétéria informatisée<text:bookmark-end text:name="__RefHeading__16308_2073142818"/></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3705379196955456625" text:style-name="L8">
            <text:list-item>
              <text:p text:style-name="P142">Les machines à café utilisant du café en grain </text:p>
            </text:list-item>
            <text:list-item>
              <text:p text:style-name="P142">Les machines à café utilisant du café moulu </text:p>
            </text:list-item>
            <text:list-item>
              <text:p text:style-name="P39">Les machines à café utilisant du café soluble </text:p>
            </text:list-item>
          </text:list>
          <text:h text:style-name="Heading_20_3" text:outline-level="3"><text:bookmark text:name="cafproc"/><text:bookmark-start text:name="__RefHeading__16310_2073142818"/>Le café en programmation procédurale<text:bookmark-end text:name="__RefHeading__16310_2073142818"/></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20">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20">}</text:p>
          <text:p text:style-name="Text_20_body">Il faut connaître pour chaque machine quel est son type, cela peut faire l'objet d'un tableau <text:span text:style-name="Source_20_Text">caf_types</text:span>:</text:p>
          <text:p text:style-name="P20">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20">}</text:p>
          <text:h text:style-name="Heading_20_3" text:outline-level="3"><text:bookmark text:name="cafobj"/><text:bookmark-start text:name="__RefHeading__16312_2073142818"/>Le café en programmation objet<text:bookmark-end text:name="__RefHeading__16312_2073142818"/></text:h>
          <text:p text:style-name="Text_20_body">Tout cela est bien beau, mais on voit d'emblée que cette manière de procéder peut poser quelques problèmes:</text:p>
          <text:list xml:id="list5603164370393582767" text:style-name="L9">
            <text:list-item>
              <text:p text:style-name="P143">Ecrite de cette manière, la programmation n'a qu'un très lointain rapport avec la manière dont nous pensons, de sorte qu'elle a un côté artificiel, y compris lors de la conception du programme. </text:p>
            </text:list-item>
            <text:list-item>
              <text:p text:style-name="P40">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5">correspondant aux cafetières existant déjà</text:span>. </text:p>
            </text:list-item>
          </text:list>
          <text:h text:style-name="Heading_20_4" text:outline-level="4"><text:bookmark text:name="cafmodele"/><text:bookmark-start text:name="__RefHeading__16314_2073142818"/>Modéliser une cafetière<text:bookmark-end text:name="__RefHeading__16314_2073142818"/></text:h>
          <text:p text:style-name="Text_20_body">Il est bien plus naturel de raisonner en termes d'objets, car c'est notre manière quotidienne de penser: il s'agit en effet de faire fonctionner un ensemble <text:span text:style-name="Emphasis">d'objets</text:span>. Ceux-ci:</text:p>
          <text:list xml:id="list797343336570120527" text:style-name="L10">
            <text:list-item>
              <text:p text:style-name="P144">Ont un grand nombre de points en commun (il s'agit toujours de machines à café) </text:p>
            </text:list-item>
            <text:list-item>
              <text:p text:style-name="P144">Sont cependant de plusieurs types </text:p>
            </text:list-item>
            <text:list-item>
              <text:p text:style-name="P144">Ont une certaine structure (en fait, ils contiennent d'autres objets), ainsi qu'un comportement vis-à-vis du monde extérieur: </text:p>
              <text:list>
                <text:list-item>
                  <text:p text:style-name="P144">On peut leur "donner l'ordre" de faire le café. </text:p>
                </text:list-item>
                <text:list-item>
                  <text:p text:style-name="P41">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 text:name="cafecekoi"/><text:bookmark-start text:name="__RefHeading__16316_2073142818"/>qu'est-ce qu'une cafetière ?<text:bookmark-end text:name="__RefHeading__16316_2073142818"/></text:h>
          <text:p text:style-name="Text_20_body">Nous dirons qu'une cafetière est un objet. Cet objet est un ensemble de composants:</text:p>
          <text:list xml:id="list6589420470094591370" text:style-name="L11">
            <text:list-item>
              <text:p text:style-name="P145">Réservoir d'eau </text:p>
            </text:list-item>
            <text:list-item>
              <text:p text:style-name="P145">Réservoir de café </text:p>
            </text:list-item>
            <text:list-item>
              <text:p text:style-name="P145">Réservoir de sucre </text:p>
            </text:list-item>
            <text:list-item>
              <text:p text:style-name="P145">Réservoir de cuillers </text:p>
            </text:list-item>
            <text:list-item>
              <text:p text:style-name="P145">Réservoir de gobelets </text:p>
            </text:list-item>
            <text:list-item>
              <text:p text:style-name="P42">Résistance chauffante </text:p>
            </text:list-item>
          </text:list>
          <text:p text:style-name="Text_20_body">Lorsque nous écrirons le programme, il nous suffira de représenter ces objets par des <text:span text:style-name="Emphasis">variables</text:span>, ainsi il sera possible d'écrire:</text:p>
          <text:p text:style-name="P20">cafetiere A;</text:p>
          <text:p text:style-name="Text_20_body">de la même manière qu'on écrit en C:</text:p>
          <text:p text:style-name="P20">int B;</text:p>
          <text:h text:style-name="Heading_20_4" text:outline-level="4"><text:bookmark text:name="cafesortes"/><text:bookmark-start text:name="__RefHeading__16318_2073142818"/>Une cafetière est une cafetière, mais il y en a plusieurs sortes<text:bookmark-end text:name="__RefHeading__16318_2073142818"/></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 text:name="boutons"/><text:bookmark-start text:name="__RefHeading__16320_2073142818"/>Boutons marche-arrêt ou autres réglages<text:bookmark-end text:name="__RefHeading__16320_2073142818"/></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20">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text:soft-page-break/>l'utilisateur: c'est moins confortable, mais ça fait tout-de-même du café). Donc la fonction <text:span text:style-name="Source_20_Text">force()</text:span> sera une méthode de <text:span text:style-name="Source_20_Text">cafetiere_grain</text:span>, <text:span text:style-name="Emphasis">pas</text:span> de <text:span text:style-name="Source_20_Text">cafetiere</text:span>.</text:p>
          <text:h text:style-name="Heading_20_4" text:outline-level="4"><text:bookmark text:name="voyants"/><text:bookmark-start text:name="__RefHeading__16322_2073142818"/>Voyants<text:bookmark-end text:name="__RefHeading__16322_2073142818"/></text:h>
          <text:p text:style-name="Text_20_body">La fonction appelée précédemment <text:span text:style-name="Source_20_Text">lire_etat</text:span> devient, elle aussi, une fonction-membre: elle joue alors le rôle d'un voyant.</text:p>
          <text:h text:style-name="Heading_20_4" text:outline-level="4"><text:bookmark text:name="cafemain"/><text:bookmark-start text:name="__RefHeading__16324_2073142818"/>Programme principal<text:bookmark-end text:name="__RefHeading__16324_2073142818"/></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20">}</text:p>
          <text:h text:style-name="Heading_20_4" text:outline-level="4"><text:bookmark text:name="robusta"/><text:bookmark-start text:name="__RefHeading__16326_2073142818"/>Des programmes plus robustes<text:bookmark-end text:name="__RefHeading__16326_2073142818"/></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 text:name="obj-classes"/><text:bookmark-start text:name="__RefHeading__16328_2073142818"/>Classes et objets<text:bookmark-end text:name="__RefHeading__16328_2073142818"/></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8159377938689078640" text:style-name="L12">
            <text:list-item>
              <text:p text:style-name="P146">Un état </text:p>
            </text:list-item>
            <text:list-item>
              <text:p text:style-name="P146">Un comportement </text:p>
            </text:list-item>
            <text:list-item>
              <text:p text:style-name="P43">Une identité </text:p>
            </text:list-item>
          </text:list>
          <text:h text:style-name="Heading_20_4" text:outline-level="4"><text:bookmark text:name="obj-etat"/><text:bookmark-start text:name="__RefHeading__16330_2073142818"/>L'état d'un objet:<text:bookmark-end text:name="__RefHeading__16330_2073142818"/></text:h>
          <text:p text:style-name="Text_20_body">L'état d'un objet est la combinaison de ses propriétés: celles-ci peuvent elles-mêmes être des objets. Par exemple, l'état de la machine à café sera:</text:p>
          <text:list xml:id="list7857135506570836812" text:style-name="L13">
            <text:list-item>
              <text:p text:style-name="P147">En fonctionnement </text:p>
            </text:list-item>
            <text:list-item>
              <text:p text:style-name="P147">Prête à faire le café </text:p>
            </text:list-item>
            <text:list-item>
              <text:p text:style-name="P147">Réservoir à café plein ou vide </text:p>
            </text:list-item>
            <text:list-item>
              <text:p text:style-name="P44">etc. </text:p>
            </text:list-item>
          </text:list>
          <text:p text:style-name="Text_20_body">L'état d'un objet dépend de son histoire: si la machine à café est plusieurs fois en fonctionnement, son réservoir finira par se vider.</text:p>
          <text:h text:style-name="Heading_20_4" text:outline-level="4"><text:bookmark text:name="obj-comp"/><text:bookmark-start text:name="__RefHeading__16332_2073142818"/><text:soft-page-break/>Le comportement d'un objet: <text:bookmark-end text:name="__RefHeading__16332_2073142818"/></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peut générer un comportement particulier (le réservoir à café se vide: l'objet téléphone à la maintenance), et réciproquement une action entraînera un changement d'état.</text:p>
          <text:h text:style-name="Heading_20_4" text:outline-level="4"><text:bookmark text:name="obj-id"/><text:bookmark-start text:name="__RefHeading__16334_2073142818"/>L'identité d'un objet:<text:bookmark-end text:name="__RefHeading__16334_2073142818"/></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 text:name="obj-met"/><text:bookmark-start text:name="__RefHeading__16336_2073142818"/>Des objets "métiers"<text:bookmark-end text:name="__RefHeading__16336_2073142818"/></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 text:name="obj-rel"/><text:bookmark-start text:name="__RefHeading__16338_2073142818"/>Relations entre objets<text:bookmark-end text:name="__RefHeading__16338_2073142818"/></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19">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3" draw:name="images25" text:anchor-type="as-char" svg:width="0.291cm" svg:height="0.344cm" draw:z-index="123"><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3" draw:name="images26" text:anchor-type="as-char" svg:width="0.291cm" svg:height="0.344cm" draw:z-index="124"><draw:image xlink:href="../../html/apres.gif" xlink:type="simple" xlink:show="embed" xlink:actuate="onLoad"/><svg:title>apres</svg:title></draw:frame></draw:a>). Les autres relations s'expriment par les modèles (<draw:a xlink:type="simple" xlink:href="../../html/modeles.html"><draw:frame draw:style-name="fr3" draw:name="images27" text:anchor-type="as-char" svg:width="0.291cm" svg:height="0.344cm" draw:z-index="125"><draw:image xlink:href="../../html/apres.gif" xlink:type="simple" xlink:show="embed" xlink:actuate="onLoad"/><svg:title>apres</svg:title></draw:frame></draw:a>)</text:p>
          <text:p text:style-name="Sender"/>
        </text:section>
        <text:section text:style-name="Sect1" text:name="Section7">
          <text:h text:style-name="P11" text:outline-level="1"><text:bookmark text:name="type-base"/><text:bookmark text:name="contenu2"/><text:bookmark-start text:name="__RefHeading__16340_2073142818"/>Au coeur des langages C/C++<text:bookmark-end text:name="__RefHeading__16340_2073142818"/></text:h>
          <text:h text:style-name="Heading_20_2" text:outline-level="2"><text:bookmark text:name="expressions"/><text:bookmark-start text:name="__RefHeading__16342_2073142818"/>Les expressions<text:bookmark-end text:name="__RefHeading__16342_2073142818"/></text:h>
          <text:p text:style-name="Text_20_body">Une expression est composée d'opérateurs et d'opérandes (variables ou constantes). L'expression la plus simple ne comporte qu'une variable. Par exemple:</text:p>
          <text:p text:style-name="P20">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 text:name="instructions"/><text:bookmark-start text:name="__RefHeading__16344_2073142818"/>Les instructions<text:bookmark-end text:name="__RefHeading__16344_2073142818"/></text:h>
          <text:p text:style-name="Text_20_body">Une instruction est :</text:p>
          <text:list xml:id="list4312730846591091467" text:style-name="L14">
            <text:list-item>
              <text:p text:style-name="P148">soit une instruction simple: elle se termine toujours par un ";" </text:p>
            </text:list-item>
            <text:list-item>
              <text:p text:style-name="P148">soit un bloc d'instructions (instruction composée): il a la structure suivante: </text:p>
              <text:list>
                <text:list-item>
                  <text:p text:style-name="P148">Une accolade ouvrante "<text:span text:style-name="Source_20_Text"><text:span text:style-name="T3">{</text:span></text:span>" </text:p>
                </text:list-item>
                <text:list-item>
                  <text:p text:style-name="P148">Des définitions optionnelles (déclarations de variables) locales au bloc et des instructions </text:p>
                </text:list-item>
                <text:list-item>
                  <text:p text:style-name="P45">Une accolade fermante "<text:span text:style-name="Source_20_Text"><text:span text:style-name="T3">}</text:span></text:span>" </text:p>
                </text:list-item>
              </text:list>
            </text:list-item>
          </text:list>
          <text:p text:style-name="Text_20_body"><draw:frame draw:style-name="fr2" draw:name="images34" text:anchor-type="as-char" svg:width="0.397cm" svg:height="0.397cm" draw:z-index="126"><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text:bookmark-start text:name="__RefHeading__16346_2073142818"/>L'instruction conditionnelle <text:span text:style-name="Source_20_Text">if</text:span><text:bookmark-end text:name="__RefHeading__16346_2073142818"/></text:h>
          <text:p text:style-name="Text_20_body"><text:span text:style-name="Source_20_Text"><text:span text:style-name="T3">if ( expression ) instruction</text:span></text:span> L'expression est évaluée : si le résultat est différent de 0 (en C) ou de <text:span text:style-name="Source_20_Text">false</text:span> (en C++), l'instruction est exécutée, sinon rien n'est fait. Exemple:</text:p>
          <text:p text:style-name="P20"><text:s text:c="3"/>if (i==0) nb = nb + 1;</text:p>
          <text:p text:style-name="Text_20_body">L'instruction <text:span text:style-name="Source_20_Text">if</text:span> peut aussi rendre la forme <text:span text:style-name="Source_20_Text"><text:span text:style-name="T3">if... else</text:span></text:span><text:span text:style-name="Source_20_Text"> </text:span>:</text:p>
          <text:p text:style-name="Preformatted_20_Text">if ( expression ) </text:p>
          <text:p text:style-name="Preformatted_20_Text"><text:s text:c="3"/>instruction1;</text:p>
          <text:p text:style-name="Preformatted_20_Text">else</text:p>
          <text:p text:style-name="P20"><text:s text:c="3"/>instruction2;</text:p>
          <text:p text:style-name="Text_20_body">ou encore <text:span text:style-name="Source_20_Text"><text:span text:style-name="T3">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20"><text:s text:c="3"/>instruction3;</text:p>
          <text:h text:style-name="Heading_20_3" text:outline-level="3"><text:bookmark-start text:name="__RefHeading__16348_2073142818"/>L'instruction <text:span text:style-name="Source_20_Text">switch</text:span><text:bookmark-end text:name="__RefHeading__16348_2073142818"/></text:h>
          <text:p text:style-name="Text_20_body">Dans ce dernier cas, on risque d'aboutir à un code pas très lisible; l'instruction <text:span text:style-name="Source_20_Text"><text:span text:style-name="T3">switch</text:span></text:span> offre une meilleure structuration du code:</text:p>
          <text:p text:style-name="Preformatted_20_Text"><text:span text:style-name="T3">switch(expression)</text:span> {</text:p>
          <text:p text:style-name="Preformatted_20_Text"><text:s text:c="4"/><text:span text:style-name="T3">case valeur constante</text:span>: instructions1;</text:p>
          <text:p text:style-name="Preformatted_20_Text"><text:s text:c="4"/><text:span text:style-name="T3">case autre valeur constante</text:span>: instructions2;</text:p>
          <text:p text:style-name="Preformatted_20_Text"><text:s text:c="4"/><text:span text:style-name="T3">default</text:span>: instructions;</text:p>
          <text:p text:style-name="P20">}</text:p>
          <text:p text:style-name="Text_20_body">Le <text:span text:style-name="Source_20_Text"><text:span text:style-name="T3">switch</text:span></text:span> est une instruction de prise de décision à choix multiples qui, en fonction de la valeur de l'expression, effectue les instructions associées à la valeur correspondante.</text:p>
          <text:p text:style-name="Text_20_body"><text:soft-page-break/><draw:frame draw:style-name="fr2" draw:name="images35" text:anchor-type="as-char" svg:width="0.397cm" svg:height="0.397cm" draw:z-index="127"><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3">break</text:span>;</text:p>
          <text:p text:style-name="Preformatted_20_Text"><text:s text:c="7"/>case '+' : exp = a + b: <text:span text:style-name="T3">break</text:span>;</text:p>
          <text:p text:style-name="Preformatted_20_Text"><text:s text:c="7"/>default <text:s/>: cout &lt;&lt; "Operateur inconnu\n";</text:p>
          <text:p text:style-name="P20"><text:s text:c="3"/>}</text:p>
          <text:p text:style-name="Text_20_body"><draw:frame draw:style-name="fr2" draw:name="images36" text:anchor-type="as-char" svg:width="0.397cm" svg:height="0.397cm" draw:z-index="128"><draw:image xlink:href="../../html/attention.gif" xlink:type="simple" xlink:show="embed" xlink:actuate="onLoad"/><svg:title>ATTENTION</svg:title></draw:frame>L'utilisation des objets et de l'héritage vont permettre de supprimer un bon nombre d'instructions <text:span text:style-name="Source_20_Text"><text:span text:style-name="T3">switch</text:span></text:span> ou <text:span text:style-name="Source_20_Text"><text:span text:style-name="T3">if</text:span></text:span>.</text:p>
          <text:h text:style-name="Heading_20_3" text:outline-level="3"><text:bookmark-start text:name="__RefHeading__16350_2073142818"/>L'instruction <text:span text:style-name="T3">while</text:span><text:bookmark-end text:name="__RefHeading__16350_2073142818"/></text:h>
          <text:p text:style-name="Text_20_body"><text:span text:style-name="Source_20_Text"><text:span text:style-name="T3">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3">while</text:span> (c!=' ') {</text:p>
          <text:p text:style-name="Preformatted_20_Text"><text:s text:c="3"/>c = getchar();</text:p>
          <text:p text:style-name="Preformatted_20_Text"><text:s text:c="3"/>chaine[i++] = c;</text:p>
          <text:p text:style-name="P20">}</text:p>
          <text:h text:style-name="Heading_20_3" text:outline-level="3"><text:bookmark-start text:name="__RefHeading__16352_2073142818"/>L'instruction de boucle <text:span text:style-name="Source_20_Text">for</text:span><text:bookmark-end text:name="__RefHeading__16352_2073142818"/></text:h>
          <text:p text:style-name="Text_20_body"><text:span text:style-name="Source_20_Text"><text:span text:style-name="T3">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3">expression1; while(expression2) {instruction; expression3; }</text:span></text:span>. Exemple d'utilisation de la boucle for; calcul de 2 <text:span text:style-name="T6">n</text:span>:</text:p>
          <text:p text:style-name="Preformatted_20_Text"><text:s text:c="3"/>x=1;</text:p>
          <text:p text:style-name="Preformatted_20_Text"><text:s text:c="3"/><text:span text:style-name="T3">for</text:span> (int i=0; i&lt;n; i++)</text:p>
          <text:p text:style-name="P20"><text:s text:c="7"/>x = 2*x;</text:p>
          <text:h text:style-name="Heading_20_4" text:outline-level="4"><text:bookmark-start text:name="__RefHeading__16354_2073142818"/>L'instruction de boucle <text:span text:style-name="Source_20_Text">for</text:span> basée sur des intervalles<text:bookmark-end text:name="__RefHeading__16354_2073142818"/></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text:bookmark-start text:name="__RefHeading__16356_2073142818"/>L'instruction <text:span text:style-name="Source_20_Text">do... while</text:span><text:bookmark-end text:name="__RefHeading__16356_2073142818"/></text:h>
          <text:p text:style-name="Text_20_body"><text:span text:style-name="Source_20_Text"><text:span text:style-name="T3">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text:bookmark-start text:name="__RefHeading__16358_2073142818"/>L'instruction ? :<text:bookmark-end text:name="__RefHeading__16358_2073142818"/></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20">}</text:p>
          <text:p text:style-name="P20">int A = b==1?3000:-10;</text:p>
          <text:h text:style-name="Heading_20_3" text:outline-level="3"><text:bookmark-start text:name="__RefHeading__16360_2073142818"/>Autres instructions utiles:<text:bookmark-end text:name="__RefHeading__16360_2073142818"/></text:h>
          <text:p text:style-name="Text_20_body"><text:span text:style-name="Source_20_Text"><text:span text:style-name="T3">return</text:span></text:span> ou <text:span text:style-name="Source_20_Text"><text:span text:style-name="T3">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3">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3">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3">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2" draw:name="images37" text:anchor-type="as-char" svg:width="0.397cm" svg:height="0.397cm" draw:z-index="129"><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3">on doit</text:span></text:span> s'en passer.</text:p>
          <text:h text:style-name="Heading_20_2" text:outline-level="2"><text:bookmark text:name="constC"/><text:bookmark-start text:name="__RefHeading__16362_2073142818"/>Les constantes en langage C<text:bookmark-end text:name="__RefHeading__16362_2073142818"/></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20">float x = PI;</text:p>
          <text:p text:style-name="Text_20_body"><draw:frame draw:style-name="fr2" draw:name="images38" text:anchor-type="as-char" svg:width="0.397cm" svg:height="0.397cm" draw:z-index="130"><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text:bookmark-start text:name="__RefHeading__16364_2073142818"/>Constantes entières<text:bookmark-end text:name="__RefHeading__16364_2073142818"/></text:h>
          <text:p text:style-name="Text_20_body">Les constantes entières peuvent être écrites en décimal (base 10), en octal (base 8) ou en hexadécimal (base 16). La détermination de la base se fait comme suit :</text:p>
          <text:list xml:id="list3075554256613143045" text:style-name="L15">
            <text:list-item>
              <text:p text:style-name="P149">un nombre qui ne commence pas par un 0 (chiffre zéro) est en base 10 </text:p>
            </text:list-item>
            <text:list-item>
              <text:p text:style-name="P149">un nombre qui commence par un 0 suivi d'un ou plusieurs chiffres est en base 8 </text:p>
            </text:list-item>
            <text:list-item>
              <text:p text:style-name="P46">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3">long</text:span></text:span>.</text:p>
          <text:h text:style-name="Heading_20_4" text:outline-level="4"><text:bookmark-start text:name="__RefHeading__16366_2073142818"/>Quelques exemples :<text:bookmark-end text:name="__RefHeading__16366_2073142818"/></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ext:soft-page-break/>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text:bookmark-start text:name="__RefHeading__16368_2073142818"/>Constantes flottantes:<text:bookmark-end text:name="__RefHeading__16368_2073142818"/></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3">float</text:span></text:span>), l ou L (pour <text:span text:style-name="Teletype"><text:span text:style-name="T3">long double</text:span></text:span>). On peut omettre la partie entière ou la partie fractionnaire, mais pas les deux; on peut aussi omettre le point décimal ou le e suivi de l'exposant, mais pas les deux.</text:p>
          <text:h text:style-name="Heading_20_4" text:outline-level="4"><text:bookmark-start text:name="__RefHeading__16370_2073142818"/>Quelques exemples :<text:bookmark-end text:name="__RefHeading__16370_2073142818"/></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6">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6">-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6">-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6">-5</text:span></text:p>
              </table:table-cell>
            </table:table-row>
          </table:table>
          <text:h text:style-name="Heading_20_3" text:outline-level="3"><text:bookmark-start text:name="__RefHeading__16372_2073142818"/>Constantes caractères<text:bookmark-end text:name="__RefHeading__16372_2073142818"/></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text:bookmark-start text:name="__RefHeading__16374_2073142818"/>Constantes chaînes de caractères<text:bookmark-end text:name="__RefHeading__16374_2073142818"/></text:h>
          <text:p text:style-name="Text_20_body">Une constante de type chaîne de caractères se compose d'une suite de caractères placés entre guillemets : <text:span text:style-name="Teletype"><text:span text:style-name="T3">"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draw:frame draw:style-name="fr2" draw:name="images39" text:anchor-type="as-char" svg:width="0.397cm" svg:height="0.397cm" draw:z-index="131"><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 text:name="decl-var"/><text:bookmark-start text:name="__RefHeading__16376_2073142818"/><text:soft-page-break/>Déclarations de variables<text:bookmark-end text:name="__RefHeading__16376_2073142818"/></text:h>
          <text:p text:style-name="Text_20_body">Les types de base du <text:span text:style-name="Source_20_Text">C++</text:span> sont les mêmes que les types du <text:span text:style-name="Source_20_Text">C</text:span>, avec les extensions suivantes:</text:p>
          <text:list xml:id="list2469117168112158345" text:style-name="L16">
            <text:list-item>
              <text:p text:style-name="P150">Le type <text:span text:style-name="Source_20_Text">bool</text:span> </text:p>
            </text:list-item>
            <text:list-item>
              <text:p text:style-name="P150">La notion de référence </text:p>
            </text:list-item>
            <text:list-item>
              <text:p text:style-name="P47">Le type <text:span text:style-name="Source_20_Text">class</text:span> (fondamental, car c'est lui qui permet de définir les objets) </text:p>
            </text:list-item>
          </text:list>
          <text:h text:style-name="Heading_20_3" text:outline-level="3"><text:bookmark text:name="portee-nom"/><text:bookmark-start text:name="__RefHeading__16378_2073142818"/>La portée d'un nom<text:bookmark-end text:name="__RefHeading__16378_2073142818"/></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6264904632127700252" text:style-name="L17">
            <text:list-item>
              <text:p text:style-name="P151">Elle commence à la ligne de déclaration de <text:span text:style-name="Source_20_Text">A</text:span> </text:p>
            </text:list-item>
            <text:list-item>
              <text:p text:style-name="P48">Elle se termine à la fin du bloc dans lequel la variable <text:span text:style-name="Source_20_Text">A</text:span> a été définie. La fin de bloc est marquée par une accolade fermante <text:span text:style-name="Source_20_Text"><text:span text:style-name="T3">}</text:span></text:span>. </text:p>
            </text:list-item>
          </text:list>
          <text:p text:style-name="Text_20_body"><draw:frame draw:style-name="fr2" draw:name="images40" text:anchor-type="as-char" svg:width="0.529cm" svg:height="0.529cm" draw:z-index="132"><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3">int A=5; <text:s text:c="3"/>// DEBUT DE LA PORTEE DE A</text:span></text:p>
          <text:p text:style-name="Preformatted_20_Text"><text:s text:c="3"/>...</text:p>
          <text:p text:style-name="Preformatted_20_Text"><text:s text:c="3"/><text:span text:style-name="T3">}; <text:s text:c="9"/>// FIN DE LA PORTEE DE A</text:span></text:p>
          <text:p text:style-name="P20">...</text:p>
          <text:h text:style-name="Heading_20_4" text:outline-level="4"><text:bookmark text:name="nom-global"/><text:bookmark-start text:name="__RefHeading__16380_2073142818"/>Nom global<text:bookmark-end text:name="__RefHeading__16380_2073142818"/></text:h>
          <text:p text:style-name="Text_20_body">Un nom global est un nom défini à l'extérieur de toute fonction, de toute classe, de tout espace de noms (<draw:a xlink:type="simple" xlink:href="../../html/stdlib.html#namedecl"><draw:frame draw:style-name="fr3" draw:name="images41" text:anchor-type="as-char" svg:width="0.291cm" svg:height="0.344cm" draw:z-index="133"><draw:image xlink:href="../../html/apres.gif" xlink:type="simple" xlink:show="embed" xlink:actuate="onLoad"/><svg:title>apres</svg:title></draw:frame></draw:a>). Un nom global sera donc accessible dans tout le programme.</text:p>
          <text:p text:style-name="Text_20_body"><draw:frame draw:style-name="fr2" draw:name="images42" text:anchor-type="as-char" svg:width="0.397cm" svg:height="0.397cm" draw:z-index="134"><draw:image xlink:href="../../html/attention.gif" xlink:type="simple" xlink:show="embed" xlink:actuate="onLoad"/><svg:title>ATTENTION</svg:title></draw:frame> Ne pas confondre variable globale et variable locale à la fonction main:</text:p>
          <text:p text:style-name="Preformatted_20_Text">...</text:p>
          <text:p text:style-name="P23">int A; <text:s text:c="12"/>// variable globale</text:p>
          <text:p text:style-name="Preformatted_20_Text"/>
          <text:p text:style-name="Preformatted_20_Text">int main() {</text:p>
          <text:p text:style-name="Preformatted_20_Text"><text:s text:c="4"/><text:span text:style-name="T3">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3">C += B; <text:s text:c="7"/>// ERREUR B n'est pas connu ici</text:span></text:p>
          <text:p text:style-name="Preformatted_20_Text"><text:s text:c="4"/>return C;</text:p>
          <text:p text:style-name="Preformatted_20_Text">};</text:p>
          <text:p text:style-name="P20"/>
          <text:h text:style-name="Heading_20_4" text:outline-level="4"><text:bookmark text:name="portee-var"/><text:bookmark-start text:name="__RefHeading__16382_2073142818"/>La portée d'une variable<text:bookmark-end text:name="__RefHeading__16382_2073142818"/></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2" draw:name="images43" text:anchor-type="as-char" svg:width="0.397cm" svg:height="0.397cm" draw:z-index="135"><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3">int i=0</text:span>; i&lt;10;i++) <text:s text:c="3"/>// DEBUT DE PORTEE DE i</text:p>
          <text:p text:style-name="Preformatted_20_Text"><text:s text:c="3"/>{...</text:p>
          <text:p text:style-name="Preformatted_20_Text"><text:s text:c="4"/>...</text:p>
          <text:p text:style-name="P20"><text:s text:c="3"/>}; <text:s text:c="21"/>// <text:s/>FIN DE PORTEE DE i</text:p>
          <text:h text:style-name="Heading_20_3" text:outline-level="3"><text:bookmark-start text:name="__RefHeading__16384_2073142818"/>La structure d'une déclaration de variables<text:bookmark-end text:name="__RefHeading__16384_2073142818"/></text:h>
          <text:p text:style-name="Text_20_body">Une déclaration de variables comprend:</text:p>
          <text:list xml:id="list4023699821139380451" text:style-name="L18">
            <text:list-item>
              <text:p text:style-name="P152">Un descripteur optionnel (<text:span text:style-name="Source_20_Text">const</text:span>, <text:span text:style-name="Source_20_Text">extern</text:span>, <text:span text:style-name="Source_20_Text">virtual</text:span>, ...) </text:p>
            </text:list-item>
            <text:list-item>
              <text:p text:style-name="P152">Un type de base <text:span text:style-name="Emphasis">obligatoire</text:span> (<text:span text:style-name="Source_20_Text">int</text:span> etc., ou type défini par le programmeur) </text:p>
            </text:list-item>
            <text:list-item>
              <text:p text:style-name="P152">Un déclarateur <text:span text:style-name="Emphasis">obligatoire</text:span>. Celui-ci est constitué de: </text:p>
              <text:list>
                <text:list-item>
                  <text:p text:style-name="P152">un nom choisi par le programmeur </text:p>
                </text:list-item>
                <text:list-item>
                  <text:p text:style-name="P152">un ou plusieurs opérateurs de déclaration. </text:p>
                </text:list-item>
              </text:list>
            </text:list-item>
            <text:list-item>
              <text:p text:style-name="P49">Un initialiseur optionnel. </text:p>
            </text:list-item>
          </text:list>
          <text:p text:style-name="Text_20_body">Exemple:</text:p>
          <text:p text:style-name="P20">int* A [];</text:p>
          <text:p text:style-name="Text_20_body">La déclaration de variables ci-dessus est constituée de la manière suivante:</text:p>
          <text:list xml:id="list1727395478094138391" text:style-name="L19">
            <text:list-item>
              <text:p text:style-name="P153">Pas de descripteur </text:p>
            </text:list-item>
            <text:list-item>
              <text:p text:style-name="P153">Type de base: <text:span text:style-name="Source_20_Text">int</text:span> </text:p>
            </text:list-item>
            <text:list-item>
              <text:p text:style-name="P153">Déclarateur constitué de: </text:p>
              <text:list>
                <text:list-item>
                  <text:p text:style-name="P153">Le nom <text:span text:style-name="Source_20_Text">A</text:span> </text:p>
                </text:list-item>
                <text:list-item>
                  <text:p text:style-name="P153">Les deux opérateurs de déclaration <text:span text:style-name="Source_20_Text"><text:span text:style-name="T3">*</text:span></text:span> et <text:span text:style-name="Source_20_Text"><text:span text:style-name="T3">[]</text:span></text:span>. Les opérateurs <text:span text:style-name="Emphasis">postfixés</text:span> (<text:span text:style-name="Source_20_Text"><text:span text:style-name="T3">[]</text:span></text:span>) ayant une priorité supérieure aux opérateur <text:span text:style-name="Emphasis">préfixés</text:span> (<text:span text:style-name="Source_20_Text"><text:span text:style-name="T3">*</text:span></text:span>), on a déclaré un tableau de pointeurs, non pas un pointeur vers un tableau. </text:p>
                </text:list-item>
              </text:list>
            </text:list-item>
            <text:list-item>
              <text:p text:style-name="P50">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20">int B; <text:s text:c="37"/>// 2 parties seulement</text:p>
          <text:p text:style-name="Text_20_body">quelques descripteurs sur lesquels nous reviendrons ultérieurement:</text:p>
          <text:p text:style-name="List_20_Heading"><text:span text:style-name="Source_20_Text"><text:span text:style-name="T3">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3">mutable</text:span></text:span> </text:p>
          <text:p text:style-name="List_20_Contents">Utilisé dans les déclaration de classes, en lien avec <text:span text:style-name="Source_20_Text">const</text:span> </text:p>
          <text:p text:style-name="List_20_Heading"><text:span text:style-name="Source_20_Text"><text:span text:style-name="T3">static</text:span></text:span> </text:p>
          <text:p text:style-name="List_20_Contents">Utilisé dans les déclarations de classes ou de fonctions </text:p>
          <text:p text:style-name="List_20_Heading"><text:span text:style-name="Source_20_Text"><text:span text:style-name="T3">virtual</text:span></text:span> </text:p>
          <text:p text:style-name="P19">Utilisé dans les déclaration de classes </text:p>
          <text:h text:style-name="Heading_20_2" text:outline-level="2"><text:bookmark text:name="type-predef"/><text:bookmark-start text:name="__RefHeading__16386_2073142818"/>Les types de base<text:bookmark-end text:name="__RefHeading__16386_2073142818"/></text:h>
          <text:h text:style-name="Heading_20_3" text:outline-level="3"><text:bookmark text:name="char"/><text:bookmark-start text:name="__RefHeading__16388_2073142818"/>Le type caractère : char<text:bookmark-end text:name="__RefHeading__16388_2073142818"/></text:h>
          <text:p text:style-name="Text_20_body">Il est le support des caractères le plus souvent codés en ASCII parfois en EBCDIC. Il représente <text:span text:style-name="Emphasis">un entier sur 8 bits</text:span>; sa valeur peut aller de:</text:p>
          <text:list xml:id="list4379164167672192835" text:style-name="L20">
            <text:list-item>
              <text:p text:style-name="P154">-128 à +127 s'il est signé <text:span text:style-name="Source_20_Text">signed char</text:span> (positif ou négatif) </text:p>
            </text:list-item>
            <text:list-item>
              <text:p text:style-name="P51">de 0 à 255 s'il est non signé <text:span text:style-name="Source_20_Text">unsigned char</text:span> (uniquement positif). </text:p>
            </text:list-item>
          </text:list>
          <text:p text:style-name="Text_20_body"><draw:frame draw:style-name="fr2" draw:name="images44" text:anchor-type="as-char" svg:width="0.397cm" svg:height="0.397cm" draw:z-index="136"><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bookmark-start text:name="__RefHeading__16390_2073142818"/><text:soft-page-break/>Le type entier : int<text:bookmark-end text:name="__RefHeading__16390_2073142818"/></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 text:name="bool"/><text:bookmark-start text:name="__RefHeading__16392_2073142818"/>Le type booléen: bool (Seulement en C++)<text:bookmark-end text:name="__RefHeading__16392_2073142818"/></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text:bookmark-start text:name="__RefHeading__16394_2073142818"/>Le type énumération : enum<text:bookmark-end text:name="__RefHeading__16394_2073142818"/></text:h>
          <text:p text:style-name="Text_20_body">C'est un type particulier à valeurs entières; à chaque énumération est associée un ensemble de constantes nommées.:</text:p>
          <text:p text:style-name="Preformatted_20_Text"><text:span text:style-name="T3">enum</text:span> jour_t {lundi, mardi, mercredi, jeudi, vendredi, samedi, dimanche};</text:p>
          <text:p text:style-name="Preformatted_20_Text">jour_t jour;</text:p>
          <text:p text:style-name="Preformatted_20_Text">...</text:p>
          <text:p text:style-name="P20">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20"><text:span text:style-name="T3">enum</text:span> mois_t={JAN=1, FEV, MAR, AVR, MAI, JUN, JUL, AOU, SEP, OCT, NOV, DEC};</text:p>
          <text:p text:style-name="Text_20_body">JAN vaut 1, FEV 2, MAR 3, etc.</text:p>
          <text:h text:style-name="Heading_20_3" text:outline-level="3"><text:bookmark-start text:name="__RefHeading__16396_2073142818"/>Les types réels<text:bookmark-end text:name="__RefHeading__16396_2073142818"/></text:h>
          <text:p text:style-name="Text_20_body">Ils sont codés de façon interne sous forme mantisse + exposant.</text:p>
          <text:list xml:id="list3249651519283868906" text:style-name="L21">
            <text:list-item>
              <text:p text:style-name="P155"><text:span text:style-name="T3">float</text:span>: c'est le type réel simple précision, codé sur 32 bits </text:p>
            </text:list-item>
            <text:list-item>
              <text:p text:style-name="P155"><text:span text:style-name="T3">double</text:span>: c'est le type réel en double précision, codé sur 64 bits. </text:p>
            </text:list-item>
            <text:list-item>
              <text:p text:style-name="P52"><text:span text:style-name="T3">long double</text:span>: c'est le type réel en précision étendue ou quadruple précision, codé sur 128 bits. </text:p>
            </text:list-item>
          </text:list>
          <text:h text:style-name="Heading_20_3" text:outline-level="3"><text:bookmark text:name="void"/><text:bookmark-start text:name="__RefHeading__16398_2073142818"/>Le type <text:span text:style-name="Emphasis">void</text:span><text:bookmark-end text:name="__RefHeading__16398_2073142818"/></text:h>
          <text:p text:style-name="Text_20_body">Il s'agit d'un "pseudo-type", qui veut dire "rien". On peut l'employer comme type de pointeur;</text:p>
          <text:p text:style-name="P20">void*</text:p>
          <text:p text:style-name="Text_20_body">signifie "pointeur vers n'importe quoi". <text:span text:style-name="Source_20_Text">void</text:span> peut aussi être employé comme type de retour de fonction:</text:p>
          <text:p text:style-name="P20">void <text:s/>f()</text:p>
          <text:p text:style-name="Text_20_body">signifie "fonction qui ne renvoie aucune valeur" (procédure en pascal).</text:p>
          <text:p text:style-name="Text_20_body"><draw:frame draw:style-name="fr2" draw:name="images45" text:anchor-type="as-char" svg:width="0.397cm" svg:height="0.397cm" draw:z-index="137"><draw:image xlink:href="../../html/attention.gif" xlink:type="simple" xlink:show="embed" xlink:actuate="onLoad"/><svg:title>ATTENTION</svg:title></draw:frame> La déclaration suivante:</text:p>
          <text:p text:style-name="P20">fonction();</text:p>
          <text:p text:style-name="Text_20_body">est illégale en C++, mais correspond en C à une fonction qui renvoie une valeur entière (la valeur par défaut). Pour ne rien renvoyer il faut spécifier:</text:p>
          <text:p text:style-name="P20">void fonction();</text:p>
          <text:h text:style-name="Heading_20_3" text:outline-level="3"><text:bookmark-start text:name="__RefHeading__16400_2073142818"/>Nombre d'octets pris par un type donné<text:bookmark-end text:name="__RefHeading__16400_2073142818"/></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20"><text:soft-page-break/>cout &lt;&lt; "Taille d'un entier = " &lt;&lt; sizeof( int );</text:p>
          <text:h text:style-name="Heading_20_3" text:outline-level="3"><text:bookmark-start text:name="__RefHeading__16402_2073142818"/>Des types entiers dont on connait la taille<text:bookmark-end text:name="__RefHeading__16402_2073142818"/></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20">uint32_t c</text:p>
          <text:h text:style-name="Heading_20_2" text:outline-level="2"><text:bookmark text:name="type-deriv"/><text:bookmark-start text:name="__RefHeading__16404_2073142818"/>Types dérivés<text:bookmark-end text:name="__RefHeading__16404_2073142818"/></text:h>
          <text:p text:style-name="Text_20_body">En plus des types de base, il existe un nombre théoriquement infini de types pouvant être construits à partir des types de base :</text:p>
          <text:list xml:id="list1080492452496863092" text:style-name="L22">
            <text:list-item>
              <text:p text:style-name="P156">Des tableaux d'objets d'un certain type ; </text:p>
            </text:list-item>
            <text:list-item>
              <text:p text:style-name="P156">Des fonctions renvoyant des objets d'un certain type ; </text:p>
            </text:list-item>
            <text:list-item>
              <text:p text:style-name="P156">Des pointeurs (C/C++) ou des références (C++) sur des objets d'un certain type (cf. ci-dessous); </text:p>
            </text:list-item>
            <text:list-item>
              <text:p text:style-name="P156">Des structures contenant des objets de types divers ; </text:p>
            </text:list-item>
            <text:list-item>
              <text:p text:style-name="P53">Des unions qui peuvent contenir un objet parmi plusieurs de types divers. </text:p>
            </text:list-item>
          </text:list>
          <text:p text:style-name="P3">Ces constructions de types dérivés peuvent se faire en général de manière récursive.</text:p>
          <text:h text:style-name="Heading_20_2" text:outline-level="2"><text:bookmark text:name="type-auto"/><text:bookmark-start text:name="__RefHeading__16406_2073142818"/>Le type auto (C++11)<text:bookmark-end text:name="__RefHeading__16406_2073142818"/></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20"><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 text:name="tableau"/><text:bookmark-start text:name="__RefHeading__16408_2073142818"/>Les tableaux<text:bookmark-end text:name="__RefHeading__16408_2073142818"/></text:h>
          <text:p text:style-name="Text_20_body">Ce chapitre décrit les tableaux, tels qu'ils sont utilisés en langage C. Nous verrons plus loin que le C++, s'il permet la définition de tableaux "à la C", offre plusieurs autres possibilités pour définir des tableaux.</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text:bookmark-start text:name="__RefHeading__16410_2073142818"/>Déclaration d'un tableau<text:bookmark-end text:name="__RefHeading__16410_2073142818"/></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3">0</text:span></text:span> à <text:span text:style-name="Source_20_Text"><text:span text:style-name="T3">n-1</text:span></text:span>.</text:p>
          <text:p text:style-name="Preformatted_20_Text"><text:span text:style-name="T3">int tab[10]</text:span>; <text:s text:c="4"/>/* Tableau de 10 entiers, les indices vont de 0 à 9 */</text:p>
          <text:p text:style-name="Preformatted_20_Text">tab[0] = 5;</text:p>
          <text:p text:style-name="P20">tab[5] = 2;</text:p>
          <text:p text:style-name="Text_20_body"><draw:frame draw:style-name="fr2" draw:name="images46" text:anchor-type="as-char" svg:width="0.397cm" svg:height="0.397cm" draw:z-index="138"><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3">#define</text:span></text:span> du préprocesseur:</text:p>
          <text:p text:style-name="Preformatted_20_Text"><text:soft-page-break/><text:span text:style-name="T3">#define TAILLE 10</text:span> <text:s text:c="8"/>/* Attention à la syntaxe: pas de ; */</text:p>
          <text:p text:style-name="P20">int tab[TAILLE];</text:p>
          <text:h text:style-name="Heading_20_3" text:outline-level="3"><text:bookmark-start text:name="__RefHeading__16412_2073142818"/>Initialisation du tableau<text:bookmark-end text:name="__RefHeading__16412_2073142818"/></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3">int tab[5]</text:span> = {0,1,2,3,4};</text:p>
          <text:p text:style-name="Preformatted_20_Text"><text:span text:style-name="T3">float x[5]</text:span> = {1.3,2.4,9.3}; <text:s text:c="2"/>/* Les constantes sont affectées aux 3 premiers éléments, </text:p>
          <text:p text:style-name="Preformatted_20_Text"><text:s text:c="33"/>les 2 derniers sont initialisés à 0 */</text:p>
          <text:p text:style-name="Preformatted_20_Text"><text:span text:style-name="T3">int num[]</text:span> = {0,1,2}; <text:s text:c="9"/>/* On peut ne pas spécifier la dimension, </text:p>
          <text:p text:style-name="P20"><text:s text:c="33"/>qui est alors égale au nombre de constantes */</text:p>
          <text:h text:style-name="Heading_20_3" text:outline-level="3"><text:bookmark-start text:name="__RefHeading__16414_2073142818"/>Passage d'un tableau à une fonction<text:bookmark-end text:name="__RefHeading__16414_2073142818"/></text:h>
          <text:p text:style-name="Text_20_body">Pour passer un tableau en paramètre d'une fonction, on doit passer obligatoirement <text:span text:style-name="Emphasis">deux paramètres:</text:span></text:p>
          <text:list xml:id="list8643058913181214698" text:style-name="L23">
            <text:list-item>
              <text:p text:style-name="P157">L'adresse de base du tableau </text:p>
            </text:list-item>
            <text:list-item>
              <text:p text:style-name="P54">La longueur du tableau (nombre de cases) </text:p>
            </text:list-item>
          </text:list>
          <text:h text:style-name="Heading_20_4" text:outline-level="4"><text:bookmark-start text:name="__RefHeading__16416_2073142818"/>Déclaration de paramètre de type tableau:<text:bookmark-end text:name="__RefHeading__16416_2073142818"/></text:h>
          <text:p text:style-name="Text_20_body">On peut procéder de deux manières équivalentes pour déclarer l'adresse de base du tableau:</text:p>
          <text:list xml:id="list2018761564453280785" text:style-name="L24">
            <text:list-item>
              <text:p text:style-name="P158">Utiliser la notation <text:span text:style-name="Source_20_Text">int tab[]</text:span>: il n'y a pas d'allocation mémoire à réaliser, donc la dimension du tableau n'est pas spécifiée dans la déclaration. </text:p>
            </text:list-item>
            <text:list-item>
              <text:p text:style-name="P55">Utiliser uniquement l'adresse de base du tableau, sous forme d'un pointeur: <text:span text:style-name="Source_20_Text">int *tab</text:span> </text:p>
            </text:list-item>
          </text:lis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20"><text:s/>}</text:p>
          <text:h text:style-name="Heading_20_3" text:outline-level="3"><text:bookmark-start text:name="__RefHeading__16418_2073142818"/>Utilisation de tableaux<text:bookmark-end text:name="__RefHeading__16418_2073142818"/></text:h>
          <text:p text:style-name="Text_20_body">Lorsque l'on manipule des tableaux, on utilise fréquemment les boucles itératives ( for ou while) et les opérateurs d'incrémentation:</text:p>
          <text:p text:style-name="Text_20_body"><text:span text:style-name="T3">Exemple:</text:span>Initialisation d'un tableau avec une boucle for</text:p>
          <text:p text:style-name="Preformatted_20_Text">#define TAILLE 100</text:p>
          <text:p text:style-name="Preformatted_20_Text">float y[TAILLE];</text:p>
          <text:p text:style-name="Preformatted_20_Text">int i;</text:p>
          <text:p text:style-name="Preformatted_20_Text">for (i=0;i&lt;TAILLE;++i)</text:p>
          <text:p text:style-name="P20"><text:s text:c="3"/>y[i]=i*i;</text:p>
          <text:p text:style-name="Text_20_body"><text:span text:style-name="T3">Exemple:</text:span> Recherche du premier élément nul d'un tableau</text:p>
          <text:p text:style-name="Preformatted_20_Text"><text:soft-page-break/>int tab[TAILLE] ) {18, 15, 13, 10, 0, 67};</text:p>
          <text:p text:style-name="Preformatted_20_Text">int i = 0;</text:p>
          <text:p text:style-name="Preformatted_20_Text">while (i&lt;TAILLE &amp;&amp; tab[i]!=0) <text:s/>// Attention à ne pas déborder !</text:p>
          <text:p text:style-name="Preformatted_20_Text"><text:s text:c="3"/>++i;</text:p>
          <text:p text:style-name="P20">cout &lt;&lt; i &lt;&lt; '\n';</text:p>
          <text:h text:style-name="Heading_20_3" text:outline-level="3"><text:bookmark-start text:name="__RefHeading__16420_2073142818"/>Tableaux (chaîne) de caractères<text:bookmark-end text:name="__RefHeading__16420_2073142818"/></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3">char ligne[80];</text:span> <text:s text:c="35"/>/* Déclaration d'une chaine de 80 caractères */</text:p>
          <text:p text:style-name="Preformatted_20_Text"><text:span text:style-name="T3">char titre[]</text:span> = "Introduction"; <text:s text:c="20"/>/* Initialisation d'une chaine de 13 caractères */</text:p>
          <text:p text:style-name="Preformatted_20_Text"><text:span text:style-name="T3">char salut[]</text:span> = {'b','o','n','j','o','u','r','\0'}; /* Initialisation lourde mais correcte */</text:p>
          <text:p text:style-name="Preformatted_20_Text"><text:span text:style-name="T3">char salut[]</text:span> = "bonjour"; <text:s text:c="25"/>/* Pareil, mais plus élégant */</text:p>
          <text:p text:style-name="P20"><text:span text:style-name="T3">char pasplein[15]</text:span>="pas plein"; <text:s text:c="20"/>/* La chaine est complétée par des \0 */</text:p>
          <text:p text:style-name="Text_20_body">Stockage mémoire de la variable <text:span text:style-name="Source_20_Text"><text:span text:style-name="T3">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ext:bookmark-start text:name="__RefHeading__16422_2073142818"/>Tableaux à 2 dimensions :<text:bookmark-end text:name="__RefHeading__16422_2073142818"/></text:h>
          <text:p text:style-name="Text_20_body">En C, un tableau à 2 dimensions est en fait un tableau à une dimension dont chaque élément est un tableau. L'exemple suivant déclare un tableau de 10 tableaux de 20 entiers:</text:p>
          <text:p text:style-name="P20">int tab[10][20];</text:p>
          <text:p text:style-name="Text_20_body">Pour accéder à un élément du tableau : </text:p>
          <text:p text:style-name="P20"><text:span text:style-name="T3">tab[i][j]</text:span> = 12;</text:p>
          <text:h text:style-name="Heading_20_3" text:outline-level="3"><text:bookmark-start text:name="__RefHeading__16424_2073142818"/>Initialisation du tableau à 2 dimensions:<text:bookmark-end text:name="__RefHeading__16424_2073142818"/></text:h>
          <text:p text:style-name="Preformatted_20_Text">int tab[4][3] = {{1,2,3},</text:p>
          <text:p text:style-name="Preformatted_20_Text"><text:s text:c="17"/>{4,5,6},</text:p>
          <text:p text:style-name="Preformatted_20_Text"><text:s text:c="17"/>{7,8,9},</text:p>
          <text:p text:style-name="P20"><text:s text:c="17"/>{10,11,12}};</text:p>
          <text:p text:style-name="Text_20_body">Un exemple d'utilisation d'un tableau à deux dimensions:</text:p>
          <text:p text:style-name="Preformatted_20_Text">#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20">}</text:p>
          <text:h text:style-name="Heading_20_2" text:outline-level="2"><text:bookmark text:name="struct"/><text:bookmark-start text:name="__RefHeading__16426_2073142818"/>Les structures<text:bookmark-end text:name="__RefHeading__16426_2073142818"/></text:h>
          <text:h text:style-name="Heading_20_3" text:outline-level="3"><text:bookmark-start text:name="__RefHeading__16428_2073142818"/>Structure<text:bookmark-end text:name="__RefHeading__16428_2073142818"/></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text:bookmark-start text:name="__RefHeading__16430_2073142818"/>Déclaration d'une structure<text:bookmark-end text:name="__RefHeading__16430_2073142818"/></text:h>
          <text:p text:style-name="Text_20_body">Voici un exemple de déclaration d'une structure:</text:p>
          <text:p text:style-name="Preformatted_20_Text"><text:soft-page-break/><text:span text:style-name="T3">struct</text:span> personne {</text:p>
          <text:p text:style-name="Preformatted_20_Text"><text:s text:c="3"/>char nom[20];</text:p>
          <text:p text:style-name="Preformatted_20_Text"><text:s text:c="3"/>char prenom[20];</text:p>
          <text:p text:style-name="Preformatted_20_Text"><text:s text:c="3"/>int no_ss;</text:p>
          <text:p text:style-name="P20">}</text:p>
          <text:h text:style-name="Heading_20_3" text:outline-level="3"><text:bookmark-start text:name="__RefHeading__16432_2073142818"/>Initialisation d'une structure:<text:bookmark-end text:name="__RefHeading__16432_2073142818"/></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20">struct complexe z = {1.,1.};</text:p>
          <text:h text:style-name="Heading_20_3" text:outline-level="3"><text:bookmark-start text:name="__RefHeading__16434_2073142818"/>Accès aux champs d'une structure:<text:bookmark-end text:name="__RefHeading__16434_2073142818"/></text:h>
          <text:p text:style-name="Text_20_body">L'accès aux champs d'une structure se fait avec l'opérateur <text:span text:style-name="Source_20_Text"><text:span text:style-name="T3">.</text:span></text:span>. Par exemple, si l'on reprend la structure complexe z, on désignera le champ re par z.re. Les champs ainsi désignés peuvent être utilisés comme toute autre variable.</text:p>
          <text:h text:style-name="Heading_20_2" text:outline-level="2"><text:bookmark text:name="union"/><text:bookmark-start text:name="__RefHeading__16436_2073142818"/>Les unions<text:bookmark-end text:name="__RefHeading__16436_2073142818"/></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20">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 text:name="operateurs"/><text:bookmark-start text:name="__RefHeading__16438_2073142818"/>Opérateurs et expressions<text:bookmark-end text:name="__RefHeading__16438_2073142818"/></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bookmark-start text:name="__RefHeading__16440_2073142818"/>Opérateur d'affection<text:bookmark-end text:name="__RefHeading__16440_2073142818"/></text:h>
          <text:p text:style-name="Text_20_body"><text:span text:style-name="Strong_20_Emphasis">=</text:span></text:p>
          <text:p text:style-name="Text_20_body">Copie d'un objet sur un autre (voir plus loin)</text:p>
          <text:p text:style-name="P20">A = 3</text:p>
          <text:h text:style-name="Heading_20_3" text:outline-level="3"><text:bookmark-start text:name="__RefHeading__16442_2073142818"/>Opérateurs arithmétiques binaires<text:bookmark-end text:name="__RefHeading__16442_2073142818"/></text:h>
          <text:p text:style-name="Text_20_body"><text:span text:style-name="Strong_20_Emphasis">+ - * / % </text:span></text:p>
          <text:p text:style-name="P20">A = B + C</text:p>
          <text:h text:style-name="Heading_20_3" text:outline-level="3"><text:bookmark-start text:name="__RefHeading__16444_2073142818"/>Opérateurs arithmétiques unaires<text:bookmark-end text:name="__RefHeading__16444_2073142818"/></text:h>
          <text:p text:style-name="Text_20_body"><text:span text:style-name="Strong_20_Emphasis">+= -= *= /= %=</text:span></text:p>
          <text:p text:style-name="P20"><text:soft-page-break/>A += 4 // est un raccourci de A = A + 4</text:p>
          <text:h text:style-name="Heading_20_3" text:outline-level="3"><text:bookmark-start text:name="__RefHeading__16446_2073142818"/>Opérateur d'incrémentation ou de décrémentation<text:bookmark-end text:name="__RefHeading__16446_2073142818"/></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20">int A = ++i; // A et i contiennent 1</text:p>
          <text:h text:style-name="Heading_20_3" text:outline-level="3"><text:bookmark-start text:name="__RefHeading__16448_2073142818"/>Opérateurs de comparaison<text:bookmark-end text:name="__RefHeading__16448_2073142818"/></text:h>
          <text:p text:style-name="Text_20_body"><text:span text:style-name="Strong_20_Emphasis">== != &lt; &lt;= &gt; &gt;=</text:span></text:p>
          <text:p text:style-name="Text_20_body">Ils renvoient 0 ou 1 (en C), false ou true (en C++). Ils sont utilisés dans les boucles while, if, etc.</text:p>
          <text:p text:style-name="P20">if ( A == 3 ) ...</text:p>
          <text:h text:style-name="Heading_20_3" text:outline-level="3"><text:bookmark-start text:name="__RefHeading__16450_2073142818"/>Opérateurs logiques<text:bookmark-end text:name="__RefHeading__16450_2073142818"/></text:h>
          <text:p text:style-name="Text_20_body"><text:span text:style-name="Strong_20_Emphasis">! &amp;&amp; ||</text:span></text:p>
          <text:p text:style-name="Text_20_body">NON, ET, OU</text:p>
          <text:p text:style-name="P20">if ( A==3 &amp;&amp; (B==4 || C==5) ) ...</text:p>
          <text:h text:style-name="Heading_20_3" text:outline-level="3"><text:bookmark-start text:name="__RefHeading__16452_2073142818"/>Opérateurs agissant sur un nombre binaire<text:bookmark-end text:name="__RefHeading__16452_2073142818"/></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int A=1;</text:p>
          <text:p text:style-name="Preformatted_20_Text">int B= A&lt;&lt;2; // A et B valent 2</text:p>
          <text:p text:style-name="P20">B = B&lt;&lt;2; <text:s text:c="3"/>// B vaut 4</text:p>
          <text:h text:style-name="Heading_20_3" text:outline-level="3"><text:bookmark-start text:name="__RefHeading__16454_2073142818"/>Opérateur de séparation d'instruction<text:bookmark-end text:name="__RefHeading__16454_2073142818"/></text:h>
          <text:p text:style-name="Text_20_body"><text:span text:style-name="Strong_20_Emphasis">,</text:span></text:p>
          <text:p text:style-name="Text_20_body">La virgule permet de séparer plusieurs instructions, la valeur retournée est la valeur retournée par la dernière instruction</text:p>
          <text:p text:style-name="P20">A = 4, B = 5; // La valeur retournée par cette expression est 5</text:p>
          <text:h text:style-name="Heading_20_2" text:outline-level="2"><text:bookmark text:name="fonctions"/><text:bookmark-start text:name="__RefHeading__16456_2073142818"/>Les fonctions<text:bookmark-end text:name="__RefHeading__16456_2073142818"/></text:h>
          <text:h text:style-name="Heading_20_3" text:outline-level="3"><text:bookmark text:name="decl-def"/><text:bookmark-start text:name="__RefHeading__16458_2073142818"/>Déclaration et définition de fonctions <text:bookmark-end text:name="__RefHeading__16458_2073142818"/></text:h>
          <text:p text:style-name="Text_20_body">Une <text:span text:style-name="Emphasis">fonction</text:span> comprend une ou deux parties distinctes:</text:p>
          <text:list xml:id="list133048346402133942" text:style-name="L25">
            <text:list-item>
              <text:p text:style-name="P159"><text:span text:style-name="Emphasis">La déclaration</text:span> (optionnelle): Le nom de la fonction, les paramètres dont elle a besoin, et ce qu'elle renverra. </text:p>
            </text:list-item>
            <text:list-item>
              <text:p text:style-name="P56"><text:span text:style-name="Emphasis">La définition</text:span>: la déclaration (redite au besoin), suivie de ce que fait la fonction (le code). </text:p>
            </text:list-item>
          </text:list>
          <text:h text:style-name="Heading_20_4" text:outline-level="4"><text:bookmark text:name="decl"/><text:bookmark-start text:name="__RefHeading__16460_2073142818"/><text:soft-page-break/>Déclaration<text:bookmark-end text:name="__RefHeading__16460_2073142818"/></text:h>
          <text:p text:style-name="Text_20_body">Une <text:span text:style-name="Emphasis">déclaration de fonction</text:span> comprend trois parties:</text:p>
          <text:list xml:id="list7927520564409560806" text:style-name="L26">
            <text:list-item>
              <text:p text:style-name="P160">Le type de retour (éventuellement <text:span text:style-name="Source_20_Text">void</text:span> si elle ne renvoie rien) </text:p>
            </text:list-item>
            <text:list-item>
              <text:p text:style-name="P160">Le nom de la fonction </text:p>
            </text:list-item>
            <text:list-item>
              <text:p text:style-name="P57">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20">int f1 (int,int,int);</text:p>
          <text:h text:style-name="Heading_20_4" text:outline-level="4"><text:bookmark text:name="def"/><text:bookmark-start text:name="__RefHeading__16462_2073142818"/>Définition<text:bookmark-end text:name="__RefHeading__16462_2073142818"/></text:h>
          <text:p text:style-name="Text_20_body">Une <text:span text:style-name="Emphasis">définition de fonction</text:span> comprend deux parties:</text:p>
          <text:list xml:id="list5643507520477685635" text:style-name="L27">
            <text:list-item>
              <text:p text:style-name="P161">La <text:span text:style-name="Emphasis">déclaration</text:span> de la fonction, <text:span text:style-name="Emphasis">avec cette fois le nom des paramètres</text:span> </text:p>
            </text:list-item>
            <text:list-item>
              <text:p text:style-name="P58">Le <text:span text:style-name="Emphasis">corps de la fonction</text:span>, sous la forme d'un bloc </text:p>
            </text:list-item>
          </text:list>
          <text:p text:style-name="Text_20_body"><draw:frame draw:style-name="fr2" draw:name="images47" text:anchor-type="as-char" svg:width="0.397cm" svg:height="0.397cm" draw:z-index="139"><draw:image xlink:href="../../html/attention.gif" xlink:type="simple" xlink:show="embed" xlink:actuate="onLoad"/><svg:title>ATTENTION</svg:title></draw:frame> La déclaration de fonction est optionnelle, seule est indispensable sa définition.</text:p>
          <text:p text:style-name="Text_20_body"><draw:frame draw:style-name="fr2" draw:name="images48" text:anchor-type="as-char" svg:width="0.397cm" svg:height="0.397cm" draw:z-index="140"><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 text:name="recursivite"/><text:bookmark-start text:name="__RefHeading__16464_2073142818"/>Récursivité<text:bookmark-end text:name="__RefHeading__16464_2073142818"/></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20">int factorielle(int n) {return n==1?1:n*factorielle(n-1);}</text:p>
          <text:h text:style-name="Heading_20_2" text:outline-level="2"><text:bookmark text:name="lrvalue"/><text:bookmark-start text:name="__RefHeading__16466_2073142818"/>Lvalues, Rvalues<text:bookmark-end text:name="__RefHeading__16466_2073142818"/></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A = 2; <text:s/>// A est une lvalue</text:p>
          <text:p text:style-name="P20">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20">A + 1</text:p>
          <text:p text:style-name="Text_20_body"><draw:frame draw:style-name="fr2" draw:name="images49" text:anchor-type="as-char" svg:width="0.397cm" svg:height="0.397cm" draw:z-index="141"><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la rvalue dans une lvalue.</text:p>
          <text:h text:style-name="Heading_20_2" text:outline-level="2"><text:bookmark text:name="ptr-ref-const"/><text:bookmark-start text:name="__RefHeading__16468_2073142818"/>Pointeurs (*), références (&amp;), descripteur const<text:bookmark-end text:name="__RefHeading__16468_2073142818"/></text:h>
          <text:p text:style-name="Text_20_body"><draw:frame draw:style-name="fr2" draw:name="images50" text:anchor-type="as-char" svg:width="0.397cm" svg:height="0.397cm" draw:z-index="142"><draw:image xlink:href="../../html/attention.gif" xlink:type="simple" xlink:show="embed" xlink:actuate="onLoad"/><svg:title>ATTENTION</svg:title></draw:frame><text:span text:style-name="T3">Note typographique</text:span>. On le verra dans la suite, il est aisé de confondre:</text:p>
          <text:list xml:id="list2051544526583378019" text:style-name="L28">
            <text:list-item>
              <text:p text:style-name="P162">les deux significations du caractère * dans: <text:span text:style-name="Source_20_Text">int * x</text:span> et <text:span text:style-name="Source_20_Text">y = *x </text:span></text:p>
            </text:list-item>
            <text:list-item>
              <text:p text:style-name="P59">les deux significations du caractère &amp; dans: <text:span text:style-name="Source_20_Text">int &amp; </text:span>et <text:span text:style-name="Source_20_Text">x = &amp; y </text:span></text:p>
            </text:list-item>
          </text:list>
          <text:p text:style-name="Text_20_body">Pour faciliter les choses, on écrira: </text:p>
          <text:list xml:id="list7296226525678755236" text:style-name="L29">
            <text:list-item>
              <text:p text:style-name="P163"><text:span text:style-name="Source_20_Text"><text:span text:style-name="T3">int* x</text:span></text:span> ou <text:span text:style-name="Source_20_Text"><text:span text:style-name="T3">int&amp; y </text:span></text:span>pour les déclarations </text:p>
            </text:list-item>
            <text:list-item>
              <text:p text:style-name="P60"><text:span text:style-name="Source_20_Text"><text:span text:style-name="T3">*x </text:span></text:span>ou <text:span text:style-name="Source_20_Text"><text:span text:style-name="T3">&amp;y </text:span></text:span>pour les opérateurs. </text:p>
            </text:list-item>
          </text:list>
          <text:p text:style-name="Text_20_body"><text:soft-page-break/>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5">types</text:span> <text:span text:style-name="Source_20_Text">int*</text:span> ou <text:span text:style-name="Source_20_Text">int&amp;</text:span>.</text:p>
          <text:h text:style-name="Heading_20_2" text:outline-level="2"><text:bookmark text:name="ptr-ana"/><text:bookmark-start text:name="__RefHeading__16470_2073142818"/><draw:frame draw:style-name="fr2" draw:name="images51" text:anchor-type="as-char" svg:width="0.529cm" svg:height="0.529cm" draw:z-index="143"><draw:image xlink:href="../../html/61.gif" xlink:type="simple" xlink:show="embed" xlink:actuate="onLoad"/><svg:title>Pour les terriens</svg:title></draw:frame> Quelques analogies avec le monde dit "réel"<text:bookmark-end text:name="__RefHeading__16470_2073142818"/></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16472_2073142818"/>Initialisation, opérateur = : Un peu de Science Fiction<text:bookmark-end text:name="__RefHeading__16472_2073142818"/></text:h>
          <text:p text:style-name="Text_20_body">Contrairement à ce qu'on pourrait penser, ces opérations, qui paraissent les plus simples (par analogie avec les maths), sont en fait très lourdes pour l'ordinateur...</text:p>
          <text:h text:style-name="Heading_20_3" text:outline-level="3"><text:bookmark text:name="clonage"/><text:bookmark-start text:name="__RefHeading__16474_2073142818"/>Initialisation = Clônage<text:bookmark-end text:name="__RefHeading__16474_2073142818"/></text:h>
          <text:p text:style-name="Preformatted_20_Text">homme jacques;</text:p>
          <text:p text:style-name="P21">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2" draw:name="images52" text:anchor-type="as-char" svg:width="0.397cm" svg:height="0.397cm" draw:z-index="144"><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 text:name="ptr-egal"/><text:bookmark-start text:name="__RefHeading__16476_2073142818"/>Opérateur= : Je me prends pour un autre.<text:bookmark-end text:name="__RefHeading__16476_2073142818"/></text:h>
          <text:p text:style-name="Preformatted_20_Text">homme pierre;</text:p>
          <text:p text:style-name="Preformatted_20_Text">...</text:p>
          <text:p text:style-name="P21">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draw:frame draw:style-name="fr2" draw:name="images53" text:anchor-type="as-char" svg:width="0.397cm" svg:height="0.397cm" draw:z-index="145"><draw:image xlink:href="../../html/attention.gif" xlink:type="simple" xlink:show="embed" xlink:actuate="onLoad"/><svg:title>ATTENTION</svg:title></draw:frame>Ces opérations permettent d'obtenir deux objets <text:span text:style-name="T5">égaux</text:span>, on l'a vu, mais pas <text:span text:style-name="T5">identiques</text:span>.</text:p>
          <text:h text:style-name="Heading_20_3" text:outline-level="3"><text:bookmark text:name="ptr-surnom"/><text:bookmark-start text:name="__RefHeading__16478_2073142818"/>Références = Surnoms<text:bookmark-end text:name="__RefHeading__16478_2073142818"/></text:h>
          <text:p text:style-name="Preformatted_20_Text">homme pierre;</text:p>
          <text:p text:style-name="P23">homme&amp; pierrot = pierre;</text:p>
          <text:p text:style-name="P21">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2" draw:name="images54" text:anchor-type="as-char" svg:width="0.397cm" svg:height="0.397cm" draw:z-index="146"><draw:image xlink:href="../../html/attention.gif" xlink:type="simple" xlink:show="embed" xlink:actuate="onLoad"/><svg:title>ATTENTION</svg:title></draw:frame>Cette fois, on a obtenu deux objets <text:span text:style-name="T5">identiques</text:span> (donc aussi égaux). </text:p>
          <text:h text:style-name="Heading_20_3" text:outline-level="3"><text:bookmark text:name="ptr-ptr"/><text:bookmark-start text:name="__RefHeading__16480_2073142818"/>Pointeurs = Attention, on vous montre du doigt<text:bookmark-end text:name="__RefHeading__16480_2073142818"/></text:h>
          <text:p text:style-name="Preformatted_20_Text">homme pierre;</text:p>
          <text:p text:style-name="P23">homme* ce_mec = <text:span text:style-name="T15">&amp;</text:span>pierre;</text:p>
          <text:p text:style-name="P23">homme* le_type_la_bas = <text:span text:style-name="T15">&amp;</text:span>pierre;</text:p>
          <text:p text:style-name="P21">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text:soft-page-break/><draw:frame draw:style-name="fr2" draw:name="images55" text:anchor-type="as-char" svg:width="0.397cm" svg:height="0.397cm" draw:z-index="147"><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3215005539778619230" text:style-name="L30">
            <text:list-item>
              <text:p text:style-name="P164">Le pointeur est détruit, mais pas l'objet pointé. Si rien ne pointe plus sur lui, on peut perdre sa trace dans la mémoire de l'ordinateur... celui-ci a alors la migraine (fuites de mémoire). </text:p>
            </text:list-item>
            <text:list-item>
              <text:p text:style-name="P61">L'objet pointé peut disparaître, alors que le pointeur continue de pointer sur lui: Risque important de plantages aléatoires. </text:p>
            </text:list-item>
          </text:list>
          <text:h text:style-name="Heading_20_2" text:outline-level="2"><text:bookmark-start text:name="__RefHeading__16482_2073142818"/>Pierre va chez le coiffeur...<text:bookmark-end text:name="__RefHeading__16482_2073142818"/></text:h>
          <text:p text:style-name="Text_20_body">Soit la fonction <text:span text:style-name="Source_20_Text">coupe</text:span> qui a deux paramètres: le coiffeur et le client, le coiffeur coupant les cheveux au client.</text:p>
          <text:h text:style-name="Heading_20_3" text:outline-level="3"><text:bookmark text:name="ptr-prmval"/><text:bookmark-start text:name="__RefHeading__16484_2073142818"/>Passage des paramètres par valeur<text:bookmark-end text:name="__RefHeading__16484_2073142818"/></text:h>
          <text:p text:style-name="Preformatted_20_Text">void coupe(<text:span text:style-name="T3">homme coiffeur, homme client</text:span>);</text:p>
          <text:p text:style-name="Preformatted_20_Text">...</text:p>
          <text:p text:style-name="Preformatted_20_Text">homme pierre;</text:p>
          <text:p text:style-name="Preformatted_20_Text">homme jacques;</text:p>
          <text:p text:style-name="P20">coupe(jacques, pierre);</text:p>
          <text:p text:style-name="Text_20_body"><draw:frame draw:style-name="fr2" draw:name="images56" text:anchor-type="as-char" svg:width="0.529cm" svg:height="0.529cm" draw:z-index="148"><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 text:name="ptr-prmref"/><text:bookmark-start text:name="__RefHeading__16486_2073142818"/>Passage du client par référence<text:bookmark-end text:name="__RefHeading__16486_2073142818"/></text:h>
          <text:p text:style-name="Preformatted_20_Text">void coupe(<text:span text:style-name="T3">homme coiffeur, homme&amp; client</text:span>);</text:p>
          <text:p text:style-name="Preformatted_20_Text">...</text:p>
          <text:p text:style-name="Preformatted_20_Text">homme pierre;</text:p>
          <text:p text:style-name="Preformatted_20_Text">homme jacques;</text:p>
          <text:p text:style-name="P20">coupe(jacques, pierre);</text:p>
          <text:p text:style-name="Text_20_body"><draw:frame draw:style-name="fr2" draw:name="images57" text:anchor-type="as-char" svg:width="0.529cm" svg:height="0.529cm" draw:z-index="149"><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 text:name="ptr-prmconstref"/><text:bookmark-start text:name="__RefHeading__16488_2073142818"/>Passage du coiffeur par const référence<text:bookmark-end text:name="__RefHeading__16488_2073142818"/></text:h>
          <text:p text:style-name="Preformatted_20_Text">void coupe(<text:span text:style-name="T3">const homme&amp; coiffeur, homme&amp; client</text:span>);</text:p>
          <text:p text:style-name="Preformatted_20_Text">...</text:p>
          <text:p text:style-name="Preformatted_20_Text">homme pierre;</text:p>
          <text:p text:style-name="Preformatted_20_Text">homme jacques;</text:p>
          <text:p text:style-name="P20">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16490_2073142818"/>Un accouchement difficile<text:bookmark-end text:name="__RefHeading__16490_2073142818"/></text:h>
          <text:p text:style-name="Text_20_body">Voici l'histoire d'un accouchement à haut risque, suite à l'exécution de la fonction <text:span text:style-name="Source_20_Text">coït</text:span>...</text:p>
          <text:h text:style-name="Heading_20_3" text:outline-level="3"><text:bookmark text:name="ptr-retval"/><text:bookmark-start text:name="__RefHeading__16492_2073142818"/><text:soft-page-break/>Retour d'un paramètre par valeur<text:bookmark-end text:name="__RefHeading__16492_2073142818"/></text:h>
          <text:p text:style-name="Preformatted_20_Text"><text:span text:style-name="T3">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20">humain loulou = coit(pierre,marie);</text:p>
          <text:p text:style-name="Text_20_body">Une drôle de manière de faire un enfant: l'enfant nait dans le contexte de la fonction <text:span text:style-name="Source_20_Text">coit</text:span>, mais à la fin de la fonction, on en fait un clône, on sort le clône et on massacre l'enfant. Merci de ne pas prévenir le comité d'éthique... C'est long, compliqué et immoral, mais ça marche.</text:p>
          <text:p text:style-name="Text_20_body">Que s'est-il passé au juste ? Tout simplement que la fonction a renvoyé une valeur.. qui est une rvalue (la valeur renvoyée par cette fonction ne peut se trouver à gauche du signe =). Comme on l'a déjà dit <draw:a xlink:type="simple" xlink:href="../../html/types.html#lrvalue"><draw:frame draw:style-name="fr3" draw:name="images58" text:anchor-type="as-char" svg:width="0.291cm" svg:height="0.344cm" draw:z-index="150"><draw:image xlink:href="../../html/avant.gif" xlink:type="simple" xlink:show="embed" xlink:actuate="onLoad"/><svg:title>avant</svg:title></draw:frame></draw:a>, si on désire pérenniser cette valeur, la seule solution est de la <text:span text:style-name="Emphasis">copier</text:span> dans une lvalue.</text:p>
          <text:h text:style-name="Heading_20_3" text:outline-level="3"><text:bookmark text:name="ptr-retref"/><text:bookmark-start text:name="__RefHeading__16494_2073142818"/>Retour d'un paramètre par référence<text:bookmark-end text:name="__RefHeading__16494_2073142818"/></text:h>
          <text:p text:style-name="Preformatted_20_Text"><text:span text:style-name="T3">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20">humain&amp; loulou = coit(pierre,marie);</text:p>
          <text:p text:style-name="Text_20_body">Voilà qui est encore pire: l'enfant, après s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2" draw:name="images59" text:anchor-type="as-char" svg:width="0.397cm" svg:height="0.397cm" draw:z-index="151"><draw:image xlink:href="../../html/attention.gif" xlink:type="simple" xlink:show="embed" xlink:actuate="onLoad"/><svg:title>ATTENTION</svg:title></draw:frame> Attention, cela ne veut pas dire qu'on ne doit pas renvoyer de références en sortie d'une fonction. On ne doit pas renvoyer de référence sur un objet interne à la fonction, car cet objet cesse d'exister lorsque la fonction a fini son exécution. Le pire, c'est que... ça peut marcher: rien ne dit que le système aura détruit tout-de-suite l'objet. Mais gare au plantage si vous changez de conditions (de compilateur, par exemple).</text:p>
          <text:h text:style-name="Heading_20_3" text:outline-level="3"><text:bookmark text:name="ptr-retptr"/><text:bookmark-start text:name="__RefHeading__16496_2073142818"/>Retour d'un paramètre par pointeur<text:bookmark-end text:name="__RefHeading__16496_2073142818"/></text:h>
          <text:p text:style-name="Preformatted_20_Text"><text:span text:style-name="T3">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20">humain* nouveau_ne = coit(pierre,marie);</text:p>
          <text:p text:style-name="Text_20_body">Cette fois, ça va mieux: l'enfant est créé par <text:span text:style-name="Source_20_Text">new</text:span>, mais il est <text:span text:style-name="T5">quelque part ailleurs</text:span>, et <text:span text:style-name="T5">il n'a pas été baptisé (pas de nom)</text:span>. On ne sait que l'appeler <text:span text:style-name="Source_20_Text">*enfant</text:span>. Seul le pointeur est interne à la fonction. On renvoie (par une recopie) le pointeur à l'extérieur, et on détruit le pointeur d'origine (mais cela n'a aucune importance, l'enfant est préservé). </text:p>
          <text:h text:style-name="Heading_20_3" text:outline-level="3"><text:bookmark text:name="move"/><text:bookmark-start text:name="__RefHeading__16498_2073142818"/>Utilisation du constructeur de déplacement (c++11)<text:bookmark-end text:name="__RefHeading__16498_2073142818"/></text:h>
          <text:p text:style-name="Text_20_body">Finalement, la meilleure solution pour renvoyer un objet créé dans une fonction est d'utiliser la sémantique de pointeurs tel que décrite ci-dessus. Or, cela est fort ennuyeux, en effet cela aboutit à un code fort peu lisible, alors que tout l'intérêt du C++, par rapport au C, est justement d'améliorer la lisibilité du code: la dernière norme, le C++11, répod à cette préoccupation grâce aux "Rvalue-references" et aux constructeurs de déplacement. Nous n'en dirons pas plus dans ce cours, sachez cependant que ces deux concepts permettent d'améliorer les performances des bibliothèques.</text:p>
          <text:h text:style-name="Heading_20_2" text:outline-level="2"><text:bookmark text:name="ptr-virt"/><text:bookmark-start text:name="__RefHeading__16500_2073142818"/><text:soft-page-break/>Retour au monde virtuel...<text:bookmark-end text:name="__RefHeading__16500_2073142818"/></text:h>
          <text:h text:style-name="Heading_20_3" text:outline-level="3"><text:bookmark text:name="ref"/><text:bookmark-start text:name="__RefHeading__16502_2073142818"/>Le type référence<text:bookmark-end text:name="__RefHeading__16502_2073142818"/></text:h>
          <text:p text:style-name="Text_20_body">Soit le programme suivant:</text:p>
          <text:p text:style-name="Preformatted_20_Text">int A=3;</text:p>
          <text:p text:style-name="Preformatted_20_Text">int&amp; a=A;</text:p>
          <text:p text:style-name="Preformatted_20_Text">A++;</text:p>
          <text:p text:style-name="P20">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2" draw:name="images60" text:anchor-type="as-char" svg:width="0.529cm" svg:height="0.529cm" draw:z-index="152"><draw:image xlink:href="../../html/nepasfaire.png" xlink:type="simple" xlink:show="embed" xlink:actuate="onLoad"/><svg:title>NOOON</svg:title></draw:frame> La déclaration suivante <text:span text:style-name="Emphasis">dans un programme ou une fonction</text:span> n'a pas de sens:</text:p>
          <text:p text:style-name="P20"><text:span text:style-name="T3">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html/types.html#init-memb"><draw:frame draw:style-name="fr3" draw:name="images61" text:anchor-type="as-char" svg:width="0.291cm" svg:height="0.344cm" draw:z-index="153"><draw:image xlink:href="../../html/apres.gif" xlink:type="simple" xlink:show="embed" xlink:actuate="onLoad"/><svg:title>apres</svg:title></draw:frame></draw:a>). De même, une telle déclaration dans une liste de paramètres d'une fonction a une signification <draw:a xlink:type="simple" xlink:href="../../html/types.html#prm-ref"><draw:frame draw:style-name="fr3" draw:name="images62" text:anchor-type="as-char" svg:width="0.291cm" svg:height="0.344cm" draw:z-index="154"><draw:image xlink:href="../../html/apres.gif" xlink:type="simple" xlink:show="embed" xlink:actuate="onLoad"/><svg:title>apres</svg:title></draw:frame></draw:a></text:p>
          <text:p text:style-name="Text_20_body"><draw:frame draw:style-name="fr2" draw:name="images63" text:anchor-type="as-char" svg:width="0.397cm" svg:height="0.397cm" draw:z-index="155"><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21">a=B;</text:p>
          <text:p text:style-name="Text_20_body">L'expression: <text:span text:style-name="Source_20_Text"><text:span text:style-name="T3">a=B</text:span></text:span> changera la <text:span text:style-name="Emphasis">valeur</text:span> de <text:span text:style-name="Source_20_Text">a</text:span>, donc aussi la valeur de <text:span text:style-name="Source_20_Text">A</text:span>.</text:p>
          <text:h text:style-name="Heading_20_3" text:outline-level="3"><text:bookmark text:name="ptr"/><text:bookmark-start text:name="__RefHeading__16504_2073142818"/>Le type pointeur<text:bookmark-end text:name="__RefHeading__16504_2073142818"/></text:h>
          <text:p text:style-name="Text_20_body">De même que ci-dessus, Le programme suivant imprimera deux fois le chiffre 4:</text:p>
          <text:p text:style-name="Preformatted_20_Text">int A=3;</text:p>
          <text:p text:style-name="Preformatted_20_Text">int* a;</text:p>
          <text:p text:style-name="Preformatted_20_Text"/>
          <text:p text:style-name="P23">a = &amp;A;</text:p>
          <text:p text:style-name="Preformatted_20_Text">A++;</text:p>
          <text:p text:style-name="P20">cout &lt;&lt; "valeur de A = " &lt;&lt; A &lt;&lt; "valeur pointee par a = " &lt;&lt; *a &lt;&lt; "\n";</text:p>
          <text:p text:style-name="Text_20_body"><text:span text:style-name="Source_20_Text"><text:span text:style-name="T3">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3">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23">a= &amp;A;</text:p>
          <text:p text:style-name="Preformatted_20_Text">cout &lt;&lt; "valeur de A = " &lt;&lt; A &lt;&lt; "valeur pointee par a = " &lt;&lt; *a &lt;&lt; "\n";</text:p>
          <text:p text:style-name="P23">a= &amp;B;</text:p>
          <text:p text:style-name="P20">cout &lt;&lt; "valeur de B = " &lt;&lt; B &lt;&lt; "valeur pointee par a = " &lt;&lt; *a &lt;&lt; "\n";</text:p>
          <text:p text:style-name="Text_20_body"><draw:frame draw:style-name="fr2" draw:name="images64" text:anchor-type="as-char" svg:width="0.397cm" svg:height="0.397cm" draw:z-index="156"><draw:image xlink:href="../../html/attention.gif" xlink:type="simple" xlink:show="embed" xlink:actuate="onLoad"/><svg:title>ATTENTION</svg:title></draw:frame>Dans l'expression <text:span text:style-name="Source_20_Text"><text:span text:style-name="T3">a= &amp;B</text:span></text:span> le signe <text:span text:style-name="Source_20_Text"><text:span text:style-name="T3">&amp;</text:span></text:span> est un <text:span text:style-name="Emphasis">opérateur</text:span>. Il ne s'agit pas d'une déclaration de type comme dans le paragraphe précédent: le même symbole a donc deux significations différentes. </text:p>
          <text:p text:style-name="Text_20_body"><draw:frame draw:style-name="fr2" draw:name="images65" text:anchor-type="as-char" svg:width="0.397cm" svg:height="0.397cm" draw:z-index="157"><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il sera aisé de tester la valeur du pointeur pour savoir s'il est initialisé ou non:</text:p>
          <text:p text:style-name="Preformatted_20_Text"><text:soft-page-break/>int * p = NULL;</text:p>
          <text:p text:style-name="Preformatted_20_Text">...</text:p>
          <text:p text:style-name="Preformatted_20_Text">if ( p == NULL )</text:p>
          <text:p text:style-name="Preformatted_20_Text">{</text:p>
          <text:p text:style-name="Preformatted_20_Text"><text:s text:c="3"/>...</text:p>
          <text:p text:style-name="P20">}</text:p>
          <text:h text:style-name="Heading_20_4" text:outline-level="4"><text:bookmark-start text:name="__RefHeading__16506_2073142818"/>Les pointeurs de type void *<text:bookmark-end text:name="__RefHeading__16506_2073142818"/></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2" draw:name="images66" text:anchor-type="as-char" svg:width="0.397cm" svg:height="0.397cm" draw:z-index="158"><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20">int * q <text:s/>= (int *) p;</text:p>
          <text:h text:style-name="Heading_20_3" text:outline-level="3"><text:bookmark-start text:name="__RefHeading__16508_2073142818"/>Pointeurs et tableaux<text:bookmark-end text:name="__RefHeading__16508_2073142818"/></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3">tab+1</text:span></text:span> pointe sur l'élément d'indice 1 de <text:span text:style-name="Source_20_Text">tab</text:span>.</text:p>
          <text:p text:style-name="Text_20_body">De façon plus générale, on peut ajouter un entier i à un pointeur: <text:span text:style-name="Source_20_Text"><text:span text:style-name="T3">tab+i</text:span></text:span> pointe sur l'élément d'indice i de tab. Les écritures <text:span text:style-name="Source_20_Text"><text:span text:style-name="T3">tab[i]</text:span></text:span> et <text:span text:style-name="Source_20_Text"><text:span text:style-name="T3">*(tab+i)</text:span></text:span> sont équivalentes, elles renvoient le <text:span text:style-name="Emphasis">contenu</text:span> de la cellule i du tableau. De même, <text:span text:style-name="Source_20_Text"><text:span text:style-name="T3">&amp;tab[i]</text:span></text:span> et <text:span text:style-name="Source_20_Text"><text:span text:style-name="T3">tab+i</text:span></text:span> sont deux notations équivalentes, elles renvoient <text:span text:style-name="Emphasis">l'adresse mémoire de l'élément i</text:span>.</text:p>
          <text:p text:style-name="Text_20_body"><draw:frame draw:style-name="fr2" draw:name="images67" text:anchor-type="as-char" svg:width="0.397cm" svg:height="0.397cm" draw:z-index="159"><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20">}</text:p>
          <text:p text:style-name="Text_20_body"><draw:frame draw:style-name="fr2" draw:name="images68" text:anchor-type="as-char" svg:width="0.397cm" svg:height="0.397cm" draw:z-index="160"><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text:bookmark text:name="structptr"/><text:bookmark-start text:name="__RefHeading__16510_2073142818"/>Pointeurs sur une structure<text:bookmark-end text:name="__RefHeading__16510_2073142818"/></text:h>
          <text:p text:style-name="Text_20_body">L'accès aux champs d'une structure par l'intermédiaire d'un pointeur se fait avec l'opérateur <text:span text:style-name="Source_20_Text"><text:span text:style-name="T3">-&gt;</text:span></text:span>:</text:p>
          <text:p text:style-name="Preformatted_20_Text"><text:soft-page-break/>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20">p -&gt; age <text:s text:c="3"/>= 20;</text:p>
          <text:p text:style-name="Text_20_body">Dans l'exemple ci-dessus, on aurait aussi pu accéder au champ age par: <text:span text:style-name="Source_20_Text"><text:span text:style-name="T3">*(p.age)</text:span></text:span></text:p>
          <text:p text:style-name="Text_20_body"><draw:frame draw:style-name="fr2" draw:name="images69" text:anchor-type="as-char" svg:width="0.397cm" svg:height="0.397cm" draw:z-index="161"><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 text:name="ref-pourquoi"/><text:bookmark-start text:name="__RefHeading__16512_2073142818"/>Une référence, pour quoi faire ?<text:bookmark-end text:name="__RefHeading__16512_2073142818"/></text:h>
          <text:p text:style-name="Text_20_body">Les principales utilisations des références sont les suivantes:</text:p>
          <text:list xml:id="list639763104711373658" text:style-name="L31">
            <text:list-item>
              <text:p text:style-name="P165">Le passage des paramètres aux fonctions </text:p>
            </text:list-item>
            <text:list-item>
              <text:p text:style-name="P165">La déclaration de membres de classes </text:p>
            </text:list-item>
            <text:list-item>
              <text:p text:style-name="P62">La valeur de retour renvoyée par les fonctions </text:p>
            </text:list-item>
          </text:list>
          <text:p text:style-name="Text_20_body">Les deux premières utilisations sont utiles pour:</text:p>
          <text:list xml:id="list8335177527467607626" text:style-name="L32">
            <text:list-item>
              <text:p text:style-name="P166">Economiser de la place en mémoire, si les objets à passer prennent beaucoup de mémoire. </text:p>
            </text:list-item>
            <text:list-item>
              <text:p text:style-name="P63">Utiliser le polymorphisme <draw:a xlink:type="simple" xlink:href="../../html/heritage.html"><draw:frame draw:style-name="fr3" draw:name="images70" text:anchor-type="as-char" svg:width="0.291cm" svg:height="0.344cm" draw:z-index="162"><draw:image xlink:href="../../html/apres.gif" xlink:type="simple" xlink:show="embed" xlink:actuate="onLoad"/><svg:title>apres</svg:title></draw:frame></draw:a></text:p>
            </text:list-item>
          </text:list>
          <text:h text:style-name="Heading_20_4" text:outline-level="4"><text:bookmark text:name="prm-ref"/><text:bookmark-start text:name="__RefHeading__16514_2073142818"/>Passage des paramètres par référence<text:bookmark-end text:name="__RefHeading__16514_2073142818"/></text:h>
          <text:p text:style-name="Text_20_body">Le programme ci-dessous imprime 5:</text:p>
          <text:p text:style-name="Preformatted_20_Text">void f(<text:span text:style-name="T3">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20">};</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3">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20">};</text:p>
          <text:p text:style-name="Text_20_body">En effet, la déclaration <text:span text:style-name="Source_20_Text"><text:span text:style-name="T3">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3">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 text:name="pourquoi-renv-ref"/><text:bookmark-start text:name="__RefHeading__16516_2073142818"/>Pourquoi renvoyer des références ?<text:bookmark-end text:name="__RefHeading__16516_2073142818"/></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text:soft-page-break/>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3">renvAouB(true) = 5;</text:span> </text:p>
          <text:p text:style-name="Preformatted_20_Text"><text:s text:c="2"/>cout &lt;&lt; A &lt;&lt; B &lt;&lt;"\n"; <text:s/>// ecrit 5 20</text:p>
          <text:p text:style-name="P20">};</text:p>
          <text:p text:style-name="Text_20_body">La fonction renv renvoie une <text:span text:style-name="Emphasis">référence</text:span> vers la variable <text:span text:style-name="Source_20_Text">A</text:span>. Il est donc légal d'écrire <text:span text:style-name="Source_20_Text"><text:span text:style-name="T3">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3" draw:name="images71" text:anchor-type="as-char" svg:width="0.291cm" svg:height="0.344cm" draw:z-index="163"><draw:image xlink:href="../../html/apres.gif" xlink:type="simple" xlink:show="embed" xlink:actuate="onLoad"/><svg:title>apres</svg:title></draw:frame></draw:a>), en particulier <text:span text:style-name="Source_20_Text"><text:span text:style-name="T3">map</text:span></text:span>, <text:span text:style-name="Source_20_Text"><text:span text:style-name="T3">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3" draw:name="images72" text:anchor-type="as-char" svg:width="0.291cm" svg:height="0.344cm" draw:z-index="164"><draw:image xlink:href="../../html/apres.gif" xlink:type="simple" xlink:show="embed" xlink:actuate="onLoad"/><svg:title>apres</svg:title></draw:frame></draw:a></text:p>
          <text:p text:style-name="Text_20_body"><text:bookmark text:name="ref-boum"/><draw:frame draw:style-name="fr2" draw:name="images73" text:anchor-type="as-char" svg:width="0.397cm" svg:height="0.397cm" draw:z-index="165"><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3">int A=99;</text:span></text:p>
          <text:p text:style-name="Preformatted_20_Text"><text:s text:c="2"/>return A; <text:s text:c="5"/>// boum !!! plantage probable.</text:p>
          <text:p text:style-name="P20">};</text:p>
          <text:h text:style-name="Heading_20_3" text:outline-level="3"><text:bookmark text:name="desc-const"/><text:bookmark-start text:name="__RefHeading__16518_2073142818"/>Le descripteur const<text:bookmark-end text:name="__RefHeading__16518_2073142818"/></text:h>
          <text:h text:style-name="Heading_20_4" text:outline-level="4"><text:bookmark text:name="const-ref"/><text:bookmark-start text:name="__RefHeading__16520_2073142818"/>Utilisation avec des références:<text:bookmark-end text:name="__RefHeading__16520_2073142818"/></text:h>
          <text:p text:style-name="Text_20_body">Pourquoi passer les paramètres par référence ? Pour deux raisons:</text:p>
          <text:list xml:id="list2392938381179531541" text:style-name="L33">
            <text:list-item>
              <text:p text:style-name="P167">Le paramètre est utilisé <text:span text:style-name="Emphasis">en entrée</text:span>, mais aussi <text:span text:style-name="Emphasis">en sortie</text:span>... cf. ci-dessus. </text:p>
            </text:list-item>
            <text:list-item>
              <text:p text:style-name="P64">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3">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3">X=0;</text:span> <text:s text:c="9"/>// Erreur, car X est constant</text:p>
          <text:p text:style-name="P20">};</text:p>
          <text:h text:style-name="Heading_20_5" text:outline-level="5"><text:bookmark text:name="ptr-prm"/><text:bookmark-start text:name="__RefHeading__16522_2073142818"/>Passage des paramètres par pointeur<text:bookmark-end text:name="__RefHeading__16522_2073142818"/></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3">En C:</text:p>
          <text:p text:style-name="Preformatted_20_Text">void f(<text:span text:style-name="T3">int*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mp;A);</text:span></text:p>
          <text:p text:style-name="P20">};</text:p>
          <text:p text:style-name="P3">En C++:</text:p>
          <text:p text:style-name="Preformatted_20_Text"><text:soft-page-break/>void f(<text:span text:style-name="T3">int&amp;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20">};</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2" draw:name="images75" text:anchor-type="as-char" svg:width="0.503cm" svg:height="0.503cm" draw:z-index="166"><draw:image xlink:href="../../html/diam.gif" xlink:type="simple" xlink:show="embed" xlink:actuate="onLoad"/><svg:title>REGLE  D'OR</svg:title></draw:frame> Il n'est utile de passer les paramètres par pointeur que dans deux cas:</text:p>
          <text:list xml:id="list8294657524783822990" text:style-name="L34">
            <text:list-item>
              <text:p text:style-name="P168">Pour passer un tableau, mais dans ce cas la notation [] est probablement plus lisible. </text:p>
            </text:list-item>
            <text:list-item>
              <text:p text:style-name="P65">si le cas pointeur=NULL doit être envisagé: </text:p>
              <text:p text:style-name="P239">void f( int* X) {</text:p>
              <text:p text:style-name="P239"><text:s text:c="3"/>if (X == NULL) {</text:p>
              <text:p text:style-name="P239"><text:s text:c="6"/>...faire quelque chose</text:p>
              <text:p text:style-name="P239"><text:s text:c="3"/>} else {</text:p>
              <text:p text:style-name="P239"><text:s text:c="6"/>...faire autre chose</text:p>
              <text:p text:style-name="P239"><text:s text:c="3"/>};</text:p>
              <text:p text:style-name="P240">};</text:p>
              <text:p text:style-name="P65">Il n'est pas possible de gérer ce cas avec des références, puisqu'une référence n'est par définition "synonyme" de quelque chose.</text:p>
            </text:list-item>
          </text:list>
          <text:p text:style-name="Text_20_body"><draw:frame draw:style-name="fr2" draw:name="images76" text:anchor-type="as-char" svg:width="0.397cm" svg:height="0.397cm" draw:z-index="167"><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3">const int&amp; x</text:span>) {</text:p>
          <text:p text:style-name="Preformatted_20_Text"><text:s text:c="2"/><text:span text:style-name="T3">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20">};</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3" draw:name="images77" text:anchor-type="as-char" svg:width="0.291cm" svg:height="0.344cm" draw:z-index="168"><draw:image xlink:href="../../html/apres.gif" xlink:type="simple" xlink:show="embed" xlink:actuate="onLoad"/><svg:title>apres</svg:title></draw:frame></draw:a></text:p>
          <text:h text:style-name="Heading_20_4" text:outline-level="4"><text:bookmark text:name="const-ptr"/><text:bookmark-start text:name="__RefHeading__16524_2073142818"/>Utilisation de const avec des pointeurs<text:bookmark-end text:name="__RefHeading__16524_2073142818"/></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3">const</text:span> int* a <text:s text:c="5"/>= new(int);</text:p>
          <text:p text:style-name="Preformatted_20_Text"><text:span text:style-name="T3">*</text:span>a = 10; <text:s text:c="23"/>// Erreur car *a est constant</text:p>
          <text:p text:style-name="Preformatted_20_Text">int* <text:span text:style-name="T3">const</text:span> b <text:s text:c="5"/>= new(int);</text:p>
          <text:p text:style-name="Preformatted_20_Text">b = <text:span text:style-name="T3">new</text:span>(int); <text:s text:c="18"/>// Erreur car b est constant</text:p>
          <text:p text:style-name="Preformatted_20_Text"><text:span text:style-name="T3">const</text:span> int* <text:span text:style-name="T3">const</text:span> c = new(int);</text:p>
          <text:p text:style-name="Preformatted_20_Text"><text:span text:style-name="T3">*</text:span>c = 10; <text:s text:c="23"/>// Erreur car *c est constant</text:p>
          <text:p text:style-name="P20">c <text:s/>= <text:span text:style-name="T3">new</text:span>(int); <text:s text:c="17"/>// Erreur car c est constant</text:p>
          <text:p text:style-name="Text_20_body"><draw:frame draw:style-name="fr2" draw:name="images78" text:anchor-type="as-char" svg:width="0.397cm" svg:height="0.397cm" draw:z-index="169"><draw:image xlink:href="../../html/attention.gif" xlink:type="simple" xlink:show="embed" xlink:actuate="onLoad"/><svg:title>ATTENTION</svg:title></draw:frame> L'expression <text:span text:style-name="Source_20_Text"><text:span text:style-name="T3">const int* a</text:span></text:span> <text:span text:style-name="Emphasis">ne garantit pas</text:span> que <text:span text:style-name="Source_20_Text"><text:span text:style-name="T3">*a</text:span></text:span> ne changera jamais de valeur. Il garantit <text:span text:style-name="Emphasis">uniquement</text:span> qu'il sera impossible de taper quelque chose dans le style <text:span text:style-name="Source_20_Text"><text:span text:style-name="T3">*a=10</text:span></text:span>. Mais le code suivant montre qu'il est parfaitement possible que <text:span text:style-name="Source_20_Text"><text:span text:style-name="T3">*a</text:span></text:span> change de valeur. Il suffit pour cela qu'un autre pointeur, non constant, soit défini avec la même adresse:</text:p>
          <text:p text:style-name="Preformatted_20_Text"><text:soft-page-break/>int A=10;</text:p>
          <text:p text:style-name="Preformatted_20_Text">const int* a = &amp;A;</text:p>
          <text:p text:style-name="Preformatted_20_Text">cout &lt;&lt; "*a = " &lt;&lt; *a &lt;&lt; "\n";</text:p>
          <text:p text:style-name="Preformatted_20_Text">A=100;</text:p>
          <text:p text:style-name="P20">cout &lt;&lt; "*a = " &lt;&lt; *a &lt;&lt; "\n";</text:p>
          <text:h text:style-name="Heading_20_2" text:outline-level="2"><text:bookmark text:name="malloc"/><text:bookmark-start text:name="__RefHeading__16526_2073142818"/>Allocation dynamique de la mémoire en C<text:bookmark-end text:name="__RefHeading__16526_2073142818"/></text:h>
          <text:p text:style-name="Text_20_body">Un programme C ou C++ dispose en général de 4 types de mémoire :</text:p>
          <text:list xml:id="list5909561129881560139" text:style-name="L35">
            <text:list-item>
              <text:p text:style-name="P169">une mémoire statique, ou permanente, gérée par le compilateur (allocation statique) où les variables restent pendant toute la durée de l'exécution du programme ; </text:p>
            </text:list-item>
            <text:list-item>
              <text:p text:style-name="P169">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69">quelques registres, dont l'allocation dynamique est faite par le compilateur à la demande du programmeur qui souhaite optimiser le temps d'accès à certaines variables ; </text:p>
            </text:list-item>
            <text:list-item>
              <text:p text:style-name="P66">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text:bookmark-start text:name="__RefHeading__16528_2073142818"/>Allocation dynamique<text:bookmark-end text:name="__RefHeading__16528_2073142818"/></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20">segmentation fault : core dump</text:p>
          <text:p text:style-name="Text_20_body">Les fonctions d'allocation mémoire sont principalement <text:span text:style-name="Source_20_Text"><text:span text:style-name="T3">malloc</text:span></text:span> (allocation simple) et <text:span text:style-name="Source_20_Text"><text:span text:style-name="T3">realloc</text:span></text:span> (modification de la dimension d'un espace mémoire précédemment alloué). La fonction de desallocation (libération de la mémoire) est : <text:span text:style-name="Source_20_Text"><text:span text:style-name="T3">free</text:span></text:span></text:p>
          <text:h text:style-name="Heading_20_3" text:outline-level="3">Prototype des fonctions (tels qu'ils sont définis dans stdlib.h)</text:h>
          <text:list xml:id="list5598891851222424773" text:style-name="L36">
            <text:list-item>
              <text:p text:style-name="P170"><text:span text:style-name="Source_20_Text"><text:span text:style-name="T3">void * malloc (size_t size);</text:span></text:span> </text:p>
            </text:list-item>
            <text:list-item>
              <text:p text:style-name="P170"><text:span text:style-name="Source_20_Text"><text:span text:style-name="T3">void * calloc (size_t nbelts, size_t size);</text:span></text:span> </text:p>
            </text:list-item>
            <text:list-item>
              <text:p text:style-name="P170"><text:span text:style-name="Source_20_Text"><text:span text:style-name="T3">void * realloc (void * ptr, size_t size);</text:span></text:span> </text:p>
            </text:list-item>
            <text:list-item>
              <text:p text:style-name="P67"><text:span text:style-name="Source_20_Text"><text:span text:style-name="T3">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La fonction <text:span text:style-name="Source_20_Text">malloc</text:span> alloue <text:span text:style-name="Source_20_Text">size</text:span> octets de mémoire contiguë; elle renvoie un pointeur générique sur la zone allouée ou NULL en cas d'échec. </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 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20">free(tab);</text:p>
          <text:p text:style-name="Text_20_body"><text:bookmark text:name="class1"/></text:p>
          <text:h text:style-name="Heading_20_2" text:outline-level="2"><text:bookmark text:name="class"/><text:bookmark-start text:name="__RefHeading__16532_2073142818"/><text:soft-page-break/>Le type class<text:bookmark-end text:name="__RefHeading__16532_2073142818"/></text:h>
          <text:p text:style-name="Text_20_body">Le type class va nous permettre de créer différents objets. C'est donc grâce à ce type qu'il est possible de faire de la programmation objets en C++.</text:p>
          <text:p text:style-name="Text_20_body"><draw:frame draw:style-name="fr2" draw:name="images79" text:anchor-type="as-char" svg:width="0.397cm" svg:height="0.397cm" draw:z-index="170"><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 text:name="priv-prot-pub"/><text:bookmark-start text:name="__RefHeading__16534_2073142818"/>Sections privées, protégées, publiques<text:bookmark-end text:name="__RefHeading__16534_2073142818"/></text:h>
          <text:p text:style-name="Text_20_body">Voici la déclaration d'une classe qui implémente des nombres complexes:</text:p>
          <text:p text:style-name="Preformatted_20_Text">class complexe {</text:p>
          <text:p text:style-name="P23">public:</text:p>
          <text:p text:style-name="Preformatted_20_Text"><text:s text:c="3"/>void init(float x, float y);</text:p>
          <text:p text:style-name="Preformatted_20_Text"><text:s text:c="3"/>void copie(const complexe&amp; y);</text:p>
          <text:p text:style-name="P23">private:</text:p>
          <text:p text:style-name="Preformatted_20_Text"><text:s text:c="3"/>float r;</text:p>
          <text:p text:style-name="Preformatted_20_Text"><text:s text:c="3"/>float i;</text:p>
          <text:p text:style-name="P20">}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5978158654122634490" text:style-name="L37">
            <text:list-item>
              <text:p text:style-name="P171">Certains membres sont des fonctions </text:p>
            </text:list-item>
            <text:list-item>
              <text:p text:style-name="P171">On peut déclarer des membres qui sont eux-mêmes des types <draw:a xlink:type="simple" xlink:href="../../html/stdlib.html#localtype"><draw:frame draw:style-name="fr3" draw:name="images80" text:anchor-type="as-char" svg:width="0.291cm" svg:height="0.344cm" draw:z-index="171"><draw:image xlink:href="../../html/apres.gif" xlink:type="simple" xlink:show="embed" xlink:actuate="onLoad"/><svg:title>apres</svg:title></draw:frame></draw:a>(on parle alors de types locaux). </text:p>
            </text:list-item>
            <text:list-item>
              <text:p text:style-name="P68">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 text:name="priv"/><text:bookmark-start text:name="__RefHeading__16536_2073142818"/>Section private<text:bookmark-end text:name="__RefHeading__16536_2073142818"/></text:h>
          <text:p text:style-name="Text_20_body">Tout ce qui est déclaré dans cette section sera utilisable <text:span text:style-name="Emphasis">uniquement</text:span> (ou presque, il y a aussi les amis <draw:a xlink:type="simple" xlink:href="../../html/types.html#fct-amies"><draw:frame draw:style-name="fr3" draw:name="images81" text:anchor-type="as-char" svg:width="0.291cm" svg:height="0.344cm" draw:z-index="172"><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23">X.r=0;</text:p>
          <text:p text:style-name="P21">X.i=0;</text:p>
          <text:p text:style-name="Text_20_body"><draw:frame draw:style-name="fr2" draw:name="images82" text:anchor-type="as-char" svg:width="0.529cm" svg:height="0.529cm" draw:z-index="173"><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23">private:</text:p>
          <text:p text:style-name="Preformatted_20_Text"><text:s text:c="3"/>float r;</text:p>
          <text:p text:style-name="Preformatted_20_Text"><text:s text:c="3"/>float i;</text:p>
          <text:p text:style-name="P20">} <text:s text:c="2"/></text:p>
          <text:h text:style-name="Heading_20_4" text:outline-level="4"><text:bookmark text:name="priv-nota"/><text:bookmark-start text:name="__RefHeading__16538_2073142818"/>Notations<text:bookmark-end text:name="__RefHeading__16538_2073142818"/></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text:soft-page-break/>ce cas, il faut spécifier le nom de variable en plus du nom de champ, d'où l'expression <text:span text:style-name="Source_20_Text">y.r</text:span></text:p>
          <text:h text:style-name="Heading_20_3" text:outline-level="3"><text:bookmark text:name="pub"/><text:bookmark-start text:name="__RefHeading__16540_2073142818"/>Section public<text:bookmark-end text:name="__RefHeading__16540_2073142818"/></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20">X.init(0,0);</text:p>
          <text:h text:style-name="Heading_20_3" text:outline-level="3"><text:bookmark text:name="prot"/><text:bookmark-start text:name="__RefHeading__16542_2073142818"/>Section protected<text:bookmark-end text:name="__RefHeading__16542_2073142818"/></text:h>
          <text:p text:style-name="Text_20_body">Cette section sera décrite plus tard, lorsque nous aborderons l'héritage <draw:a xlink:type="simple" xlink:href="../../html/heritage.html"><draw:frame draw:style-name="fr3" draw:name="images83" text:anchor-type="as-char" svg:width="0.291cm" svg:height="0.344cm" draw:z-index="174"><draw:image xlink:href="../../html/apres.gif" xlink:type="simple" xlink:show="embed" xlink:actuate="onLoad"/><svg:title>apres</svg:title></draw:frame></draw:a>.</text:p>
          <text:h text:style-name="Heading_20_3" text:outline-level="3"><text:bookmark text:name="fct-memb"/><text:bookmark-start text:name="__RefHeading__16544_2073142818"/>Fonctions membres <text:bookmark-end text:name="__RefHeading__16544_2073142818"/></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 text:name="def-fct-memb"/><text:bookmark-start text:name="__RefHeading__16546_2073142818"/>Définition des fonctions-membres<text:bookmark-end text:name="__RefHeading__16546_2073142818"/></text:h>
          <text:p text:style-name="Text_20_body">Dans l'exemple précédent, nous avons déclaré et défini les deux fonctions-membres à l'intérieur de l'objet lui-même (voir plus loin <draw:a xlink:type="simple" xlink:href="../../html/surch.html#decl-def"><draw:frame draw:style-name="fr3" draw:name="images84" text:anchor-type="as-char" svg:width="0.291cm" svg:height="0.344cm" draw:z-index="175"><draw:image xlink:href="../../html/apres.gif" xlink:type="simple" xlink:show="embed" xlink:actuate="onLoad"/><svg:title>apres</svg:title></draw:frame></draw:a>la différence entre déclaration et définition). Cela offre deux avantages:</text:p>
          <text:list xml:id="list3142123164651052678" text:style-name="L38">
            <text:list-item>
              <text:p text:style-name="P172">Code plus compact et plus lisible pour de petites fonctions </text:p>
            </text:list-item>
            <text:list-item>
              <text:p text:style-name="P69">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 text:name="fct-amies"/><text:bookmark-start text:name="__RefHeading__16548_2073142818"/>Fonctions et classes amies<text:bookmark-end text:name="__RefHeading__16548_2073142818"/></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3" draw:name="images85" text:anchor-type="as-char" svg:width="0.291cm" svg:height="0.344cm" draw:z-index="176"><draw:image xlink:href="../../html/apres.gif" xlink:type="simple" xlink:show="embed" xlink:actuate="onLoad"/><svg:title>apres</svg:title></draw:frame></draw:a></text:p>
          <text:p text:style-name="Text_20_body"><draw:frame draw:style-name="fr2" draw:name="images86" text:anchor-type="as-char" svg:width="0.397cm" svg:height="0.397cm" draw:z-index="177"><draw:image xlink:href="../../html/attention.gif" xlink:type="simple" xlink:show="embed" xlink:actuate="onLoad"/><svg:title>ATTENTION</svg:title></draw:frame> Une fonction-membre d'une classe a accès aux données privées <text:span text:style-name="T5">de tous les objets de sa classe</text:span>. Cela revient à dire que l'unité de protection n'est pas l'objet, mais <text:span text:style-name="T5">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 text:name="acces-donn"/><text:bookmark-start text:name="__RefHeading__16550_2073142818"/>Accès aux données<text:bookmark-end text:name="__RefHeading__16550_2073142818"/></text:h>
          <text:p text:style-name="Text_20_body"><draw:frame draw:style-name="fr2" draw:name="images87" text:anchor-type="as-char" svg:width="0.503cm" svg:height="0.503cm" draw:z-index="178"><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2268695047818383098" text:style-name="L39">
            <text:list-item>
              <text:p text:style-name="P173">Les types (énumérations notamment) peuvent être définis aussi bien dans la section <text:span text:style-name="Source_20_Text">public</text:span> que dans la section <text:span text:style-name="Source_20_Text">private</text:span>. </text:p>
            </text:list-item>
            <text:list-item>
              <text:p text:style-name="P173">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73">Les fonctions peuvent être définies aussi bien dans la section <text:span text:style-name="Source_20_Text">private</text:span> que dans la section <text:span text:style-name="Source_20_Text">public</text:span>. </text:p>
              <text:list>
                <text:list-item>
                  <text:p text:style-name="P173">Dans la section <text:span text:style-name="Source_20_Text">private</text:span>, on trouvera les fonctions qui participent au <text:span text:style-name="Emphasis">fonctionnement interne</text:span> de <text:soft-page-break/>l'objet. </text:p>
                </text:list-item>
                <text:list-item>
                  <text:p text:style-name="P70">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3">void init(float x, float y)</text:span> {r=x; <text:s text:c="2"/>i=y; _calc_module();};</text:p>
          <text:p text:style-name="Preformatted_20_Text"><text:s text:c="3"/><text:span text:style-name="T3">copie(const complexe&amp; y)</text:span> <text:s/>{r=y.r; i=y.i; m=y.m;};</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 _calc_module();};</text:p>
          <text:p text:style-name="Preformatted_20_Text"><text:s text:c="3"/><text:span text:style-name="T3">void set_i(float x)</text:span> { i=x; _calc_module();};</text:p>
          <text:p text:style-name="Preformatted_20_Text"><text:s text:c="3"/><text:span text:style-name="T3">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20">}</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2" draw:name="images88" text:anchor-type="as-char" svg:width="0.529cm" svg:height="0.529cm" draw:z-index="179"><draw:image xlink:href="../../html/nepasfaire.png" xlink:type="simple" xlink:show="embed" xlink:actuate="onLoad"/><svg:title>NOOON</svg:title></draw:frame> </text:p>
          <text:p text:style-name="Preformatted_20_Text">complexe X;</text:p>
          <text:p text:style-name="Preformatted_20_Text">X.init(5,5);</text:p>
          <text:p text:style-name="P21">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4767705117251188996" text:style-name="L40">
            <text:list-item>
              <text:p text:style-name="P174">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71">Supposons un programme qui initialise de temps en temps des complexes, mais qui passe son temps à utiliser 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text:soft-page-break/>class complexe {</text:p>
          <text:p text:style-name="Preformatted_20_Text">public:</text:p>
          <text:p text:style-name="Preformatted_20_Text"><text:s text:c="3"/><text:span text:style-name="T3">void init(float x, float y)</text:span> {r=x; <text:s text:c="2"/>i=y;};</text:p>
          <text:p text:style-name="Preformatted_20_Text"><text:s text:c="3"/><text:span text:style-name="T3">copie(const complexe&amp; y)</text:span> <text:s/>{r=y.r; i=y.i;};</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text:p>
          <text:p text:style-name="Preformatted_20_Text"><text:s text:c="3"/><text:span text:style-name="T3">void set_i(float x)</text:span> { i=x;};</text:p>
          <text:p text:style-name="Preformatted_20_Text"><text:s text:c="3"/><text:span text:style-name="T3">float get_m()</text:span> {return sqrt(r*r+i*i);};</text:p>
          <text:p text:style-name="Preformatted_20_Text">private:</text:p>
          <text:p text:style-name="Preformatted_20_Text"><text:s text:c="3"/>float r;</text:p>
          <text:p text:style-name="Preformatted_20_Text"><text:s text:c="3"/>float i;</text:p>
          <text:p text:style-name="P20">}</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3">void init(float x, float y)</text:span> {r=x; i=y; m=0; m_flg=false;};</text:p>
          <text:p text:style-name="Preformatted_20_Text"><text:s text:c="2"/><text:span text:style-name="T3">void copie(const complexe&amp; y )</text:span> <text:s/>{r=y.r; i=y.i; m=y.m;};</text:p>
          <text:p text:style-name="Preformatted_20_Text"><text:s text:c="2"/><text:span text:style-name="T3">float get_r()</text:span> { return r;};</text:p>
          <text:p text:style-name="Preformatted_20_Text"><text:s text:c="2"/><text:span text:style-name="T3">float get_i()</text:span> { return i;};</text:p>
          <text:p text:style-name="Preformatted_20_Text"><text:s text:c="2"/><text:span text:style-name="T3">void set_r(float x)</text:span> { r=x; m_flg=false;};</text:p>
          <text:p text:style-name="Preformatted_20_Text"><text:s text:c="2"/><text:span text:style-name="T3">void set_i(float x)</text:span> { i=x; m_flg=false;};</text:p>
          <text:p text:style-name="Preformatted_20_Text"><text:s text:c="2"/><text:span text:style-name="T3">float get_m();</text:span></text:p>
          <text:p text:style-name="Preformatted_20_Text">private:</text:p>
          <text:p text:style-name="Preformatted_20_Text"><text:s text:c="2"/>float r;</text:p>
          <text:p text:style-name="Preformatted_20_Text"><text:s text:c="2"/>float i;</text:p>
          <text:p text:style-name="Preformatted_20_Text"><text:s text:c="2"/><text:span text:style-name="T3">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20">};</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2" draw:name="images89" text:anchor-type="as-char" svg:width="0.397cm" svg:height="0.397cm" draw:z-index="180"><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 text:name="construct"/><text:bookmark-start text:name="__RefHeading__16552_2073142818"/>Constructeurs<text:bookmark-end text:name="__RefHeading__16552_2073142818"/></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à la valeur (2,0), par exemple ? Actuellement, nous devons écrire:</text:p>
          <text:p text:style-name="Preformatted_20_Text">complexe X;</text:p>
          <text:p text:style-name="P20">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text:soft-page-break/>C'est pour résoudre ce problème que le C++ propose une fonction membre spéciale, appelée constructeur. Le constructeur possède deux spécificités:</text:p>
          <text:list xml:id="list6395033817535536628" text:style-name="L41">
            <text:list-item>
              <text:p text:style-name="P175">Le nom est imposé (même nom que le nom de la classe). </text:p>
            </text:list-item>
            <text:list-item>
              <text:p text:style-name="P72">Il ne renvoie aucune valeur. </text:p>
            </text:list-item>
          </text:list>
          <text:p text:style-name="Preformatted_20_Text">class complexe {</text:p>
          <text:p text:style-name="Preformatted_20_Text">public:</text:p>
          <text:p text:style-name="Preformatted_20_Text"><text:s text:c="2"/><text:span text:style-name="T3">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20">};</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21">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 text:name="construct-predef"/><text:bookmark-start text:name="__RefHeading__16554_2073142818"/>Constructeur prédéfini<text:bookmark-end text:name="__RefHeading__16554_2073142818"/></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2" draw:name="images90" text:anchor-type="as-char" svg:width="0.397cm" svg:height="0.397cm" draw:z-index="181"><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1321284919682228667" text:style-name="L42">
            <text:list-item>
              <text:p text:style-name="P176">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73">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3" draw:name="images91" text:anchor-type="as-char" svg:width="0.291cm" svg:height="0.344cm" draw:z-index="182"><draw:image xlink:href="../../html/apres.gif" xlink:type="simple" xlink:show="embed" xlink:actuate="onLoad"/><svg:title>apres</svg:title></draw:frame></draw:a>.</text:p>
          <text:p text:style-name="Text_20_body"><draw:frame draw:style-name="fr2" draw:name="images92" text:anchor-type="as-char" svg:width="0.397cm" svg:height="0.397cm" draw:z-index="183"><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 text:name="init-memb"/><text:bookmark-start text:name="__RefHeading__16556_2073142818"/>Initialisation des membres<text:bookmark-end text:name="__RefHeading__16556_2073142818"/></text:h>
          <text:p text:style-name="Text_20_body">Le constructeur est le lieu idéal pour faire deux choses:</text:p>
          <text:list xml:id="list1734963249457516032" text:style-name="L43">
            <text:list-item>
              <text:p text:style-name="P177">Initialiser les données membres </text:p>
            </text:list-item>
            <text:list-item>
              <text:p text:style-name="P74">Allouer des ressources (mémoire en particulier, mais aussi éventuellement ouverture d'une connexion réseau, création d'un fichier, etc). </text:p>
            </text:list-item>
          </text:list>
          <text:p text:style-name="Text_20_body">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text:soft-page-break/>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3">complexe(float x, float y) : r(x), i(y), m(0), m_flg(false) { };</text:span> </text:p>
          <text:p text:style-name="Preformatted_20_Text"><text:s text:c="3"/>...</text:p>
          <text:p text:style-name="P20">}</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2" draw:name="images93" text:anchor-type="as-char" svg:width="0.397cm" svg:height="0.397cm" draw:z-index="184"><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3">complexe&amp; X;</text:span></text:p>
          <text:p text:style-name="Preformatted_20_Text"><text:s text:c="3"/>...</text:p>
          <text:p text:style-name="Preformatted_20_Text">public:</text:p>
          <text:p text:style-name="Preformatted_20_Text"><text:s text:c="3"/><text:span text:style-name="T3">object (const complexe&amp; C) : X(C) {};</text:span></text:p>
          <text:p text:style-name="P20">};</text:p>
          <text:h text:style-name="Heading_20_3" text:outline-level="3"><text:bookmark text:name="destruct"/><text:bookmark-start text:name="__RefHeading__16558_2073142818"/>Destructeur<text:bookmark-end text:name="__RefHeading__16558_2073142818"/></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3492263576330736476" text:style-name="L44">
            <text:list-item>
              <text:p text:style-name="P178">Le nom est imposé (caractère ~ suivi du nom de la classe) </text:p>
            </text:list-item>
            <text:list-item>
              <text:p text:style-name="P178">Il ne renvoie rien. </text:p>
            </text:list-item>
            <text:list-item>
              <text:p text:style-name="P75">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 text:name="compl-debug"/><text:bookmark-start text:name="__RefHeading__16560_2073142818"/>Le type complexe en mode debug<text:bookmark-end text:name="__RefHeading__16560_2073142818"/></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3">complexe(float x, float y);</text:span></text:p>
          <text:p text:style-name="Preformatted_20_Text"><text:s text:c="3"/><text:span text:style-name="T3">~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23">complexe::complexe(float x, float y):r(x),i(y),m_flg(false) {</text:p>
          <text:p text:style-name="Preformatted_20_Text"><text:s text:c="3"/><text:span text:style-name="T3">cerr &lt;&lt; "Creation d'un objet de type complexe\n";</text:span></text:p>
          <text:p text:style-name="P23">}</text:p>
          <text:p text:style-name="Preformatted_20_Text"/>
          <text:p text:style-name="Preformatted_20_Text"><text:span text:style-name="T3">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3">complexe A(0,0);</text:span> <text:s text:c="2"/>// Appel du constructeur</text:p>
          <text:p text:style-name="Preformatted_20_Text"><text:s text:c="6"/>...</text:p>
          <text:p text:style-name="P20"><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3">}</text:span></text:span>) (fin de la portée de la variable).</text:p>
          <text:h text:style-name="Heading_20_3" text:outline-level="3"><text:bookmark text:name="static"/><text:bookmark-start text:name="__RefHeading__16562_2073142818"/>Le descripteur <text:span text:style-name="Source_20_Text">static</text:span><text:bookmark-end text:name="__RefHeading__16562_2073142818"/></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3">debflg(false)</text:span> {};</text:p>
          <text:p text:style-name="Preformatted_20_Text"><text:s text:c="3"/>~complexe();</text:p>
          <text:p text:style-name="Preformatted_20_Text"><text:s text:c="3"/><text:span text:style-name="T3">void set_debug() { debflg=true;};</text:span></text:p>
          <text:p text:style-name="Preformatted_20_Text"><text:s text:c="3"/><text:span text:style-name="T3">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3">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3">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3">if (debflg) {cerr &lt;&lt; "Destruction d'un objet de type complexe\n";};</text:span></text:p>
          <text:p text:style-name="P20">}</text:p>
          <text:p text:style-name="Text_20_body">Ce code nous pose deux problèmes:</text:p>
          <text:list xml:id="list6213031312890385723" text:style-name="L45">
            <text:list-item>
              <text:p text:style-name="P179">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76">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 text:name="static-memb"/><text:bookmark-start text:name="__RefHeading__16564_2073142818"/>Une donnée membre statique<text:bookmark-end text:name="__RefHeading__16564_2073142818"/></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3">static</text:span> bool debflg;</text:p>
          <text:p text:style-name="P20">}</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608976506874684695" text:style-name="L46">
            <text:list-item>
              <text:p text:style-name="P180">la déclaration <text:span text:style-name="Source_20_Text">static bool debflg</text:span> ne provoquera pas de nouvelle allocation mémoire </text:p>
            </text:list-item>
            <text:list-item>
              <text:p text:style-name="P77">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20">bool complexe::debflg=false;</text:p>
          <text:p text:style-name="Text_20_body"><draw:frame draw:style-name="fr2" draw:name="images94" text:anchor-type="as-char" svg:width="0.397cm" svg:height="0.397cm" draw:z-index="185"><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2" draw:name="images95" text:anchor-type="as-char" svg:width="0.397cm" svg:height="0.397cm" draw:z-index="186"><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 text:name="static-fct-memb"/><text:bookmark-start text:name="__RefHeading__16566_2073142818"/>Fonctions membres statiques<text:bookmark-end text:name="__RefHeading__16566_2073142818"/></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3">static</text:span> void set_debug() { debflg=1;};</text:p>
          <text:p text:style-name="Preformatted_20_Text"><text:s text:c="3"/><text:span text:style-name="T3">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3">complexe::set_debug();</text:span> <text:s text:c="7"/>// passe en mode debug</text:p>
          <text:p text:style-name="Preformatted_20_Text"><text:s text:c="3"/>...</text:p>
          <text:p text:style-name="P20"><text:s text:c="3"/><text:span text:style-name="T3">complexe::clr_debug();</text:span> <text:s text:c="7"/>// sort du mode debug</text:p>
          <text:p text:style-name="Text_20_body"><draw:frame draw:style-name="fr2" draw:name="images96" text:anchor-type="as-char" svg:width="0.397cm" svg:height="0.397cm" draw:z-index="187"><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1923370826725473369" text:style-name="L47">
            <text:list-item>
              <text:p text:style-name="P181">Ils obéissent aux règles de portée des membres </text:p>
            </text:list-item>
            <text:list-item>
              <text:p text:style-name="P78">Les fonctions-membres statiques ont le droit d'accéder aux membres privés de l'objet, par contre ils doivent pour cela utiliser le pointeur <text:span text:style-name="Source_20_Text">*this</text:span> <draw:a xlink:type="simple" xlink:href="../../html/types.html#this"><draw:frame draw:style-name="fr3" draw:name="images97" text:anchor-type="as-char" svg:width="0.291cm" svg:height="0.344cm" draw:z-index="188"><draw:image xlink:href="../../html/apres.gif" xlink:type="simple" xlink:show="embed" xlink:actuate="onLoad"/><svg:title>apres</svg:title></draw:frame></draw:a></text:p>
            </text:list-item>
          </text:list>
          <text:p text:style-name="Text_20_body"><draw:frame draw:style-name="fr2" draw:name="images98" text:anchor-type="as-char" svg:width="0.397cm" svg:height="0.397cm" draw:z-index="189"><draw:image xlink:href="../../html/attention.gif" xlink:type="simple" xlink:show="embed" xlink:actuate="onLoad"/><svg:title>ATTENTION</svg:title></draw:frame> Les fonctions membres statiques ressemblent beaucoup aux fonctions amies <draw:a xlink:type="simple" xlink:href="../../html/types.html#fct-amies"><draw:frame draw:style-name="fr3" draw:name="images99" text:anchor-type="as-char" svg:width="0.291cm" svg:height="0.344cm" draw:z-index="190"><draw:image xlink:href="../../html/avant.gif" xlink:type="simple" xlink:show="embed" xlink:actuate="onLoad"/><svg:title>avant</svg:title></draw:frame></draw:a>:</text:p>
          <text:list xml:id="list6919387023179971533" text:style-name="L48">
            <text:list-item>
              <text:p text:style-name="P182">De même qu'une fonction amie de la classe, elles ont accès à l'ensemble des membres et des fonctions membres (private, protected, public) de celle-ci. </text:p>
            </text:list-item>
            <text:list-item>
              <text:p text:style-name="P182">Par contre, une fonction amie peut être: </text:p>
              <text:list>
                <text:list-item>
                  <text:p text:style-name="P182">Soit une fonction "ordinaire" </text:p>
                </text:list-item>
                <text:list-item>
                  <text:p text:style-name="P182"><text:soft-page-break/>Soit une fonction membre d'une autre classe </text:p>
                </text:list-item>
              </text:list>
              <text:p text:style-name="P79">Une fonction membre statique d'une classe est... uniquement une fonction membre de cette classe: c'est donc uniquement la portée qui différencie fonction membre statique et fonction amie. </text:p>
            </text:list-item>
          </text:list>
          <text:h text:style-name="Heading_20_3" text:outline-level="3"><text:bookmark text:name="const"/><text:bookmark-start text:name="__RefHeading__16568_2073142818"/>Le descripteur const<text:bookmark-end text:name="__RefHeading__16568_2073142818"/></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2" draw:name="images100" text:anchor-type="as-char" svg:width="0.397cm" svg:height="0.397cm" draw:z-index="191"><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text:bookmark-start text:name="__RefHeading__16570_2073142818"/>const, pourquoi faire ?<text:bookmark-end text:name="__RefHeading__16570_2073142818"/></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html/types.html#desc-const"><draw:frame draw:style-name="fr3" draw:name="images101" text:anchor-type="as-char" svg:width="0.291cm" svg:height="0.344cm" draw:z-index="192"><draw:image xlink:href="../../html/avant.gif" xlink:type="simple" xlink:show="embed" xlink:actuate="onLoad"/><svg:title>avant</svg:title></draw:frame></draw:a></text:p>
          <text:h text:style-name="Heading_20_4" text:outline-level="4"><text:bookmark-start text:name="__RefHeading__16572_2073142818"/>membres constants<text:bookmark-end text:name="__RefHeading__16572_2073142818"/></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text:span text:style-name="T15">(</text:span>buffer<text:span text:style-name="T15">)</text:span>; buffer = NULL;};</text:p>
          <text:p text:style-name="Preformatted_20_Text">private:</text:p>
          <text:p text:style-name="Preformatted_20_Text"><text:s text:c="2"/><text:span text:style-name="T3">const</text:span> size_t <text:span text:style-name="T15">taille</text:span>;</text:p>
          <text:p text:style-name="Preformatted_20_Text"><text:s text:c="2"/>int* buffer;</text:p>
          <text:p text:style-name="Preformatted_20_Text">};</text:p>
          <text:p text:style-name="Preformatted_20_Text"/>
          <text:p text:style-name="Preformatted_20_Text">tableau::tableau(int s) : <text:span text:style-name="T3">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ext:span text:style-name="T15">t1</text:span>(1000);</text:p>
          <text:p text:style-name="P24"><text:s text:c="2"/>tableau <text:span text:style-name="T15">t2</text:span>(1000);</text:p>
          <text:p text:style-name="P22">};</text:p>
          <text:h text:style-name="Heading_20_4" text:outline-level="4"><text:bookmark-start text:name="__RefHeading__16574_2073142818"/>Objets constants<text:bookmark-end text:name="__RefHeading__16574_2073142818"/></text:h>
          <text:p text:style-name="Text_20_body">Il est bien sûr possible d'utiliser le descripteur <text:span text:style-name="Source_20_Text">const</text:span> avec des objets, pas seulement avec des variables de types prédéfinis.</text:p>
          <text:h text:style-name="Heading_20_5" text:outline-level="5"><text:bookmark-start text:name="__RefHeading__16576_2073142818"/>Les fonctions membres constantes<text:bookmark-end text:name="__RefHeading__16576_2073142818"/></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2" draw:name="images102" text:anchor-type="as-char" svg:width="0.529cm" svg:height="0.529cm" draw:z-index="193"><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3">float X = i.get_i();</text:span></text:p>
          <text:p text:style-name="P20">}</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3">const</text:span> { return r;};</text:p>
          <text:p text:style-name="Preformatted_20_Text"><text:s text:c="3"/>float get_i() <text:span text:style-name="T3">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20">}</text:p>
          <text:h text:style-name="Heading_20_5" text:outline-level="5"><text:bookmark-start text:name="__RefHeading__16578_2073142818"/>Le descripteur mutable<text:bookmark-end text:name="__RefHeading__16578_2073142818"/></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3">mutable</text:span> bool m_flg;</text:p>
          <text:p text:style-name="Preformatted_20_Text"><text:s text:c="2"/><text:span text:style-name="T3">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20">};</text:p>
          <text:h text:style-name="Heading_20_3" text:outline-level="3"><text:bookmark text:name="this"/><text:bookmark-start text:name="__RefHeading__16580_2073142818"/>Le pointeur *this<text:bookmark-end text:name="__RefHeading__16580_2073142818"/></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20">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20">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3">complexe&amp;</text:span> set_r(float x) { r=x; return *this;};</text:p>
          <text:p text:style-name="Preformatted_20_Text"><text:s text:c="3"/><text:span text:style-name="T3">complexe&amp;</text:span> set_i(float y) { r=y; return *this;};</text:p>
          <text:p text:style-name="Preformatted_20_Text">private:</text:p>
          <text:p text:style-name="P20"><text:s text:c="3"/>...</text:p>
          <text:p text:style-name="Text_20_body">Le pointeur <text:span text:style-name="Source_20_Text">*this</text:span> est très utilisé pour les opérateurs, et prendra tout son sens avec eux <draw:a xlink:type="simple" xlink:href="../../html/surch.html"><draw:frame draw:style-name="fr3" draw:name="images103" text:anchor-type="as-char" svg:width="0.291cm" svg:height="0.344cm" draw:z-index="194"><draw:image xlink:href="../../html/apres.gif" xlink:type="simple" xlink:show="embed" xlink:actuate="onLoad"/><svg:title>apres</svg:title></draw:frame></draw:a>. Voilà au passage une nouvelle utilisation de la référence en tant que valeur de retour d'une fonction <draw:a xlink:type="simple" xlink:href="../../html/types.html#ptr-retref"><draw:frame draw:style-name="fr3" draw:name="images104" text:anchor-type="as-char" svg:width="0.291cm" svg:height="0.344cm" draw:z-index="195"><draw:image xlink:href="../../html/avant.gif" xlink:type="simple" xlink:show="embed" xlink:actuate="onLoad"/><svg:title>avant</svg:title></draw:frame></draw:a>.</text:p>
          <text:h text:style-name="Heading_20_4" text:outline-level="4"><text:bookmark-start text:name="__RefHeading__16582_2073142818"/>Utilisation de this pour nommer les variables<text:bookmark-end text:name="__RefHeading__16582_2073142818"/></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20">}</text:p>
          <text:p text:style-name="Text_20_body"/>
          <text:p text:style-name="P12"><text:bookmark-start text:name="__RefHeading__16584_2073142818"/><text:bookmark-end text:name="__RefHeading__16584_2073142818"/></text:p>
        </text:section>
        <text:section text:style-name="Sect1" text:name="Section8">
          <text:p text:style-name="P17"/>
        </text:section>
        <text:section text:style-name="Sect1" text:name="Section9">
          <text:h text:style-name="Heading_20_1" text:outline-level="1"><text:bookmark text:name="surch-fonc-op"/><text:bookmark text:name="contenu3"/><text:bookmark-start text:name="__RefHeading__16586_2073142818"/>Surcharger fonctions et opérateurs <text:bookmark-end text:name="__RefHeading__16586_2073142818"/></text:h>
          <text:h text:style-name="Heading_20_2" text:outline-level="2"><text:bookmark text:name="existant"/><text:bookmark-start text:name="__RefHeading__16588_2073142818"/>Modifier une fonction sans remettre en cause l'existant <text:bookmark-end text:name="__RefHeading__16588_2073142818"/></text:h>
          <text:p text:style-name="Text_20_body">Il est fréquent, dans un processus de développement, de se trouver confrontés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html/surch.html#surch-fonc"><draw:frame draw:style-name="fr3" draw:name="images112" text:anchor-type="as-char" svg:width="0.291cm" svg:height="0.344cm" draw:z-index="196"><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html/surch.html#valdef"><draw:frame draw:style-name="fr3" draw:name="images113" text:anchor-type="as-char" svg:width="0.291cm" svg:height="0.344cm" draw:z-index="197"><draw:image xlink:href="../../html/apres.gif" xlink:type="simple" xlink:show="embed" xlink:actuate="onLoad"/><svg:title>apres</svg:title></draw:frame></draw:a>Comment allons-nous faire ? Deux solutions si nous travaillons en C:</text:p>
          <text:list xml:id="list711117478546303130" text:style-name="L49">
            <text:list-item>
              <text:p text:style-name="P183">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80">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 text:name="surch-fonc"/><text:bookmark-start text:name="__RefHeading__16590_2073142818"/>Surcharge de fonctions<text:bookmark-end text:name="__RefHeading__16590_2073142818"/></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3">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3">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20">}</text:p>
          <text:p text:style-name="Text_20_body"><draw:frame draw:style-name="fr2" draw:name="images114" text:anchor-type="as-char" svg:width="0.397cm" svg:height="0.397cm" draw:z-index="198"><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2" draw:name="images115" text:anchor-type="as-char" svg:width="0.397cm" svg:height="0.397cm" draw:z-index="199"><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2" draw:name="images116" text:anchor-type="as-char" svg:width="0.397cm" svg:height="0.397cm" draw:z-index="200"><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 text:name="surch-construc"/><text:bookmark-start text:name="__RefHeading__16592_2073142818"/>Surcharge et constructeurs: le constructeur de copie<text:bookmark-end text:name="__RefHeading__16592_2073142818"/></text:h>
          <text:p text:style-name="Text_20_body">Un constructeur <draw:a xlink:type="simple" xlink:href="../../html/types.html#construct"><draw:frame draw:style-name="fr3" draw:name="images117" text:anchor-type="as-char" svg:width="0.291cm" svg:height="0.344cm" draw:z-index="201"><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3">complexe(float x,float y)</text:span> : r(x), i(y) {};</text:p>
          <text:p text:style-name="Preformatted_20_Text"><text:s text:c="3"/><text:span text:style-name="T3">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20">}</text:p>
          <text:p text:style-name="Text_20_body"><draw:frame draw:style-name="fr2" draw:name="images118" text:anchor-type="as-char" svg:width="0.397cm" svg:height="0.397cm" draw:z-index="202"><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2" draw:name="images119" text:anchor-type="as-char" svg:width="0.503cm" svg:height="0.503cm" draw:z-index="203"><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 text:name="valdef"/><text:bookmark-start text:name="__RefHeading__16594_2073142818"/>Valeurs par défaut des arguments<text:bookmark-end text:name="__RefHeading__16594_2073142818"/></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3">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20">};</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179523347873090662" text:style-name="L50">
            <text:list-item>
              <text:p text:style-name="P184">Les appels "à l'ancienne mode" type <text:span text:style-name="Source_20_Text">mult (x)</text:span> </text:p>
            </text:list-item>
            <text:list-item>
              <text:p text:style-name="P81">Les appels "à la nouvelle mode" type <text:span text:style-name="Source_20_Text">mult (x,3)</text:span> </text:p>
            </text:list-item>
          </text:list>
          <text:p text:style-name="Text_20_body">Voilà ce que cela donne dans notre exemple:</text:p>
          <text:p text:style-name="Preformatted_20_Text"><text:span text:style-name="T3">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20">};</text:p>
          <text:p text:style-name="Text_20_body"><draw:frame draw:style-name="fr2" draw:name="images120" text:anchor-type="as-char" svg:width="0.397cm" svg:height="0.397cm" draw:z-index="204"><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 text:name="valdef-construc"/><text:bookmark-start text:name="__RefHeading__16596_2073142818"/>Valeurs par défaut et constructeurs<text:bookmark-end text:name="__RefHeading__16596_2073142818"/></text:h>
          <text:p text:style-name="Text_20_body">Nous avons eu précédemment <draw:a xlink:type="simple" xlink:href="../../html/types.html#construct-predef"><draw:frame draw:style-name="fr3" draw:name="images121" text:anchor-type="as-char" svg:width="0.291cm" svg:height="0.344cm" draw:z-index="205"><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3">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20">}</text:p>
          <text:h text:style-name="Heading_20_3" text:outline-level="3"><text:bookmark text:name="facil"/><text:bookmark-start text:name="__RefHeading__16598_2073142818"/>Une facilité d'écriture<text:bookmark-end text:name="__RefHeading__16598_2073142818"/></text:h>
          <text:p text:style-name="Text_20_body">Le code ci-dessus permet d'écrire:</text:p>
          <text:p text:style-name="Preformatted_20_Text">main() {</text:p>
          <text:p text:style-name="Preformatted_20_Text"><text:s text:c="3"/><text:span text:style-name="T3">complexe A(5);</text:span></text:p>
          <text:p text:style-name="Preformatted_20_Text"><text:s text:c="3"/><text:span text:style-name="T3">complexe B=5;</text:span></text:p>
          <text:p text:style-name="Preformatted_20_Text"><text:s text:c="3"/><text:span text:style-name="T3">complexe C;</text:span></text:p>
          <text:p text:style-name="P20">};</text:p>
          <text:p text:style-name="Text_20_body">Les deux premières lignes ont exactement la même signification, simplement <text:span text:style-name="Source_20_Text">C=5</text:span> est plus parlant.Tout le monde comprend que l'initialisation d'un complexe par un réel donne un complexe avec une partie imaginaire nulle. D'autre part, la troisième ligne conduit à l'initialisation à 0 d'un nombre complexe.</text:p>
          <text:h text:style-name="Heading_20_4" text:outline-level="4"><text:bookmark-start text:name="__RefHeading__16600_2073142818"/>Le mot-clé explicit<text:bookmark-end text:name="__RefHeading__16600_2073142818"/></text:h>
          <text:p text:style-name="Text_20_body">La facilité d'un jour devient handicap le lendemain: en effet, revenons sur la classe tableau ( <draw:a xlink:type="simple" xlink:href="../../html/types.html#const"><draw:frame draw:style-name="fr3" draw:name="images122" text:anchor-type="as-char" svg:width="0.291cm" svg:height="0.344cm" draw:z-index="206"><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20">}</text:p>
          <text:p text:style-name="Text_20_body">Là, il n'est pas du tout évident, lorsqu'on lit le code ci-dessus, que cela signifie "allouer un buffer de <text:span text:style-name="Emphasis">taille</text:span> 1024 octets"... Le concepteur de <text:span text:style-name="Source_20_Text">tableau</text:span> devrait donc inhiber cette écriture, qui se révèle inadéquate. D'autant plus que cette écriture correspond en fait à une conversion (depuis le type int vers le type tableau), qui en l'occurrence n'est pas souhaitable, et peut provoquer des soucis soit à la compilation, soit à l'exécution. On peut donc inhiber cette conversion implicite en utilisant le mot-clé <text:span text:style-name="Source_20_Text">explicit</text:span> devant la définition du constructeur:</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20">};</text:p>
          <text:h text:style-name="Heading_20_2" text:outline-level="2"><text:bookmark text:name="surch-op"/><text:bookmark-start text:name="__RefHeading__16602_2073142818"/>Surcharger les opérateurs<text:bookmark-end text:name="__RefHeading__16602_2073142818"/></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20">}</text:p>
          <text:p text:style-name="Text_20_body">Nous utilisons la surcharge des opérateurs "sans le savoir", tel M.Jourdain faisant de la prose. En effet, du point-de-vue 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oft-page-break/><text:span text:style-name="Emphasis">chaque classe définie</text:span>.</text:p>
          <text:h text:style-name="Heading_20_3" text:outline-level="3"><text:bookmark text:name="ope-fonc"/><text:bookmark-start text:name="__RefHeading__16604_2073142818"/>Opérateurs et fonctions<text:bookmark-end text:name="__RefHeading__16604_2073142818"/></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text:span><text:span text:style-name="Source_20_Text"><text:span text:style-name="T14">B</text:span></text:span><text:span text:style-name="Source_20_Text">)</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20">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2" draw:name="images123" text:anchor-type="as-char" svg:width="0.397cm" svg:height="0.397cm" draw:z-index="207"><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text:bookmark text:name="ope-surch"/><text:bookmark-start text:name="__RefHeading__16606_2073142818"/>Opérateurs: le bestiaire<text:bookmark-end text:name="__RefHeading__16606_2073142818"/></text:h>
          <text:p text:style-name="Text_20_body">Les tables ci-dessous indiquent:</text:p>
          <text:list xml:id="list802998936621792740" text:style-name="L51">
            <text:list-item>
              <text:p text:style-name="P185">La liste (<text:span text:style-name="T5">non exhaustive</text:span>) des opérateurs, leurs significations, et la possibilité ou non de surcharge </text:p>
            </text:list-item>
            <text:list-item>
              <text:p text:style-name="P82">Les priorités et associativités des principaux opérateurs </text:p>
            </text:list-item>
          </text:list>
          <text:p text:style-name="P8">Principaux opérateurs du C++</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Opérateurs</text:p>
              </table:table-cell>
              <table:table-cell table:style-name="Tableau8.A1" office:value-type="string">
                <text:p text:style-name="Table_20_Heading">signification </text:p>
              </table:table-cell>
              <table:table-cell table:style-name="Tableau8.A1" office:value-type="string">
                <text:p text:style-name="Table_20_Heading">Surcharge </text:p>
              </table:table-cell>
              <table:table-cell table:style-name="Tableau8.A1" office:value-type="string">
                <text:p text:style-name="Table_20_Heading">Intérêt de la surcharge </text:p>
              </table:table-cell>
            </table:table-row>
            <table:table-row>
              <table:table-cell table:style-name="Tableau8.A1" office:value-type="string">
                <text:p text:style-name="Table_20_Contents">:: </text:p>
              </table:table-cell>
              <table:table-cell table:style-name="Tableau8.A1" office:value-type="string">
                <text:p text:style-name="Table_20_Contents">Résolution de porté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p>
              </table:table-cell>
              <table:table-cell table:style-name="Tableau8.A1" office:value-type="string">
                <text:p text:style-name="Table_20_Contents">Sélection de membr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u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Opérations arithmétiques unaires et performantes<text:line-break/><text:line-break/></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bi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text:line-break/>Opérations arithmétiques binaires<text:line-break/><text:line-break/></text:p>
              </table:table-cell>
            </table:table-row>
            <table:table-row>
              <table:table-cell table:style-name="Tableau8.A1" office:value-type="string">
                <text:p text:style-name="Table_20_Contents">++ <text:line-break/>-- </text:p>
              </table:table-cell>
              <table:table-cell table:style-name="Tableau8.A1" office:value-type="string">
                <text:p text:style-name="Table_20_Contents">Incrémentation, décrémentation</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Itérateurs</text:p>
                <text:p text:style-name="Table_20_Contents"/>
              </table:table-cell>
            </table:table-row>
            <table:table-row>
              <table:table-cell table:style-name="Tableau8.A1" office:value-type="string">
                <text:p text:style-name="Table_20_Contents">=</text:p>
                <text:p text:style-name="Table_20_Contents"/>
              </table:table-cell>
              <table:table-cell table:style-name="Tableau8.A1" office:value-type="string">
                <text:p text:style-name="Table_20_Contents">Opérateur d'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Clônage entre deux objets.</text:p>
                <text:p text:style-name="Table_20_Contents"/>
              </table:table-cell>
            </table:table-row>
            <table:table-row>
              <table:table-cell table:style-name="Tableau8.A1" office:value-type="string">
                <text:p text:style-name="Table_20_Contents">&gt;&gt;<text:line-break/>&lt;&lt;</text:p>
              </table:table-cell>
              <table:table-cell table:style-name="Tableau8.A1" office:value-type="string">
                <text:p text:style-name="Table_20_Contents">Décalage à gauche ou à droite</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ntrée<text:line-break/>sortie.</text:p>
              </table:table-cell>
            </table:table-row>
            <table:table-row>
              <table:table-cell table:style-name="Tableau8.A1" office:value-type="string">
                <text:p text:style-name="Table_20_Contents">[]</text:p>
              </table:table-cell>
              <table:table-cell table:style-name="Tableau8.A1" office:value-type="string">
                <text:p text:style-name="Table_20_Contents">Accès aux membres d'un tableau</text:p>
              </table:table-cell>
              <table:table-cell table:style-name="Tableau8.A1" office:value-type="string">
                <text:p text:style-name="Table_20_Contents">OUI</text:p>
              </table:table-cell>
              <table:table-cell table:style-name="Tableau8.A1" office:value-type="string">
                <text:p text:style-name="Table_20_Contents">Indiçage généralisé</text:p>
              </table:table-cell>
            </table:table-row>
            <table:table-row>
              <table:table-cell table:style-name="Tableau8.A1" office:value-type="string">
                <text:p text:style-name="Table_20_Contents">()</text:p>
              </table:table-cell>
              <table:table-cell table:style-name="Tableau8.A1" office:value-type="string">
                <text:p text:style-name="Table_20_Contents">Appel de fonction</text:p>
              </table:table-cell>
              <table:table-cell table:style-name="Tableau8.A1" office:value-type="string">
                <text:p text:style-name="Table_20_Contents">OUI</text:p>
              </table:table-cell>
              <table:table-cell table:style-name="Tableau8.A1" office:value-type="string">
                <text:p text:style-name="Table_20_Contents">Objets-fonctions </text:p>
              </table:table-cell>
            </table:table-row>
            <table:table-row>
              <table:table-cell table:style-name="Tableau8.A1" office:value-type="string">
                <text:p text:style-name="Table_20_Contents">! </text:p>
              </table:table-cell>
              <table:table-cell table:style-name="Tableau8.A1" office:value-type="string">
                <text:p text:style-name="Table_20_Contents">Opération logique </text:p>
              </table:table-cell>
              <table:table-cell table:style-name="Tableau8.A1" office:value-type="string">
                <text:p text:style-name="Table_20_Contents">OUI</text:p>
              </table:table-cell>
              <table:table-cell table:style-name="Tableau8.A1" office:value-type="string">
                <text:p text:style-name="Table_20_Contents">Permet de comparer un objet à true/false</text:p>
              </table:table-cell>
            </table:table-row>
            <table:table-row>
              <table:table-cell table:style-name="Tableau8.A1" office:value-type="string">
                <text:p text:style-name="Table_20_Contents">==<text:line-break/>!=</text:p>
              </table:table-cell>
              <table:table-cell table:style-name="Tableau8.A1" office:value-type="string">
                <text:p text:style-name="Table_20_Contents">Egalité, non 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galité, non égalité entre deux objets</text:p>
                <text:p text:style-name="Table_20_Contents"/>
              </table:table-cell>
            </table:table-row>
            <table:table-row>
              <table:table-cell table:style-name="Tableau8.A1" office:value-type="string">
                <text:p text:style-name="Table_20_Contents">&gt;<text:line-break/>&lt;<text:line-break/>&gt;=<text:line-break/>&lt;=</text:p>
              </table:table-cell>
              <table:table-cell table:style-name="Tableau8.A1" office:value-type="string">
                <text:p text:style-name="Table_20_Contents"/>
                <text:p text:style-name="Table_20_Contents">Inégalités</text:p>
                <text:p text:style-name="Table_20_Contents"/>
                <text:p text:style-name="Table_20_Contents"/>
              </table:table-cell>
              <table:table-cell table:style-name="Tableau8.A1" office:value-type="string">
                <text:p text:style-name="Table_20_Contents"><text:line-break/>OUI<text:line-break/><text:line-break/></text:p>
              </table:table-cell>
              <table:table-cell table:style-name="Tableau8.A1" office:value-type="string">
                <text:p text:style-name="Table_20_Contents"><text:line-break/>Inégalités <text:line-break/><text:line-break/></text:p>
              </table:table-cell>
            </table:table-row>
            <text:soft-page-break/>
            <table:table-row>
              <table:table-cell table:style-name="Tableau8.A1" office:value-type="string">
                <text:p text:style-name="Table_20_Contents">-&gt; <text:line-break/>-&gt;* <text:line-break/>.* </text:p>
              </table:table-cell>
              <table:table-cell table:style-name="Tableau8.A1" office:value-type="string">
                <text:p text:style-name="Table_20_Contents">Sélection de membre depuis un ou vers un pointeur.<text:line-break/></text:p>
              </table:table-cell>
              <table:table-cell table:style-name="Tableau8.A1" office:value-type="string">
                <text:p text:style-name="Table_20_Contents"><text:line-break/>OUI<text:line-break/></text:p>
              </table:table-cell>
              <table:table-cell table:style-name="Tableau8.A1" office:value-type="string">
                <text:p text:style-name="Table_20_Contents"/>
                <text:p text:style-name="Table_20_Contents">Contrôle de l'accès aux membres</text:p>
                <text:p text:style-name="Table_20_Contents"/>
              </table:table-cell>
            </table:table-row>
            <table:table-row>
              <table:table-cell table:style-name="Tableau8.A1" office:value-type="string">
                <text:p text:style-name="Table_20_Contents">&amp; <text:line-break/>* </text:p>
              </table:table-cell>
              <table:table-cell table:style-name="Tableau8.A1" office:value-type="string">
                <text:p text:style-name="Table_20_Contents">Pointeur, référence.<text:line-break/></text:p>
              </table:table-cell>
              <table:table-cell table:style-name="Tableau8.A1" office:value-type="string">
                <text:p text:style-name="Table_20_Contents">OUI<text:line-break/></text:p>
              </table:table-cell>
              <table:table-cell table:style-name="Tableau8.A1" office:value-type="string">
                <text:p text:style-name="Table_20_Contents">Objets à comptage de référence, itérateurs<text:line-break/></text:p>
              </table:table-cell>
            </table:table-row>
            <table:table-row>
              <table:table-cell table:style-name="Tableau8.A1" office:value-type="string">
                <text:p text:style-name="Table_20_Contents">int<text:line-break/>long<text:line-break/>short<text:line-break/>float<text:line-break/>double<text:line-break/>etc. </text:p>
              </table:table-cell>
              <table:table-cell table:style-name="Tableau8.A1" office:value-type="string">
                <text:p text:style-name="Table_20_Contents"><text:line-break/><text:line-break/>Conversion de types <text:line-break/><text:line-break/><text:line-break/></text:p>
              </table:table-cell>
              <table:table-cell table:style-name="Tableau8.A1" office:value-type="string">
                <text:p text:style-name="Table_20_Contents"><text:line-break/><text:line-break/>OUI<text:line-break/><text:line-break/><text:line-break/></text:p>
              </table:table-cell>
              <table:table-cell table:style-name="Tableau8.A1" office:value-type="string">
                <text:p text:style-name="Table_20_Contents"><text:line-break/><text:line-break/>Conversion vers un type prédéfini depuis un objet<text:line-break/><text:line-break/></text:p>
              </table:table-cell>
            </table:table-row>
          </table:table>
          <text:p text:style-name="Text_20_body"><draw:frame draw:style-name="fr2" draw:name="images124" text:anchor-type="as-char" svg:width="0.397cm" svg:height="0.397cm" draw:z-index="208"><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essient.</text:p>
          <text:p text:style-name="P8">Priorité et associativité des opérateurs</text:p>
          <table:table table:name="Tableau9" table:style-name="Tableau9">
            <table:table-column table:style-name="Tableau9.A"/>
            <table:table-column table:style-name="Tableau9.B" table:number-columns-repeated="3"/>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A"/>
            <table:table-column table:style-name="Tableau9.L"/>
            <table:table-row>
              <table:table-cell table:style-name="Tableau9.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Heading">Associativité</text:p>
              </table: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gt; </text:p>
              </table:table-cell>
              <table:table-cell table:style-name="Tableau9.A1" office:value-type="string">
                <text:p text:style-name="Table_20_Contents">. </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int)</text:p>
              </table:table-cell>
              <table:table-cell table:style-name="Tableau9.A1" office:value-type="string">
                <text:p text:style-name="Table_20_Contents">sizeof</text:p>
              </table:table-cell>
              <table:table-cell table:style-name="Tableau9.A1" office:value-type="string">
                <text:p text:style-name="Table_20_Contents"> </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text:p>
              </table:table-cell>
              <table:table-cell table:style-name="Tableau9.A1" office:value-type="string">
                <text:p text:style-name="Table_20_Contents">&lt;=</text:p>
              </table:table-cell>
              <table:table-cell table:style-name="Tableau9.A1" office:value-type="string">
                <text:p text:style-name="Table_20_Contents">&gt;</text:p>
              </table:table-cell>
              <table:table-cell table:style-name="Tableau9.A1" office:value-type="string">
                <text:p text:style-name="Table_20_Contents">&gt;=</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
          <text:h text:style-name="Heading_20_4" text:outline-level="4"><text:bookmark text:name="ope-ami"/><text:bookmark-start text:name="__RefHeading__16608_2073142818"/>Fonction membre ou fonction ordinaire ?<text:bookmark-end text:name="__RefHeading__16608_2073142818"/></text:h>
          <text:p text:style-name="Text_20_body"><draw:frame draw:style-name="fr2" draw:name="images125" text:anchor-type="as-char" svg:width="0.503cm" svg:height="0.503cm" draw:z-index="209"><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2151560809745915693" text:style-name="L52">
            <text:list-item>
              <text:p text:style-name="P186">Opérateur unaire (ex: <text:span text:style-name="Source_20_Text">++</text:span>). Fonction membre </text:p>
            </text:list-item>
            <text:list-item>
              <text:p text:style-name="P83">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 text:name="ope-plus"/><text:bookmark-start text:name="__RefHeading__16610_2073142818"/>Les quatre opérations<text:bookmark-end text:name="__RefHeading__16610_2073142818"/></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3">complexe&amp; operator+= (const complexe&amp;)</text:span>;</text:p>
          <text:p text:style-name="Preformatted_20_Text">};</text:p>
          <text:p text:style-name="Preformatted_20_Text"/>
          <text:p text:style-name="P23">complexe&amp; complexe::operator+=(const complexe&amp; c) {</text:p>
          <text:p text:style-name="Preformatted_20_Text"><text:s text:c="2"/><text:span text:style-name="T3">r += c.r;</text:span></text:p>
          <text:p text:style-name="Preformatted_20_Text"><text:s text:c="2"/><text:span text:style-name="T3">i += c.i;</text:span></text:p>
          <text:p text:style-name="Preformatted_20_Text"><text:s text:c="2"/><text:span text:style-name="T3">return *this;</text:span></text:p>
          <text:p text:style-name="P21">};</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3">r += b;</text:span></text:p>
          <text:p text:style-name="Preformatted_20_Text"><text:s text:c="2"/>return r;</text:p>
          <text:p text:style-name="P20">};</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draw:frame draw:style-name="fr2" draw:name="images126" text:anchor-type="as-char" svg:width="0.397cm" svg:height="0.397cm" draw:z-index="210"><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3" draw:name="images127" text:anchor-type="as-char" svg:width="0.291cm" svg:height="0.344cm" draw:z-index="211"><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 text:name="ope-incr"/><text:bookmark-start text:name="__RefHeading__16612_2073142818"/>Les opérateurs d'incrémentation ou décrémentation<text:bookmark-end text:name="__RefHeading__16612_2073142818"/></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6334821741048401665" text:style-name="L53">
            <text:list-item>
              <text:p text:style-name="P187">soit préfixées </text:p>
            </text:list-item>
            <text:list-item>
              <text:p text:style-name="P84">soit postfixées </text:p>
            </text:list-item>
          </text:list>
          <text:p text:style-name="Text_20_body">L'opération est la même, simplement la valeur de retour sera différente:</text:p>
          <text:list xml:id="list2473427416818602065" text:style-name="L54">
            <text:list-item>
              <text:p text:style-name="P188">dans le cas <text:span text:style-name="Source_20_Text">++i</text:span>, on incrémente, <text:span text:style-name="Emphasis">puis</text:span> on évalue le résultat et on le renvoie </text:p>
            </text:list-item>
            <text:list-item>
              <text:p text:style-name="P85">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8746141816857748921" text:style-name="L55">
            <text:list-item>
              <text:p text:style-name="P189"><text:span text:style-name="Source_20_Text">operator++()</text:span> pour la version <text:span text:style-name="Emphasis">préfixée</text:span> </text:p>
            </text:list-item>
            <text:list-item>
              <text:p text:style-name="P86"><text:span text:style-name="Source_20_Text">operator++(int)</text:span> pour la version <text:span text:style-name="Emphasis">postfixée</text:span> </text:p>
            </text:list-item>
          </text:list>
          <text:p text:style-name="Text_20_body"><draw:frame draw:style-name="fr2" draw:name="images128" text:anchor-type="as-char" svg:width="0.503cm" svg:height="0.503cm" draw:z-index="212"><draw:image xlink:href="../../html/diam.gif" xlink:type="simple" xlink:show="embed" xlink:actuate="onLoad"/><svg:title>REGLE  D'OR</svg:title></draw:frame> Dans le cas de l'opérateur postfixé, on doit:</text:p>
          <text:list xml:id="list697968401293219276" text:style-name="L56">
            <text:list-item>
              <text:p text:style-name="P190">faire une copie locale de l'objet </text:p>
            </text:list-item>
            <text:list-item>
              <text:p text:style-name="P87">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3" draw:name="images129" text:anchor-type="as-char" svg:width="0.291cm" svg:height="0.344cm" draw:z-index="213"><draw:image xlink:href="../../html/apres.gif" xlink:type="simple" xlink:show="embed" xlink:actuate="onLoad"/><svg:title>après</svg:title></draw:frame></draw:a>.</text:p>
          <text:h text:style-name="Heading_20_3" text:outline-level="3"><text:bookmark text:name="ope-affec"/><text:bookmark-start text:name="__RefHeading__16614_2073142818"/><text:soft-page-break/>L'opérateur d'affectation<text:bookmark-end text:name="__RefHeading__16614_2073142818"/></text:h>
          <text:h text:style-name="Heading_20_4" text:outline-level="4"><text:bookmark text:name="affec-init"/><text:bookmark-start text:name="__RefHeading__16616_2073142818"/>Affectation n'est pas initialisation<text:bookmark-end text:name="__RefHeading__16616_2073142818"/></text:h>
          <text:p text:style-name="Text_20_body"><draw:frame draw:style-name="fr2" draw:name="images130" text:anchor-type="as-char" svg:width="0.529cm" svg:height="0.529cm" draw:z-index="214"><draw:image xlink:href="../../html/nepasfaire.png" xlink:type="simple" xlink:show="embed" xlink:actuate="onLoad"/><svg:title>NOOON</svg:title></draw:frame>En dépit des apparences, les deux lignes de code ci-dessous ne sont pas équivalentes.</text:p>
          <text:p text:style-name="Preformatted_20_Text">complexe A=4;</text:p>
          <text:p text:style-name="P20">A=5;</text:p>
          <text:p text:style-name="Text_20_body">En effet, la première ligne correspond à une déclaration de variable avec <text:span text:style-name="Emphasis">initialisation</text:span>, alors que la seconde ligne correspond à une <text:span text:style-name="Emphasis">affectation</text:span>. L'initialisation est une affectation <text:span text:style-name="Emphasis">précédée d'une allocation de mémoire</text:span>. Dans le cas de l'initialisation, la fonction appelée est le <text:span text:style-name="Emphasis">constructeur de copie</text:span>, dans le cas de l'affectation il s'agit de l'<text:span text:style-name="Source_20_Text">operator=</text:span>. Afin d'éviter de réécrire du code, la manière habituelle de procéder est de définir une fonction privée de copie, fonction qui sera appelée par le constructeur <text:span text:style-name="Emphasis">et</text:span> par l'opérateur d'affectation. Cela pourrait donner par exemple, pour notre objet <text:span text:style-name="Source_20_Text">tableau</text:span>:</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3">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text:s text:c="2"/></text:p>
          <text:p text:style-name="Preformatted_20_Text">tableau&amp; tableau::operator=(const tableau&amp; b) {</text:p>
          <text:p text:style-name="Preformatted_20_Text"><text:s text:c="2"/>if (this !=&amp;b)</text:p>
          <text:p text:style-name="Preformatted_20_Text"><text:s text:c="2"/>{</text:p>
          <text:p text:style-name="Preformatted_20_Text"><text:s text:c="4"/>if (taille != b.taille)</text:p>
          <text:p text:style-name="Preformatted_20_Text"><text:s text:c="6"/>buffer = realloc(buffer,b.taille * sizeof(char));</text:p>
          <text:p text:style-name="Preformatted_20_Text"><text:s text:c="4"/>copie(b);</text:p>
          <text:p text:style-name="Preformatted_20_Text"><text:s text:c="2"/>}</text:p>
          <text:p text:style-name="Preformatted_20_Text"><text:s text:c="2"/>return *this;</text:p>
          <text:p text:style-name="Preformatted_20_Text">};</text:p>
          <text:p text:style-name="Preformatted_20_Text"/>
          <text:p text:style-name="Preformatted_20_Text">void main() {</text:p>
          <text:p text:style-name="Preformatted_20_Text"><text:s text:c="2"/>tableau B(1000);</text:p>
          <text:p text:style-name="Preformatted_20_Text"><text:s text:c="2"/>tableau A(1000);</text:p>
          <text:p text:style-name="Preformatted_20_Text"><text:s text:c="2"/>A=B;</text:p>
          <text:p text:style-name="P20">};</text:p>
          <text:h text:style-name="Heading_20_5" text:outline-level="5"><text:bookmark text:name="auto-ref"/><text:bookmark-start text:name="__RefHeading__16618_2073142818"/>Auto références<text:bookmark-end text:name="__RefHeading__16618_2073142818"/></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4" text:outline-level="4"><text:bookmark text:name="affect-trio"/><text:bookmark-start text:name="__RefHeading__16620_2073142818"/>Le trio infernal<text:bookmark-end text:name="__RefHeading__16620_2073142818"/></text:h>
          <text:p text:style-name="Text_20_body">Le trio infernal est constitué par les trois fonctions suivantes:</text:p>
          <text:list xml:id="list3148049587106424218" text:style-name="L57">
            <text:list-item>
              <text:p text:style-name="P191"><text:soft-page-break/>Constructeur de copie </text:p>
            </text:list-item>
            <text:list-item>
              <text:p text:style-name="P191">Opérateur d'affectation </text:p>
            </text:list-item>
            <text:list-item>
              <text:p text:style-name="P88">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2" draw:name="images131" text:anchor-type="as-char" svg:width="0.503cm" svg:height="0.503cm" draw:z-index="215"><draw:image xlink:href="../../html/diam.gif" xlink:type="simple" xlink:show="embed" xlink:actuate="onLoad"/><svg:title>REGLE  D'OR</svg:title></draw:frame> <text:span text:style-name="Emphasis">Si vous fournissez l'une de ces trois fonctions, fournissez les trois</text:span>. Sinon, gros risques de plantages, le compilateur se chargeant de fournir ses versions "à lui" de la ou des fonctions manquantes...</text:p>
          <text:h text:style-name="Heading_20_4" text:outline-level="4"><text:bookmark text:name="trio-cage"/><text:bookmark-start text:name="__RefHeading__16622_2073142818"/>La mise en cage du trio infernal<text:bookmark-end text:name="__RefHeading__16622_2073142818"/></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unique {</text:p>
          <text:p text:style-name="Preformatted_20_Text">private:</text:p>
          <text:p text:style-name="Preformatted_20_Text"><text:s text:c="3"/>unique(const unique&amp;) {};</text:p>
          <text:p text:style-name="Preformatted_20_Text"><text:s text:c="3"/>unique&amp; operator=(const unique&amp;) {};</text:p>
          <text:p text:style-name="P20"><text:s text:c="3"/>...</text:p>
          <text:p text:style-name="Text_20_body">Nous verrons lors du chapitre sur l'héritage une mise en cage un peu moins brutale de l'opérateur = <draw:a xlink:type="simple" xlink:href="../../html/heritage.html#prot-affect"><draw:frame draw:style-name="fr3" draw:name="images132" text:anchor-type="as-char" svg:width="0.291cm" svg:height="0.344cm" draw:z-index="216"><draw:image xlink:href="../../html/apres.gif" xlink:type="simple" xlink:show="embed" xlink:actuate="onLoad"/><svg:title>après</svg:title></draw:frame></draw:a>.</text:p>
          <text:h text:style-name="Heading_20_3" text:outline-level="3"><text:bookmark text:name="conv-ope"/><text:bookmark-start text:name="__RefHeading__16624_2073142818"/>Conversions et opérateurs<text:bookmark-end text:name="__RefHeading__16624_2073142818"/></text:h>
          <text:h text:style-name="Heading_20_4" text:outline-level="4"><text:bookmark-start text:name="__RefHeading__16626_2073142818"/>Conversions vers une classe<text:bookmark-end text:name="__RefHeading__16626_2073142818"/></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20">C = B + A;</text:p>
          <text:p text:style-name="Text_20_body">En fait, dans un cas comme celui-ci, le compilateur cherche à effectuer des conversions de types. Puisque nous avons défini des valeurs par défaut pour les paramètres du constructeur <draw:a xlink:type="simple" xlink:href="../../html/surch.html#valdef-construc"><draw:frame draw:style-name="fr3" draw:name="images133" text:anchor-type="as-char" svg:width="0.291cm" svg:height="0.344cm" draw:z-index="217"><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text:bookmark-start text:name="__RefHeading__16628_2073142818"/>Conversions depuis une classe<text:bookmark-end text:name="__RefHeading__16628_2073142818"/></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3">operator float() {return r;};</text:span></text:p>
          <text:p text:style-name="Preformatted_20_Text"><text:s text:c="5"/>private:</text:p>
          <text:p text:style-name="Preformatted_20_Text"><text:s text:c="7"/>...</text:p>
          <text:p text:style-name="P20"><text:s text:c="5"/>};</text:p>
          <text:p text:style-name="Text_20_body">A partir de maintenant, on peut faire une conversion de type comme on a l'habitude en C:</text:p>
          <text:p text:style-name="Preformatted_20_Text"><text:soft-page-break/>...</text:p>
          <text:p text:style-name="Preformatted_20_Text"/>
          <text:p text:style-name="Preformatted_20_Text">complexe J(1,0);</text:p>
          <text:p text:style-name="P21">float I = (float)J;</text:p>
          <text:p text:style-name="Text_20_body"><draw:frame draw:style-name="fr2" draw:name="images134" text:anchor-type="as-char" svg:width="0.397cm" svg:height="0.397cm" draw:z-index="218"><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 text:name="autres-ope"/><text:bookmark-start text:name="__RefHeading__16630_2073142818"/>Autres opérateurs<text:bookmark-end text:name="__RefHeading__16630_2073142818"/></text:h>
          <text:p text:style-name="Text_20_body">Certains opérateurs seront évoqués un peu plus loin:</text:p>
          <text:list xml:id="list5682805262154405170" text:style-name="L58">
            <text:list-item>
              <text:p text:style-name="P192"><text:span text:style-name="Source_20_Text">&lt;&lt;</text:span> et <text:span text:style-name="Source_20_Text">&gt;&gt;</text:span> sont utilisés pour les entrées-sorties <draw:a xlink:type="simple" xlink:href="../../html/stdlib.html#stream-fmt"><draw:frame draw:style-name="fr3" draw:name="images135" text:anchor-type="as-char" svg:width="0.291cm" svg:height="0.344cm" draw:z-index="219"><draw:image xlink:href="../../html/apres.gif" xlink:type="simple" xlink:show="embed" xlink:actuate="onLoad"/><svg:title>après</svg:title></draw:frame></draw:a></text:p>
            </text:list-item>
            <text:list-item>
              <text:p text:style-name="P192"><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3" draw:name="images136" text:anchor-type="as-char" svg:width="0.291cm" svg:height="0.344cm" draw:z-index="220"><draw:image xlink:href="../../html/apres.gif" xlink:type="simple" xlink:show="embed" xlink:actuate="onLoad"/><svg:title>après</svg:title></draw:frame></draw:a></text:p>
            </text:list-item>
            <text:list-item>
              <text:p text:style-name="P192"><text:span text:style-name="Source_20_Text">[]</text:span> permet de définir des opérateurs d'accès aux tableaux. </text:p>
            </text:list-item>
            <text:list-item>
              <text:p text:style-name="P192"><text:span text:style-name="Source_20_Text">()</text:span> permet de simuler des accès à des tableaux multidimensionnels </text:p>
            </text:list-item>
            <text:list-item>
              <text:p text:style-name="P89"><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section>
        <text:section text:style-name="Sect1" text:name="Section11">
          <text:h text:style-name="Heading_20_1" text:outline-level="1"/>
          <text:h text:style-name="P11" text:outline-level="1"/>
          <text:h text:style-name="P11" text:outline-level="1"><text:bookmark text:name="heritage"/><text:bookmark text:name="contenu4"/><text:bookmark-start text:name="__RefHeading__16632_2073142818"/>Héritage<text:bookmark-end text:name="__RefHeading__16632_2073142818"/></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 text:name="abstraites"/><text:bookmark-start text:name="__RefHeading__16634_2073142818"/>Classes abstraites...<text:bookmark-end text:name="__RefHeading__16634_2073142818"/></text:h>
          <text:p text:style-name="Text_20_body">Reprenons l'exemple des machines à café abordé lors de l'introduction à la programmation objet pour les gens normaux <draw:a xlink:type="simple" xlink:href="../../html/progobj.html#cafeteria"><draw:frame draw:style-name="fr3" draw:name="images144" text:anchor-type="as-char" svg:width="0.291cm" svg:height="0.344cm" draw:z-index="221"><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5334740198115893619" text:style-name="L59">
            <text:list-item>
              <text:p text:style-name="P193">faire du café </text:p>
            </text:list-item>
            <text:list-item>
              <text:p text:style-name="P193">Produire un système de voyants permettant à l'utilisateur de lire son état. </text:p>
            </text:list-item>
            <text:list-item>
              <text:p text:style-name="P90">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P2"><draw:frame draw:style-name="fr5" draw:name="images145" text:anchor-type="as-char" svg:width="5.953cm" svg:height="6.403cm" draw:z-index="292"><draw:image xlink:href="../../html/heritage/cafetiere.png" xlink:type="simple" xlink:show="embed" xlink:actuate="onLoad"/><svg:title>cafetiere en UML</svg:title></draw:frame></text:p>
          <text:p text:style-name="Text_20_body"/>
          <text:p text:style-name="Text_20_body">et le code suivant:</text:p>
          <text:p text:style-name="Preformatted_20_Text"><text:soft-page-break/>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20">}</text:p>
          <text:p text:style-name="Text_20_body">La syntaxe <text:span text:style-name="Source_20_Text">virtual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 text:name="concretes"/><text:bookmark-start text:name="__RefHeading__16636_2073142818"/>...Classes concrètes <text:bookmark-end text:name="__RefHeading__16636_2073142818"/></text:h>
          <text:p text:style-name="Text_20_body">Notre cafetière peut se décliner en plusieurs modèles:</text:p>
          <text:list xml:id="list5045698772939270140" text:style-name="L60">
            <text:list-item>
              <text:p text:style-name="P194">Un modèle à café soluble. </text:p>
            </text:list-item>
            <text:list-item>
              <text:p text:style-name="P91">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et le code ci-dessous:</text:p>
          <text:p text:style-name="Text_20_body"><draw:frame draw:style-name="fr2" draw:name="images146" text:anchor-type="as-char" svg:width="15.61cm" svg:height="11.748cm" draw:z-index="222"><draw:image xlink:href="../../html/heritage/cafetiere2.png" xlink:type="simple" xlink:show="embed" xlink:actuate="onLoad"/><svg:title>cafetiere soluble en poudre en UML</svg:title></draw:frame></text:p>
          <text:p text:style-name="Text_20_body">et le code suivant:</text:p>
          <text:p text:style-name="Preformatted_20_Text"><text:soft-page-break/>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20">}</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 text:name="prot1"/><text:bookmark-start text:name="__RefHeading__16638_2073142818"/>Accès aux données: la section protected<text:bookmark-end text:name="__RefHeading__16638_2073142818"/></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2" draw:name="images147" text:anchor-type="as-char" svg:width="0.397cm" svg:height="0.397cm" draw:z-index="223"><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7175703807173250182" text:style-name="L61">
            <text:list-item>
              <text:p text:style-name="P195">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92">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2" draw:name="images148" text:anchor-type="as-char" svg:width="0.503cm" svg:height="0.503cm" draw:z-index="224"><draw:image xlink:href="../../html/diam.gif" xlink:type="simple" xlink:show="embed" xlink:actuate="onLoad"/><svg:title>REGLE  D'OR</svg:title></draw:frame> </text:p>
          <text:list xml:id="list8675137293377705720" text:style-name="L62">
            <text:list-item>
              <text:p text:style-name="P196">Dans la section <text:span text:style-name="Source_20_Text">private</text:span>, se trouvent les données encapsulées par l'objet, ainsi que quelques fonctions membres correspondant au conctionnement interne de l'objet. </text:p>
            </text:list-item>
            <text:list-item>
              <text:p text:style-name="P196">Dans la section <text:span text:style-name="Source_20_Text">protected</text:span>, ne se trouvent <text:span text:style-name="T3">que</text:span> des fonctions-membres. </text:p>
            </text:list-item>
            <text:list-item>
              <text:p text:style-name="P93">Dans la fonction <text:span text:style-name="Source_20_Text">public</text:span>, ne se trouvent <text:span text:style-name="T3">que</text:span> des fonctions-membres </text:p>
            </text:list-item>
          </text:list>
          <text:p text:style-name="Text_20_body">Ainsi, il est <text:span text:style-name="Emphasis">toujours</text:span> possible de dériver une classe à partir d'une autre. La classe dérivée aura toujours accès aux 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 text:name="const1"/><text:bookmark-start text:name="__RefHeading__16640_2073142818"/><text:soft-page-break/>Constructeurs...<text:bookmark-end text:name="__RefHeading__16640_2073142818"/></text:h>
          <text:p text:style-name="Text_20_body">En reprenant les classes définies ci-dessus, que se passe-t-il lorsqu'on écrit:</text:p>
          <text:p text:style-name="P20">CafetiereSoluble ma_cafetiere;</text:p>
          <text:p text:style-name="Text_20_body">Il se passe les choses suivantes:</text:p>
          <text:list xml:id="list2652795339563691530" text:style-name="L63">
            <text:list-item>
              <text:p text:style-name="P197">Allocation de mémoire.<text:line-break/>Autant d'octets que nécessaire compte-tenu des champs de <text:span text:style-name="Source_20_Text">CafetiereSoluble</text:span> <text:span text:style-name="Emphasis">et</text:span> de a (ou ses) classes de base. </text:p>
            </text:list-item>
            <text:list-item>
              <text:p text:style-name="P197">Appel du <text:span text:style-name="Emphasis">constructeur par défaut</text:span> de <text:span text:style-name="Source_20_Text">Cafetiere</text:span> </text:p>
            </text:list-item>
            <text:list-item>
              <text:p text:style-name="P94">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 text:name="copie"/><text:bookmark-start text:name="__RefHeading__16642_2073142818"/>Constructeur de copie: <text:bookmark-end text:name="__RefHeading__16642_2073142818"/></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3">CafetiereSoluble(const CafetiereSoluble&amp; m) : Cafetiere(m),cafe(m.cafe) {...};</text:span></text:p>
          <text:p text:style-name="P20">}</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2" draw:name="images149" text:anchor-type="as-char" svg:width="0.397cm" svg:height="0.397cm" draw:z-index="225"><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2" draw:name="images150" text:anchor-type="as-char" svg:width="0.397cm" svg:height="0.397cm" draw:z-index="226"><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html/heritage.html#virt-dest"><draw:frame draw:style-name="fr3" draw:name="images151" text:anchor-type="as-char" svg:width="0.291cm" svg:height="0.344cm" draw:z-index="227"><draw:image xlink:href="../../html/apres.gif" xlink:type="simple" xlink:show="embed" xlink:actuate="onLoad"/><svg:title>apres</svg:title></draw:frame></draw:a>. </text:p>
          <text:h text:style-name="Heading_20_3" text:outline-level="3"><text:bookmark text:name="autres-const"/><text:bookmark-start text:name="__RefHeading__16644_2073142818"/>Autres constructeurs<text:bookmark-end text:name="__RefHeading__16644_2073142818"/></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3">Cafetiere(float e, int g, int c,float s) : eau(e), gobelets(g),</text:span></text:p>
          <text:p text:style-name="Preformatted_20_Text"><text:s/><text:span text:style-name="T3">cuillers(c), sucre(s) {};</text:span></text:p>
          <text:p text:style-name="Preformatted_20_Text">...</text:p>
          <text:p text:style-name="P20">}</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class CafetiereSoluble: public Cafetiere {</text:p>
          <text:p text:style-name="Preformatted_20_Text">public:</text:p>
          <text:p text:style-name="Preformatted_20_Text"><text:s text:c="3"/><text:span text:style-name="T3">CafetiereSoluble(float e, int g, int c,float s, float f) : </text:span></text:p>
          <text:p text:style-name="Preformatted_20_Text"><text:s text:c="3"/><text:span text:style-name="T3">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3">CafetierePoudre(float e, int g, int c,float s, float f) : </text:span></text:p>
          <text:p text:style-name="Preformatted_20_Text"><text:s text:c="3"/><text:span text:style-name="T3">Cafetiere(e,g,c,s), cafe(f) {};</text:span></text:p>
          <text:p text:style-name="Preformatted_20_Text">...</text:p>
          <text:p text:style-name="P20">}</text:p>
          <text:p text:style-name="Text_20_body"><draw:frame draw:style-name="fr2" draw:name="images152" text:anchor-type="as-char" svg:width="0.397cm" svg:height="0.397cm" draw:z-index="228"><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oft-page-break/><text:s/></text:p>
          <text:p text:style-name="Preformatted_20_Text">CafetierePoudre(float e, int g, int c, float s, float f) : </text:p>
          <text:p text:style-name="Preformatted_20_Text">eau(e),gobelets(g),cuillers(c),sucre(s),</text:p>
          <text:p text:style-name="P20">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p text:style-name="Text_20_body">.</text:p>
          <text:h text:style-name="Heading_20_3" text:outline-level="3"><text:bookmark text:name="dest"/><text:bookmark-start text:name="__RefHeading__16646_2073142818"/>...et destructeurs<text:bookmark-end text:name="__RefHeading__16646_2073142818"/></text:h>
          <text:p text:style-name="Text_20_body">Lorsqu'un objet de type <text:span text:style-name="Source_20_Text">CafetiereSoluble</text:span> est détruit, il se passe la séquence suivante:</text:p>
          <text:list xml:id="list813531070410879981" text:style-name="L64">
            <text:list-item>
              <text:p text:style-name="P198">Le destructeur de <text:span text:style-name="Source_20_Text">CafetiereSoluble</text:span> est appelé </text:p>
            </text:list-item>
            <text:list-item>
              <text:p text:style-name="P198">Le destructeur de <text:span text:style-name="Source_20_Text">Cafetiere</text:span> est appelé </text:p>
            </text:list-item>
            <text:list-item>
              <text:p text:style-name="P95">La mémoire est rendue au système </text:p>
            </text:list-item>
          </text:list>
          <text:p text:style-name="Text_20_body"><draw:frame draw:style-name="fr2" draw:name="images153" text:anchor-type="as-char" svg:width="0.397cm" svg:height="0.397cm" draw:z-index="229"><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html/heritage.html#virt-dest"><draw:frame draw:style-name="fr3" draw:name="images154" text:anchor-type="as-char" svg:width="0.291cm" svg:height="0.344cm" draw:z-index="230"><draw:image xlink:href="../../html/apres.gif" xlink:type="simple" xlink:show="embed" xlink:actuate="onLoad"/><svg:title>apres</svg:title></draw:frame></draw:a></text:p>
          <text:h text:style-name="Heading_20_3" text:outline-level="3"><text:bookmark text:name="poly"/><text:bookmark-start text:name="__RefHeading__16648_2073142818"/>Le polymorphisme<text:bookmark-end text:name="__RefHeading__16648_2073142818"/></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20">};</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3">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3">encaisser_monnaie</text:span></text:span> fait l'objet d'une édition de liens statiques (il n'y a pas le mot <text:span text:style-name="Source_20_Text">virtual</text:span> devant, donc il n'y a pas ici de polymorphisme).</text:p>
          <text:p text:style-name="Text_20_body"><draw:frame draw:style-name="fr2" draw:name="images155" text:anchor-type="as-char" svg:width="0.397cm" svg:height="0.397cm" draw:z-index="231"><draw:image xlink:href="../../html/attention.gif" xlink:type="simple" xlink:show="embed" xlink:actuate="onLoad"/><svg:title>ATTENTION</svg:title></draw:frame> Lorsque vous redéfinissez une fonction virtuelle, <text:span text:style-name="T3">la nouvelle définition doit avoir soit le même type de retour</text:span> que la fonction originale, soit <text:span text:style-name="T3">un type dérivé</text:span> (on parle dans ce cas de "types de retour covariants"). Sinon, le compilateur refusera votre code. Bien entendu, elles devront avoir également les mêmes signatures, sinon il s'agit de deux fonctions différentes, et le mécanisme d'édition de liens dynamiques ne s'applique pas.</text:p>
          <text:p text:style-name="Text_20_body"><draw:frame draw:style-name="fr2" draw:name="images156" text:anchor-type="as-char" svg:width="0.397cm" svg:height="0.397cm" draw:z-index="232"><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2" draw:name="images157" text:anchor-type="as-char" svg:width="0.503cm" svg:height="0.503cm" draw:z-index="233"><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 text:name="abc"/><text:bookmark-start text:name="__RefHeading__16650_2073142818"/><text:soft-page-break/>Classes de bases abstraites<text:bookmark-end text:name="__RefHeading__16650_2073142818"/></text:h>
          <text:p text:style-name="Text_20_body">Le code suivant ne sera jamais compilé:</text:p>
          <text:p text:style-name="P20"><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3">pas</text:span></text:span><text:span text:style-name="Emphasis"> par valeur</text:span> à une fonction, mais on ne peut pas déclarer d'objet de cette classe.</text:p>
          <text:p text:style-name="Text_20_body">Ainsi, le code suivant ne pose aucun problème:</text:p>
          <text:p text:style-name="P20"><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3" draw:name="images158" text:anchor-type="as-char" svg:width="0.291cm" svg:height="0.344cm" draw:z-index="234"><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20"><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 text:name="virt-const"/><text:bookmark-start text:name="__RefHeading__16652_2073142818"/>Constructeurs virtuels...<text:bookmark-end text:name="__RefHeading__16652_2073142818"/></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 text:name="virt-dest"/><text:bookmark-start text:name="__RefHeading__16654_2073142818"/>...et destructeurs virtuels<text:bookmark-end text:name="__RefHeading__16654_2073142818"/></text:h>
          <text:p text:style-name="Text_20_body">là, ça existe: et c'est même fort utile. En effet, le code suivant risque d'entraîner des résultats catastrophiques:</text:p>
          <text:p text:style-name="Preformatted_20_Text">for (int i=0; i&lt;10; i++) {</text:p>
          <text:p text:style-name="P20"><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20">};</text:p>
          <text:p text:style-name="Text_20_body"><draw:frame draw:style-name="fr2" draw:name="images159" text:anchor-type="as-char" svg:width="0.503cm" svg:height="0.503cm" draw:z-index="235"><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 text:name="affect"/><text:bookmark-start text:name="__RefHeading__16656_2073142818"/>L'opérateur d'affectation dans une classe de base<text:bookmark-end text:name="__RefHeading__16656_2073142818"/></text:h>
          <text:p text:style-name="Text_20_body">Si l'opérateur d'affectation (<text:span text:style-name="Source_20_Text">operator=()</text:span>) d'une classe dérivée doit être défini (c'est-à-dire si l'opérateur d'affectation <text:soft-page-break/>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20">}</text:p>
          <text:h text:style-name="Heading_20_4" text:outline-level="4"><text:bookmark text:name="prot-affect"/><text:bookmark-start text:name="__RefHeading__16658_2073142818"/>Protéger l'opérateur d'affectation d'une classe de base abstraite<text:bookmark-end text:name="__RefHeading__16658_2073142818"/></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2" draw:name="images160" text:anchor-type="as-char" svg:width="0.529cm" svg:height="0.529cm" draw:z-index="236"><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20">}</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class Cafetiere {</text:p>
          <text:p text:style-name="Preformatted_20_Text">protected:</text:p>
          <text:p text:style-name="Preformatted_20_Text"><text:s text:c="4"/>Cafetiere&amp; operator=(const Cafetiere&amp;c);</text:p>
          <text:p text:style-name="P20">}</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20">};</text:p>
          <text:h text:style-name="Heading_20_3" text:outline-level="3"><text:bookmark text:name="clonage-polymorphique"/><text:bookmark-start text:name="__RefHeading__16660_2073142818"/>Le clônage polymorphique<text:bookmark-end text:name="__RefHeading__16660_2073142818"/></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text:soft-page-break/>class Cafetiere {</text:p>
          <text:p text:style-name="Preformatted_20_Text"><text:s text:c="3"/>...</text:p>
          <text:p text:style-name="Preformatted_20_Text"><text:s text:c="3"/><text:span text:style-name="T3">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3">virtual CafetiereSoluble* Clone()</text:span></text:p>
          <text:p text:style-name="Preformatted_20_Text"><text:s text:c="3"/><text:span text:style-name="T3">{</text:span></text:p>
          <text:p text:style-name="Preformatted_20_Text"><text:s text:c="8"/><text:span text:style-name="T3">return new CafetiereSoluble(*this);</text:span></text:p>
          <text:p text:style-name="Preformatted_20_Text"><text:s text:c="3"/><text:span text:style-name="T3">}</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20">}</text:p>
          <text:p text:style-name="Text_20_body"><draw:frame draw:style-name="fr2" draw:name="images161" text:anchor-type="as-char" svg:width="0.397cm" svg:height="0.397cm" draw:z-index="237"><draw:image xlink:href="../../html/attention.gif" xlink:type="simple" xlink:show="embed" xlink:actuate="onLoad"/><svg:title>ATTENTION</svg:title></draw:frame> La fonction Clone doit être redéfinie dans <text:span text:style-name="T3">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text:bookmark text:name="mult"/><text:bookmark-start text:name="__RefHeading__16662_2073142818"/>L'héritage multiple<text:bookmark-end text:name="__RefHeading__16662_2073142818"/></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text:bookmark-start text:name="__RefHeading__16664_2073142818"/>Implémentation du "pattern" observateur en utilisant l'héritage multiple<text:bookmark-end text:name="__RefHeading__16664_2073142818"/></text:h>
          <text:p text:style-name="Text_20_body">Imaginons la situation suivante, extrêmement courante:</text:p>
          <text:list xml:id="list264068357633987076" text:style-name="L65">
            <text:list-item>
              <text:p text:style-name="P199">Un objet de type <text:span text:style-name="Source_20_Text">traitement</text:span> appelle la fonction-membre <text:span text:style-name="Source_20_Text">run()</text:span>, qui dure plusieurs minutes. </text:p>
            </text:list-item>
            <text:list-item>
              <text:p text:style-name="P199">Cet objet fait partie d'une chaîne d'héritage, c'est-à-dire qu'il hérite d'un autre objet, ainsi qu'il a paru judicieux au concepteur de la chaîne de traitement de concevoir la chose. </text:p>
            </text:list-item>
            <text:list-item>
              <text:p text:style-name="P96">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
          <text:p text:style-name="Text_20_body">Le pattern observateur permet de répondre à ce cahier des charges:</text:p>
          <text:p text:style-name="Text_20_body"><draw:frame draw:style-name="fr6" draw:name="images162" text:anchor-type="as-char" svg:y="-6.311cm" svg:width="17cm" svg:height="6.973cm" draw:z-index="238"><draw:image xlink:href="../../html/heritage/observateur.png" xlink:type="simple" xlink:show="embed" xlink:actuate="onLoad"/><svg:title>diagramme UML</svg:title></draw:frame></text:p>
          <text:p text:style-name="Preformatted_20_Text"><text:soft-page-break/><text:span text:style-name="T3">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3">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text:span text:style-name="T3">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3">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20">};</text:p>
          <text:p text:style-name="Text_20_body">Une fois n'est pas <text:span text:style-name="T16">coutume</text:span>, vous pouvez <text:a xlink:type="simple" xlink:href="../../html/heritage/pattern_observateur.tgz" text:style-name="Internet_20_link" text:visited-style-name="Visited_20_Internet_20_Link">télécharger ici</text:a> un petit programme que vous devriez pouvoir compiler. On voit que:</text:p>
          <text:list xml:id="list892282764829627706" text:style-name="L66">
            <text:list-item>
              <text:p text:style-name="P200">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200">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200">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200">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97"><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section>
        <text:section text:style-name="Sect1" text:name="Section13">
          <text:h text:style-name="Heading_20_1" text:outline-level="1"/>
          <text:p text:style-name="P12"/>
          <text:h text:style-name="P11" text:outline-level="1"><text:bookmark text:name="contenu10"/><text:bookmark-start text:name="__RefHeading___Toc15337_2109216675"/><text:bookmark text:name="titre_page1"/><text:bookmark text:name="modeles1"/>Les modèles <text:bookmark-end text:name="__RefHeading___Toc15337_2109216675"/></text:h>
          <text:p text:style-name="P29">Nous sommes maintenant capables d'exprimer plusieurs types de relations entre objets:</text:p>
          <text:section text:style-name="Sect1" text:name="Section1">
            <text:list xml:id="list6439793173923216199" text:style-name="L67">
              <text:list-item>
                <text:p text:style-name="P201">Associations, agrégation, composition</text:p>
              </text:list-item>
              <text:list-item>
                <text:p text:style-name="P98"><text:span text:style-name="T4">Est une sorte de</text:span>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3" draw:name="Image7" text:anchor-type="as-char" svg:width="0.291cm" svg:height="0.344cm" draw:z-index="293"><draw:image xlink:href="../../html/apres.gif" xlink:type="simple" xlink:show="embed" xlink:actuate="onLoad"/><svg:title>apres</svg:title></draw:frame></draw:a></text:p>
            <text:h text:style-name="Heading_20_2" text:outline-level="2"><text:bookmark text:name="modele-fct1"/><text:bookmark-start text:name="__RefHeading___Toc15339_2109216675"/>Les modèles de fonctions<text:bookmark-end text:name="__RefHeading___Toc15339_2109216675"/></text:h>
            <text:p text:style-name="Text_20_body">La fonction <text:span text:style-name="Source_20_Text">min</text:span> ci-dessous renvoie simplement le plus petit de deux nombres... ou de deux objets:</text:p>
            <text:p text:style-name="P23">template &lt;typename T&gt; min(const T&amp; a,const T&amp; b)</text:p>
            <text:p text:style-name="P23">{</text:p>
            <text:p text:style-name="Preformatted_20_Text"><text:s text:c="3"/><text:span text:style-name="T3">return a &gt; b ? b : a;</text:span></text:p>
            <text:p text:style-name="P21">}</text:p>
            <text:p text:style-name="Text_20_body">La fonction peut être utilisée avec n'importe quel objet (ou presque):</text:p>
            <text:p text:style-name="P23">int i=4,j=6;</text:p>
            <text:p text:style-name="P23">int m = min(i,j);</text:p>
            <text:p text:style-name="Preformatted_20_Text"/>
            <text:p text:style-name="P23">float x=3.14, y=5.65;</text:p>
            <text:p text:style-name="P23">float z= min(x,y);</text:p>
            <text:p text:style-name="Preformatted_20_Text"/>
            <text:p text:style-name="P23">string s1="houlala", s2="aieaieaie";</text:p>
            <text:p text:style-name="P23">string s = min(s1, s2);</text:p>
            <text:p text:style-name="Preformatted_20_Text"/>
            <text:p text:style-name="P23">complexe c1=0, c2=1;</text:p>
            <text:p text:style-name="P21">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21">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21">cout &lt;&lt; min&lt;float&gt;(i,y) &lt;&lt; endl;</text:p>
            <text:h text:style-name="Heading_20_2" text:outline-level="2"/>
            <text:h text:style-name="P13" text:outline-level="2"><text:bookmark text:name="class-param1"/><text:bookmark-start text:name="__RefHeading___Toc15341_2109216675"/>Classes paramétrées<text:bookmark-end text:name="__RefHeading___Toc15341_2109216675"/></text:h>
            <text:h text:style-name="Heading_20_3" text:outline-level="3"><text:bookmark text:name="def-class-param1"/>Définition d'une classe paramétrée</text:h>
            <text:p text:style-name="Text_20_body">Voici la nouvelle définition de la classe <text:span text:style-name="Source_20_Text">complexe</text:span>, en utilisant des modèles:</text:p>
            <text:p text:style-name="Preformatted_20_Text"><text:span text:style-name="T3">template&lt;typename NUM=float&gt;</text:span> class complexe {</text:p>
            <text:p text:style-name="Preformatted_20_Text">public:</text:p>
            <text:p text:style-name="Preformatted_20_Text"><text:s/>complexe(<text:span text:style-name="T3">NUM</text:span> x=0, <text:span text:style-name="T3">NUM</text:span> y=0);</text:p>
            <text:p text:style-name="Preformatted_20_Text"><text:s/>complexe(const <text:span text:style-name="T3">complexe&lt;NUM&gt;</text:span> &amp; );</text:p>
            <text:p text:style-name="Preformatted_20_Text"><text:s/>~complexe();</text:p>
            <text:p text:style-name="Preformatted_20_Text"><text:s/>operator <text:span text:style-name="T3">NUM</text:span>();</text:p>
            <text:p text:style-name="Preformatted_20_Text"><text:s/><text:span text:style-name="T3">complexe&lt;NUM&gt;</text:span> &amp; operator=(const <text:span text:style-name="T3">complexe&lt;NUM&gt;</text:span> &amp;);</text:p>
            <text:p text:style-name="Preformatted_20_Text"><text:s/><text:span text:style-name="T3">complexe&lt;NUM&gt;</text:span> &amp; operator+= (const <text:span text:style-name="T3">complexe&lt;NUM&gt;</text:span> &amp;);</text:p>
            <text:p text:style-name="Preformatted_20_Text"><text:s/><text:span text:style-name="T3">NUM</text:span> get_r() const { return r;};</text:p>
            <text:p text:style-name="Preformatted_20_Text"><text:s/><text:span text:style-name="T3">NUM</text:span> get_i() const { return i;};</text:p>
            <text:p text:style-name="Preformatted_20_Text"><text:s/>void set_r(<text:span text:style-name="T3">NUM</text:span> x) { r=x; m_flg=false;};</text:p>
            <text:p text:style-name="Preformatted_20_Text"><text:s/>void set_i(<text:span text:style-name="T3">NUM</text:span> x) { i=x; m_flg=false;};</text:p>
            <text:p text:style-name="Preformatted_20_Text"><text:s/><text:span text:style-name="T3">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3">NUM</text:span> r;</text:p>
            <text:p text:style-name="Preformatted_20_Text"><text:s/><text:span text:style-name="T3">NUM</text:span> i;</text:p>
            <text:p text:style-name="Preformatted_20_Text"><text:s/>mutable bool m_flg;</text:p>
            <text:p text:style-name="Preformatted_20_Text"><text:s/>mutable <text:span text:style-name="T3">NUM</text:span> m;</text:p>
            <text:p text:style-name="Preformatted_20_Text"><text:s/>static bool debflg;</text:p>
            <text:p text:style-name="Preformatted_20_Text"><text:s/>void _calc_module() const {m=sqrt(r*r+i*i);};</text:p>
            <text:p text:style-name="P20">};</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2" draw:name="Image8" text:anchor-type="as-char" svg:width="0.397cm" svg:height="0.397cm" draw:z-index="294"><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2" draw:name="Image9" text:anchor-type="as-char" svg:width="0.397cm" svg:height="0.397cm" draw:z-index="295"><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2" draw:name="Image10" text:anchor-type="as-char" svg:width="0.397cm" svg:height="0.397cm" draw:z-index="296"><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20"><text:span text:style-name="T3">template &lt;typename NUM&gt; complexe&lt;NUM&gt;</text:span>::~complexe()</text:p>
            <text:p text:style-name="Text_20_body">Ce qui signifie:</text:p>
            <text:list xml:id="list9150431281742336842" text:style-name="L68">
              <text:list-item>
                <text:p text:style-name="P202">la fonction est un modèle paramétré par <text:span text:style-name="Source_20_Text">NUM</text:span> </text:p>
              </text:list-item>
              <text:list-item>
                <text:p text:style-name="P202">Le nom de la classe est <text:span text:style-name="Source_20_Text"><text:span text:style-name="T3">complexe&lt;NUM&gt;</text:span></text:span> </text:p>
              </text:list-item>
              <text:list-item>
                <text:p text:style-name="P99">Le nom de la fonction est <text:span text:style-name="Source_20_Text">~complexe</text:span> (le destructeur, en l'occurrence) </text:p>
              </text:list-item>
            </text:list>
            <text:h text:style-name="Heading_20_3" text:outline-level="3"><text:bookmark text:name="def-prm1"/>Paramètres par défaut</text:h>
            <text:p text:style-name="Text_20_body">Dans le code ci-dessus, on remarque la structure <text:span text:style-name="Source_20_Text"><text:span text:style-name="T3">typename NUM=float</text:span></text:span>, qui revient à donner à <text:span text:style-name="Source_20_Text">NUM</text:span> une valeur par défaut (<text:span text:style-name="Source_20_Text">float</text:span> en l'occurrence).</text:p>
            <text:h text:style-name="Heading_20_3" text:outline-level="3"/>
            <text:h text:style-name="P14" text:outline-level="3"><text:bookmark text:name="instant1"/>Instantiation</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20">}</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1"/>Paramètres utilisables</text:h>
            <text:p text:style-name="Text_20_body">On peut mettre plusieurs paramètres dans les modèles. Ces paramètres peuvent être de deux sortes:</text:p>
            <text:list xml:id="list8323824956123198727" text:style-name="L69">
              <text:list-item>
                <text:p text:style-name="P203">Le mot-clé <text:span text:style-name="Source_20_Text">typename</text:span> suivi d'un nom de type existant. </text:p>
              </text:list-item>
              <text:list-item>
                <text:p text:style-name="P100"><text:span text:style-name="Source_20_Text">int</text:span> suivi d'un nombre, pour exprimer par exemple une dimension. </text:p>
              </text:list-item>
            </text:list>
            <text:h text:style-name="Heading_20_4" text:outline-level="4">Exemple: La classe tableau</text:h>
            <text:p text:style-name="Text_20_body">La classe <text:span text:style-name="Source_20_Text">tableau</text:span> <draw:a xlink:type="simple" xlink:href="../../html/types.html#const"><draw:frame draw:style-name="fr3" draw:name="Image11" text:anchor-type="as-char" svg:width="0.291cm" svg:height="0.344cm" draw:z-index="297"><draw:image xlink:href="../../html/avant.gif" xlink:type="simple" xlink:show="embed" xlink:actuate="onLoad"/><svg:title>avant</svg:title></draw:frame></draw:a>définie ci-dessus peut être réécrite en utilisant un modèle:</text:p>
            <text:p text:style-name="Preformatted_20_Text">template&lt;size_t TAILLE&gt; class tableau {</text:p>
            <text:p text:style-name="Preformatted_20_Text"><text:s text:c="4"/>private:</text:p>
            <text:p text:style-name="Preformatted_20_Text"><text:s text:c="7"/>int buffer[TAILLE];</text:p>
            <text:p text:style-name="Preformatted_20_Text"><text:s text:c="7"/>void copie(const tableau&lt;TAILLE&gt; &amp;);</text:p>
            <text:p text:style-name="Preformatted_20_Text"><text:s text:c="4"/></text:p>
            <text:p text:style-name="Preformatted_20_Text"><text:s text:c="4"/>public:</text:p>
            <text:p text:style-name="Preformatted_20_Text"><text:s text:c="8"/>tableau(){};</text:p>
            <text:p text:style-name="Preformatted_20_Text"><text:s text:c="8"/>tableau(const tableau &amp;);</text:p>
            <text:p text:style-name="Preformatted_20_Text"><text:s text:c="8"/>tableau&lt;TAILLE&gt; &amp; operator=(const tableau&lt;TAILLE&gt; &amp;);</text:p>
            <text:p text:style-name="Preformatted_20_Text"><text:s text:c="8"/>~tableau() {};</text:p>
            <text:p text:style-name="Preformatted_20_Text"><text:s text:c="4"/>};</text:p>
            <text:p text:style-name="Preformatted_20_Text"><text:s text:c="4"/></text:p>
            <text:p text:style-name="Preformatted_20_Text"><text:s text:c="4"/>template&lt;size_t TAILLE&gt; tableau&lt;TAILLE&gt;::tableau(const tableau &amp; b ) {</text:p>
            <text:p text:style-name="Preformatted_20_Text"><text:s text:c="7"/>copie(b);</text:p>
            <text:p text:style-name="Preformatted_20_Text"><text:s text:c="7"/>cout &lt;&lt; "copie effectuee par constructeur de copie\n";</text:p>
            <text:p text:style-name="Preformatted_20_Text"><text:s text:c="4"/>};</text:p>
            <text:p text:style-name="Preformatted_20_Text"><text:s text:c="4"/></text:p>
            <text:p text:style-name="Preformatted_20_Text"><text:s text:c="4"/>template&lt;size_t TAILLE&gt; void tableau&lt;TAILLE&gt;::copie(const tableau&lt;TAILLE&gt; &amp; b) {</text:p>
            <text:p text:style-name="Preformatted_20_Text"><text:s text:c="7"/>memcpy(buffer,b.buffer,TAILLE);</text:p>
            <text:p text:style-name="P20"><text:s text:c="4"/>};</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3" draw:name="Image12" text:anchor-type="as-char" svg:width="0.291cm" svg:height="0.344cm" draw:z-index="298"><draw:image xlink:href="../../html/avant.gif" xlink:type="simple" xlink:show="embed" xlink:actuate="onLoad"/><svg:title>avant</svg:title></draw:frame></draw:a>Par contre, on ne peut plus choisir la taille du tableau lors de l'exécution du code, celle-ci doit être fixée à la compilation. Il résulte de tout ça que l'implémentation est finalement bien plus simple:</text:p>
            <text:p text:style-name="Preformatted_20_Text">template&lt;size_t TAILLE&gt; class tableau {</text:p>
            <text:p text:style-name="Preformatted_20_Text"><text:s text:c="4"/>private:</text:p>
            <text:p text:style-name="Preformatted_20_Text"><text:s text:c="7"/>int buffer[TAILLE];</text:p>
            <text:p text:style-name="P20"><text:s text:c="4"/>};</text:p>
            <text:p text:style-name="Text_20_body">Si A et B sont des objets de type tableau, on pourra écrire:<text:span text:style-name="Teletype">A=B</text:span>, le compilateur saura générer automatiquement l'opérateur =. Bien sûr, dans une <text:span text:style-name="Strong_20_Emphasis">vraie</text:span> implémentation on définira également les opérateurs[]. </text:p>
            <text:h text:style-name="Heading_20_2" text:outline-level="2"/>
            <text:h text:style-name="P13" text:outline-level="2"><text:bookmark text:name="modele-spe1"/><text:bookmark-start text:name="__RefHeading___Toc15343_2109216675"/>Spécialisation<text:bookmark-end text:name="__RefHeading___Toc15343_2109216675"/></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3">template&lt;&gt; class pile&lt;bool&gt;</text:span> {</text:p>
            <text:p text:style-name="P20">}</text:p>
            <text:p text:style-name="Text_20_body">Le nom de type correspondant à la spécialisation se trouve <text:span text:style-name="Emphasis">après</text:span> le nom du template.</text:p>
            <text:h text:style-name="Heading_20_3" text:outline-level="3">Spécialisation partielle</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20">}</text:p>
            <text:p text:style-name="Text_20_body">peut être spécialisée de plusieurs manières:</text:p>
            <text:p text:style-name="Preformatted_20_Text">// Les deux paramètres ont le même type</text:p>
            <text:p text:style-name="Preformatted_20_Text"><text:span text:style-name="T3">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3">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3">template&lt;typename T1, typename T2&gt; class Machin&lt;T1 *, T2 *&gt;</text:span> {</text:p>
            <text:p text:style-name="Preformatted_20_Text">...</text:p>
            <text:p text:style-name="P20">}</text:p>
            <text:h text:style-name="Heading_20_2" text:outline-level="2"><text:bookmark text:name="conseils1"/><text:bookmark-start text:name="__RefHeading___Toc15345_2109216675"/>Quelques conseils...<text:bookmark-end text:name="__RefHeading___Toc15345_2109216675"/></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7788716700196679855" text:style-name="L70">
              <text:list-item>
                <text:p text:style-name="P204"><text:span text:style-name="Emphasis">toujours</text:span> utiliser des <text:span text:style-name="Source_20_Text">typedef</text:span>, afin de n'entrer qu'une seule fois le modèle lui-même avec toute sa complexité. </text:p>
              </text:list-item>
              <text:list-item>
                <text:p text:style-name="P101">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section>
        </text:section>
        <text:section text:style-name="Sect1" text:name="Section15">
          <text:h text:style-name="P11" text:outline-level="1"><text:bookmark text:name="surch-fonc-op1"/><text:bookmark text:name="contenu6"/><text:bookmark-start text:name="__RefHeading__16690_2073142818"/>Exceptions<text:bookmark-end text:name="__RefHeading__16690_2073142818"/></text:h>
          <text:h text:style-name="Heading_20_2" text:outline-level="2"><text:bookmark text:name="erreur"/><text:bookmark-start text:name="__RefHeading__16692_2073142818"/>Que faire en cas d'erreur ?<text:bookmark-end text:name="__RefHeading__16692_2073142818"/></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8933586018736141793" text:style-name="L71">
            <text:list-item>
              <text:p text:style-name="P205">Retourner un code d'erreur comme valeur de retour de la fonction. </text:p>
            </text:list-item>
            <text:list-item>
              <text:p text:style-name="P205">Mettre un code d'erreur dans une valeur globale (<text:span text:style-name="Source_20_Text">errno</text:span> en C) </text:p>
            </text:list-item>
            <text:list-item>
              <text:p text:style-name="P102">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 text:name="poste"/><text:bookmark-start text:name="__RefHeading__16694_2073142818"/><draw:frame draw:style-name="fr2" draw:name="images183" text:anchor-type="as-char" svg:width="0.529cm" svg:height="0.529cm" draw:z-index="239"><draw:image xlink:href="../../html/61.gif" xlink:type="simple" xlink:show="embed" xlink:actuate="onLoad"/><svg:title>Pour les terriens</svg:title></draw:frame>Une analogie avec la vie courante<text:bookmark-end text:name="__RefHeading__16694_2073142818"/></text:h>
          <text:p text:style-name="Text_20_body">Afin de bien comprendre le système des exceptions, imaginons l'administration des postes d'un pays quelconque. L'organisation est la suivante:</text:p>
          <text:list xml:id="list7356481744538881868" text:style-name="L72">
            <text:list-item>
              <text:p text:style-name="P206">Service National des Postes </text:p>
            </text:list-item>
            <text:list-item>
              <text:p text:style-name="P206">Service Régional des Postes </text:p>
            </text:list-item>
            <text:list-item>
              <text:p text:style-name="P206">Bureau de Postes de quartier </text:p>
            </text:list-item>
            <text:list-item>
              <text:p text:style-name="P103">Facteur </text:p>
            </text:list-item>
          </text:list>
          <text:p text:style-name="Text_20_body">Il faut comprendre cette analogie de la manière suivante:</text:p>
          <text:list xml:id="list735859420997519293" text:style-name="L73">
            <text:list-item>
              <text:p text:style-name="P207">Le Service National des Postes correspond au programme principal </text:p>
            </text:list-item>
            <text:list-item>
              <text:p text:style-name="P207">Le Service Régional correspond à une fonction appelée par le programme principal. </text:p>
            </text:list-item>
            <text:list-item>
              <text:p text:style-name="P207">Le Bureau de postes de quartier correspond à une fonction appelée par la fonction précédente. </text:p>
            </text:list-item>
            <text:list-item>
              <text:p text:style-name="P104">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5">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8895639171154726240" text:style-name="L74">
            <text:list-item>
              <text:p text:style-name="P208">Si une fonction peut traiter l'exception, elle la traite. </text:p>
            </text:list-item>
            <text:list-item>
              <text:p text:style-name="P105">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 text:name="excep"/><text:bookmark-start text:name="__RefHeading__16696_2073142818"/>Le système d'exceptions<text:bookmark-end text:name="__RefHeading__16696_2073142818"/></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20">}</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3">throw</text:span> ( "division par zéro" ); <text:s/></text:p>
          <text:p text:style-name="Preformatted_20_Text"><text:s text:c="2"/>r /= x;</text:p>
          <text:p text:style-name="Preformatted_20_Text"><text:s text:c="2"/>i /= x;</text:p>
          <text:p text:style-name="Preformatted_20_Text"><text:s text:c="2"/>return *this;</text:p>
          <text:p text:style-name="P20">}</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3">try</text:span></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3">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20">}</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s text:c="3"/>return 0;</text:p>
          <text:p text:style-name="P20">}</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20">}</text:p>
          <text:h text:style-name="Heading_20_3" text:outline-level="3"><text:bookmark text:name="hier"/><text:bookmark-start text:name="__RefHeading__16698_2073142818"/>Les hiérarchies d'objets exceptions<text:bookmark-end text:name="__RefHeading__16698_2073142818"/></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Text_20_body"><text:soft-page-break/><draw:frame draw:style-name="fr2" draw:name="images184" text:anchor-type="as-char" svg:width="17.383cm" svg:height="7.382cm" draw:z-index="240"><draw:image xlink:href="../../html/hierarchie-exception.png" xlink:type="simple" xlink:show="embed" xlink:actuate="onLoad"/><svg:title>La hiérarchie d'exceptions standards</svg:title></draw:frame> </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Heading">Nom</text:p>
              </table:table-cell>
              <table:table-cell table:style-name="Tableau13.A1" office:value-type="string">
                <text:p text:style-name="Table_20_Heading">Dérive de</text:p>
              </table:table-cell>
              <table:table-cell table:style-name="Tableau13.A1" office:value-type="string">
                <text:p text:style-name="P28">Constructeur</text:p>
              </table:table-cell>
              <table:table-cell table:style-name="Tableau13.A1" office:value-type="string">
                <text:p text:style-name="Table_20_Heading">Signification</text:p>
              </table:table-cell>
            </table:table-row>
            <table:table-row>
              <table:table-cell table:style-name="Tableau13.A1" office:value-type="string">
                <text:p text:style-name="Table_20_Contents"><text:span text:style-name="Strong_20_Emphasis">exception</text:span></text:p>
              </table:table-cell>
              <table:table-cell table:style-name="Tableau13.A1" office:value-type="string">
                <text:p text:style-name="Table_20_Contents"> </text:p>
              </table:table-cell>
              <table:table-cell table:style-name="Tableau13.A1" office:value-type="string">
                <text:p text:style-name="Table_20_Contents"><text:span text:style-name="Teletype"><text:span text:style-name="T12">exception()</text:span></text:span></text:p>
              </table:table-cell>
              <table:table-cell table:style-name="Tableau13.A1" office:value-type="string">
                <text:p text:style-name="Table_20_Contents">Toutes les exceptions dérivent de cette classe</text:p>
              </table:table-cell>
            </table:table-row>
            <table:table-row>
              <table:table-cell table:style-name="Tableau13.A1" office:value-type="string">
                <text:p text:style-name="Table_20_Contents"><text:span text:style-name="Strong_20_Emphasis">bad_alloc</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2">bad_alloc()</text:span></text:span></text:p>
                <text:p text:style-name="Table_20_Contents"><text:span text:style-name="Teletype"><text:span text:style-name="T12"/></text:span></text:p>
              </table:table-cell>
              <table:table-cell table:style-name="Tableau13.A1" office:value-type="string">
                <text:p text:style-name="Table_20_Contents">Problème d'allocation mémoire, peut être lancée par l'opérateur <text:span text:style-name="Teletype">new</text:span></text:p>
              </table:table-cell>
            </table:table-row>
            <table:table-row>
              <table:table-cell table:style-name="Tableau13.A1" office:value-type="string">
                <text:p text:style-name="Table_20_Contents"><text:span text:style-name="Strong_20_Emphasis">ios_base::failure</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2">failure(const string&amp;)</text:span></text:span></text:p>
                <text:p text:style-name="Table_20_Contents"><text:span text:style-name="Teletype"><text:span text:style-name="T12"/></text:span></text:p>
              </table:table-cell>
              <table:table-cell table:style-name="Tableau13.A1" office:value-type="string">
                <text:p text:style-name="Table_20_Contents">Problème d'entrées-sorties, peut être lancée par les fonctions d'entrées-sorties</text:p>
              </table:table-cell>
            </table:table-row>
            <table:table-row>
              <table:table-cell table:style-name="Tableau13.A1" office:value-type="string">
                <text:p text:style-name="Table_20_Contents"><text:span text:style-name="Strong_20_Emphasis">runtime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2">runtime_error(const string&amp;)</text:span></text:span></text:p>
              </table:table-cell>
              <table:table-cell table:style-name="Tableau13.A1" office:value-type="string">
                <text:p text:style-name="Table_20_Contents">Erreurs difficiles à éviter, en particulier dans des programmes de calcul.</text:p>
              </table:table-cell>
            </table:table-row>
            <table:table-row>
              <table:table-cell table:style-name="Tableau13.A1" office:value-type="string">
                <text:p text:style-name="Table_20_Contents"><text:span text:style-name="Strong_20_Emphasis">range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2">range_error(const string&amp;)</text:span></text:span></text:p>
              </table:table-cell>
              <table:table-cell table:style-name="Tableau13.A1" office:value-type="string">
                <text:p text:style-name="Table_20_Contents">Erreur dans les valeurs retournées lors d'un calcul interne</text:p>
              </table:table-cell>
            </table:table-row>
            <table:table-row>
              <table:table-cell table:style-name="Tableau13.A1" office:value-type="string">
                <text:p text:style-name="Table_20_Contents"><text:span text:style-name="Strong_20_Emphasis">ov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2">overflow_error(const string&amp;)</text:span></text:span></text:p>
              </table:table-cell>
              <table:table-cell table:style-name="Tableau13.A1" office:value-type="string">
                <text:p text:style-name="Table_20_Contents">Dépassement de capacité lors d'un calcul (nombre trop gros)</text:p>
              </table:table-cell>
            </table:table-row>
            <table:table-row>
              <table:table-cell table:style-name="Tableau13.A1" office:value-type="string">
                <text:p text:style-name="Table_20_Contents"><text:span text:style-name="Strong_20_Emphasis">und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2">underflow_error(const string&amp;)</text:span></text:span></text:p>
              </table:table-cell>
              <table:table-cell table:style-name="Tableau13.A1" office:value-type="string">
                <text:p text:style-name="Table_20_Contents">Dépassement de capacité lors d'un calcul (nombre trop proche de zéro)</text:p>
              </table:table-cell>
            </table:table-row>
            <table:table-row>
              <table:table-cell table:style-name="Tableau13.A1" office:value-type="string">
                <text:p text:style-name="Table_20_Contents"><text:span text:style-name="Strong_20_Emphasis">logic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2">logic_error(const string&amp;)</text:span></text:span></text:p>
              </table:table-cell>
              <table:table-cell table:style-name="Tableau13.A1" office:value-type="string">
                <text:p text:style-name="Table_20_Contents">Erreur dans la logique interne du programme (devraient être évitables)</text:p>
              </table:table-cell>
            </table:table-row>
            <table:table-row>
              <table:table-cell table:style-name="Tableau13.A1" office:value-type="string">
                <text:p text:style-name="Table_20_Contents"><text:span text:style-name="Strong_20_Emphasis">domain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2">domain_error(const string&amp;)</text:span></text:span></text:p>
              </table:table-cell>
              <table:table-cell table:style-name="Tableau13.A1" office:value-type="string">
                <text:p text:style-name="Table_20_Contents">Erreur de domaine (au sens mathématique du terme). Exemple: division par 0</text:p>
              </table:table-cell>
            </table:table-row>
            <table:table-row>
              <table:table-cell table:style-name="Tableau13.A1" office:value-type="string">
                <text:p text:style-name="Table_20_Contents"><text:span text:style-name="Strong_20_Emphasis">invalid_argument</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2">invalid_argument(const string&amp;)</text:span></text:span></text:p>
              </table:table-cell>
              <table:table-cell table:style-name="Tableau13.A1" office:value-type="string">
                <text:p text:style-name="Table_20_Contents">Mauvais argument passé à une fonction</text:p>
                <text:p text:style-name="Table_20_Contents"/>
              </table:table-cell>
            </table:table-row>
            <table:table-row>
              <table:table-cell table:style-name="Tableau13.A1" office:value-type="string">
                <text:p text:style-name="Table_20_Contents"><text:span text:style-name="Strong_20_Emphasis">length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2">length_error(const string&amp;)</text:span></text:span></text:p>
                <text:p text:style-name="Table_20_Contents"><text:span text:style-name="Teletype"><text:span text:style-name="T12"/></text:span></text:p>
              </table:table-cell>
              <table:table-cell table:style-name="Tableau13.A1" office:value-type="string">
                <text:p text:style-name="Table_20_Contents">Vous avez voulu créer un objet trop gros pour le système (par exemple une chaîne plus longue que std::string::max_size()</text:p>
              </table:table-cell>
            </table:table-row>
            <table:table-row>
              <table:table-cell table:style-name="Tableau13.A1" office:value-type="string">
                <text:p text:style-name="Table_20_Contents"><text:span text:style-name="Strong_20_Emphasis">out_of_range</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2">out_of_range(const string&amp;)</text:span></text:span></text:p>
              </table:table-cell>
              <table:table-cell table:style-name="Tableau13.A1" office:value-type="string">
                <text:p text:style-name="Table_20_Contents">Par exemple: "index inférieur à 0" pour un tableau</text:p>
              </table:table-cell>
            </table:table-row>
          </table:table>
          <text:p text:style-name="Text_20_body">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3">domain_error e ("division par zero" );</text:span></text:p>
          <text:p text:style-name="Preformatted_20_Text"><text:s text:c="5"/><text:span text:style-name="T3">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20">}</text:p>
          <text:p text:style-name="Text_20_body">ou encore, de manière plus concise:</text:p>
          <text:p text:style-name="Preformatted_20_Text"><text:soft-page-break/>complexe&amp; complexe::operator/=(float x) {</text:p>
          <text:p text:style-name="Preformatted_20_Text"><text:s text:c="2"/>if ( x == 0 ) {</text:p>
          <text:p text:style-name="Preformatted_20_Text"><text:s text:c="5"/><text:span text:style-name="T3">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20">}</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3">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20">}</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3">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20">}</text:p>
          <text:p text:style-name="Text_20_body"><draw:frame draw:style-name="fr2" draw:name="images185" text:anchor-type="as-char" svg:width="0.397cm" svg:height="0.397cm" draw:z-index="241"><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3557343147854821768" text:style-name="L75">
            <text:list-item>
              <text:p text:style-name="P209">On pourrait se contenter de capturer les exceptions de type <text:span text:style-name="Source_20_Text">domain_error</text:span> </text:p>
            </text:list-item>
            <text:list-item>
              <text:p text:style-name="P209">Dans un traitement plus grossier, on peut capturer les exceptions de type <text:span text:style-name="Source_20_Text">logic_error</text:span> </text:p>
            </text:list-item>
            <text:list-item>
              <text:p text:style-name="P106">Dans un traitement encore plus grossier, on peut se contenter de capturer les exceptions de type <text:span text:style-name="Source_20_Text">exception</text:span>. </text:p>
            </text:list-item>
          </text:list>
          <text:p text:style-name="Text_20_body"><draw:frame draw:style-name="fr2" draw:name="images186" text:anchor-type="as-char" svg:width="0.503cm" svg:height="0.503cm" draw:z-index="242"><draw:image xlink:href="../../html/diam.gif" xlink:type="simple" xlink:show="embed" xlink:actuate="onLoad"/><svg:title>REGLE  D'OR</svg:title></draw:frame> Il est donc important de passer l'objet exception par <text:span text:style-name="Source_20_Text"><text:span text:style-name="T3">const exception &amp;</text:span></text:span>, afin de s'assurer que le bon objet sera au final utilisé (notamment la bonne version de la fonction <text:span text:style-name="Source_20_Text">what()</text:span>).</text:p>
          <text:p text:style-name="Text_20_body"><draw:frame draw:style-name="fr2" draw:name="images187" text:anchor-type="as-char" svg:width="0.503cm" svg:height="0.503cm" draw:z-index="243"><draw:image xlink:href="../../html/diam.gif" xlink:type="simple" xlink:show="embed" xlink:actuate="onLoad"/><svg:title>REGLE  D'OR</svg:title></draw:frame> Il est plus simple d'utiliser les exception prédéfinies, néanmoins il est possible de redéfinir ses propres exception. <text:soft-page-break/>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 text:name="noncapt"/><text:bookmark-start text:name="__RefHeading__16700_2073142818"/>Exceptions non capturées<text:bookmark-end text:name="__RefHeading__16700_2073142818"/></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20">} </text:p>
          <text:h text:style-name="Heading_20_3" text:outline-level="3"><text:bookmark text:name="line"/><text:bookmark-start text:name="__RefHeading__16702_2073142818"/>Introduire le numéro de ligne dans l'exception générée<text:bookmark-end text:name="__RefHeading__16702_2073142818"/></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20">throw(runtime_error(AT));</text:p>
          <text:h text:style-name="Heading_20_3" text:outline-level="3"><text:bookmark text:name="callstack"/><text:bookmark-start text:name="__RefHeading__16704_2073142818"/>Afficher la pile d'appels lors d'une exception<text:bookmark-end text:name="__RefHeading__16704_2073142818"/></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2940909361547197342" text:style-name="L76">
            <text:list-item>
              <text:p text:style-name="P210"><text:span text:style-name="Teletype">backtrace</text:span> </text:p>
            </text:list-item>
            <text:list-item>
              <text:p text:style-name="P210"><text:span text:style-name="Teletype">backtrace_symbols</text:span> </text:p>
            </text:list-item>
            <text:list-item>
              <text:p text:style-name="P107"><text:span text:style-name="Teletype">abi::__cxa_demangle</text:span> </text:p>
            </text:list-item>
          </text:list>
          <text:p text:style-name="Text_20_body">Le programme peut être téléchargé ici:</text:p>
          <text:list xml:id="list7668104277092426167" text:style-name="L77">
            <text:list-item>
              <text:p text:style-name="P211"><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08"><text:a xlink:type="simple" xlink:href="../../html/rtstack/rtstack-main.cpp" text:style-name="Internet_20_link" text:visited-style-name="Visited_20_Internet_20_Link"><text:span text:style-name="Teletype">rtstack-main.cpp</text:span></text:a> Un petit programme de démo </text:p>
            </text:list-item>
          </text:list>
          <text:p text:style-name="Horizontal_20_Line"/>
          <text:h text:style-name="Heading_20_2" text:outline-level="2"><text:bookmark text:name="exceptet"/><text:bookmark-start text:name="__RefHeading__16706_2073142818"/><text:soft-page-break/>Exceptions et ...<text:bookmark-end text:name="__RefHeading__16706_2073142818"/></text:h>
          <text:h text:style-name="Heading_20_3" text:outline-level="3"><text:bookmark text:name="const2"/><text:bookmark-start text:name="__RefHeading__16708_2073142818"/>...constructeurs<text:bookmark-end text:name="__RefHeading__16708_2073142818"/></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 text:name="dest1"/><text:bookmark-start text:name="__RefHeading__16710_2073142818"/>...destructeurs<text:bookmark-end text:name="__RefHeading__16710_2073142818"/></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2" draw:name="images188" text:anchor-type="as-char" svg:width="0.397cm" svg:height="0.397cm" draw:z-index="244"><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p text:style-name="P4"/>
        </text:section>
        <text:section text:style-name="Sect1" text:name="Section17">
          <text:h text:style-name="Heading_20_1" text:outline-level="1"/>
          <text:h text:style-name="P11" text:outline-level="1"/>
          <text:h text:style-name="P11" text:outline-level="1"><text:bookmark text:name="surch-fonc-op2"/><text:bookmark text:name="contenu7"/><text:bookmark-start text:name="__RefHeading__16712_2073142818"/>Gestion de la mémoire<text:bookmark-end text:name="__RefHeading__16712_2073142818"/></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 text:name="alloc-dynam"/><text:bookmark-start text:name="__RefHeading__16714_2073142818"/>Qu'est-ce que l'allocation dynamique de mémoire ?<text:bookmark-end text:name="__RefHeading__16714_2073142818"/></text:h>
          <text:p text:style-name="Text_20_body">Nous avons vu précédemment que la durée de vie d'une variable s'étendait durant toute la portée <draw:a xlink:type="simple" xlink:href="../../html/types.html#portee-nom"><draw:frame draw:style-name="fr3" draw:name="images196" text:anchor-type="as-char" svg:width="0.291cm" svg:height="0.344cm" draw:z-index="245"><draw:image xlink:href="../../html/avant.gif" xlink:type="simple" xlink:show="embed" xlink:actuate="onLoad"/><svg:title>avant</svg:title></draw:frame></draw:a>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369352706881914703" text:style-name="L78">
            <text:list-item>
              <text:p text:style-name="P212">d'une part l'utilisation de pointeurs </text:p>
            </text:list-item>
            <text:list-item>
              <text:p text:style-name="P109">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2" draw:name="images197" text:anchor-type="as-char" svg:width="0.397cm" svg:height="0.397cm" draw:z-index="246"><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 text:name="pile-tas"/><text:bookmark-start text:name="__RefHeading__16716_2073142818"/>Pointeurs empilés, objets entassés<text:bookmark-end text:name="__RefHeading__16716_2073142818"/></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 text:name="fuite-mem"/><text:bookmark-start text:name="__RefHeading__16718_2073142818"/>Objets perdus et fuites de mémoire<text:bookmark-end text:name="__RefHeading__16718_2073142818"/></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 text:name="dangling"/><text:bookmark-start text:name="__RefHeading__16720_2073142818"/>Les pointeurs qui pendouillent<text:bookmark-end text:name="__RefHeading__16720_2073142818"/></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 text:name="proprio"/><text:bookmark-start text:name="__RefHeading__16722_2073142818"/>Propriétaires et référents<text:bookmark-end text:name="__RefHeading__16722_2073142818"/></text:h>
          <text:p text:style-name="Text_20_body">Compte tenu de ce qui précède, on voit donc qu'on peut définir deux sortes de pointeurs:</text:p>
          <text:list xml:id="list2991544095948385832" text:style-name="L79">
            <text:list-item>
              <text:p text:style-name="P213">Un pointeur <text:span text:style-name="Emphasis">propriétaire</text:span> de l'objet. Il a la responsabilité de la destruction de cet objet. L'objet est le <text:span text:style-name="Emphasis">référent</text:span>. </text:p>
            </text:list-item>
            <text:list-item>
              <text:p text:style-name="P110">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oft-page-break/>(dont l'un d'entre eux se trouve déclaré dans la bibliothèque standard) vont pouvoir nous aider.</text:p>
          <text:h text:style-name="Heading_20_2" text:outline-level="2"><text:bookmark text:name="oper"/><text:bookmark-start text:name="__RefHeading__16724_2073142818"/>Opérateurs et fonctions<text:bookmark-end text:name="__RefHeading__16724_2073142818"/></text:h>
          <text:h text:style-name="Heading_20_3" text:outline-level="3"><text:bookmark text:name="new"/><text:bookmark-start text:name="__RefHeading__16726_2073142818"/>Les opérateurs <text:span text:style-name="Source_20_Text">new</text:span> et <text:span text:style-name="Source_20_Text">delete</text:span><text:bookmark-end text:name="__RefHeading__16726_2073142818"/></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3">complexe* C = new complexe(5,5);</text:span></text:p>
          <text:p text:style-name="Preformatted_20_Text"><text:s text:c="3"/>*C = J;</text:p>
          <text:p text:style-name="Preformatted_20_Text"><text:s text:c="3"/><text:span text:style-name="T3">delete C;</text:span></text:p>
          <text:p text:style-name="P20">};</text:p>
          <text:h text:style-name="Heading_20_3" text:outline-level="3"><text:bookmark text:name="new-tab"/><text:bookmark-start text:name="__RefHeading__16728_2073142818"/>Les opérateurs <text:span text:style-name="Source_20_Text">new[]</text:span> et <text:span text:style-name="Source_20_Text">delete[]</text:span><text:bookmark-end text:name="__RefHeading__16728_2073142818"/></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3">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3">delete[] C;</text:span></text:p>
          <text:p text:style-name="P20">};</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2" draw:name="images198" text:anchor-type="as-char" svg:width="0.397cm" svg:height="0.397cm" draw:z-index="247"><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2" draw:name="images199" text:anchor-type="as-char" svg:width="0.397cm" svg:height="0.397cm" draw:z-index="248"><draw:image xlink:href="../../html/attention.gif" xlink:type="simple" xlink:show="embed" xlink:actuate="onLoad"/><svg:title>ATTENTION</svg:title></draw:frame>La taille peut parfaitement être une variable, comme on le voit dans cet exemple.</text:p>
          <text:h text:style-name="Heading_20_3" text:outline-level="3"><text:bookmark text:name="malloc1"/><text:bookmark-start text:name="__RefHeading__16730_2073142818"/>Fonctions malloc, free, realloc<text:bookmark-end text:name="__RefHeading__16730_2073142818"/></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prendre quelques précautions:</text:p>
          <text:list xml:id="list3864016191905275612" text:style-name="L80">
            <text:list-item>
              <text:p text:style-name="P214"><text:span text:style-name="Source_20_Text">new</text:span> alloue la mémoire, <text:span text:style-name="Emphasis">puis</text:span> appelle le constructeur. <text:span text:style-name="Source_20_Text">malloc</text:span> <text:span text:style-name="Emphasis">n'appelle pas le constructeur</text:span>. Attention, donc à l'initialisation correcte de l'objet. </text:p>
            </text:list-item>
            <text:list-item>
              <text:p text:style-name="P214"><text:span text:style-name="Source_20_Text">delete</text:span> appelle le destructeur <text:span text:style-name="T5">puis</text:span> rend la mémoire au système. <text:span text:style-name="Source_20_Text">free</text:span> <text:span text:style-name="Emphasis">n'appelle pas le destructeur</text:span>. Attention donc au code qui ne sera pas exécuté </text:p>
            </text:list-item>
            <text:list-item>
              <text:p text:style-name="P214"><text:span text:style-name="Source_20_Text">realloc</text:span> <text:span text:style-name="Emphasis">ne doit pas être utilisé</text:span> dans le cas d'objets de type class: <text:span text:style-name="Source_20_Text">realloc</text:span> va provoquer une copie de la mémoire bit à bit, ce qui risque de provoquer des catastrophes dans certains cas. </text:p>
            </text:list-item>
            <text:list-item>
              <text:p text:style-name="P111"><text:span text:style-name="Emphasis">Soyez cohérent</text:span>: si vous avez utilisé <text:span text:style-name="Source_20_Text">new</text:span> pour créer un objet, utilisez <text:span text:style-name="Source_20_Text">delete</text:span> pour le détruire. Si vous avez utilisé <text:span text:style-name="Source_20_Text">alloc</text:span> pour créer un objet, utilisez <text:span text:style-name="Source_20_Text">free</text:span> pour le détruire. </text:p>
            </text:list-item>
          </text:list>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 text:name="constr-destr"/><text:bookmark-start text:name="__RefHeading__16732_2073142818"/>Allocation mémoire et constructeurs-destructeurs<text:bookmark-end text:name="__RefHeading__16732_2073142818"/></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bookmark-start text:name="__RefHeading__16734_2073142818"/><text:soft-page-break/>Constructeurs de copie<text:bookmark-end text:name="__RefHeading__16734_2073142818"/></text:h>
          <text:p text:style-name="Text_20_body">Attention au constructeur de copie; à chaque copie, il faudra prendre une décision; il peut en effet se présenter plusieurs cas de figure:</text:p>
          <text:list xml:id="list2075347147020922612" text:style-name="L81">
            <text:list-item>
              <text:p text:style-name="P215">L'objet source est propriétaire d'un objet référent, l'objet copié pointe vers le référent sans être propriétaire. </text:p>
            </text:list-item>
            <text:list-item>
              <text:p text:style-name="P215">L'objet source est propriétaire d'un référent, à la suite de la copie l'objet copié devient le nouveau propriétaire. </text:p>
            </text:list-item>
            <text:list-item>
              <text:p text:style-name="P112">Le référent de l'objet source est copié dans une autre zône mémoire, et l'objet copié est propriétaire de la copie du référent. </text:p>
            </text:list-item>
          </text:list>
          <text:p text:style-name="Text_20_body"><draw:frame draw:style-name="fr2" draw:name="images200" text:anchor-type="as-char" svg:width="0.397cm" svg:height="0.397cm" draw:z-index="249"><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html/mem.html#compt"><draw:frame draw:style-name="fr3" draw:name="images201" text:anchor-type="as-char" svg:width="0.291cm" svg:height="0.344cm" draw:z-index="250"><draw:image xlink:href="../../html/apres.gif" xlink:type="simple" xlink:show="embed" xlink:actuate="onLoad"/><svg:title>apres</svg:title></draw:frame></draw:a>. La seconde solution peut être implémentée par un <text:span text:style-name="Source_20_Text">auto_ptr</text:span>.</text:p>
          <text:h text:style-name="Heading_20_2" text:outline-level="2"><text:bookmark text:name="obj1"/><text:bookmark-start text:name="__RefHeading__16736_2073142818"/>Objets utilisés pour la gestion de la mémoire<text:bookmark-end text:name="__RefHeading__16736_2073142818"/></text:h>
          <text:h text:style-name="Heading_20_3" text:outline-level="3"><text:bookmark text:name="auto_ptr"/><text:bookmark-start text:name="__RefHeading__16738_2073142818"/>L'objet <text:span text:style-name="Source_20_Text">auto_ptr</text:span><text:bookmark-end text:name="__RefHeading__16738_2073142818"/></text:h>
          <text:p text:style-name="Text_20_body"><text:span text:style-name="Source_20_Text">auto_ptr</text:span> fait partie de la bibliothèque standard du C++ <draw:a xlink:type="simple" xlink:href="../../html/stdlib.html"><draw:frame draw:style-name="fr3" draw:name="images202" text:anchor-type="as-char" svg:width="0.291cm" svg:height="0.344cm" draw:z-index="251"><draw:image xlink:href="../../html/apres.gif" xlink:type="simple" xlink:show="embed" xlink:actuate="onLoad"/><svg:title>apres</svg:title></draw:frame></draw:a>. Il sert à définir un pointeur "intelligent"... en tous cas fort sympathique, ayant les caractéristiques suivantes:</text:p>
          <text:list xml:id="list4394314829464776791" text:style-name="L82">
            <text:list-item>
              <text:p text:style-name="P216">Un <text:span text:style-name="Source_20_Text">auto_ptr</text:span> est <text:span text:style-name="Emphasis">toujours</text:span> propriétaire de l'objet sur lequel il pointe </text:p>
            </text:list-item>
            <text:list-item>
              <text:p text:style-name="P216">Lorsque l'<text:span text:style-name="Source_20_Text">auto_ptr</text:span> est détruit, l'objet sur lequel il pointe est détruit également. On est donc assuré de ne pas avoir de pointeur pendouillant. </text:p>
            </text:list-item>
            <text:list-item>
              <text:p text:style-name="P113">Si l'on copie un <text:span text:style-name="Source_20_Text">auto_ptr</text:span>, l'<text:span text:style-name="Source_20_Text">auto_ptr</text:span> original perd l'objet pointé, de sorte que s'il est détruit, le référent ne sera pas détruit. Par contre, si le <text:span text:style-name="Emphasis">nouvel</text:span> <text:span text:style-name="Source_20_Text">auto_ptr</text:span> est détruit, le référent sera détruit puisque la copie est le nouveau propriétaire. </text:p>
            </text:list-item>
          </text:list>
          <text:p text:style-name="Text_20_body">Le code suivant, qui utilise des objets de type <text:span text:style-name="Source_20_Text">complexe</text:span>, illustre l'utilisation d'<text:span text:style-name="Source_20_Text">auto_ptr</text:span>:</text:p>
          <text:p text:style-name="Preformatted_20_Text">typedef auto_ptr&lt;complexe&gt; complexe_ptr;</text:p>
          <text:p text:style-name="Preformatted_20_Text"/>
          <text:p text:style-name="Preformatted_20_Text">void main() {</text:p>
          <text:p text:style-name="Preformatted_20_Text"><text:s text:c="2"/><text:span text:style-name="T3">complexe_ptr c2(new complexe);</text:span> <text:s text:c="11"/>// allocation d'un auto_ptr.</text:p>
          <text:p text:style-name="Preformatted_20_Text"><text:s text:c="2"/>{</text:p>
          <text:p text:style-name="Preformatted_20_Text"><text:s text:c="4"/><text:span text:style-name="T3">complexe_ptr c1(new complexe(5,5));</text:span> <text:s text:c="4"/>// allocation d'un auto_ptr</text:p>
          <text:p text:style-name="Preformatted_20_Text"><text:s text:c="4"/>c2=c1; <text:s text:c="33"/>// c2 devient proprietaire du complexe</text:p>
          <text:p text:style-name="Preformatted_20_Text"><text:s text:c="44"/>// son ancien referent est detruit</text:p>
          <text:p text:style-name="Preformatted_20_Text"><text:s text:c="44"/>// c1 n'est plus le propriétaire, </text:p>
          <text:p text:style-name="Preformatted_20_Text"><text:s text:c="2"/>}; <text:s text:c="39"/>// il peut être détruit.</text:p>
          <text:p text:style-name="P20">}</text:p>
          <text:p text:style-name="Text_20_body">Un objet de type <text:span text:style-name="Source_20_Text">auto_ptr</text:span> peut donc avantageusement être alloué dans le constructeur à la place d'un objet ordinaire. La destruction du référent sera automatique au moment de la destruction de l'objet, sans même qu'il soit nécessaire de le spécifier dans le destructeur. Dans le code ci-dessus, tous nos ennuis viennent en effet uniquement de <text:span text:style-name="Source_20_Text">c3</text:span>, déclaré comme <text:span text:style-name="Source_20_Text">complexe*</text:span>.</text:p>
          <text:p text:style-name="Text_20_body"><draw:frame draw:style-name="fr2" draw:name="images203" text:anchor-type="as-char" svg:width="0.397cm" svg:height="0.397cm" draw:z-index="252"><draw:image xlink:href="../../html/attention.gif" xlink:type="simple" xlink:show="embed" xlink:actuate="onLoad"/><svg:title>ATTENTION</svg:title></draw:frame> En fait, l'important n'est pas là: après tout, vous êtes bien assez malin pour ne pas oublier d'écrire les quelques lignes de code du destructeur correspondant aux instructions <text:span text:style-name="Source_20_Text">delete</text:span>. L'important, c'est qu'il est fort possible que le constructeur, <text:span text:style-name="Emphasis">après avoir alloué un ou plusieurs pointeurs</text:span>, génère une exception (fonctionnement normal pour un constructeur). La construction de l'objet est alors interrompue, et <text:span text:style-name="Emphasis">le destructeur n'est pas appelé</text:span>. Résultat: une fuite de mémoire. L'<text:span text:style-name="Source_20_Text">auto_ptr</text:span> est donc la solution élégante, car lorsque l'auto_ptr sera détruit, le référent sera lui aussi détruit. </text:p>
          <text:h text:style-name="Heading_20_3" text:outline-level="3"><text:bookmark text:name="gest"/><text:bookmark-start text:name="__RefHeading__16740_2073142818"/>Objets gestionnaires de ressources<text:bookmark-end text:name="__RefHeading__16740_2073142818"/></text:h>
          <text:p text:style-name="Text_20_body">Pour éviter les ennuis évoqués ci-dessus, arrangez-vous pour qu'un objet <text:span text:style-name="Emphasis">ne gère qu'une seule ressource</text:span>. Eventuellement, si vous devez gérer trois ressources, rien ne vous empêche d'utiliser trois objets différents, quitte à les insérer dans un autre objet.</text:p>
          <text:p text:style-name="Text_20_body"><draw:frame draw:style-name="fr2" draw:name="images204" text:anchor-type="as-char" svg:width="0.503cm" svg:height="0.503cm" draw:z-index="253"><draw:image xlink:href="../../html/diam.gif" xlink:type="simple" xlink:show="embed" xlink:actuate="onLoad"/><svg:title>REGLE  D'OR</svg:title></draw:frame> Les trois principes fondamentaux pour gérer les ressources sont:</text:p>
          <text:p text:style-name="List_20_Heading"><text:span text:style-name="T3">Propriété</text:span> </text:p>
          <text:p text:style-name="List_20_Contents">A chaque ressource allouée, correspond <text:span text:style-name="Emphasis">un et un seul</text:span> objet gestionnaire, qui sera propriétaire de cette ressource. </text:p>
          <text:p text:style-name="List_20_Heading"><text:span text:style-name="T3">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3">Simplicité</text:span> </text:p>
          <text:p text:style-name="P19"><text:soft-page-break/>L'objet gestionnaire ne fait <text:span text:style-name="Emphasis">rien d'autre</text:span>. </text:p>
          <text:p text:style-name="Text_20_body"><text:span text:style-name="Source_20_Text">auto_ptr</text:span> est un bon exemple d'objet dont l'unique raison d'être est la gestion d'une ressource (en l'occurrence la mémoire).</text:p>
          <text:h text:style-name="Heading_20_3" text:outline-level="3"><text:bookmark text:name="robuste"/><text:bookmark-start text:name="__RefHeading__16742_2073142818"/>Produire du code robuste, malgré les exceptions<text:bookmark-end text:name="__RefHeading__16742_2073142818"/></text:h>
          <text:p text:style-name="Text_20_body">On l'a vu, les exceptions peuvent avoir pour conséquence l'apparition de fuites de mémoire ou de pointeurs pendouillants. Voici quelques astuces permettant d'éviter ces désagrément.</text:p>
          <text:h text:style-name="Heading_20_4" text:outline-level="4"><text:bookmark-start text:name="__RefHeading__16744_2073142818"/>auto_ptr<text:bookmark-end text:name="__RefHeading__16744_2073142818"/></text:h>
          <text:p text:style-name="Text_20_body">Utiliser <text:span text:style-name="Source_20_Text">auto_ptr</text:span> le plus souvent possible.</text:p>
          <text:h text:style-name="Heading_20_4" text:outline-level="4"><text:bookmark-start text:name="__RefHeading__16746_2073142818"/>p=NULL<text:bookmark-end text:name="__RefHeading__16746_2073142818"/></text:h>
          <text:p text:style-name="Text_20_body">Après avoir exécuté <text:span text:style-name="Source_20_Text">delete p</text:span>, <text:span text:style-name="Emphasis">on se retrouve avec un pointeur pendouillant</text:span>. Donc, remettez les choses en ordre <text:span text:style-name="Emphasis">dès la ligne suivante</text:span> (à moins, bien sûr, qu'on ne sorte de la portée). Par exemple avec <text:span text:style-name="Source_20_Text">p=NULL;</text:span> En effet, s'il arrive qu'un second appel <text:span text:style-name="Source_20_Text">delete</text:span> soit lancé (par exemple à partir du destructeur), il ne se passera rien si <text:span text:style-name="Source_20_Text">p</text:span> vaut <text:span text:style-name="Source_20_Text">NULL</text:span>, alors que le résultat sera catastrophique si <text:span text:style-name="Source_20_Text">p</text:span> pendouille.</text:p>
          <text:p text:style-name="Text_20_body"><draw:frame draw:style-name="fr2" draw:name="images205" text:anchor-type="as-char" svg:width="0.397cm" svg:height="0.397cm" draw:z-index="254"><draw:image xlink:href="../../html/attention.gif" xlink:type="simple" xlink:show="embed" xlink:actuate="onLoad"/><svg:title>ATTENTION</svg:title></draw:frame> Le code suivant est <text:span text:style-name="Emphasis">dangereux</text:span>:<draw:frame draw:style-name="fr2" draw:name="images206" text:anchor-type="as-char" svg:width="0.529cm" svg:height="0.529cm" draw:z-index="255"><draw:image xlink:href="../../html/nepasfaire.png" xlink:type="simple" xlink:show="embed" xlink:actuate="onLoad"/><svg:title>NOOON</svg:title></draw:frame></text:p>
          <text:p text:style-name="Preformatted_20_Text">delete p ;</text:p>
          <text:p text:style-name="P20">p = new toto();</text:p>
          <text:p text:style-name="Text_20_body"><draw:frame draw:style-name="fr2" draw:name="images207" text:anchor-type="as-char" svg:width="0.503cm" svg:height="0.503cm" draw:z-index="256"><draw:image xlink:href="../../html/diam.gif" xlink:type="simple" xlink:show="embed" xlink:actuate="onLoad"/><svg:title>REGLE  D'OR</svg:title></draw:frame>Si <text:span text:style-name="Source_20_Text">toto</text:span> envoie une exception, <text:span text:style-name="Source_20_Text">p</text:span> continue à pendouiller. Il vaut mieux faire:</text:p>
          <text:p text:style-name="Preformatted_20_Text">delete p ;</text:p>
          <text:p text:style-name="Preformatted_20_Text">p = NULL;</text:p>
          <text:p text:style-name="Preformatted_20_Text">p = new toto();</text:p>
          <text:p text:style-name="P20"/>
          <text:h text:style-name="Heading_20_3" text:outline-level="3"><text:bookmark text:name="compt"/><text:bookmark-start text:name="__RefHeading__16748_2073142818"/>Les objets à comptage de référence<text:bookmark-end text:name="__RefHeading__16748_2073142818"/></text:h>
          <text:p text:style-name="Text_20_body">Il est possible d'implémenter des objets qui <text:span text:style-name="Emphasis">comptent</text:span> le nombre de pointeurs mis sur eux. De cette manière, il est aisé, lorsque ce nombre arrive à 0, de faire en sorte que ces objets s'auto-détruisent. Cela passe, bien sûr, par la surcharge des opérateurs <text:span text:style-name="Source_20_Text">=, *, -&gt;</text:span>.</text:p>
          <text:p text:style-name="P16"/>
        </text:section>
        <text:section text:style-name="Sect1" text:name="Section19">
          <text:h text:style-name="Heading_20_1" text:outline-level="1"/>
          <text:h text:style-name="P11" text:outline-level="1"><text:bookmark text:name="contenu8"/><text:bookmark-start text:name="__RefHeading__16750_2073142818"/>La bibliothèque standard <text:bookmark-end text:name="__RefHeading__16750_2073142818"/></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 text:name="compl"/><text:bookmark-start text:name="__RefHeading__16752_2073142818"/>Compléments sur le langage<text:bookmark-end text:name="__RefHeading__16752_2073142818"/></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 text:name="namespace"/><text:bookmark-start text:name="__RefHeading__16754_2073142818"/>Les espaces de noms<text:bookmark-end text:name="__RefHeading__16754_2073142818"/></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 text:name="namedecl"/><text:bookmark-start text:name="__RefHeading__16756_2073142818"/>La déclaration <text:span text:style-name="Source_20_Text">namespace</text:span><text:bookmark-end text:name="__RefHeading__16756_2073142818"/></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20">}</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20">}</text:p>
          <text:p text:style-name="Text_20_body">pour la seconde.</text:p>
          <text:h text:style-name="Heading_20_4" text:outline-level="4"><text:bookmark text:name="namealia"/><text:bookmark-start text:name="__RefHeading__16758_2073142818"/>Les aliases d'espaces de noms<text:bookmark-end text:name="__RefHeading__16758_2073142818"/></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20">namespace SB = SublimeBibliotheque;</text:p>
          <text:h text:style-name="Heading_20_4" text:outline-level="4"><text:bookmark text:name="nameutil"/><text:bookmark-start text:name="__RefHeading__16760_2073142818"/>L'utilisation des espaces de noms<text:bookmark-end text:name="__RefHeading__16760_2073142818"/></text:h>
          <text:p text:style-name="Text_20_body">A partir de là, comment le code utilisateur va-t-il prévenir le compilateur qu'il veut utiliser l'un ou l'autre des espaces de noms ? Trois solutions:</text:p>
          <text:list xml:id="list544572213351095465" text:style-name="L83">
            <text:list-item>
              <text:p text:style-name="P217">L'opérateur de portée </text:p>
            </text:list-item>
            <text:list-item>
              <text:p text:style-name="P217">Les déclarations <text:span text:style-name="Source_20_Text">using</text:span> </text:p>
            </text:list-item>
            <text:list-item>
              <text:p text:style-name="P114">La directive <text:span text:style-name="Source_20_Text">using</text:span> </text:p>
            </text:list-item>
          </text:list>
          <text:p text:style-name="Text_20_body">L'opérateur de portée permet de spécifier la totalité du nom, comme indiqué ci-dessous:</text:p>
          <text:p text:style-name="P20"><text:soft-page-break/>GB::string S;</text:p>
          <text:p text:style-name="Text_20_body">La notation est lourde, conduisant à un code peu lisible.</text:p>
          <text:p text:style-name="Text_20_body">Les <text:span text:style-name="T5">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20">string S;</text:p>
          <text:p text:style-name="Text_20_body">On a autant de contrôle qu'avec la méthode précédente, mais sans la lourdeur de la notation.</text:p>
          <text:p text:style-name="Text_20_body">La <text:span text:style-name="T5">directive</text:span> <text:span text:style-name="Source_20_Text">using</text:span> est plus radicale: elle dit au compilateur que tous les objets de l'espace de noms considéré doivent être accessibles:</text:p>
          <text:p text:style-name="Preformatted_20_Text">using namespace GB;</text:p>
          <text:p text:style-name="P20">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 text:name="namestd"/><text:bookmark-start text:name="__RefHeading__16762_2073142818"/>L'espace de noms de la bibliothèque standard<text:bookmark-end text:name="__RefHeading__16762_2073142818"/></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20">using namespace std;</text:p>
          <text:p text:style-name="Text_20_body"><draw:frame draw:style-name="fr2" draw:name="images214" text:anchor-type="as-char" svg:width="0.397cm" svg:height="0.397cm" draw:z-index="257"><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 text:name="typedef"/><text:bookmark-start text:name="__RefHeading__16764_2073142818"/>Les instructions <text:span text:style-name="Source_20_Text">typedef</text:span> et <text:span text:style-name="Source_20_Text">auto</text:span><text:bookmark-end text:name="__RefHeading__16764_2073142818"/></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5">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 text:name="localtype"/><text:bookmark-start text:name="__RefHeading__16766_2073142818"/>Les types locaux<text:bookmark-end text:name="__RefHeading__16766_2073142818"/></text:h>
          <text:p text:style-name="Text_20_body">Nous avons vu <draw:a xlink:type="simple" xlink:href="../../html/types.html#priv-prot-pub"><draw:frame draw:style-name="fr3" draw:name="images215" text:anchor-type="as-char" svg:width="0.291cm" svg:height="0.344cm" draw:z-index="258"><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20">}</text:p>
          <text:p text:style-name="Text_20_body">Remarquez la notation <text:span text:style-name="Source_20_Text">semaine::lundi</text:span>, utilisant l'opérateur de portée <text:span text:style-name="Source_20_Text">::</text:span><text:line-break/>Les itérateurs <draw:a xlink:type="simple" xlink:href="../../html/stdlib.html#iterateurs"><draw:frame draw:style-name="fr3" draw:name="images216" text:anchor-type="as-char" svg:width="0.291cm" svg:height="0.344cm" draw:z-index="259"><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20"><text:soft-page-break/>typedef vector &lt;int&gt;::iterator i_int;</text:p>
          <text:h text:style-name="Heading_20_3" text:outline-level="3"><text:bookmark text:name="typename"/><text:bookmark-start text:name="__RefHeading__16768_2073142818"/>L'instruction <text:span text:style-name="Source_20_Text">typename</text:span><text:bookmark-end text:name="__RefHeading__16768_2073142818"/></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8354094353840587075" text:style-name="L84">
            <text:list-item>
              <text:p text:style-name="P218">Soit rien n'est spécifié, dans ce cas il s'agit d'une variable </text:p>
            </text:list-item>
            <text:list-item>
              <text:p text:style-name="P115">Si on veut forcer une définition de type, on emploie <text:span text:style-name="Source_20_Text">typename</text:span> </text:p>
            </text:list-item>
          </text:list>
          <text:h text:style-name="Heading_20_2" text:outline-level="2"><text:bookmark text:name="conteneurs"/><text:bookmark-start text:name="__RefHeading__16770_2073142818"/>Les conteneurs<text:bookmark-end text:name="__RefHeading__16770_2073142818"/></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3" draw:name="images217" text:anchor-type="as-char" svg:width="0.291cm" svg:height="0.344cm" draw:z-index="260"><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7836742143793610002" text:style-name="L85">
            <text:list-item>
              <text:p text:style-name="P219">Allocation dynamique et automatique de mémoire </text:p>
            </text:list-item>
            <text:list-item>
              <text:p text:style-name="P219">Possibilité d'insérer ou supprimer les éléments, pour certains types de conteneurs </text:p>
            </text:list-item>
            <text:list-item>
              <text:p text:style-name="P116">Utilisation d'algorithmes prédéfinis sur ces conteneurs </text:p>
            </text:list-item>
          </text:list>
          <text:p text:style-name="Text_20_body"><draw:frame draw:style-name="fr2" draw:name="images218" text:anchor-type="as-char" svg:width="0.397cm" svg:height="0.397cm" draw:z-index="261"><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 text:name="contobjptr"/><text:bookmark-start text:name="__RefHeading__16772_2073142818"/>Conteneurs d'objets ou conteneurs de pointeurs ?<text:bookmark-end text:name="__RefHeading__16772_2073142818"/></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2" draw:name="images219" text:anchor-type="as-char" svg:width="0.397cm" svg:height="0.397cm" draw:z-index="262"><draw:image xlink:href="../../html/attention.gif" xlink:type="simple" xlink:show="embed" xlink:actuate="onLoad"/><svg:title>ATTENTION</svg:title></draw:frame> On a déjà évoqué <draw:a xlink:type="simple" xlink:href="../../html/mem.html#alloc-dynam"><draw:frame draw:style-name="fr3" draw:name="images220" text:anchor-type="as-char" svg:width="0.291cm" svg:height="0.344cm" draw:z-index="263"><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2" draw:name="images221" text:anchor-type="as-char" svg:width="0.397cm" svg:height="0.397cm" draw:z-index="264"><draw:image xlink:href="../../html/attention.gif" xlink:type="simple" xlink:show="embed" xlink:actuate="onLoad"/><svg:title>ATTENTION</svg:title></draw:frame> L'objet <text:span text:style-name="Source_20_Text">auto_ptr</text:span> <draw:a xlink:type="simple" xlink:href="../../html/mem.html#auto_ptr"><draw:frame draw:style-name="fr3" draw:name="images222" text:anchor-type="as-char" svg:width="0.291cm" svg:height="0.344cm" draw:z-index="265"><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text:bookmark-start text:name="__RefHeading__16774_2073142818"/>Conteneurs hétérogènes ou homogènes ?<text:bookmark-end text:name="__RefHeading__16774_2073142818"/></text:h>
          <text:p text:style-name="Text_20_body">Reprenons l'exemple des <text:span text:style-name="Source_20_Text">shape</text:span> <draw:a xlink:type="simple" xlink:href="../../html/progobj.html#class-obj"><draw:frame draw:style-name="fr3" draw:name="images223" text:anchor-type="as-char" svg:width="0.291cm" svg:height="0.344cm" draw:z-index="266"><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2" draw:name="images224" text:anchor-type="as-char" svg:width="0.503cm" svg:height="0.503cm" draw:z-index="267"><draw:image xlink:href="../../html/diam.gif" xlink:type="simple" xlink:show="embed" xlink:actuate="onLoad"/><svg:title>REGLE D'OR</svg:title></draw:frame> La règle d'or:</text:p>
          <text:list xml:id="list8222585472388253084" text:style-name="L86">
            <text:list-item>
              <text:p text:style-name="P220">Utilisez les <text:span text:style-name="Emphasis">conteneurs de valeurs</text:span>, sauf si vous ne pouvez faire autrement. </text:p>
            </text:list-item>
            <text:list-item>
              <text:p text:style-name="P220"><text:soft-page-break/>Dans ce cas, utilisez les <text:span text:style-name="Emphasis">conteneurs de pointeurs.</text:span> </text:p>
            </text:list-item>
            <text:list-item>
              <text:p text:style-name="P220">Utilisez les <text:span text:style-name="Emphasis">conteneurs homogènes</text:span> autant que possible. </text:p>
            </text:list-item>
            <text:list-item>
              <text:p text:style-name="P220">En cas de besoin, les conteneurs hétérogènes sont utilisables également. Ils seront implémentés sous la forme de conteneurs de pointeurs vers une classe de base. </text:p>
            </text:list-item>
            <text:list-item>
              <text:p text:style-name="P117">En aucun cas, vous ne pourrez utiliser de <text:span text:style-name="Emphasis">conteneurs de références.</text:span> </text:p>
            </text:list-item>
          </text:list>
          <text:h text:style-name="Heading_20_3" text:outline-level="3"><text:bookmark text:name="contseqass"/><text:bookmark-start text:name="__RefHeading__16776_2073142818"/>Conteneurs séquentiels et conteneurs associatifs (ordonnés).<text:bookmark-end text:name="__RefHeading__16776_2073142818"/></text:h>
          <text:p text:style-name="Text_20_body">Les conteneurs de la bibliothèque standard se regroupent en deux familles principales:</text:p>
          <text:list xml:id="list6659496130569002651" text:style-name="L87">
            <text:list-item>
              <text:p text:style-name="P221">Conteneurs séquentiels </text:p>
            </text:list-item>
            <text:list-item>
              <text:p text:style-name="P118">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2" draw:name="images225" text:anchor-type="as-char" svg:width="0.397cm" svg:height="0.397cm" draw:z-index="268"><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20">p.second=54;</text:p>
          <text:h text:style-name="Heading_20_3" text:outline-level="3"><text:bookmark text:name="constd"/><text:bookmark-start text:name="__RefHeading__16778_2073142818"/>Les conteneurs de la bibliothèque standard<text:bookmark-end text:name="__RefHeading__16778_2073142818"/></text:h>
          <text:p text:style-name="Text_20_body">Les conteneurs disponibles dans la bibliothèque standard sont présentés rapidement ci-dessous:</text:p>
          <text:h text:style-name="Heading_20_4" text:outline-level="4"><text:bookmark-start text:name="__RefHeading__16780_2073142818"/>Conteneurs séquentiels généralistes:<text:bookmark-end text:name="__RefHeading__16780_2073142818"/></text:h>
          <text:p text:style-name="List_20_Heading"><text:a xlink:type="simple" xlink:href="http://www.cplusplus.com/reference/stl/vector" text:style-name="Internet_20_link" text:visited-style-name="Visited_20_Internet_20_Link"><text:span text:style-name="Source_20_Text">vector</text:span></text:a> </text:p>
          <text:p text:style-name="List_20_Contents">Tableau à une dimension </text:p>
          <text:p text:style-name="List_20_Heading"><text:a xlink:type="simple" xlink:href="http://www.cplusplus.com/reference/stl/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stl/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stl/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l/stack" text:style-name="Internet_20_link" text:visited-style-name="Visited_20_Internet_20_Link"><text:span text:style-name="Source_20_Text">stack</text:span></text:a> </text:p>
          <text:p text:style-name="P19">Pile (dernier entré, premier sorti). <text:span text:style-name="Emphasis">C'est un adaptateur de conteneur.</text:span> </text:p>
          <text:h text:style-name="Heading_20_4" text:outline-level="4"><text:bookmark-start text:name="__RefHeading__16782_2073142818"/>Conteneurs ordonnés généralistes:<text:bookmark-end text:name="__RefHeading__16782_2073142818"/></text:h>
          <text:p text:style-name="List_20_Heading"><text:a xlink:type="simple" xlink:href="http://www.cplusplus.com/reference/stl/map" text:style-name="Internet_20_link" text:visited-style-name="Visited_20_Internet_20_Link"><text:span text:style-name="Source_20_Text">map</text:span></text:a>, <text:a xlink:type="simple" xlink:href="http://www.cplusplus.com/reference/stl/multimap" text:style-name="Internet_20_link" text:visited-style-name="Visited_20_Internet_20_Link"><text:span text:style-name="Source_20_Text">multimap</text:span></text:a> </text:p>
          <text:p text:style-name="List_20_Contents">Tableau associatif, dans le cas de multimap plusieurs éléments peuvent avoir la même clé </text:p>
          <text:p text:style-name="List_20_Heading"><text:a xlink:type="simple" xlink:href="http://www.cplusplus.com/reference/stl/set" text:style-name="Internet_20_link" text:visited-style-name="Visited_20_Internet_20_Link"><text:span text:style-name="Source_20_Text">set</text:span></text:a>, <text:a xlink:type="simple" xlink:href="http://www.cplusplus.com/reference/stl/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a xlink:type="simple" xlink:href="http://www.cplusplus.com/reference/stl/priority_queue" text:style-name="Internet_20_link" text:visited-style-name="Visited_20_Internet_20_Link"><text:span text:style-name="Source_20_Text">priority_queue</text:span></text:a> </text:p>
          <text:p text:style-name="P19">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text:bookmark-start text:name="__RefHeading__16784_2073142818"/>Conteneurs spécialisés:<text:bookmark-end text:name="__RefHeading__16784_2073142818"/></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soft-page-break/><text:a xlink:type="simple" xlink:href="http://www.cplusplus.com/reference/stl/bitset" text:style-name="Internet_20_link" text:visited-style-name="Visited_20_Internet_20_Link"><text:span text:style-name="Source_20_Text">bitset</text:span></text:a> </text:p>
          <text:p text:style-name="P19">Tableau de booléens. </text:p>
          <text:p text:style-name="Text_20_body"><draw:frame draw:style-name="fr2" draw:name="images226" text:anchor-type="as-char" svg:width="0.397cm" svg:height="0.397cm" draw:z-index="269"><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 text:name="typecont"/><text:bookmark-start text:name="__RefHeading__16786_2073142818"/>Types définis sur les conteneurs<text:bookmark-end text:name="__RefHeading__16786_2073142818"/></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1639018792204792458" text:style-name="L88">
            <text:list-item>
              <text:p text:style-name="P222"><text:span text:style-name="Source_20_Text">seq&lt;objet&gt;</text:span> (un conteneur séquentiel) </text:p>
            </text:list-item>
            <text:list-item>
              <text:p text:style-name="P119"><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2" draw:name="images227" text:anchor-type="as-char" svg:width="0.397cm" svg:height="0.397cm" draw:z-index="270"><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3">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3">reference</text:span></text:span> </text:p>
          <text:p text:style-name="List_20_Contents"><text:span text:style-name="Source_20_Text"><text:span text:style-name="T3">value_type&amp;</text:span></text:span> (ici <text:span text:style-name="Source_20_Text"><text:span text:style-name="T3">objet &amp;</text:span></text:span>) </text:p>
          <text:p text:style-name="List_20_Heading"><text:span text:style-name="Source_20_Text"><text:span text:style-name="T3">const_reference</text:span></text:span> </text:p>
          <text:p text:style-name="List_20_Contents"><text:span text:style-name="Source_20_Text"><text:span text:style-name="T3">const value_type &amp; </text:span></text:span>(ici <text:span text:style-name="Source_20_Text"><text:span text:style-name="T3">const objet &amp; </text:span></text:span>) </text:p>
          <text:p text:style-name="List_20_Heading"><text:span text:style-name="Source_20_Text"><text:span text:style-name="T3">size_type</text:span></text:span> </text:p>
          <text:p text:style-name="List_20_Contents">Numéros d'indices, nombre d'éléments, etc. </text:p>
          <text:p text:style-name="List_20_Heading"><text:span text:style-name="Source_20_Text"><text:span text:style-name="T3">iterator</text:span></text:span> </text:p>
          <text:p text:style-name="List_20_Contents"><text:span text:style-name="Source_20_Text"><text:span text:style-name="T3">value_type*</text:span></text:span>, (ici <text:span text:style-name="Source_20_Text"><text:span text:style-name="T3">objet *</text:span></text:span>) permet de balayer le conteneur <draw:a xlink:type="simple" xlink:href="../../html/stdlib.html#iterateurs"><draw:frame draw:style-name="fr3" draw:name="images228" text:anchor-type="as-char" svg:width="0.291cm" svg:height="0.344cm" draw:z-index="271"><draw:image xlink:href="../../html/apres.gif" xlink:type="simple" xlink:show="embed" xlink:actuate="onLoad"/><svg:title>apres</svg:title></draw:frame></draw:a></text:p>
          <text:p text:style-name="List_20_Heading"><text:span text:style-name="Source_20_Text"><text:span text:style-name="T3">const_iterator</text:span></text:span> </text:p>
          <text:p text:style-name="List_20_Contents">Méme chose, mais garantit que les objets récupérés ne seront pas modifiés. </text:p>
          <text:p text:style-name="List_20_Heading"><text:span text:style-name="Source_20_Text"><text:span text:style-name="T3">reverse_iterator</text:span></text:span> </text:p>
          <text:p text:style-name="List_20_Contents">Pour balayer le conteneur à l'envers </text:p>
          <text:p text:style-name="List_20_Heading"><text:span text:style-name="Source_20_Text"><text:span text:style-name="T3">const_reverse_iterator</text:span></text:span> </text:p>
          <text:p text:style-name="List_20_Contents">no comment </text:p>
          <text:p text:style-name="List_20_Heading"><text:span text:style-name="Source_20_Text"><text:span text:style-name="T3">difference_type</text:span></text:span> </text:p>
          <text:p text:style-name="P19">Différence entre deux itérateurs </text:p>
          <text:h text:style-name="Heading_20_4" text:outline-level="4"><text:bookmark-start text:name="__RefHeading__16788_2073142818"/>Cas des conteneurs associatifs<text:bookmark-end text:name="__RefHeading__16788_2073142818"/></text:h>
          <text:p text:style-name="Text_20_body">Les conteneurs associatifs définissent également les types suivants:</text:p>
          <text:p text:style-name="List_20_Heading"><text:span text:style-name="Source_20_Text"><text:span text:style-name="T3">Key</text:span></text:span> ou <text:span text:style-name="Source_20_Text"><text:span text:style-name="T3">key_type</text:span></text:span> </text:p>
          <text:p text:style-name="List_20_Contents">Clé d'accès aux éléments. (Ici, <text:span text:style-name="Source_20_Text">cle</text:span>) </text:p>
          <text:p text:style-name="List_20_Heading"><text:span text:style-name="Source_20_Text"><text:span text:style-name="T3">T</text:span></text:span> ou <text:span text:style-name="Source_20_Text"><text:span text:style-name="T3">data_type</text:span></text:span> </text:p>
          <text:p text:style-name="List_20_Contents">Type d'éléments stockés. (Ici, <text:span text:style-name="Source_20_Text">valeur</text:span>) </text:p>
          <text:p text:style-name="List_20_Heading"><text:span text:style-name="Source_20_Text"><text:span text:style-name="T3">pair&lt;key,T&gt;</text:span></text:span> </text:p>
          <text:p text:style-name="P19">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 text:name="fctopcont"/><text:bookmark-start text:name="__RefHeading__16790_2073142818"/>Quelques fonctions membres ou opérateurs définis sur les conteneurs<text:bookmark-end text:name="__RefHeading__16790_2073142818"/></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3965471786287350997" text:style-name="L89">
            <text:list-item>
              <text:p text:style-name="P120"><text:span text:style-name="T3">Itérateurs</text:span> </text:p>
              <text:p text:style-name="P236"><text:span text:style-name="Source_20_Text"><text:span text:style-name="T3">iterator begin()</text:span></text:span>, <text:span text:style-name="Source_20_Text"><text:span text:style-name="T3">const_iterator begin()</text:span></text:span> <text:span text:style-name="Emphasis">(tous)</text:span> </text:p>
              <text:p text:style-name="P237">Retourne un itérateur qui pointe sur le premier élément. Permet donc de démarrer une boucle pour faire <text:soft-page-break/>défiler tous les éléments du conteneur. </text:p>
              <text:p text:style-name="P236"><text:span text:style-name="Source_20_Text"><text:span text:style-name="T3">iterator end()</text:span></text:span>,<text:span text:style-name="Source_20_Text"><text:span text:style-name="T3">const_iterator begin()</text:span></text:span> <text:span text:style-name="Emphasis">(tous)</text:span> </text:p>
              <text:p text:style-name="P238">Retourne un itérateur qui pointe <text:span text:style-name="Emphasis">après</text:span> le dernier élément. Permet donc de donner une condition de fin à la boucle. Cet objet est aussi utilisé par de nombreuses fonctions (algorithmes <draw:a xlink:type="simple" xlink:href="../../html/stdlib.html#algo"><draw:frame draw:style-name="fr3" draw:name="images229" text:anchor-type="as-char" svg:width="0.291cm" svg:height="0.344cm" draw:z-index="272"><draw:image xlink:href="../../html/apres.gif" xlink:type="simple" xlink:show="embed" xlink:actuate="onLoad"/><svg:title>apres</svg:title></draw:frame></draw:a>), par exemple <text:span text:style-name="Source_20_Text">find</text:span> pour signifier que l'objet recherché n'a pas été trouvé. </text:p>
              <text:p text:style-name="P241">typedef conteneur&lt;int&gt;::const_iterator citr;</text:p>
              <text:p text:style-name="P241">for (citr i=V1.begin(); i!=V1.end(); ++i) {</text:p>
              <text:p text:style-name="P241"><text:s text:c="3"/>cout &lt;&lt; *i &lt;&lt; endl;</text:p>
              <text:p text:style-name="P242">}</text:p>
              <text:p text:style-name="P238"><text:span text:style-name="Emphasis">ou, plus lisible, en c++11:</text:span> </text:p>
              <text:p text:style-name="P241">for ( auto i=V1.begin(); i!=V1.end(); ++i) {</text:p>
              <text:p text:style-name="P241"><text:s text:c="3"/>cout &lt;&lt; *i &lt;&lt; endl;</text:p>
              <text:p text:style-name="P242">}</text:p>
              <text:p text:style-name="P238"><text:span text:style-name="Emphasis">encore plus lisible, toujours en c++11:</text:span> </text:p>
              <text:p text:style-name="P241">for ( auto x : V1 ) {</text:p>
              <text:p text:style-name="P241"><text:s text:c="3"/>cout &lt;&lt; x &lt;&lt; endl;</text:p>
              <text:p text:style-name="P242">}</text:p>
            </text:list-item>
            <text:list-item>
              <text:p text:style-name="P120"><text:span text:style-name="T3">Accès aux éléments</text:span> </text:p>
              <text:p text:style-name="P236"><text:span text:style-name="Source_20_Text"><text:span text:style-name="T3">reference top() const</text:span></text:span>, <text:span text:style-name="Source_20_Text"><text:span text:style-name="T3">const_reference top() const</text:span></text:span> <text:span text:style-name="Emphasis">(stack)</text:span> </text:p>
              <text:p text:style-name="P237">Renvoie l'élément situé en haut de la pile. Temps d'exécution constant. La pile ne doit pas être vide. </text:p>
              <text:p text:style-name="P236"><text:span text:style-name="Source_20_Text"><text:span text:style-name="T3">reference front() const</text:span></text:span>, <text:span text:style-name="Source_20_Text"><text:span text:style-name="T3">const_reference front() const</text:span></text:span> <text:span text:style-name="Emphasis">(vector,list,deque)</text:span> </text:p>
              <text:p text:style-name="P237">Renvoie le premier élément </text:p>
              <text:p text:style-name="P236"><text:span text:style-name="Source_20_Text"><text:span text:style-name="T3">reference back() const</text:span></text:span>,<text:span text:style-name="Source_20_Text"><text:span text:style-name="T3">const_reference back() const</text:span></text:span> <text:span text:style-name="Emphasis">(vector,list,deque)</text:span> </text:p>
              <text:p text:style-name="P238">Renvoie le dernier élément </text:p>
              <text:p text:style-name="P241">vector&lt;int&gt; V1;</text:p>
              <text:p text:style-name="P241">...</text:p>
              <text:p text:style-name="P241">int f = V1.front();</text:p>
              <text:p text:style-name="P241">int b = V1.back();</text:p>
              <text:p text:style-name="P241"/>
              <text:p text:style-name="P241">cout &lt;&lt; "Premier entier " &lt;&lt; f <text:s/>&lt;&lt; endl;</text:p>
              <text:p text:style-name="P242">cout &lt;&lt; "Dernier entier " &lt;&lt; b <text:s/>&lt;&lt; endl;</text:p>
              <text:p text:style-name="P236"><text:span text:style-name="Source_20_Text"><text:span text:style-name="T3">reference operator[](size_type n)</text:span></text:span>, <text:span text:style-name="Source_20_Text"><text:span text:style-name="T3">const_reference operator[](size_type n)</text:span></text:span> <text:span text:style-name="Emphasis">(vector,string,deque )</text:span> </text:p>
              <text:p text:style-name="P238">Permet d'accéder à un élément indicé. Attention, il n'y a pas de contrôle de débordement. Le premier élément a l'indice 0. </text:p>
              <text:p text:style-name="P241">string s = "hello";</text:p>
              <text:p text:style-name="P242">cout &lt;&lt; s[0]; // renvoie h</text:p>
              <text:p text:style-name="P236"><text:span text:style-name="Source_20_Text"><text:span text:style-name="T3">data_type &amp; operator[](const key_type&amp; k)</text:span></text:span> <text:span text:style-name="Emphasis">(map)</text:span> </text:p>
              <text:p text:style-name="P238">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41">map&lt;string,string&gt; couleurs;</text:p>
              <text:p text:style-name="P241">...</text:p>
              <text:p text:style-name="P241">couleurs["foreground_color"]="rouge";</text:p>
              <text:p text:style-name="P242">couleurs["background_color"]="blanc";</text:p>
              <text:p text:style-name="P236"><text:span text:style-name="Source_20_Text"><text:span text:style-name="T3">iterator find(const key_type &amp; k)</text:span></text:span>, <text:span text:style-name="Source_20_Text"><text:span text:style-name="T3">const_iterator find(const key_type &amp; k)</text:span></text:span> <text:span text:style-name="Emphasis">(map,set)</text:span> </text:p>
              <text:p text:style-name="P238">Renvoie un itérateur pointant sur l'élément de clé <text:span text:style-name="Source_20_Text">k</text:span>. S'il n'y a pas d'élément de clé k, renvoie <text:span text:style-name="Source_20_Text">end()</text:span> </text:p>
              <text:p text:style-name="P241"><text:soft-page-break/>map&lt;string,string&gt; couleurs;</text:p>
              <text:p text:style-name="P241">...</text:p>
              <text:p text:style-name="P241">map&lt;string,string&gt;::iterator i = couleurs.find("foreground_color");</text:p>
              <text:p text:style-name="P241">if (i==couleurs.end()) {</text:p>
              <text:p text:style-name="P241"><text:s text:c="3"/>cout &lt;&lt; "Pas trouvé" &lt;&lt; endl;</text:p>
              <text:p text:style-name="P241">} else {</text:p>
              <text:p text:style-name="P242"><text:s text:c="3"/>cout <text:s/>&lt;&lt; "clé=" &lt;&lt; i-&gt;first &lt;&lt; "valeur=" &lt;&lt; i-&gt;second &lt;&lt; endl;</text:p>
              <text:p text:style-name="P238"><text:span text:style-name="Emphasis">ou, plus lisible, en c++11:</text:span> </text:p>
              <text:p text:style-name="P241">map&lt;string,string&gt; couleurs;</text:p>
              <text:p text:style-name="P241">...</text:p>
              <text:p text:style-name="P241">auto i = couleurs.find("foreground_color");</text:p>
              <text:p text:style-name="P241">if (i==couleurs.end()) {</text:p>
              <text:p text:style-name="P241"><text:s text:c="3"/>cout &lt;&lt; "Pas trouvé" &lt;&lt; endl;</text:p>
              <text:p text:style-name="P241">} else {</text:p>
              <text:p text:style-name="P242"><text:s text:c="3"/>cout <text:s/>&lt;&lt; "clé=" &lt;&lt; i-&gt;first &lt;&lt; "valeur=" &lt;&lt; i-&gt;second &lt;&lt; endl;</text:p>
            </text:list-item>
            <text:list-item>
              <text:p text:style-name="P120"><text:span text:style-name="T3">Opérations d'insertion et de suppression d'éléments.</text:span> </text:p>
              <text:p text:style-name="P236"><text:span text:style-name="Source_20_Text"><text:span text:style-name="T3">void push(const value_type &amp; x)</text:span></text:span><text:span text:style-name="Emphasis">(stack,queue)</text:span> </text:p>
              <text:p text:style-name="P237">Insère <text:span text:style-name="Source_20_Text">x</text:span> en haut de la pile ou à la fin de la queue. Temps d'exécution constant. </text:p>
              <text:p text:style-name="P236"><text:span text:style-name="Source_20_Text"><text:span text:style-name="T3">void pop()</text:span></text:span><text:span text:style-name="Emphasis">(stack,queue)</text:span> </text:p>
              <text:p text:style-name="P237">Supprime l'élément situé en haut de la pile ou en tête de la queue. Temps d'exécution constant. La pile ou la queue ne doit pas être vide. </text:p>
              <text:p text:style-name="P236"><text:span text:style-name="Source_20_Text"><text:span text:style-name="T3">void push_front(const value_type &amp; x)</text:span></text:span> <text:span text:style-name="Emphasis">(deque,list)</text:span> </text:p>
              <text:p text:style-name="P237">Insère <text:span text:style-name="Source_20_Text">x</text:span> au début. </text:p>
              <text:p text:style-name="P236"><text:span text:style-name="Source_20_Text"><text:span text:style-name="T3">void pop_front()</text:span></text:span> <text:span text:style-name="Emphasis">(deque,list)</text:span> </text:p>
              <text:p text:style-name="P237">Supprime <text:span text:style-name="Source_20_Text">x</text:span> du début. Ces fonctions ont un comportement indéfini si le conteneur est vide: utiliser la fonction <text:span text:style-name="Source_20_Text">empty()</text:span> auparavant. </text:p>
              <text:p text:style-name="P236"><text:span text:style-name="Source_20_Text"><text:span text:style-name="T3">void push_back(const value_type &amp; x)</text:span></text:span> <text:span text:style-name="Emphasis">(string, deque,list,vector)</text:span> </text:p>
              <text:p text:style-name="P237">Insère <text:span text:style-name="Source_20_Text">x</text:span> à la fin. </text:p>
              <text:p text:style-name="P236"><text:span text:style-name="Source_20_Text"><text:span text:style-name="T3">void pop_back()</text:span></text:span> <text:span text:style-name="Emphasis">(string, deque,list,vector)</text:span> </text:p>
              <text:p text:style-name="P237">Supprime <text:span text:style-name="Source_20_Text">x</text:span> à la fin. Ces fonctions ont un comportement indéfini si le conteneur est vide: utiliser la fonction <text:span text:style-name="Source_20_Text">empty()</text:span> auparavant. </text:p>
              <text:p text:style-name="P236"><text:span text:style-name="Source_20_Text"><text:span text:style-name="T3">iterator insert(iterator p,const value_type &amp; x)</text:span></text:span> <text:span text:style-name="Emphasis">(vector,list,deque)</text:span> </text:p>
              <text:p text:style-name="P237">Insère <text:span text:style-name="Source_20_Text">x</text:span> avant <text:span text:style-name="Source_20_Text">p</text:span> et retourne un itérateur pointant sur <text:span text:style-name="Source_20_Text">x</text:span>. </text:p>
              <text:p text:style-name="P236"><text:span text:style-name="Source_20_Text"><text:span text:style-name="T3">void insert(iterator p, In first, In last)</text:span></text:span> <text:span text:style-name="Emphasis">(vector,list,deque)</text:span> </text:p>
              <text:p text:style-name="P238">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41">vector&lt;int&gt; V1;</text:p>
              <text:p text:style-name="P241">list&lt;int&gt; L1;</text:p>
              <text:p text:style-name="P241">...</text:p>
              <text:p text:style-name="P241">vector&lt;int&gt;::iterator i=V1.begin()+3;</text:p>
              <text:p text:style-name="P242">L1.insert(L1.begin(),i, V1.end());</text:p>
              <text:p text:style-name="P238"><text:span text:style-name="Emphasis">ou, plus lisible, en c++11:</text:span> </text:p>
              <text:p text:style-name="P241">vector&lt;int&gt; V1;</text:p>
              <text:p text:style-name="P241">list&lt;int&gt; L1;</text:p>
              <text:p text:style-name="P241">...</text:p>
              <text:p text:style-name="P241">auto i=V1.begin()+3;</text:p>
              <text:p text:style-name="P242">L1.insert(L1.begin(),i, V1.end());</text:p>
              <text:p text:style-name="P236"><text:span text:style-name="Source_20_Text"><text:span text:style-name="T3">iterator erase(iterator p)</text:span></text:span> <text:span text:style-name="Emphasis">(vector,deque,list)</text:span><text:line-break/><text:span text:style-name="Source_20_Text"><text:span text:style-name="T3">void erase(iterator p)</text:span></text:span> <text:span text:style-name="Emphasis">(map,set)</text:span> </text:p>
              <text:p text:style-name="P237">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36"><text:span text:style-name="Source_20_Text"><text:span text:style-name="T3">iterator erase(iterator first, iterator last)</text:span></text:span> <text:span text:style-name="Emphasis">(vector,deque,list)</text:span><text:line-break/><text:soft-page-break/><text:span text:style-name="Source_20_Text"><text:span text:style-name="T3">void erase(iterator first, iterator last)</text:span></text:span> <text:span text:style-name="Emphasis">(map,set)</text:span> </text:p>
              <text:p text:style-name="P237">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36"><text:span text:style-name="Source_20_Text"><text:span text:style-name="T3">void remove(const value_type &amp; valeur)</text:span></text:span> <text:span text:style-name="Emphasis">(list)</text:span> </text:p>
              <text:p text:style-name="P237">Supprime de la liste tous les éléments égaux à <text:span text:style-name="Source_20_Text">valeur</text:span> </text:p>
              <text:p text:style-name="P236"><text:span text:style-name="Source_20_Text"><text:span text:style-name="T3">void unique()</text:span></text:span> <text:span text:style-name="Emphasis">(list)</text:span> </text:p>
              <text:p text:style-name="P237">Supprime de la liste tous les éléments conécutifs égaux de la liste, sauf un. </text:p>
              <text:p text:style-name="P236"><text:span text:style-name="Source_20_Text"><text:span text:style-name="T3">void clear()</text:span></text:span> <text:span text:style-name="Emphasis">(tous sauf stack)</text:span> </text:p>
              <text:p text:style-name="P237">Efface tous les éléments. </text:p>
            </text:list-item>
            <text:list-item>
              <text:p text:style-name="P120"><text:span text:style-name="T3">Opérations affectant l'ordre des éléments </text:span><text:span text:style-name="Emphasis"><text:span text:style-name="T3">(uniquement list)</text:span></text:span> </text:p>
              <text:p text:style-name="P236"><text:span text:style-name="Source_20_Text"><text:span text:style-name="T3">void reverse()</text:span></text:span> </text:p>
              <text:p text:style-name="P237">Retourne l'ordre des éléments dans la liste. </text:p>
              <text:p text:style-name="P236"><text:span text:style-name="Source_20_Text"><text:span text:style-name="T3">void sort()</text:span></text:span> </text:p>
              <text:p text:style-name="P237">Trie les éléments de la liste en utilisant <text:span text:style-name="Source_20_Text">operator&lt;</text:span> </text:p>
            </text:list-item>
            <text:list-item>
              <text:p text:style-name="P120"><text:span text:style-name="T3">Opérations diverses</text:span> </text:p>
              <text:p text:style-name="P236"><text:span text:style-name="Source_20_Text"><text:span text:style-name="T3">size_type size() const</text:span></text:span> <text:span text:style-name="Emphasis">(tous)</text:span> </text:p>
              <text:p text:style-name="P237">renvoie le nombre d'éléments dans le conteneur. </text:p>
              <text:p text:style-name="P236"><text:span text:style-name="Source_20_Text"><text:span text:style-name="T3">bool empty() const</text:span></text:span> <text:span text:style-name="Emphasis">(tous)</text:span> </text:p>
              <text:p text:style-name="P238">renvoie <text:span text:style-name="Source_20_Text">true</text:span> si le conteneur est vide. </text:p>
            </text:list-item>
          </text:list>
          <text:p text:style-name="Text_20_body"><text:a xlink:type="simple" xlink:href="../../html/stdlib.html#" text:style-name="Internet_20_link" text:visited-style-name="Visited_20_Internet_20_Link"/></text:p>
          <text:p text:style-name="Horizontal_20_Line"/>
          <text:h text:style-name="Heading_20_3" text:outline-level="3"><text:bookmark text:name="string"/><text:bookmark-start text:name="__RefHeading__16792_2073142818"/>string: les chaînes de caractères<text:bookmark-end text:name="__RefHeading__16792_2073142818"/></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19">Surcharge de l'opérateur <text:span text:style-name="Source_20_Text"><text:span text:style-name="T3">+</text:span></text:span> </text:p>
          <text:p text:style-name="P25">string A="hello";</text:p>
          <text:p text:style-name="P25">string B="world";</text:p>
          <text:p text:style-name="P25">string C = A + " <text:s text:c="2"/>" + B; <text:s text:c="2"/>// C contient hello world</text:p>
          <text:p text:style-name="P26">...</text:p>
          <text:p text:style-name="List_20_Heading"><text:span text:style-name="Emphasis">Tester l'égalité entre deux chaînes.</text:span> </text:p>
          <text:p text:style-name="List_20_Contents">Comme d'habitude, les opéteurs <text:span text:style-name="Source_20_Text"><text:span text:style-name="T3">==</text:span></text:span>, <text:span text:style-name="Source_20_Text"><text:span text:style-name="T3">!=</text:span></text:span>, <text:span text:style-name="Source_20_Text"><text:span text:style-name="T3">&lt;</text:span></text:span>, <text:span text:style-name="Source_20_Text"><text:span text:style-name="T3">&gt;</text:span></text:span> etc. sont là pour cela. </text:p>
          <text:p text:style-name="List_20_Heading"><text:span text:style-name="Emphasis">Connaître la longueur d'une chaîne.</text:span> </text:p>
          <text:p text:style-name="List_20_Contents">Par la fonction-membre <text:span text:style-name="Source_20_Text"><text:span text:style-name="T3">length()</text:span></text:span>. </text:p>
          <text:p text:style-name="List_20_Heading"><text:span text:style-name="Emphasis">Trouver un caractère ou une sous-chaîne dans une chaîne</text:span> </text:p>
          <text:p text:style-name="P19">La fonction-membre <text:span text:style-name="Source_20_Text"><text:span text:style-name="T3">find</text:span></text:span> renvoie un nombre de type <text:span text:style-name="Source_20_Text"><text:span text:style-name="T3">string::size_type</text:span></text:span>. Si le caractère n'existe pas, elle renvoie le membre constant <text:span text:style-name="Source_20_Text"><text:span text:style-name="T3">string::npos</text:span></text:span>. Comme pour les autres conteneurs, le premier élément a pour indice 0. </text:p>
          <text:p text:style-name="P25">...</text:p>
          <text:p text:style-name="P25">string::size_type p1 = C.find('o'); <text:s text:c="6"/>// renvoie 4</text:p>
          <text:p text:style-name="P25">string::size_type p2 = C.find('o',p1+1); <text:s/>// renvoie 9</text:p>
          <text:p text:style-name="P25">string::size_type p3 = C.find('z'); <text:s text:c="6"/>// renvoie npos</text:p>
          <text:p text:style-name="P25">if (p3 == string::npos) {</text:p>
          <text:p text:style-name="P25"><text:s text:c="3"/>cout &lt;&lt; "Pas de lettre z " &lt;&lt; endl;</text:p>
          <text:p text:style-name="P26">...</text:p>
          <text:p text:style-name="P19"><text:span text:style-name="Emphasis">ou, plus lisible, en c++11:</text:span> </text:p>
          <text:p text:style-name="P25"><text:soft-page-break/>...</text:p>
          <text:p text:style-name="P25">auto p1 = C.find('o'); <text:s text:c="3"/>// renvoie 4</text:p>
          <text:p text:style-name="P25">auto p2 = C.find('o',p1+1); <text:s/>// renvoie 9</text:p>
          <text:p text:style-name="P25">auto p3 = C.find('z'); <text:s text:c="6"/>// renvoie npos</text:p>
          <text:p text:style-name="P25">if (p3 == string::npos) {</text:p>
          <text:p text:style-name="P25"><text:s text:c="3"/>cout &lt;&lt; "Pas de lettre z " &lt;&lt; endl;</text:p>
          <text:p text:style-name="P26">...</text:p>
          <text:p text:style-name="List_20_Heading"><text:span text:style-name="Emphasis">Touver un caractère différent d'un caractère donné:</text:span> </text:p>
          <text:p text:style-name="P19">La fonction-membre <text:span text:style-name="Source_20_Text"><text:span text:style-name="T3">find_first_not_of</text:span></text:span> est faite pour cela: </text:p>
          <text:p text:style-name="P25">...</text:p>
          <text:p text:style-name="P25">string::size_type c1 = C.find(' '); <text:s text:c="17"/>// renvoie 5</text:p>
          <text:p text:style-name="P25">string::size_type m2 = C.find_first_not_of(' ',c1); <text:s/>// renvoie 8</text:p>
          <text:p text:style-name="P26">...</text:p>
          <text:p text:style-name="P19"><text:span text:style-name="Emphasis">ou, plus lisible, en c++11:</text:span> </text:p>
          <text:p text:style-name="P25">...</text:p>
          <text:p text:style-name="P25">auto c1 = C.find(' '); <text:s text:c="14"/>// renvoie 5</text:p>
          <text:p text:style-name="P25">auto c2 = C.find_first_not_of(' ',c1); <text:s/>// renvoie 8</text:p>
          <text:p text:style-name="P26">...</text:p>
          <text:p text:style-name="List_20_Heading"><text:span text:style-name="Emphasis">Définir une sous-chaîne</text:span> </text:p>
          <text:p text:style-name="P19">Fonction-membre <text:span text:style-name="Source_20_Text"><text:span text:style-name="T3">substr</text:span></text:span>. Ses deux paramètres sont: la position à partir de laquelle démarrer la sous-chaîne, et la longueur de celle-ci. </text:p>
          <text:p text:style-name="P25">...</text:p>
          <text:p text:style-name="P25">string milieu = C.substr(p1,p2-p1+1); // renvoie o <text:s text:c="2"/>wo </text:p>
          <text:p text:style-name="P26">...</text:p>
          <text:p text:style-name="List_20_Heading"><text:span text:style-name="Emphasis">Effacer une sous-chaîne</text:span> </text:p>
          <text:p text:style-name="P19">Fonction-membre <text:span text:style-name="Source_20_Text"><text:span text:style-name="T3">erase</text:span></text:span>. Ses deux paramètres sont: la position à partir de laquelle démarrer la sous-chaîne, et la longueur de celle-ci. Renvoie la chaîne après la suppression réalisée: </text:p>
          <text:p text:style-name="P25">...</text:p>
          <text:p text:style-name="P25">C.erase(p1,p2-p1+1); <text:s text:c="2"/>// C vaut maintenant hellrld</text:p>
          <text:p text:style-name="P25">string milieu = C.substr(p1,p2-p1+1); // renvoie o <text:s text:c="2"/>wo </text:p>
          <text:p text:style-name="P26">...</text:p>
          <text:p text:style-name="List_20_Heading"><text:span text:style-name="Emphasis">Insérer une sous-chaîne</text:span> </text:p>
          <text:p text:style-name="P19">Fonction-membre <text:span text:style-name="Source_20_Text"><text:span text:style-name="T3">insert</text:span></text:span>. Ses deux paramètres sont: la position à partir de laquelle démarrer l'insertion, et la chaîne à insérer. </text:p>
          <text:p text:style-name="P25">...</text:p>
          <text:p text:style-name="P25">C.insert(1,milieu); <text:s text:c="3"/>// C vaut maintenant ho <text:s text:c="2"/>woellrld </text:p>
          <text:p text:style-name="P26">...</text:p>
          <text:p text:style-name="List_20_Heading"><text:span text:style-name="Emphasis">Ajouter des caractères en fin de chaîne</text:span> </text:p>
          <text:p text:style-name="List_20_Contents">La fonction-membre <text:span text:style-name="Source_20_Text"><text:span text:style-name="T3">push_back</text:span></text:span> est utilisable dans ce but. </text:p>
          <text:p text:style-name="List_20_Heading"><text:span text:style-name="Emphasis">Travailler avec des </text:span><text:span text:style-name="Emphasis"><text:span text:style-name="Source_20_Text">char *</text:span></text:span> </text:p>
          <text:p text:style-name="P19">De nombreuses fonctions C utilisent non pas l'objet <text:span text:style-name="Source_20_Text"><text:span text:style-name="T3">string</text:span></text:span>, mais le type <text:span text:style-name="Source_20_Text"><text:span text:style-name="T3">char *</text:span></text:span>. La fonction <text:span text:style-name="Source_20_Text"><text:span text:style-name="T3">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25">...</text:p>
          <text:p text:style-name="P25">char * c = C.c_str();</text:p>
          <text:p text:style-name="P26">...</text:p>
          <text:h text:style-name="Heading_20_2" text:outline-level="2"><text:bookmark text:name="iterateurs"/><text:bookmark-start text:name="__RefHeading__16794_2073142818"/>Les itérateurs<text:bookmark-end text:name="__RefHeading__16794_2073142818"/></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text:soft-page-break/>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3">for (v_int_it i=V.begin();i!=V.end();++i) {</text:p>
          <text:p text:style-name="Preformatted_20_Text"><text:s text:c="2"/><text:span text:style-name="T3">cout &lt;&lt; *i &lt;&lt; endl;</text:span></text:p>
          <text:p text:style-name="Preformatted_20_Text">};</text:p>
          <text:p text:style-name="P20"><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3">for (auto i=V.begin();i!=V.end();++i) {</text:p>
          <text:p text:style-name="Preformatted_20_Text"><text:s text:c="2"/><text:span text:style-name="T3">cout &lt;&lt; *i &lt;&lt; endl;</text:span></text:p>
          <text:p text:style-name="Preformatted_20_Text">};</text:p>
          <text:p text:style-name="P20"><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23">for (auto x : V) {</text:p>
          <text:p text:style-name="Preformatted_20_Text"><text:s text:c="2"/><text:span text:style-name="T3">cout &lt;&lt; x &lt;&lt; endl;</text:span></text:p>
          <text:p text:style-name="Preformatted_20_Text">};</text:p>
          <text:p text:style-name="P20"><text:s text:c="2"/>...</text:p>
          <text:p text:style-name="Text_20_body"><draw:frame draw:style-name="fr2" draw:name="images230" text:anchor-type="as-char" svg:width="0.397cm" svg:height="0.397cm" draw:z-index="273"><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2" draw:name="images231" text:anchor-type="as-char" svg:width="0.397cm" svg:height="0.397cm" draw:z-index="274"><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6442956810441570544" text:style-name="L90">
            <text:list-item>
              <text:p text:style-name="P223">Initialiser l'itérateur sur <text:span text:style-name="Source_20_Text">V1.begin()</text:span> </text:p>
            </text:list-item>
            <text:list-item>
              <text:p text:style-name="P223">Incrémenter (<text:span text:style-name="Source_20_Text">++</text:span>) l'itérateur à chaque itération, de préférence à l'aide de la version préfixée <draw:a xlink:type="simple" xlink:href="../../html/surch.html#ope-incr"><draw:frame draw:style-name="fr3" draw:name="images232" text:anchor-type="as-char" svg:width="0.291cm" svg:height="0.344cm" draw:z-index="275"><draw:image xlink:href="../../html/avant.gif" xlink:type="simple" xlink:show="embed" xlink:actuate="onLoad"/><svg:title>avant</svg:title></draw:frame></draw:a></text:p>
            </text:list-item>
            <text:list-item>
              <text:p text:style-name="P121">Sortir de la boucle dès que l'itérateur est égal à <text:span text:style-name="Source_20_Text">V1.end()</text:span> </text:p>
            </text:list-item>
          </text:list>
          <text:p text:style-name="Text_20_body"><draw:frame draw:style-name="fr2" draw:name="images233" text:anchor-type="as-char" svg:width="0.397cm" svg:height="0.397cm" draw:z-index="276"><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 text:name="it-val"/><text:bookmark-start text:name="__RefHeading__16796_2073142818"/>Itérateurs valides et invalides<text:bookmark-end text:name="__RefHeading__16796_2073142818"/></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885928633540776389" text:style-name="L91">
            <text:list-item>
              <text:p text:style-name="P224">Il n'a pas été initialisé </text:p>
            </text:list-item>
            <text:list-item>
              <text:p text:style-name="P224">Le conteneur a été redimensionné (par des insertions ou des suppressions, par exemple). </text:p>
            </text:list-item>
            <text:list-item>
              <text:p text:style-name="P224">Le conteneur a été détruit </text:p>
            </text:list-item>
            <text:list-item>
              <text:p text:style-name="P122">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text:soft-page-break/>vector &lt;int&gt; V1;</text:p>
          <text:p text:style-name="Preformatted_20_Text">i=V1.begin() + 4; <text:s text:c="5"/>// pointe sur le 5 è élément.</text:p>
          <text:p text:style-name="Preformatted_20_Text"><text:span text:style-name="T3">V1.insert(i,100000,0); // insère plein de cases juste avant </text:span><text:span text:style-name="Source_20_Text"><text:span text:style-name="T3">i</text:span></text:span></text:p>
          <text:p text:style-name="P21">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23">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3">L1.insert(i,100000,0); // insère plein de cases juste avant </text:span><text:span text:style-name="Source_20_Text"><text:span text:style-name="T3">i</text:span></text:span></text:p>
          <text:p text:style-name="P21">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 text:name="it-cat"/><text:bookmark-start text:name="__RefHeading__16798_2073142818"/>Les différentes catégories d'itérateurs<text:bookmark-end text:name="__RefHeading__16798_2073142818"/></text:h>
          <text:p text:style-name="Text_20_body">Les itérateurs peuvent être classés en plusieurs catégories; suivant les catégories auxquelles ils appartiennent, nous avons plus ou moins d'opérations à notre disposition;</text:p>
          <text:h text:style-name="Heading_20_4" text:outline-level="4"><text:bookmark-start text:name="__RefHeading__16800_2073142818"/>Intérateurs In (Input)<text:bookmark-end text:name="__RefHeading__16800_2073142818"/></text:h>
          <text:p text:style-name="Text_20_body">On ne peut effectuer que 4 opérations:</text:p>
          <text:list xml:id="list8110642369998939152" text:style-name="L92">
            <text:list-item>
              <text:p text:style-name="P225"><text:span text:style-name="Emphasis">égalité</text:span> <text:span text:style-name="Source_20_Text"><text:span text:style-name="T3">j = i </text:span></text:span></text:p>
            </text:list-item>
            <text:list-item>
              <text:p text:style-name="P225"><text:span text:style-name="Emphasis">Incrémentation</text:span> <text:span text:style-name="Source_20_Text"><text:span text:style-name="T3">++i</text:span></text:span> ou <text:span text:style-name="Source_20_Text"><text:span text:style-name="T3">i++</text:span></text:span> </text:p>
            </text:list-item>
            <text:list-item>
              <text:p text:style-name="P225"><text:span text:style-name="Emphasis">Déréférencement, en lecture seule</text:span> <text:span text:style-name="Source_20_Text"><text:span text:style-name="T3">A = *i </text:span></text:span></text:p>
            </text:list-item>
            <text:list-item>
              <text:p text:style-name="P123"><text:span text:style-name="Emphasis">Test d'égalité</text:span> <text:span text:style-name="Source_20_Text"><text:span text:style-name="T3">i == j </text:span></text:span></text:p>
            </text:list-item>
          </text:list>
          <text:p text:style-name="Text_20_body"><draw:frame draw:style-name="fr2" draw:name="images234" text:anchor-type="as-char" svg:width="0.397cm" svg:height="0.397cm" draw:z-index="277"><draw:image xlink:href="../../html/attention.gif" xlink:type="simple" xlink:show="embed" xlink:actuate="onLoad"/><svg:title>ATTENTION</svg:title></draw:frame>Il est impossible de faire <text:span text:style-name="Source_20_Text"><text:span text:style-name="T3">*i = A </text:span></text:span>avec cet itérateur.</text:p>
          <text:p text:style-name="Text_20_body"><draw:frame draw:style-name="fr2" draw:name="images235" text:anchor-type="as-char" svg:width="0.397cm" svg:height="0.397cm" draw:z-index="278"><draw:image xlink:href="../../html/attention.gif" xlink:type="simple" xlink:show="embed" xlink:actuate="onLoad"/><svg:title>ATTENTION</svg:title></draw:frame>Il est impossible de déréférencer plus d'une fois le même élément. Ainsi, le code <text:span text:style-name="Source_20_Text"><text:span text:style-name="T3">A = *i; B = *i</text:span></text:span> ne marche pas.</text:p>
          <text:p text:style-name="Text_20_body">On doit penser à cet itérateur comme à un objet permettant de lire un fichier.</text:p>
          <text:h text:style-name="Heading_20_4" text:outline-level="4"><text:bookmark-start text:name="__RefHeading__16802_2073142818"/>Intérateurs Out (Output)<text:bookmark-end text:name="__RefHeading__16802_2073142818"/></text:h>
          <text:p text:style-name="Text_20_body">On ne peut effectuer que 3 opérations:</text:p>
          <text:list xml:id="list5828117591694206156" text:style-name="L93">
            <text:list-item>
              <text:p text:style-name="P226"><text:span text:style-name="Emphasis">égalité</text:span> <text:span text:style-name="Source_20_Text"><text:span text:style-name="T3">j = i </text:span></text:span></text:p>
            </text:list-item>
            <text:list-item>
              <text:p text:style-name="P226"><text:span text:style-name="Emphasis">Incrémentation</text:span> <text:span text:style-name="Source_20_Text"><text:span text:style-name="T3">++i</text:span></text:span> ou <text:span text:style-name="Source_20_Text"><text:span text:style-name="T3">i++</text:span></text:span> </text:p>
            </text:list-item>
            <text:list-item>
              <text:p text:style-name="P124"><text:span text:style-name="Emphasis">Déréférencement, en écriture seule</text:span> <text:span text:style-name="Source_20_Text"><text:span text:style-name="T3">*i = A </text:span></text:span></text:p>
            </text:list-item>
          </text:list>
          <text:p text:style-name="Text_20_body"><draw:frame draw:style-name="fr2" draw:name="images236" text:anchor-type="as-char" svg:width="0.397cm" svg:height="0.397cm" draw:z-index="279"><draw:image xlink:href="../../html/attention.gif" xlink:type="simple" xlink:show="embed" xlink:actuate="onLoad"/><svg:title>ATTENTION</svg:title></draw:frame>Il est impossible de faire <text:span text:style-name="Source_20_Text"><text:span text:style-name="T3">A = *i</text:span></text:span> avec cet itérateur.</text:p>
          <text:p text:style-name="Text_20_body"><draw:frame draw:style-name="fr2" draw:name="images237" text:anchor-type="as-char" svg:width="0.397cm" svg:height="0.397cm" draw:z-index="280"><draw:image xlink:href="../../html/attention.gif" xlink:type="simple" xlink:show="embed" xlink:actuate="onLoad"/><svg:title>ATTENTION</svg:title></draw:frame>Il est impossible de déréférencer plus d'une fois le même élément. Ainsi, le code <text:span text:style-name="Source_20_Text"><text:span text:style-name="T3">*i = A; *i = B</text:span></text:span> ne marche pas.</text:p>
          <text:p text:style-name="Text_20_body">On doit penser à cet itérateur comme à un objet permettant d'écrire un fichier.</text:p>
          <text:h text:style-name="Heading_20_4" text:outline-level="4"><text:bookmark-start text:name="__RefHeading__16804_2073142818"/>Intérateurs For (Forward)<text:bookmark-end text:name="__RefHeading__16804_2073142818"/></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fois qu'on veut. </text:p>
          <text:p text:style-name="Text_20_body"><draw:frame draw:style-name="fr2" draw:name="images238" text:anchor-type="as-char" svg:width="0.397cm" svg:height="0.397cm" draw:z-index="281"><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text:bookmark-start text:name="__RefHeading__16806_2073142818"/><text:soft-page-break/>Intérateurs Bi (Bidirectionnels)<text:bookmark-end text:name="__RefHeading__16806_2073142818"/></text:h>
          <text:p text:style-name="Text_20_body">Tout ce qui est permis par l'itérateur <text:span text:style-name="Source_20_Text">For</text:span>, avec en plus:</text:p>
          <text:list xml:id="list2124494611731107140" text:style-name="L94">
            <text:list-item>
              <text:p text:style-name="P125"><text:span text:style-name="Emphasis">Décrémentation</text:span> <text:span text:style-name="Source_20_Text"><text:span text:style-name="T3">--i</text:span></text:span> ou <text:span text:style-name="Source_20_Text"><text:span text:style-name="T3">i--</text:span></text:span> </text:p>
            </text:list-item>
          </text:list>
          <text:p text:style-name="Text_20_body"><draw:frame draw:style-name="fr2" draw:name="images239" text:anchor-type="as-char" svg:width="0.397cm" svg:height="0.397cm" draw:z-index="282"><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text:bookmark-start text:name="__RefHeading__16808_2073142818"/>Intérateurs Ran (Random)<text:bookmark-end text:name="__RefHeading__16808_2073142818"/></text:h>
          <text:p text:style-name="Text_20_body">Tout ce qui est permis par l'itérateur <text:span text:style-name="Source_20_Text">Bi</text:span>, avec en plus:</text:p>
          <text:list xml:id="list142684324845071554" text:style-name="L95">
            <text:list-item>
              <text:p text:style-name="P227"><text:span text:style-name="Emphasis">Opérateur d'indexation</text:span> <text:span text:style-name="Source_20_Text"><text:span text:style-name="T3">i[3]</text:span></text:span> </text:p>
            </text:list-item>
            <text:list-item>
              <text:p text:style-name="P227"><text:span text:style-name="Emphasis">Ajout ou suppression d'entiers</text:span> <text:span text:style-name="Source_20_Text"><text:span text:style-name="T3">j=i+3; j=i-4; i +=2;</text:span></text:span> </text:p>
            </text:list-item>
            <text:list-item>
              <text:p text:style-name="P126"><text:span text:style-name="Emphasis">Opérateur </text:span><text:span text:style-name="Emphasis"><text:span text:style-name="T3">-</text:span></text:span><text:span text:style-name="Emphasis">: la différence entre deux itérateurs random est un entier</text:span> <text:span text:style-name="Source_20_Text"><text:span text:style-name="T3">if (j-i==4)...</text:span></text:span> </text:p>
            </text:list-item>
          </text:list>
          <text:p text:style-name="Text_20_body"><draw:frame draw:style-name="fr2" draw:name="images240" text:anchor-type="as-char" svg:width="0.397cm" svg:height="0.397cm" draw:z-index="283"><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2" draw:name="images241" text:anchor-type="as-char" svg:width="0.397cm" svg:height="0.397cm" draw:z-index="284"><draw:image xlink:href="../../html/attention.gif" xlink:type="simple" xlink:show="embed" xlink:actuate="onLoad"/><svg:title>ATTENTION</svg:title></draw:frame> Un itérateur random offre les mêmes possibilités qu'un pointeur conventionnel. </text:p>
          <text:h text:style-name="Heading_20_4" text:outline-level="4"><text:bookmark-start text:name="__RefHeading__16810_2073142818"/>Les itérateurs <text:span text:style-name="Source_20_Text">const</text:span><text:bookmark-end text:name="__RefHeading__16810_2073142818"/></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3">cout &lt;&lt; *i &lt;&lt; <text:s/>endl;</text:span></text:p>
          <text:p text:style-name="Preformatted_20_Text"><text:s text:c="2"/>};</text:p>
          <text:p text:style-name="P20">};</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23">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3">cout &lt;&lt; *i &lt;&lt; <text:s/>endl;</text:span></text:p>
          <text:p text:style-name="Preformatted_20_Text"><text:s text:c="2"/>};</text:p>
          <text:p text:style-name="P20">};</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3">auto</text:span> i=L.begin();i!=L.end();i++) {</text:p>
          <text:p text:style-name="Preformatted_20_Text"><text:s text:c="4"/><text:span text:style-name="T3">cout &lt;&lt; *i &lt;&lt; <text:s/>endl;</text:span></text:p>
          <text:p text:style-name="Preformatted_20_Text"><text:s text:c="2"/>};</text:p>
          <text:p text:style-name="P20">};</text:p>
          <text:h text:style-name="Heading_20_4" text:outline-level="4"><text:bookmark-start text:name="__RefHeading__16812_2073142818"/>Les itérateurs <text:span text:style-name="Source_20_Text">reverse</text:span><text:bookmark-end text:name="__RefHeading__16812_2073142818"/></text:h>
          <text:p text:style-name="Text_20_body">Ils permettent de balayer la séquence en sens inverse. </text:p>
          <text:p text:style-name="Text_20_body"><text:span text:style-name="Emphasis">Un exemple simple en c++11</text:span> </text:p>
          <text:p text:style-name="Preformatted_20_Text">typedef list&lt;int&gt; li;</text:p>
          <text:p text:style-name="Preformatted_20_Text">void <text:s/>print_list(const li &amp; L) {</text:p>
          <text:p text:style-name="Preformatted_20_Text"><text:s text:c="2"/>for(<text:span text:style-name="T3">auto</text:span> i=L.<text:span text:style-name="T3">rbegin</text:span>();i!=L.<text:span text:style-name="T3">rend</text:span>();i++) {</text:p>
          <text:p text:style-name="Preformatted_20_Text"><text:s text:c="4"/><text:span text:style-name="T3">cout &lt;&lt; *i &lt;&lt; <text:s/>endl;</text:span></text:p>
          <text:p text:style-name="Preformatted_20_Text"><text:s text:c="2"/>};</text:p>
          <text:p text:style-name="P20">};</text:p>
          <text:p text:style-name="Text_20_body"><text:span text:style-name="Strong_20_Emphasis">Leur description complète sort toutefois du cadre de ce cours.</text:span></text:p>
          <text:h text:style-name="Heading_20_3" text:outline-level="3"><text:bookmark text:name="it-int"/><text:bookmark-start text:name="__RefHeading__16814_2073142818"/><text:soft-page-break/>Spécifier un intervalle à l'aide de deux itérateurs.<text:bookmark-end text:name="__RefHeading__16814_2073142818"/></text:h>
          <text:p text:style-name="Text_20_body">Un grand nombre de fonctions membres, ou d'algorithmes, demandent deux itérateurs en entrée, afin de spécifier un intervalle: <text:span text:style-name="Emphasis">Dans tous les cas</text:span>, cet intervalle est semi-ouvert:</text:p>
          <text:list xml:id="list2611427824569836466" text:style-name="L96">
            <text:list-item>
              <text:p text:style-name="P228">Fermé sur la borne inférieure </text:p>
            </text:list-item>
            <text:list-item>
              <text:p text:style-name="P127">Ouvert sur la borne supérieure </text:p>
            </text:list-item>
          </text:list>
          <text:p text:style-name="Text_20_body">En effet, utiliser des intervalles de ce type présente plusieurs intérêts:</text:p>
          <text:list xml:id="list7843617904816120285" text:style-name="L97">
            <text:list-item>
              <text:p text:style-name="P229">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28">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2" draw:name="images242" text:anchor-type="as-char" svg:width="0.397cm" svg:height="0.397cm" draw:z-index="285"><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 text:name="kikoi"/><text:bookmark-start text:name="__RefHeading__16816_2073142818"/>Qui fait quoi ? <text:bookmark-end text:name="__RefHeading__16816_2073142818"/></text:h>
          <text:p text:style-name="Text_20_body">Les tableaux ci-dessous ne sont qu'un résumé des paragraphes ci-dessus. En particulier, on a insité ici sur les différences de performances entre les différents conteneurs, suivant les fonctions membres.</text:p>
          <text:list xml:id="list1713409571579995606" text:style-name="L98">
            <text:list-item>
              <text:p text:style-name="P230"><text:span text:style-name="Source_20_Text"><text:span text:style-name="T3">o</text:span></text:span> Fonction-membre présente </text:p>
            </text:list-item>
            <text:list-item>
              <text:p text:style-name="P230"><text:span text:style-name="Source_20_Text"><text:span text:style-name="T3">const</text:span></text:span> Fonction-membre présente, performance constante (quelque soit le nombre d'éléments dans le conteneur) </text:p>
            </text:list-item>
            <text:list-item>
              <text:p text:style-name="P230"><text:span text:style-name="Source_20_Text"><text:span text:style-name="T3">O(n)</text:span></text:span> Fonction-membre présente, durée proportionnelle au nombre d'éléments </text:p>
            </text:list-item>
            <text:list-item>
              <text:p text:style-name="P230"><text:span text:style-name="Source_20_Text"><text:span text:style-name="T3">O(log(n))</text:span></text:span> Fonction-membre présente, durée proportionnelle au logarithme du nombre d'éléments </text:p>
            </text:list-item>
            <text:list-item>
              <text:p text:style-name="P129"><text:span text:style-name="Source_20_Text"><text:span text:style-name="T3">+</text:span></text:span> surcoût à prévoir de temps en temps (lors de demandes automatiques d'allocation mémoire, par exemple) </text:p>
            </text:list-item>
          </text:list>
          <text:p text:style-name="P8"><text:span text:style-name="Emphasis">Fonctions membres "non mutantes"</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number-columns-repeated="2"/>
            <table:table-column table:style-name="Tableau15.G"/>
            <table:table-row>
              <table:table-cell table:style-name="Tableau15.A1" office:value-type="string">
                <text:p text:style-name="Table_20_Heading">Conteneurs </text:p>
              </table:table-cell>
              <table:table-cell table:style-name="Tableau15.A1" office:value-type="string">
                <text:p text:style-name="Table_20_Heading">Itérateurs </text:p>
              </table:table-cell>
              <table:table-cell table:style-name="Tableau15.A1" table:number-columns-spanned="5" office:value-type="string">
                <text:p text:style-name="Table_20_Heading">Fonctions membres </text:p>
              </table:table-cell>
              <table:covered-table-cell/>
              <table:covered-table-cell/>
              <table:covered-table-cell/>
              <table:covered-table-cell/>
            </table:table-row>
            <table:table-row>
              <table:table-cell table:style-name="Tableau15.A1" office:value-type="string">
                <text:p text:style-name="Table_20_Contents"> </text:p>
                <text:p text:style-name="Table_20_Contents"/>
              </table:table-cell>
              <table:table-cell table:style-name="Tableau15.A1" office:value-type="string">
                <text:p text:style-name="Table_20_Contents"> </text:p>
                <text:p text:style-name="Table_20_Contents"/>
              </table:table-cell>
              <table:table-cell table:style-name="Tableau15.A1" office:value-type="string">
                <text:p text:style-name="Table_20_Contents"><text:span text:style-name="Source_20_Text">(r)begin()</text:span>,<text:line-break/><text:span text:style-name="Source_20_Text">(r)end()</text:span></text:p>
              </table:table-cell>
              <table:table-cell table:style-name="Tableau15.A1" office:value-type="string">
                <text:p text:style-name="Table_20_Contents"><text:span text:style-name="Source_20_Text">front()</text:span>,<text:line-break/><text:span text:style-name="Source_20_Text">back()</text:span></text:p>
              </table:table-cell>
              <table:table-cell table:style-name="Tableau15.A1" office:value-type="string">
                <text:p text:style-name="Table_20_Contents"><text:span text:style-name="Source_20_Text">[]</text:span></text:p>
                <text:p text:style-name="Table_20_Contents"><text:span text:style-name="Source_20_Text"/></text:p>
              </table:table-cell>
              <table:table-cell table:style-name="Tableau15.A1" office:value-type="string">
                <text:p text:style-name="Table_20_Contents"><text:span text:style-name="Source_20_Text">Find()</text:span></text:p>
                <text:p text:style-name="Table_20_Contents"><text:span text:style-name="Source_20_Text"/></text:p>
              </table:table-cell>
              <table:table-cell table:style-name="Tableau15.A1" office:value-type="string">
                <text:p text:style-name="Table_20_Contents"><text:span text:style-name="Source_20_Text">Size()</text:span></text:p>
                <text:p text:style-name="Table_20_Contents"><text:span text:style-name="Source_20_Text"/></text:p>
              </table:table-cell>
            </table:table-row>
            <table:table-row>
              <table:table-cell table:style-name="Tableau15.A1" office:value-type="string">
                <text:p text:style-name="Table_20_Contents"><text:span text:style-name="Source_20_Text"><text:span text:style-name="T3">vector</text:span></text:span> </text:p>
              </table:table-cell>
              <table:table-cell table:style-name="Tableau15.A1" office:value-type="string">
                <text:p text:style-name="P27">Ran</text:p>
              </table:table-cell>
              <table:table-cell table:style-name="Tableau15.A1" office:value-type="string">
                <text:p text:style-name="P27">o</text:p>
              </table:table-cell>
              <table:table-cell table:style-name="Tableau15.A1" office:value-type="string">
                <text:p text:style-name="P27">o</text:p>
              </table:table-cell>
              <table:table-cell table:style-name="Tableau15.A1" office:value-type="string">
                <text:p text:style-name="P27">const</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list</text:span></text:span> </text:p>
              </table:table-cell>
              <table:table-cell table:style-name="Tableau15.A1" office:value-type="string">
                <text:p text:style-name="P27">Bi</text:p>
              </table:table-cell>
              <table:table-cell table:style-name="Tableau15.A1" office:value-type="string">
                <text:p text:style-name="P27">o</text:p>
              </table:table-cell>
              <table:table-cell table:style-name="Tableau15.A1" office:value-type="string">
                <text:p text:style-name="P27">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deque</text:span></text:span> </text:p>
              </table:table-cell>
              <table:table-cell table:style-name="Tableau15.A1" office:value-type="string">
                <text:p text:style-name="P27">Ran</text:p>
              </table:table-cell>
              <table:table-cell table:style-name="Tableau15.A1" office:value-type="string">
                <text:p text:style-name="P27">o</text:p>
              </table:table-cell>
              <table:table-cell table:style-name="Tableau15.A1" office:value-type="string">
                <text:p text:style-name="P27">o</text:p>
              </table:table-cell>
              <table:table-cell table:style-name="Tableau15.A1" office:value-type="string">
                <text:p text:style-name="P27">const</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priority_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stack</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map</text:span></text:span> </text:p>
              </table:table-cell>
              <table:table-cell table:style-name="Tableau15.A1" office:value-type="string">
                <text:p text:style-name="P27">Bi</text:p>
              </table:table-cell>
              <table:table-cell table:style-name="Tableau15.A1" office:value-type="string">
                <text:p text:style-name="P27">o</text:p>
              </table:table-cell>
              <table:table-cell table:style-name="Tableau15.A1" office:value-type="string">
                <text:p text:style-name="Table_20_Contents"> </text:p>
              </table:table-cell>
              <table:table-cell table:style-name="Tableau15.A1" office:value-type="string">
                <text:p text:style-name="P27">O(log(n))</text:p>
              </table:table-cell>
              <table:table-cell table:style-name="Tableau15.A1" office:value-type="string">
                <text:p text:style-name="P27">O(log(n))</text:p>
              </table:table-cell>
              <table:table-cell table:style-name="Tableau15.A1" office:value-type="string">
                <text:p text:style-name="P27">o</text:p>
              </table:table-cell>
            </table:table-row>
            <table:table-row>
              <table:table-cell table:style-name="Tableau15.A1" office:value-type="string">
                <text:p text:style-name="Table_20_Contents"><text:span text:style-name="Source_20_Text"><text:span text:style-name="T3">set</text:span></text:span> </text:p>
              </table:table-cell>
              <table:table-cell table:style-name="Tableau15.A1" office:value-type="string">
                <text:p text:style-name="P27">Bi</text:p>
              </table:table-cell>
              <table:table-cell table:style-name="Tableau15.A1" office:value-type="string">
                <text:p text:style-name="P27">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7">O(log(n))</text:p>
              </table:table-cell>
              <table:table-cell table:style-name="Tableau15.A1" office:value-type="string">
                <text:p text:style-name="P27">o</text:p>
              </table:table-cell>
            </table:table-row>
          </table:table>
          <text:p text:style-name="Text_20_body"/>
          <text:p text:style-name="P8"><text:span text:style-name="Emphasis">Fonctions membres "mutantes"</text:span></text:p>
          <table:table table:name="Tableau16" table:style-name="Tableau16">
            <table:table-column table:style-name="Tableau16.A"/>
            <table:table-column table:style-name="Tableau16.B"/>
            <table:table-column table:style-name="Tableau16.C"/>
            <table:table-column table:style-name="Tableau16.D" table:number-columns-repeated="2"/>
            <table:table-column table:style-name="Tableau16.F"/>
            <table:table-column table:style-name="Tableau16.G"/>
            <table:table-column table:style-name="Tableau16.H"/>
            <table:table-row>
              <table:table-cell table:style-name="Tableau16.A1" office:value-type="string">
                <text:p text:style-name="Table_20_Heading">Conteneurs </text:p>
              </table:table-cell>
              <table:table-cell table:style-name="Tableau16.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6.A1" office:value-type="string">
                <text:p text:style-name="Table_20_Contents"> </text:p>
                <text:p text:style-name="Table_20_Contents"/>
              </table:table-cell>
              <table:table-cell table:style-name="Tableau16.A1" office:value-type="string">
                <text:p text:style-name="Table_20_Contents"><text:span text:style-name="Source_20_Text">push_back</text:span>,<text:line-break/><text:span text:style-name="Source_20_Text">pop_back</text:span></text:p>
              </table:table-cell>
              <table:table-cell table:style-name="Tableau16.A1" office:value-type="string">
                <text:p text:style-name="Table_20_Contents"><text:span text:style-name="Source_20_Text">push_front</text:span>,<text:line-break/><text:span text:style-name="Source_20_Text">pop_front</text:span></text:p>
              </table:table-cell>
              <table:table-cell table:style-name="Tableau16.A1" office:value-type="string">
                <text:p text:style-name="Table_20_Contents"><text:span text:style-name="Source_20_Text">Pop</text:span></text:p>
                <text:p text:style-name="Table_20_Contents"><text:span text:style-name="Source_20_Text"/></text:p>
              </table:table-cell>
              <table:table-cell table:style-name="Tableau16.A1" office:value-type="string">
                <text:p text:style-name="Table_20_Contents"><text:span text:style-name="Source_20_Text">Push</text:span></text:p>
                <text:p text:style-name="Table_20_Contents"><text:span text:style-name="Source_20_Text"/></text:p>
              </table:table-cell>
              <table:table-cell table:style-name="Tableau16.A1" office:value-type="string">
                <text:p text:style-name="Table_20_Contents"><text:span text:style-name="Source_20_Text"/></text:p>
                <text:p text:style-name="Table_20_Contents"><text:span text:style-name="Source_20_Text"/></text:p>
              </table:table-cell>
              <table:table-cell table:style-name="Tableau16.A1" office:value-type="string">
                <text:p text:style-name="Table_20_Contents"><text:span text:style-name="Source_20_Text">insert()<text:line-break/>erase()</text:span></text:p>
              </table:table-cell>
              <table:table-cell table:style-name="Tableau16.A1" office:value-type="string">
                <text:p text:style-name="Table_20_Contents"><text:span text:style-name="Source_20_Text">Clear()</text:span></text:p>
                <text:p text:style-name="Table_20_Contents"><text:span text:style-name="Source_20_Text"/></text:p>
              </table:table-cell>
            </table:table-row>
            <table:table-row>
              <table:table-cell table:style-name="Tableau16.A1" office:value-type="string">
                <text:p text:style-name="Table_20_Contents"><text:span text:style-name="Source_20_Text"><text:span text:style-name="T3">vector</text:span></text:span> </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n)+</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list</text:span></text:span>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const</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deque</text:span></text:span>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n)</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priority_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log(n))</text:p>
              </table:table-cell>
              <table:table-cell table:style-name="Tableau16.A1" office:value-type="string">
                <text:p text:style-name="P27">O(log(n))</text:p>
              </table:table-cell>
              <table:table-cell table:style-name="Tableau16.A1" office:value-type="string">
                <text:p text:style-name="P27">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stack</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const</text:p>
              </table:table-cell>
              <table:table-cell table:style-name="Tableau16.A1" office:value-type="string">
                <text:p text:style-name="P27">const+</text:p>
              </table:table-cell>
              <table:table-cell table:style-name="Tableau16.A1" office:value-type="string">
                <text:p text:style-name="P27">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map</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log(n))+</text:p>
              </table:table-cell>
              <table:table-cell table:style-name="Tableau16.A1" office:value-type="string">
                <text:p text:style-name="P27">o</text:p>
              </table:table-cell>
            </table:table-row>
            <table:table-row>
              <table:table-cell table:style-name="Tableau16.A1" office:value-type="string">
                <text:p text:style-name="Table_20_Contents"><text:span text:style-name="Source_20_Text"><text:span text:style-name="T3">set</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7">O(log(n))+</text:p>
              </table:table-cell>
              <table:table-cell table:style-name="Tableau16.A1" office:value-type="string">
                <text:p text:style-name="P27">o</text:p>
              </table:table-cell>
            </table:table-row>
          </table:table>
          <text:h text:style-name="Heading_20_2" text:outline-level="2"><text:bookmark text:name="algo"/><text:bookmark-start text:name="__RefHeading__16818_2073142818"/><text:soft-page-break/>Algorithmes<text:bookmark-end text:name="__RefHeading__16818_2073142818"/></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3">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3053557566108752048" text:style-name="L99">
            <text:list-item>
              <text:p text:style-name="P231">Appeler une fonction pour chaque objet d'un conteneur (<text:span text:style-name="Source_20_Text">for_each</text:span>, équivalente à la fonction prédéfinie <text:span text:style-name="Source_20_Text">map</text:span> du perl). </text:p>
            </text:list-item>
            <text:list-item>
              <text:p text:style-name="P231">Trouver un élément, une paire d'éléments </text:p>
            </text:list-item>
            <text:list-item>
              <text:p text:style-name="P231">Trouver la première occurrence, ou la dernière occurrence d'une valeur dans une séquence. </text:p>
            </text:list-item>
            <text:list-item>
              <text:p text:style-name="P231">Compter les occurrences d'une valeur dans une séquence </text:p>
            </text:list-item>
            <text:list-item>
              <text:p text:style-name="P231">copie, remplace, copie si telle condition est réalisée,... </text:p>
            </text:list-item>
            <text:list-item>
              <text:p text:style-name="P231">retire un élément, retire tous les éléments correspondant à une condition particulière,... </text:p>
            </text:list-item>
            <text:list-item>
              <text:p text:style-name="P231">Trie, effectue une recherche binaire (sur une séquence triée) </text:p>
            </text:list-item>
            <text:list-item>
              <text:p text:style-name="P231">recherche le minimum ou le maximum </text:p>
            </text:list-item>
            <text:list-item>
              <text:p text:style-name="P130">etc. </text:p>
            </text:list-item>
          </text:list>
          <text:h text:style-name="Heading_20_3" text:outline-level="3"><text:bookmark-start text:name="__RefHeading__16820_2073142818"/>Un exemple d'utilisation d'algorithmes<text:bookmark-end text:name="__RefHeading__16820_2073142818"/></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20">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 text:name="tri"/><text:bookmark-start text:name="__RefHeading__16822_2073142818"/>Trier un conteneur<text:bookmark-end text:name="__RefHeading__16822_2073142818"/></text:h>
          <text:p text:style-name="Text_20_body">Seuls les conteneurs suivants peuvent être triés:</text:p>
          <text:list xml:id="list3857421574670494400" text:style-name="L100">
            <text:list-item>
              <text:p text:style-name="P232"><text:span text:style-name="Source_20_Text">vector</text:span> </text:p>
            </text:list-item>
            <text:list-item>
              <text:p text:style-name="P232"><text:span text:style-name="Source_20_Text">deque</text:span> </text:p>
            </text:list-item>
            <text:list-item>
              <text:p text:style-name="P131"><text:span text:style-name="Source_20_Text">list</text:span> </text:p>
            </text:list-item>
          </text:list>
          <text:h text:style-name="Heading_20_4" text:outline-level="4"><text:bookmark-start text:name="__RefHeading__16824_2073142818"/>Trier un <text:span text:style-name="Source_20_Text">vector</text:span> ou un <text:span text:style-name="Source_20_Text">deque</text:span><text:bookmark-end text:name="__RefHeading__16824_2073142818"/></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3">sort(v1.begin(),v1.end());</text:span> <text:s text:c="9"/>// trie le vecteur entier</text:p>
          <text:p text:style-name="P20"><text:span text:style-name="T3">sort(v1.begin(),v1.begin()+10);</text:span> <text:s text:c="4"/>// trie les 10 premiers éléments</text:p>
          <text:p text:style-name="Text_20_body">Les objets du conteneur seront physiquement changés de place, ce qui n'est pas gênant pour des entiers, mais peut <text:soft-page-break/>devenir pénalisant dans le cas d'objets.</text:p>
          <text:h text:style-name="Heading_20_4" text:outline-level="4"><text:bookmark-start text:name="__RefHeading__16826_2073142818"/>Trier une <text:span text:style-name="Source_20_Text">list</text:span><text:bookmark-end text:name="__RefHeading__16826_2073142818"/></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20"><text:span text:style-name="T3">l1.sort();</text:span> <text:s/>// trie la liste en entier</text:p>
          <text:p text:style-name="Text_20_body">Par contre, il n'est pas possible de trier partiellement une liste </text:p>
          <text:h text:style-name="Heading_20_4" text:outline-level="4"><text:bookmark-start text:name="__RefHeading__16828_2073142818"/>Contrôler l'ordre du tri<text:bookmark-end text:name="__RefHeading__16828_2073142818"/></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501807096902411509" text:style-name="L101">
            <text:list-item>
              <text:p text:style-name="P233">Par la surcharge de l'opérateur &lt; (utilisation par défaut de <text:span text:style-name="Source_20_Text">sort</text:span>) </text:p>
            </text:list-item>
            <text:list-item>
              <text:p text:style-name="P132">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23">l1.sort(Comparaison);</text:p>
          <text:p text:style-name="Preformatted_20_Text"/>
          <text:p text:style-name="Preformatted_20_Text">vector&lt;int&gt; v1;</text:p>
          <text:p text:style-name="P21">sort(v1.begin(),v1.end(),Comparaison);</text:p>
          <text:h text:style-name="Heading_20_3" text:outline-level="3"><text:bookmark text:name="listes"/><text:bookmark-start text:name="__RefHeading__16830_2073142818"/>Manipuler des listes<text:bookmark-end text:name="__RefHeading__16830_2073142818"/></text:h>
          <text:p text:style-name="Text_20_body">Il est aisé de manipuler des éléments de liste: on trouve ainsi de fonctions-membres permettant de:</text:p>
          <text:list xml:id="list6114566980192288766" text:style-name="L102">
            <text:list-item>
              <text:p text:style-name="P234">Supprimer un ou plusieurs objets (<text:span text:style-name="Source_20_Text">remove</text:span>, <text:span text:style-name="Source_20_Text">remove_if</text:span>) </text:p>
            </text:list-item>
            <text:list-item>
              <text:p text:style-name="P234">Faire une liste à partir de deux listes, tout en respectant l'ordre des élémets (<text:span text:style-name="Source_20_Text">merge</text:span>) </text:p>
            </text:list-item>
            <text:list-item>
              <text:p text:style-name="P133">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23">l1.splice(l1.end(),l2); // (1)</text:p>
          <text:p text:style-name="P23">l3.splice(l3.end(),l2.begin()); // (2)</text:p>
          <text:p text:style-name="P20"/>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text:bookmark text:name="stream"/><text:bookmark-start text:name="__RefHeading__16832_2073142818"/>Les entrées-sorties<text:bookmark-end text:name="__RefHeading__16832_2073142818"/></text:h>
          <text:p text:style-name="Text_20_body">Les entrées-sorties se font à travers plusieurs objets "flots" dont la hiérarchie se trouve partiellement résumée ci-dessous:</text:p>
          <text:p text:style-name="Preformatted_20_Text"><text:soft-page-break/></text:p>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20"><text:span text:style-name="Emphasis"><text:s text:c="7"/>iostream ------- <text:s text:c="4"/>stringstream</text:span></text:p>
          <text:h text:style-name="Heading_20_3" text:outline-level="3"><text:bookmark text:name="io-stream"/><text:bookmark-start text:name="__RefHeading__16834_2073142818"/>Les objets de type ostream ou istream<text:bookmark-end text:name="__RefHeading__16834_2073142818"/></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20">} <text:s text:c="26"/>// fin de bloc = fermeture du fichier</text:p>
          <text:h text:style-name="Heading_20_3" text:outline-level="3"><text:bookmark text:name="io-bin"/><text:bookmark-start text:name="__RefHeading__16836_2073142818"/>Lecture-écriture en binaire<text:bookmark-end text:name="__RefHeading__16836_2073142818"/></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20">} <text:s text:c="39"/>// ferme le fichier</text:p>
          <text:p text:style-name="Text_20_body"><draw:frame draw:style-name="fr2" draw:name="images243" text:anchor-type="as-char" svg:width="0.397cm" svg:height="0.397cm" draw:z-index="286"><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 text:name="io-get"/><text:bookmark-start text:name="__RefHeading__16838_2073142818"/>Fonctions get, put, getline<text:bookmark-end text:name="__RefHeading__16838_2073142818"/></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5">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20">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draw:frame draw:style-name="fr2" draw:name="images244" text:anchor-type="as-char" svg:width="0.397cm" svg:height="0.397cm" draw:z-index="287"><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5">quatre fois plus lentement</text:span> que la fonction-membre <text:span text:style-name="Source_20_Text">getline</text:span>... A utiliser avec parcimonie, donc. </text:p>
          <text:h text:style-name="Heading_20_3" text:outline-level="3"><text:bookmark text:name="stream-fmt"/><text:bookmark-start text:name="__RefHeading__16840_2073142818"/><text:soft-page-break/>Entrées-sorties formattées: &lt;&lt; et &gt;&gt;<text:bookmark-end text:name="__RefHeading__16840_2073142818"/></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20">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 text:name="ctrl-fmt"/><text:bookmark-start text:name="__RefHeading__16842_2073142818"/>Le contrôle du format<text:bookmark-end text:name="__RefHeading__16842_2073142818"/></text:h>
          <text:p text:style-name="Text_20_body">Nous avons plusieurs outils à notre disposition pour contrôler le format d'écriture ou de lecture:</text:p>
          <text:list xml:id="list3050436858419282406" text:style-name="L103">
            <text:list-item>
              <text:p text:style-name="P235">Les manipulateurs </text:p>
            </text:list-item>
            <text:list-item>
              <text:p text:style-name="P235">Les fonctions membres </text:p>
            </text:list-item>
            <text:list-item>
              <text:p text:style-name="P134">Les bits de contrôle </text:p>
            </text:list-item>
          </text:list>
          <text:h text:style-name="Heading_20_4" text:outline-level="4"><text:bookmark-start text:name="__RefHeading__16844_2073142818"/>Les manipulateurs<text:bookmark-end text:name="__RefHeading__16844_2073142818"/></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text:bookmark-start text:name="__RefHeading__16846_2073142818"/>Les fonctions membres<text:bookmark-end text:name="__RefHeading__16846_2073142818"/></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text:bookmark-start text:name="__RefHeading__16848_2073142818"/>Les bits de contrôle<text:bookmark-end text:name="__RefHeading__16848_2073142818"/></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text:bookmark-start text:name="__RefHeading__16850_2073142818"/>Précision, largeur de champ, caractère de remplissage<text:bookmark-end text:name="__RefHeading__16850_2073142818"/></text:h>
          <table:table table:name="Tableau17" table:style-name="Tableau17">
            <table:table-column table:style-name="Tableau17.A"/>
            <table:table-column table:style-name="Tableau17.B"/>
            <table:table-row>
              <table:table-cell table:style-name="Tableau17.A1" office:value-type="string">
                <text:p text:style-name="Table_20_Heading">Fonctions membres</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20"><text:s text:c="3"/></text:p>
              </table:table-cell>
              <table:table-cell table:style-name="Tableau17.A1" office:value-type="string">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20">x = ###4.57cm</text:p>
              </table:table-cell>
            </table:table-row>
            <table:table-row>
              <table:table-cell table:style-name="Tableau17.A1" office:value-type="string">
                <text:p text:style-name="Table_20_Heading">Manipulateurs </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cout &lt;&lt; setprecision(3) &lt;&lt; "x = " </text:p>
                <text:p text:style-name="Preformatted_20_Text"><text:s text:c="5"/>&lt;&lt; setw(7) &lt;&lt; x &lt;&lt; "cm\n";</text:p>
                <text:p text:style-name="Preformatted_20_Text">cout &lt;&lt; setprecision(3) &lt;&lt; setfill('#') </text:p>
                <text:p text:style-name="P20"><text:s text:c="5"/>&lt;&lt; "x = " &lt;&lt; setw(7) &lt;&lt; x &lt;&lt; "cm\n";</text:p>
              </table:table-cell>
              <table:table-cell table:style-name="Tableau17.A1" office:value-type="string">
                <text:p text:style-name="Preformatted_20_Text"/>
                <text:p text:style-name="Preformatted_20_Text">x = <text:s text:c="3"/>4.57cm</text:p>
                <text:p text:style-name="Preformatted_20_Text"/>
                <text:p text:style-name="P20">x = ###4.57cm</text:p>
              </table:table-cell>
            </table:table-row>
          </table:table>
          <text:p text:style-name="Text_20_body"><draw:frame draw:style-name="fr2" draw:name="images245" text:anchor-type="as-char" svg:width="0.397cm" svg:height="0.397cm" draw:z-index="288"><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text:soft-page-break/>opération de sortie. Il n'en est pas de même pour la plupart des autres fonctions ou manipulateurs,dont l'effet est permanent. </text:p>
          <text:h text:style-name="Heading_20_4" text:outline-level="4"><text:bookmark-start text:name="__RefHeading__16852_2073142818"/>Alignement à gauche ou à droite<text:bookmark-end text:name="__RefHeading__16852_2073142818"/></text:h>
          <table:table table:name="Tableau18" table:style-name="Tableau18">
            <table:table-column table:style-name="Tableau18.A"/>
            <table:table-column table:style-name="Tableau18.B"/>
            <table:table-row>
              <table:table-cell table:style-name="Tableau18.A1" office:value-type="string">
                <text:p text:style-name="Table_20_Heading">champs de bits</text:p>
              </table:table-cell>
              <table:table-cell table:style-name="Tableau18.A1" office:value-type="string">
                <text:p text:style-name="Table_20_Heading">Résultats</text:p>
              </table:table-cell>
            </table:table-row>
            <table:table-row>
              <table:table-cell table:style-name="Tableau18.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20">cout &lt;&lt; x &lt;&lt; "cm\n";</text:p>
              </table:table-cell>
              <table:table-cell table:style-name="Tableau18.A1" office:value-type="string">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20">x = <text:s text:c="2"/>-4.57cm</text:p>
              </table:table-cell>
            </table:table-row>
          </table:table>
          <text:h text:style-name="Heading_20_4" text:outline-level="4"><text:bookmark-start text:name="__RefHeading__16854_2073142818"/>Notation scientifique, fixe<text:bookmark-end text:name="__RefHeading__16854_2073142818"/></text:h>
          <table:table table:name="Tableau19" table:style-name="Tableau19">
            <table:table-column table:style-name="Tableau19.A"/>
            <table:table-column table:style-name="Tableau19.B"/>
            <table:table-row>
              <table:table-cell table:style-name="Tableau19.A1" office:value-type="string">
                <text:p text:style-name="Table_20_Heading">champs de bits</text:p>
              </table:table-cell>
              <table:table-cell table:style-name="Tableau19.A1" office:value-type="string">
                <text:p text:style-name="Table_20_Heading">Résultats</text:p>
              </table:table-cell>
            </table:table-row>
            <table:table-row>
              <table:table-cell table:style-name="Tableau19.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20">cout &lt;&lt; x &lt;&lt; "cm\n";</text:p>
              </table:table-cell>
              <table:table-cell table:style-name="Tableau19.A1" office:value-type="string">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20">x = <text:s/>4.568e+03cm</text:p>
              </table:table-cell>
            </table:table-row>
          </table:table>
          <text:h text:style-name="Heading_20_4" text:outline-level="4"><text:bookmark-start text:name="__RefHeading__16856_2073142818"/>Afficher en hexadécimal ou en octal<text:bookmark-end text:name="__RefHeading__16856_2073142818"/></text:h>
          <table:table table:name="Tableau20" table:style-name="Tableau20">
            <table:table-column table:style-name="Tableau20.A"/>
            <table:table-column table:style-name="Tableau20.B"/>
            <table:table-row>
              <table:table-cell table:style-name="Tableau20.A1" office:value-type="string">
                <text:p text:style-name="Table_20_Heading">champs de bit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20">cout &lt;&lt; i &lt;&lt; "..\n";</text:p>
              </table:table-cell>
              <table:table-cell table:style-name="Tableau20.A1" office:value-type="string">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20">x = <text:s text:c="3"/>0XF1206..</text:p>
              </table:table-cell>
            </table:table-row>
            <table:table-row>
              <table:table-cell table:style-name="Tableau20.A1" office:value-type="string">
                <text:p text:style-name="Table_20_Heading">Manipulateur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cout.unsetf(ios::showbase);</text:p>
                <text:p text:style-name="Preformatted_20_Text">cout &lt;&lt; "x = "&lt;&lt; dec &lt;&lt; i &lt;&lt; "..\n";</text:p>
                <text:p text:style-name="Preformatted_20_Text"/>
                <text:p text:style-name="Preformatted_20_Text">cout &lt;&lt; "x = "&lt;&lt; oct &lt;&lt; i &lt;&lt; "..\n";</text:p>
                <text:p text:style-name="Preformatted_20_Text"/>
                <text:p text:style-name="P20">cout &lt;&lt; "x = "&lt;&lt; hex &lt;&lt; i &lt;&lt; "..\n";</text:p>
              </table:table-cell>
              <table:table-cell table:style-name="Tableau20.A1" office:value-type="string">
                <text:p text:style-name="Preformatted_20_Text">x = 987654..</text:p>
                <text:p text:style-name="Preformatted_20_Text"/>
                <text:p text:style-name="Preformatted_20_Text">x = 3611006..</text:p>
                <text:p text:style-name="Preformatted_20_Text"/>
                <text:p text:style-name="P20">x = f1206..</text:p>
              </table:table-cell>
            </table:table-row>
          </table:table>
          <text:h text:style-name="Heading_20_4" text:outline-level="4"><text:bookmark-start text:name="__RefHeading__16858_2073142818"/><text:soft-page-break/>Jouer avec les tampons<text:bookmark-end text:name="__RefHeading__16858_2073142818"/></text:h>
          <table:table table:name="Tableau21" table:style-name="Tableau21">
            <table:table-column table:style-name="Tableau21.A"/>
            <table:table-row>
              <table:table-cell table:style-name="Tableau21.A1" office:value-type="string">
                <text:p text:style-name="Table_20_Heading">champs de bits</text:p>
              </table:table-cell>
            </table:table-row>
            <table:table-row>
              <table:table-cell table:style-name="Tableau21.A1" office:value-type="string">
                <text:p text:style-name="Preformatted_20_Text">int i =987654;</text:p>
                <text:p text:style-name="Preformatted_20_Text">cout.setf(ios::unitbuf);</text:p>
                <text:p text:style-name="Preformatted_20_Text">cout &lt;&lt; "x = " &lt;&lt; i;</text:p>
                <text:p text:style-name="P20"><text:s text:c="4"/></text:p>
              </table:table-cell>
            </table:table-row>
            <table:table-row>
              <table:table-cell table:style-name="Tableau21.A1" office:value-type="string">
                <text:p text:style-name="Table_20_Heading">Manipulateurs</text:p>
              </table:table-cell>
            </table:table-row>
            <table:table-row>
              <table:table-cell table:style-name="Tableau21.A1" office:value-type="string">
                <text:p text:style-name="Preformatted_20_Text">cout &lt;&lt; "x = "&lt;&lt; i &lt;&lt; flush;</text:p>
                <text:p text:style-name="P20"><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 text:name="io-sts"/><text:bookmark-start text:name="__RefHeading__16860_2073142818"/>Ecrire... ou lire l'état du flot<text:bookmark-end text:name="__RefHeading__16860_2073142818"/></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20">};</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20">};</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 text:name="sortie-surch"/><text:bookmark-start text:name="__RefHeading__16862_2073142818"/>Surcharger l'opérateur &lt;&lt;<text:bookmark-end text:name="__RefHeading__16862_2073142818"/></text:h>
          <text:p text:style-name="Text_20_body">L'opérateur <text:span text:style-name="Source_20_Text"><text:span text:style-name="T3">&lt;&lt;</text:span></text:span> peut être surchargé lorsqu'on écrit une classe, ainsi qu'on le voit ci-dessous avec notre classe complexe;<draw:a xlink:type="simple" xlink:href="../../html/surch.html#ope-plus"><draw:frame draw:style-name="fr3" draw:name="images246" text:anchor-type="as-char" svg:width="0.291cm" svg:height="0.344cm" draw:z-index="289"><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20">cout &lt;&lt; A &lt;&lt; "\n";</text:p>
          <text:p text:style-name="Text_20_body">La dernière opération de sortie écrit:</text:p>
          <text:p text:style-name="P20">Partie reelle = 0 Partie imaginaire = 0</text:p>
          <text:h text:style-name="Heading_20_3" text:outline-level="3"><text:bookmark text:name="entree-surch"/><text:bookmark-start text:name="__RefHeading__16864_2073142818"/>Surcharger l'opérateur &gt;&gt;<text:bookmark-end text:name="__RefHeading__16864_2073142818"/></text:h>
          <text:p text:style-name="Text_20_body">L'opérateur <text:span text:style-name="Source_20_Text"><text:span text:style-name="T3">&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3">&gt;&gt;</text:span></text:span> positionne correctement les bits d'état lorsqu'il rencontre un problème.</text:p>
          <text:p text:style-name="Preformatted_20_Text"><text:soft-page-break/>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20">};</text:p>
          <text:h text:style-name="Heading_20_3" text:outline-level="3"><text:bookmark text:name="ite-stream"/><text:bookmark-start text:name="__RefHeading__16866_2073142818"/>Les itérateurs de flots<text:bookmark-end text:name="__RefHeading__16866_2073142818"/></text:h>
          <text:p text:style-name="Text_20_body">Une autre manière d'utiliser les flots est de faire "comme si" il s'agissait d'un conteneur, et d'utiliser un itérateur, ainsi qu'on peut le voir ci-dessous pour l'entrée:</text:p>
          <text:p text:style-name="P23">istream_iterator&lt;int&gt; input (cin);</text:p>
          <text:p text:style-name="P23">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20">}</text:p>
          <text:p text:style-name="Text_20_body"><draw:frame draw:style-name="fr2" draw:name="images247" text:anchor-type="as-char" svg:width="0.397cm" svg:height="0.397cm" draw:z-index="290"><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20">}</text:p>
          <text:p text:style-name="Text_20_body"><draw:frame draw:style-name="fr2" draw:name="images248" text:anchor-type="as-char" svg:width="0.397cm" svg:height="0.397cm" draw:z-index="291"><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 text:name="io-conten"/><text:bookmark-start text:name="__RefHeading__16868_2073142818"/>Remplir un conteneur à partir d'un fichier<text:bookmark-end text:name="__RefHeading__16868_2073142818"/></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21">copy(i,i_end, bii1);</text:p>
          <text:p text:style-name="P16"/>
        </text:section>
        <text:section text:style-name="Sect1" text:name="Section21">
          <text:h text:style-name="Heading_20_1" text:outline-level="1"><text:bookmark text:name="contenu9"/><text:bookmark-start text:name="__RefHeading__16870_2073142818"/><text:soft-page-break/>Références<text:bookmark-end text:name="__RefHeading__16870_2073142818"/></text:h>
          <text:h text:style-name="Heading_20_3" text:outline-level="3"><text:bookmark-start text:name="__RefHeading__16872_2073142818"/>Retour sur le langage C<text:bookmark-end text:name="__RefHeading__16872_2073142818"/></text:h>
          <text:p text:style-name="List_20_Heading"><text:bookmark text:name="RICHIEC"/><text:span text:style-name="T3">[Richie-C]</text:span> </text:p>
          <text:p text:style-name="P19"><text:a xlink:type="simple" xlink:href="http://cm.bell-labs.com/cm/cs/who/dmr/chist.html" text:style-name="Internet_20_link" text:visited-style-name="Visited_20_Internet_20_Link">http://cm.bell-labs.com/cm/cs/who/dmr/chist.html</text:a> The development of the C Language par Dennis M.Ritchie (1996) </text:p>
          <text:h text:style-name="Heading_20_3" text:outline-level="3"><text:bookmark-start text:name="__RefHeading__16874_2073142818"/>Textes de Bjarne Stroustrup<text:bookmark-end text:name="__RefHeading__16874_2073142818"/></text:h>
          <text:p text:style-name="List_20_Heading"><text:bookmark text:name="STROUSTRUP"/><text:span text:style-name="T3">[Stroustrup-home]</text:span> </text:p>
          <text:p text:style-name="List_20_Contents"><text:a xlink:type="simple" xlink:href="http://www.research.att.com/%7Ebs" text:style-name="Internet_20_link" text:visited-style-name="Visited_20_Internet_20_Link">http://www.research.att.com/~bs</text:a> La page de Bjarne Stroustrup </text:p>
          <text:p text:style-name="List_20_Heading"><text:bookmark text:name="STROUSTRUPFAQ"/><text:span text:style-name="T3">[Stroustrup-faq]</text:span> </text:p>
          <text:p text:style-name="List_20_Contents"><text:a xlink:type="simple" xlink:href="http://www.research.att.com/%7Ebs/bs_faq.html" text:style-name="Internet_20_link" text:visited-style-name="Visited_20_Internet_20_Link">http://www.research.att.com/~bs/bs_faq.html</text:a> Les faqs de Stroustrup </text:p>
          <text:p text:style-name="List_20_Heading"><text:bookmark text:name="STROUSTRUPCPP"/><text:span text:style-name="T3">[Stroustrup-c++]</text:span> </text:p>
          <text:p text:style-name="List_20_Contents"><text:a xlink:type="simple" xlink:href="http://www.research.att.com/%7Ebs/C++.html" text:style-name="Internet_20_link" text:visited-style-name="Visited_20_Internet_20_Link">http://www.research.att.com/~bs/C++.html</text:a> pointeurs vers des ressources C++ </text:p>
          <text:p text:style-name="List_20_Heading"><text:bookmark text:name="STROUSTRUPAPP"/><text:span text:style-name="T3">[Stroustrup-app]</text:span> </text:p>
          <text:p text:style-name="List_20_Contents"><text:a xlink:type="simple" xlink:href="http://www.research.att.com/%7Ebs/learn.html" text:style-name="Internet_20_link" text:visited-style-name="Visited_20_Internet_20_Link">http://www.research.att.com/~bs/learn.html</text:a> learning C++ (quelques notes sur l'apprentissage du C++, et la différence entre C et C++) </text:p>
          <text:p text:style-name="List_20_Heading"><text:bookmark text:name="STROUSTRUPWOP"/><text:span text:style-name="T3">[Stroustrup-wop]</text:span> </text:p>
          <text:p text:style-name="List_20_Contents"><text:a xlink:type="simple" xlink:href="http://www.research.att.com/%7Ebs/whatis.pdf" text:style-name="Internet_20_link" text:visited-style-name="Visited_20_Internet_20_Link">http://www.research.att.com/~bs/whatis.pdf</text:a> What is Object Programming ? (article au format pdf) </text:p>
          <text:p text:style-name="List_20_Heading"><text:bookmark text:name="STROUSTRUPBIB"/><text:span text:style-name="T3">[Stroustrup-bib]</text:span> </text:p>
          <text:p text:style-name="List_20_Contents"><text:a xlink:type="simple" xlink:href="http://www.research.att.com/%7Ebs/3rd_tour2.pdf" text:style-name="Internet_20_link" text:visited-style-name="Visited_20_Internet_20_Link">http://www.research.att.com/~bs/3rd_tour2.pdf</text:a> Description de la bibliothèque standard du C++ </text:p>
          <text:p text:style-name="List_20_Heading"><text:bookmark text:name="STROUSTRUPLANG"/><text:span text:style-name="T3">[Stroustrup-lang]</text:span> </text:p>
          <text:p text:style-name="P19"><text:a xlink:type="simple" xlink:href="http://www.research.att.com/%7Ebs/3rd.html" text:style-name="Internet_20_link" text:visited-style-name="Visited_20_Internet_20_Link">http://www.research.att.com/~bs/3rd.html</text:a> Le langage C++, 3ème édition (Addison-Wesley) (rassurez-vous c'est juste de la pub) <text:line-break/><text:span text:style-name="Emphasis">Le texte de base n°1</text:span> </text:p>
          <text:h text:style-name="Heading_20_3" text:outline-level="3"><text:bookmark-start text:name="__RefHeading__16876_2073142818"/>Autres pointeurs ou textes en Anglais<text:bookmark-end text:name="__RefHeading__16876_2073142818"/></text:h>
          <text:p text:style-name="List_20_Heading"><text:a xlink:type="simple" xlink:href="http://www.accu.org/" text:style-name="Internet_20_link" text:visited-style-name="Visited_20_Internet_20_Link">http://www.accu.org</text:a> Association of C and C++ users </text:p>
          <text:p text:style-name="List_20_Contents">Pas mal de pointeurs, en particulier une <text:a xlink:type="simple" xlink:href="http://www.accu.org/bookreviews/public/index.htm" text:style-name="Internet_20_link" text:visited-style-name="Visited_20_Internet_20_Link">"book review"</text:a> très complète [3000 références...] </text:p>
          <text:p text:style-name="List_20_Heading"><text:span text:style-name="T3">C++ FAQS Second Edition, Addison Wesley (1999)</text:span> (Marshall Cline, Greg Lomow, Mike Girou) </text:p>
          <text:p text:style-name="List_20_Contents">Tout ce que vous avez toujours voulu savoir... <text:span text:style-name="Emphasis"><text:line-break/>Le texte de base n°2</text:span> </text:p>
          <text:p text:style-name="List_20_Heading"><text:a xlink:type="simple" xlink:href="http://www.ensta.fr/%7Ediam/c++/online/c++-faq-lite/" text:style-name="Internet_20_link" text:visited-style-name="Visited_20_Internet_20_Link"><text:span text:style-name="T3">http://www.ensta.fr/~diam/c++/online/c++-faq-lite</text:span></text:a><text:span text:style-name="T3"> Les C++ FAQ LITE</text:span> </text:p>
          <text:p text:style-name="List_20_Contents"><text:span text:style-name="Emphasis">La version allégée, mais en ligne, du texte de base n°2</text:span> </text:p>
          <text:p text:style-name="List_20_Heading"><text:a xlink:type="simple" xlink:href="http://www.sgi.com/tech/stl/index.html" text:style-name="Internet_20_link" text:visited-style-name="Visited_20_Internet_20_Link">http://www.sgi.com/tech/stl/index.html</text:a> </text:p>
          <text:p text:style-name="List_20_Contents">La documentation de référence de l'implémentation de Sgi de la bibliothèque standard. Seulement la partie STL (il manque donc les entrées-sorties). </text:p>
          <text:p text:style-name="List_20_Heading"><text:a xlink:type="simple" xlink:href="http://www.cplusplus.com/ref" text:style-name="Internet_20_link" text:visited-style-name="Visited_20_Internet_20_Link">http://www.cplusplus.com/ref</text:a> </text:p>
          <text:p text:style-name="P19">Un site malheureusement en perte de vitesse, mais intéressant pour sa documentation sur la bibliothèque d'entrées-sorties. </text:p>
          <text:h text:style-name="Heading_20_3" text:outline-level="3"><text:bookmark text:name="text-fran"/><text:bookmark-start text:name="__RefHeading__16878_2073142818"/>Textes en français<text:bookmark-end text:name="__RefHeading__16878_2073142818"/></text:h>
          <text:p text:style-name="List_20_Heading"><text:span text:style-name="T3">Programmer en langage C++, Eyrolles </text:span>(Claude Delannoy) </text:p>
          <text:p text:style-name="List_20_Contents">Un très bon livre, écrit en fran�ais, très complet mais beaucoup plus accessible que le Stroustrup. La bibliothèque standard est abondamment présentée<text:line-break/><text:span text:style-name="Emphasis">Le texte de base n°3</text:span> </text:p>
          <text:p text:style-name="List_20_Heading"><text:span text:style-name="T3">STL, précis et concis, O'Reilly</text:span> (Ray Lischner) </text:p>
          <text:p text:style-name="P19">Le meilleur livre que j'ai trouvé sur la bibliothèque standard du C++: cela tombe bien, il est court et pas cher !<text:line-break/><text:span text:style-name="Emphasis">Le texte de base n°4</text:span> </text:p>
          <text:p text:style-name="P18"/>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able des matières</text:p>
              </text:index-title>
              <text:p text:style-name="P31"><text:a xlink:type="simple" xlink:href="#__RefHeading__15838_1021975873" text:style-name="Index_20_Link" text:visited-style-name="Index_20_Link">Introduction au C++<text:tab/>1</text:a></text:p>
              <text:p text:style-name="P31"><text:a xlink:type="simple" xlink:href="#__RefHeading__15840_1021975873" text:style-name="Index_20_Link" text:visited-style-name="Index_20_Link">et<text:tab/>1</text:a></text:p>
              <text:p text:style-name="P31"><text:a xlink:type="simple" xlink:href="#__RefHeading__15842_1021975873" text:style-name="Index_20_Link" text:visited-style-name="Index_20_Link">à la programmation objet<text:tab/>1</text:a></text:p>
              <text:p text:style-name="P31"><text:a xlink:type="simple" xlink:href="#__RefHeading__16240_2073142818" text:style-name="Index_20_Link" text:visited-style-name="Index_20_Link">Introduction<text:tab/>3</text:a></text:p>
              <text:p text:style-name="P30"><text:a xlink:type="simple" xlink:href="#__RefHeading__16242_2073142818" text:style-name="Index_20_Link" text:visited-style-name="Index_20_Link">A propos de ce cours<text:tab/>3</text:a></text:p>
              <text:p text:style-name="P30"><text:a xlink:type="simple" xlink:href="#__RefHeading__16244_2073142818" text:style-name="Index_20_Link" text:visited-style-name="Index_20_Link">Symboles et conventions utilisés dans ce cours<text:tab/>3</text:a></text:p>
              <text:p text:style-name="P30"><text:a xlink:type="simple" xlink:href="#__RefHeading__16246_2073142818" text:style-name="Index_20_Link" text:visited-style-name="Index_20_Link">Impasses...<text:tab/>4</text:a></text:p>
              <text:p text:style-name="P30"><text:a xlink:type="simple" xlink:href="#__RefHeading__16248_2073142818" text:style-name="Index_20_Link" text:visited-style-name="Index_20_Link">Un peu d'histoire.<text:tab/>4</text:a></text:p>
              <text:p text:style-name="P31"><text:a xlink:type="simple" xlink:href="#__RefHeading__16252_2073142818" text:style-name="Index_20_Link" text:visited-style-name="Index_20_Link">La programmation objet<text:tab/>7</text:a></text:p>
              <text:p text:style-name="P30"><text:a xlink:type="simple" xlink:href="#__RefHeading__16254_2073142818" text:style-name="Index_20_Link" text:visited-style-name="Index_20_Link">Poser un problème<text:tab/>7</text:a></text:p>
              <text:p text:style-name="P30"><text:a xlink:type="simple" xlink:href="#__RefHeading__16256_2073142818" text:style-name="Index_20_Link" text:visited-style-name="Index_20_Link">La programmation objets expliquée aux programmeurs<text:tab/>7</text:a></text:p>
              <text:p text:style-name="P30"><text:a xlink:type="simple" xlink:href="#__RefHeading__16258_2073142818" text:style-name="Index_20_Link" text:visited-style-name="Index_20_Link">L'approche procédurale<text:tab/>7</text:a></text:p>
              <text:p text:style-name="P30"><text:a xlink:type="simple" xlink:href="#__RefHeading__16264_2073142818" text:style-name="Index_20_Link" text:visited-style-name="Index_20_Link">L'approche modulaire<text:tab/>7</text:a></text:p>
              <text:p text:style-name="P30"><text:a xlink:type="simple" xlink:href="#__RefHeading__16274_2073142818" text:style-name="Index_20_Link" text:visited-style-name="Index_20_Link">L'approche objets<text:tab/>8</text:a></text:p>
              <text:p text:style-name="P30"><text:a xlink:type="simple" xlink:href="#__RefHeading__16304_2073142818" text:style-name="Index_20_Link" text:visited-style-name="Index_20_Link">Des bibliothèques d'objets<text:tab/>12</text:a></text:p>
              <text:p text:style-name="P30"><text:a xlink:type="simple" xlink:href="#__RefHeading__16306_2073142818" text:style-name="Index_20_Link" text:visited-style-name="Index_20_Link">La programmation objets expliquée aux gens normaux<text:tab/>12</text:a></text:p>
              <text:p text:style-name="P30"><text:a xlink:type="simple" xlink:href="#__RefHeading__16328_2073142818" text:style-name="Index_20_Link" text:visited-style-name="Index_20_Link">Classes et objets<text:tab/>15</text:a></text:p>
              <text:p text:style-name="P31"><text:a xlink:type="simple" xlink:href="#__RefHeading__16340_2073142818" text:style-name="Index_20_Link" text:visited-style-name="Index_20_Link">Au coeur des langages C/C++<text:tab/>17</text:a></text:p>
              <text:p text:style-name="P30"><text:a xlink:type="simple" xlink:href="#__RefHeading__16342_2073142818" text:style-name="Index_20_Link" text:visited-style-name="Index_20_Link">Les expressions<text:tab/>17</text:a></text:p>
              <text:p text:style-name="P30"><text:a xlink:type="simple" xlink:href="#__RefHeading__16344_2073142818" text:style-name="Index_20_Link" text:visited-style-name="Index_20_Link">Les instructions<text:tab/>17</text:a></text:p>
              <text:p text:style-name="P30"><text:a xlink:type="simple" xlink:href="#__RefHeading__16362_2073142818" text:style-name="Index_20_Link" text:visited-style-name="Index_20_Link">Les constantes en langage C<text:tab/>19</text:a></text:p>
              <text:p text:style-name="P30"><text:a xlink:type="simple" xlink:href="#__RefHeading__16376_2073142818" text:style-name="Index_20_Link" text:visited-style-name="Index_20_Link">Déclarations de variables<text:tab/>21</text:a></text:p>
              <text:p text:style-name="P30"><text:a xlink:type="simple" xlink:href="#__RefHeading__16386_2073142818" text:style-name="Index_20_Link" text:visited-style-name="Index_20_Link">Les types de base<text:tab/>22</text:a></text:p>
              <text:p text:style-name="P30"><text:a xlink:type="simple" xlink:href="#__RefHeading__16404_2073142818" text:style-name="Index_20_Link" text:visited-style-name="Index_20_Link">Types dérivés<text:tab/>24</text:a></text:p>
              <text:p text:style-name="P30"><text:a xlink:type="simple" xlink:href="#__RefHeading__16406_2073142818" text:style-name="Index_20_Link" text:visited-style-name="Index_20_Link">Le type auto (C++11)<text:tab/>24</text:a></text:p>
              <text:p text:style-name="P30"><text:a xlink:type="simple" xlink:href="#__RefHeading__16408_2073142818" text:style-name="Index_20_Link" text:visited-style-name="Index_20_Link">Les tableaux<text:tab/>24</text:a></text:p>
              <text:p text:style-name="P30"><text:a xlink:type="simple" xlink:href="#__RefHeading__16426_2073142818" text:style-name="Index_20_Link" text:visited-style-name="Index_20_Link">Les structures<text:tab/>26</text:a></text:p>
              <text:p text:style-name="P30"><text:a xlink:type="simple" xlink:href="#__RefHeading__16436_2073142818" text:style-name="Index_20_Link" text:visited-style-name="Index_20_Link">Les unions<text:tab/>27</text:a></text:p>
              <text:p text:style-name="P30"><text:a xlink:type="simple" xlink:href="#__RefHeading__16438_2073142818" text:style-name="Index_20_Link" text:visited-style-name="Index_20_Link">Opérateurs et expressions<text:tab/>27</text:a></text:p>
              <text:p text:style-name="P30"><text:a xlink:type="simple" xlink:href="#__RefHeading__16456_2073142818" text:style-name="Index_20_Link" text:visited-style-name="Index_20_Link">Les fonctions<text:tab/>28</text:a></text:p>
              <text:p text:style-name="P30"><text:a xlink:type="simple" xlink:href="#__RefHeading__16466_2073142818" text:style-name="Index_20_Link" text:visited-style-name="Index_20_Link">Lvalues, Rvalues<text:tab/>29</text:a></text:p>
              <text:p text:style-name="P30"><text:a xlink:type="simple" xlink:href="#__RefHeading__16468_2073142818" text:style-name="Index_20_Link" text:visited-style-name="Index_20_Link">Pointeurs (*), références (&amp;), descripteur const<text:tab/>29</text:a></text:p>
              <text:p text:style-name="P30"><text:a xlink:type="simple" xlink:href="#__RefHeading__16470_2073142818" text:style-name="Index_20_Link" text:visited-style-name="Index_20_Link"><text:s/>Quelques analogies avec le monde dit "réel"<text:tab/>30</text:a></text:p>
              <text:p text:style-name="P30"><text:a xlink:type="simple" xlink:href="#__RefHeading__16472_2073142818" text:style-name="Index_20_Link" text:visited-style-name="Index_20_Link">Initialisation, opérateur = : Un peu de Science Fiction<text:tab/>30</text:a></text:p>
              <text:p text:style-name="P30"><text:a xlink:type="simple" xlink:href="#__RefHeading__16482_2073142818" text:style-name="Index_20_Link" text:visited-style-name="Index_20_Link">Pierre va chez le coiffeur...<text:tab/>31</text:a></text:p>
              <text:p text:style-name="P30"><text:a xlink:type="simple" xlink:href="#__RefHeading__16490_2073142818" text:style-name="Index_20_Link" text:visited-style-name="Index_20_Link">Un accouchement difficile<text:tab/>31</text:a></text:p>
              <text:p text:style-name="P30"><text:a xlink:type="simple" xlink:href="#__RefHeading__16500_2073142818" text:style-name="Index_20_Link" text:visited-style-name="Index_20_Link">Retour au monde virtuel...<text:tab/>33</text:a></text:p>
              <text:p text:style-name="P30"><text:a xlink:type="simple" xlink:href="#__RefHeading__16510_2073142818" text:style-name="Index_20_Link" text:visited-style-name="Index_20_Link">Pointeurs sur une structure<text:tab/>34</text:a></text:p>
              <text:p text:style-name="P30"><text:a xlink:type="simple" xlink:href="#__RefHeading__16526_2073142818" text:style-name="Index_20_Link" text:visited-style-name="Index_20_Link">Allocation dynamique de la mémoire en C<text:tab/>38</text:a></text:p>
              <text:p text:style-name="P30"><text:a xlink:type="simple" xlink:href="#__RefHeading__16532_2073142818" text:style-name="Index_20_Link" text:visited-style-name="Index_20_Link">Le type class<text:tab/>39</text:a></text:p>
              <text:p text:style-name="P31"><text:a xlink:type="simple" xlink:href="#__RefHeading__16586_2073142818" text:style-name="Index_20_Link" text:visited-style-name="Index_20_Link">Surcharger fonctions et opérateurs<text:tab/>51</text:a></text:p>
              <text:p text:style-name="P30"><text:a xlink:type="simple" xlink:href="#__RefHeading__16588_2073142818" text:style-name="Index_20_Link" text:visited-style-name="Index_20_Link">Modifier une fonction sans remettre en cause l'existant<text:tab/>51</text:a></text:p>
              <text:p text:style-name="P30"><text:a xlink:type="simple" xlink:href="#__RefHeading__16602_2073142818" text:style-name="Index_20_Link" text:visited-style-name="Index_20_Link">Surcharger les opérateurs<text:tab/>53</text:a></text:p>
              <text:p text:style-name="P31"><text:a xlink:type="simple" xlink:href="#__RefHeading__16632_2073142818" text:style-name="Index_20_Link" text:visited-style-name="Index_20_Link">Héritage<text:tab/>61</text:a></text:p>
              <text:p text:style-name="P30"><text:a xlink:type="simple" xlink:href="#__RefHeading__16634_2073142818" text:style-name="Index_20_Link" text:visited-style-name="Index_20_Link">Classes abstraites...<text:tab/>61</text:a></text:p>
              <text:p text:style-name="P30"><text:a xlink:type="simple" xlink:href="#__RefHeading__16636_2073142818" text:style-name="Index_20_Link" text:visited-style-name="Index_20_Link">...Classes concrètes<text:tab/>62</text:a></text:p>
              <text:p text:style-name="P30"><text:a xlink:type="simple" xlink:href="#__RefHeading__16650_2073142818" text:style-name="Index_20_Link" text:visited-style-name="Index_20_Link">Classes de bases abstraites<text:tab/>66</text:a></text:p>
              <text:p text:style-name="P30"><text:a xlink:type="simple" xlink:href="#__RefHeading__16662_2073142818" text:style-name="Index_20_Link" text:visited-style-name="Index_20_Link">L'héritage multiple<text:tab/>68</text:a></text:p>
              <text:p text:style-name="P31"><text:a xlink:type="simple" xlink:href="#__RefHeading___Toc15337_2109216675" text:style-name="Index_20_Link" text:visited-style-name="Index_20_Link">Les modèles<text:tab/>71</text:a></text:p>
              <text:p text:style-name="P30"><text:a xlink:type="simple" xlink:href="#__RefHeading___Toc15339_2109216675" text:style-name="Index_20_Link" text:visited-style-name="Index_20_Link">Les modèles de fonctions<text:tab/>71</text:a></text:p>
              <text:p text:style-name="P30"><text:a xlink:type="simple" xlink:href="#__RefHeading___Toc15341_2109216675" text:style-name="Index_20_Link" text:visited-style-name="Index_20_Link">Classes paramétrées<text:tab/>72</text:a></text:p>
              <text:p text:style-name="P30"><text:a xlink:type="simple" xlink:href="#__RefHeading___Toc15343_2109216675" text:style-name="Index_20_Link" text:visited-style-name="Index_20_Link">Spécialisation<text:tab/>74</text:a></text:p>
              <text:p text:style-name="P30"><text:soft-page-break/><text:a xlink:type="simple" xlink:href="#__RefHeading___Toc15345_2109216675" text:style-name="Index_20_Link" text:visited-style-name="Index_20_Link">Quelques conseils...<text:tab/>74</text:a></text:p>
              <text:p text:style-name="P31"><text:a xlink:type="simple" xlink:href="#__RefHeading__16690_2073142818" text:style-name="Index_20_Link" text:visited-style-name="Index_20_Link">Exceptions<text:tab/>75</text:a></text:p>
              <text:p text:style-name="P30"><text:a xlink:type="simple" xlink:href="#__RefHeading__16692_2073142818" text:style-name="Index_20_Link" text:visited-style-name="Index_20_Link">Que faire en cas d'erreur ?<text:tab/>75</text:a></text:p>
              <text:p text:style-name="P30"><text:a xlink:type="simple" xlink:href="#__RefHeading__16694_2073142818" text:style-name="Index_20_Link" text:visited-style-name="Index_20_Link">Une analogie avec la vie courante<text:tab/>75</text:a></text:p>
              <text:p text:style-name="P30"><text:a xlink:type="simple" xlink:href="#__RefHeading__16696_2073142818" text:style-name="Index_20_Link" text:visited-style-name="Index_20_Link">Le système d'exceptions<text:tab/>76</text:a></text:p>
              <text:p text:style-name="P30"><text:a xlink:type="simple" xlink:href="#__RefHeading__16706_2073142818" text:style-name="Index_20_Link" text:visited-style-name="Index_20_Link">Exceptions et ...<text:tab/>81</text:a></text:p>
              <text:p text:style-name="P31"><text:a xlink:type="simple" xlink:href="#__RefHeading__16712_2073142818" text:style-name="Index_20_Link" text:visited-style-name="Index_20_Link">Gestion de la mémoire<text:tab/>83</text:a></text:p>
              <text:p text:style-name="P30"><text:a xlink:type="simple" xlink:href="#__RefHeading__16714_2073142818" text:style-name="Index_20_Link" text:visited-style-name="Index_20_Link">Qu'est-ce que l'allocation dynamique de mémoire ?<text:tab/>83</text:a></text:p>
              <text:p text:style-name="P30"><text:a xlink:type="simple" xlink:href="#__RefHeading__16724_2073142818" text:style-name="Index_20_Link" text:visited-style-name="Index_20_Link">Opérateurs et fonctions<text:tab/>84</text:a></text:p>
              <text:p text:style-name="P30"><text:a xlink:type="simple" xlink:href="#__RefHeading__16736_2073142818" text:style-name="Index_20_Link" text:visited-style-name="Index_20_Link">Objets utilisés pour la gestion de la mémoire<text:tab/>85</text:a></text:p>
              <text:p text:style-name="P31"><text:a xlink:type="simple" xlink:href="#__RefHeading__16750_2073142818" text:style-name="Index_20_Link" text:visited-style-name="Index_20_Link">La bibliothèque standard<text:tab/>87</text:a></text:p>
              <text:p text:style-name="P30"><text:a xlink:type="simple" xlink:href="#__RefHeading__16752_2073142818" text:style-name="Index_20_Link" text:visited-style-name="Index_20_Link">Compléments sur le langage<text:tab/>87</text:a></text:p>
              <text:p text:style-name="P30"><text:a xlink:type="simple" xlink:href="#__RefHeading__16770_2073142818" text:style-name="Index_20_Link" text:visited-style-name="Index_20_Link">Les conteneurs<text:tab/>89</text:a></text:p>
              <text:p text:style-name="P30"><text:a xlink:type="simple" xlink:href="#__RefHeading__16794_2073142818" text:style-name="Index_20_Link" text:visited-style-name="Index_20_Link">Les itérateurs<text:tab/>95</text:a></text:p>
              <text:p text:style-name="P30"><text:a xlink:type="simple" xlink:href="#__RefHeading__16818_2073142818" text:style-name="Index_20_Link" text:visited-style-name="Index_20_Link">Algorithmes<text:tab/>100</text:a></text:p>
              <text:p text:style-name="P30"><text:a xlink:type="simple" xlink:href="#__RefHeading__16832_2073142818" text:style-name="Index_20_Link" text:visited-style-name="Index_20_Link">Les entrées-sorties<text:tab/>101</text:a></text:p>
              <text:p text:style-name="P31"><text:a xlink:type="simple" xlink:href="#__RefHeading__16870_2073142818" text:style-name="Index_20_Link" text:visited-style-name="Index_20_Link">Références<text:tab/>107</text:a></text:p>
            </text:index-body>
          </text:table-of-content>
          <text:p text:style-name="P1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cm" fo:margin-bottom="0cm"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solid" draw:fill-color="#e6e6e6" draw:opacity="100%"/>
      <style:paragraph-properties style:page-number="auto" fo:background-color="#e6e6e6" fo:padding="0cm" fo:border="none" style:shadow="non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137065" style:font-size-asian="8pt" style:font-size-complex="8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5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10</text:page-number></text:span><text:span text:style-name="MT1"><text:tab/>Cours C++ - Emmanuel Courcelle / CUTIS / </text:span><text:span text:style-name="MT2">I.N.P.T. / </text:span><text:span text:style-name="MT1">C.N.R.S. - </text:span><draw:a xlink:type="simple" xlink:href="http://creativecommons.org/licenses/by-nc-nd/3.0/deed.fr"><draw:frame draw:style-name="Mfr1" draw:name="images1" text:anchor-type="char" svg:x="14.079cm" svg:y="-0.058cm" svg:width="2.17cm" svg:height="0.45cm" draw:z-index="109"><draw:image xlink:href="../../html/cc-byncnd.png" xlink:type="simple" xlink:show="embed" xlink:actuate="onLoad"/></draw:frame></draw:a><text:span text:style-name="MT2">Mai 2016</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7-05-09T15:39:08.551065868</dc:date>
    <meta:editing-duration>PT7H15M36S</meta:editing-duration>
    <meta:editing-cycles>37</meta:editing-cycles>
    <meta:generator>LibreOffice/5.1.6.2$Linux_X86_64 LibreOffice_project/10m0$Build-2</meta:generator>
    <meta:document-statistic meta:table-count="15" meta:image-count="190" meta:object-count="0" meta:page-count="110" meta:paragraph-count="3757" meta:word-count="40111" meta:character-count="251421" meta:non-whitespace-character-count="210258"/>
  </office:meta>
</office:document-meta>
</file>